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Helvetica Neue" svg:font-family="'Helvetica Neu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solid" svg:stroke-width="0.037cm" svg:stroke-color="#ffffff" draw:stroke-linejoin="round" svg:stroke-linecap="round" draw:fill="solid" draw:fill-color="#ffffff" fo:padding-top="0.018cm" fo:padding-bottom="0.018cm" fo:padding-left="0.018cm" fo:padding-right="0.018cm"/>
    </style:style>
    <style:style style:name="gr2" style:family="graphic" style:parent-style-name="standard">
      <style:graphic-properties draw:stroke="none" draw:fill="solid" draw:fill-color="#ebebeb"/>
    </style:style>
    <style:style style:name="gr3" style:family="graphic" style:parent-style-name="standard">
      <style:graphic-properties draw:stroke="none" draw:fill="solid" draw:fill-color="#000000"/>
    </style:style>
    <style:style style:name="gr4" style:family="graphic" style:parent-style-name="standard">
      <style:graphic-properties draw:stroke="none" draw:fill="solid" draw:fill-color="#bebebe"/>
    </style:style>
    <style:style style:name="gr5" style:family="graphic" style:parent-style-name="standard">
      <style:graphic-properties draw:stroke="none" draw:fill="solid" draw:fill-color="#ffa500"/>
    </style:style>
    <style:style style:name="gr6" style:family="graphic" style:parent-style-name="standard">
      <style:graphic-properties draw:stroke="solid" svg:stroke-width="0.037cm" svg:stroke-color="#000000" draw:stroke-linejoin="round" svg:stroke-linecap="butt" draw:fill="none" fo:padding-top="0.018cm" fo:padding-bottom="0.018cm" fo:padding-left="0.018cm" fo:padding-right="0.018cm"/>
    </style:style>
    <style:style style:name="gr7" style:family="graphic" style:parent-style-name="standard">
      <style:graphic-properties draw:stroke="none" draw:fill="solid" draw:fill-color="#d9d9d9"/>
    </style:style>
    <style:style style:name="gr8" style:family="graphic" style:parent-style-name="standard">
      <style:graphic-properties draw:stroke="none" draw:fill="solid" draw:fill-color="#1a1a1a"/>
    </style:style>
    <style:style style:name="gr9" style:family="graphic" style:parent-style-name="standard">
      <style:graphic-properties draw:stroke="none" draw:fill="solid" draw:fill-color="#4d4d4d"/>
    </style:style>
    <style:style style:name="gr10" style:family="graphic" style:parent-style-name="standard">
      <style:graphic-properties draw:stroke="none" draw:fill="solid" draw:fill-color="#ffffff"/>
    </style:style>
    <style:style style:name="gr11" style:family="graphic" style:parent-style-name="standard">
      <style:graphic-properties draw:stroke="none" draw:fill="solid" draw:fill-color="#ebebeb"/>
      <style:paragraph-properties style:writing-mode="lr-tb"/>
    </style:style>
    <style:style style:name="P1" style:family="paragraph">
      <loext:graphic-properties draw:fill="solid" draw:fill-color="#ffffff"/>
    </style:style>
    <style:style style:name="P2" style:family="paragraph">
      <loext:graphic-properties draw:fill="solid" draw:fill-color="#ebebeb"/>
    </style:style>
    <style:style style:name="P3" style:family="paragraph">
      <loext:graphic-properties draw:fill="solid" draw:fill-color="#000000"/>
    </style:style>
    <style:style style:name="P4" style:family="paragraph">
      <loext:graphic-properties draw:fill="solid" draw:fill-color="#bebebe"/>
    </style:style>
    <style:style style:name="P5" style:family="paragraph">
      <loext:graphic-properties draw:fill="solid" draw:fill-color="#ffa500"/>
    </style:style>
    <style:style style:name="P6" style:family="paragraph">
      <loext:graphic-properties draw:fill="none"/>
    </style:style>
    <style:style style:name="P7" style:family="paragraph">
      <loext:graphic-properties draw:fill="solid" draw:fill-color="#d9d9d9"/>
    </style:style>
    <style:style style:name="P8" style:family="paragraph">
      <loext:graphic-properties draw:fill="solid" draw:fill-color="#1a1a1a"/>
    </style:style>
    <style:style style:name="P9" style:family="paragraph">
      <loext:graphic-properties draw:fill="solid" draw:fill-color="#4d4d4d"/>
    </style:style>
    <style:style style:name="P10" style:family="paragraph">
      <style:paragraph-properties fo:text-align="center"/>
    </style:style>
    <style:style style:name="P11" style:family="paragraph">
      <loext:graphic-properties draw:fill="solid" draw:fill-color="#ebebeb"/>
      <style:paragraph-properties fo:text-align="center" style:writing-mode="lr-tb"/>
      <style:text-properties style:font-name="Helvetica Neue"/>
    </style:style>
    <style:style style:name="T1" style:family="text">
      <style:text-properties style:font-name="Helvetica Neue"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38.1cm" svg:height="22.86cm" svg:x="0cm" svg:y="0cm" svg:viewBox="0 0 38101 22861" draw:points="0,22861 38101,22861 38101,0 0,0">
          <text:p/>
        </draw:polygon>
        <draw:polygon draw:style-name="gr2" draw:text-style-name="P2" draw:layer="layout" svg:width="30.156cm" svg:height="8.367cm" svg:x="2.006cm" svg:y="1.296cm" svg:viewBox="0 0 30157 8368" draw:points="0,8368 30157,8368 30157,0 0,0">
          <text:p/>
        </draw:polygon>
        <draw:polygon draw:style-name="gr3" draw:text-style-name="P3" draw:layer="layout" svg:width="2.827cm" svg:height="1.661cm" svg:x="3.42cm" svg:y="7.622cm" svg:viewBox="0 0 2828 1662" draw:points="0,1662 2828,1662 2828,0 0,0">
          <text:p/>
        </draw:polygon>
        <draw:polygon draw:style-name="gr4" draw:text-style-name="P4" draw:layer="layout" svg:width="2.827cm" svg:height="1.895cm" svg:x="6.247cm" svg:y="7.388cm" svg:viewBox="0 0 2828 1896" draw:points="0,1896 2828,1896 2828,0 0,0">
          <text:p/>
        </draw:polygon>
        <draw:polygon draw:style-name="gr5" draw:text-style-name="P5" draw:layer="layout" svg:width="2.827cm" svg:height="1.499cm" svg:x="9.074cm" svg:y="7.784cm" svg:viewBox="0 0 2828 1500" draw:points="0,1500 2828,1500 2828,0 0,0">
          <text:p/>
        </draw:polygon>
        <draw:polygon draw:style-name="gr3" draw:text-style-name="P3" draw:layer="layout" svg:width="2.828cm" svg:height="3.776cm" svg:x="12.843cm" svg:y="5.507cm" svg:viewBox="0 0 2829 3777" draw:points="0,3777 2829,3777 2829,0 0,0">
          <text:p/>
        </draw:polygon>
        <draw:polygon draw:style-name="gr4" draw:text-style-name="P4" draw:layer="layout" svg:width="2.827cm" svg:height="5.154cm" svg:x="15.671cm" svg:y="4.129cm" svg:viewBox="0 0 2828 5155" draw:points="0,5155 2828,5155 2828,0 0,0">
          <text:p/>
        </draw:polygon>
        <draw:polygon draw:style-name="gr5" draw:text-style-name="P5" draw:layer="layout" svg:width="2.827cm" svg:height="4.995cm" svg:x="18.498cm" svg:y="4.288cm" svg:viewBox="0 0 2828 4996" draw:points="0,4996 2828,4996 2828,0 0,0">
          <text:p/>
        </draw:polygon>
        <draw:polygon draw:style-name="gr3" draw:text-style-name="P3" draw:layer="layout" svg:width="2.827cm" svg:height="2.928cm" svg:x="22.267cm" svg:y="6.355cm" svg:viewBox="0 0 2828 2929" draw:points="0,2929 2828,2929 2828,0 0,0">
          <text:p/>
        </draw:polygon>
        <draw:polygon draw:style-name="gr4" draw:text-style-name="P4" draw:layer="layout" svg:width="2.828cm" svg:height="5.587cm" svg:x="25.094cm" svg:y="3.696cm" svg:viewBox="0 0 2829 5588" draw:points="0,5588 2829,5588 2829,0 0,0">
          <text:p/>
        </draw:polygon>
        <draw:polygon draw:style-name="gr5" draw:text-style-name="P5" draw:layer="layout" svg:width="2.827cm" svg:height="6.034cm" svg:x="27.921cm" svg:y="3.249cm" svg:viewBox="0 0 2828 6035" draw:points="0,6035 2828,6035 2828,0 0,0">
          <text:p/>
        </draw:polygon>
        <draw:line draw:style-name="gr6" draw:text-style-name="P6" draw:layer="layout" svg:x1="3.42cm" svg:y1="7.572cm" svg:x2="6.247cm" svg:y2="7.572cm">
          <text:p/>
        </draw:line>
        <draw:line draw:style-name="gr6" draw:text-style-name="P6" draw:layer="layout" svg:x1="4.834cm" svg:y1="7.572cm" svg:x2="4.834cm" svg:y2="7.673cm">
          <text:p/>
        </draw:line>
        <draw:line draw:style-name="gr6" draw:text-style-name="P6" draw:layer="layout" svg:x1="3.42cm" svg:y1="7.673cm" svg:x2="6.247cm" svg:y2="7.673cm">
          <text:p/>
        </draw:line>
        <draw:line draw:style-name="gr6" draw:text-style-name="P6" draw:layer="layout" svg:x1="6.247cm" svg:y1="7.309cm" svg:x2="9.074cm" svg:y2="7.309cm">
          <text:p/>
        </draw:line>
        <draw:line draw:style-name="gr6" draw:text-style-name="P6" draw:layer="layout" svg:x1="7.66cm" svg:y1="7.309cm" svg:x2="7.66cm" svg:y2="7.466cm">
          <text:p/>
        </draw:line>
        <draw:line draw:style-name="gr6" draw:text-style-name="P6" draw:layer="layout" svg:x1="6.247cm" svg:y1="7.466cm" svg:x2="9.074cm" svg:y2="7.466cm">
          <text:p/>
        </draw:line>
        <draw:line draw:style-name="gr6" draw:text-style-name="P6" draw:layer="layout" svg:x1="9.074cm" svg:y1="7.749cm" svg:x2="11.901cm" svg:y2="7.749cm">
          <text:p/>
        </draw:line>
        <draw:line draw:style-name="gr6" draw:text-style-name="P6" draw:layer="layout" svg:x1="10.488cm" svg:y1="7.749cm" svg:x2="10.488cm" svg:y2="7.818cm">
          <text:p/>
        </draw:line>
        <draw:line draw:style-name="gr6" draw:text-style-name="P6" draw:layer="layout" svg:x1="9.074cm" svg:y1="7.818cm" svg:x2="11.901cm" svg:y2="7.818cm">
          <text:p/>
        </draw:line>
        <draw:line draw:style-name="gr6" draw:text-style-name="P6" draw:layer="layout" svg:x1="12.843cm" svg:y1="5.459cm" svg:x2="15.671cm" svg:y2="5.459cm">
          <text:p/>
        </draw:line>
        <draw:line draw:style-name="gr6" draw:text-style-name="P6" draw:layer="layout" svg:x1="14.257cm" svg:y1="5.459cm" svg:x2="14.257cm" svg:y2="5.554cm">
          <text:p/>
        </draw:line>
        <draw:line draw:style-name="gr6" draw:text-style-name="P6" draw:layer="layout" svg:x1="12.843cm" svg:y1="5.554cm" svg:x2="15.671cm" svg:y2="5.554cm">
          <text:p/>
        </draw:line>
        <draw:line draw:style-name="gr6" draw:text-style-name="P6" draw:layer="layout" svg:x1="15.671cm" svg:y1="4.016cm" svg:x2="18.498cm" svg:y2="4.016cm">
          <text:p/>
        </draw:line>
        <draw:line draw:style-name="gr6" draw:text-style-name="P6" draw:layer="layout" svg:x1="17.084cm" svg:y1="4.016cm" svg:x2="17.084cm" svg:y2="4.242cm">
          <text:p/>
        </draw:line>
        <draw:line draw:style-name="gr6" draw:text-style-name="P6" draw:layer="layout" svg:x1="15.671cm" svg:y1="4.242cm" svg:x2="18.498cm" svg:y2="4.242cm">
          <text:p/>
        </draw:line>
        <draw:line draw:style-name="gr6" draw:text-style-name="P6" draw:layer="layout" svg:x1="18.498cm" svg:y1="4.141cm" svg:x2="21.325cm" svg:y2="4.141cm">
          <text:p/>
        </draw:line>
        <draw:line draw:style-name="gr6" draw:text-style-name="P6" draw:layer="layout" svg:x1="19.911cm" svg:y1="4.141cm" svg:x2="19.911cm" svg:y2="4.433cm">
          <text:p/>
        </draw:line>
        <draw:line draw:style-name="gr6" draw:text-style-name="P6" draw:layer="layout" svg:x1="18.498cm" svg:y1="4.433cm" svg:x2="21.325cm" svg:y2="4.433cm">
          <text:p/>
        </draw:line>
        <draw:line draw:style-name="gr6" draw:text-style-name="P6" draw:layer="layout" svg:x1="22.267cm" svg:y1="6.261cm" svg:x2="25.094cm" svg:y2="6.261cm">
          <text:p/>
        </draw:line>
        <draw:line draw:style-name="gr6" draw:text-style-name="P6" draw:layer="layout" svg:x1="23.681cm" svg:y1="6.261cm" svg:x2="23.681cm" svg:y2="6.45cm">
          <text:p/>
        </draw:line>
        <draw:line draw:style-name="gr6" draw:text-style-name="P6" draw:layer="layout" svg:x1="22.267cm" svg:y1="6.45cm" svg:x2="25.094cm" svg:y2="6.45cm">
          <text:p/>
        </draw:line>
        <draw:line draw:style-name="gr6" draw:text-style-name="P6" draw:layer="layout" svg:x1="25.094cm" svg:y1="3.423cm" svg:x2="27.921cm" svg:y2="3.423cm">
          <text:p/>
        </draw:line>
        <draw:line draw:style-name="gr6" draw:text-style-name="P6" draw:layer="layout" svg:x1="26.508cm" svg:y1="3.423cm" svg:x2="26.508cm" svg:y2="3.969cm">
          <text:p/>
        </draw:line>
        <draw:line draw:style-name="gr6" draw:text-style-name="P6" draw:layer="layout" svg:x1="25.094cm" svg:y1="3.969cm" svg:x2="27.921cm" svg:y2="3.969cm">
          <text:p/>
        </draw:line>
        <draw:line draw:style-name="gr6" draw:text-style-name="P6" draw:layer="layout" svg:x1="27.921cm" svg:y1="2.888cm" svg:x2="30.748cm" svg:y2="2.888cm">
          <text:p/>
        </draw:line>
        <draw:line draw:style-name="gr6" draw:text-style-name="P6" draw:layer="layout" svg:x1="29.335cm" svg:y1="2.888cm" svg:x2="29.335cm" svg:y2="3.609cm">
          <text:p/>
        </draw:line>
        <draw:line draw:style-name="gr6" draw:text-style-name="P6" draw:layer="layout" svg:x1="27.921cm" svg:y1="3.609cm" svg:x2="30.748cm" svg:y2="3.609cm">
          <text:p/>
        </draw:line>
        <draw:polygon draw:style-name="gr2" draw:text-style-name="P2" draw:layer="layout" svg:width="30.156cm" svg:height="8.368cm" svg:x="2.006cm" svg:y="9.856cm" svg:viewBox="0 0 30157 8369" draw:points="0,8369 30157,8369 30157,0 0,0">
          <text:p/>
        </draw:polygon>
        <draw:polygon draw:style-name="gr3" draw:text-style-name="P3" draw:layer="layout" svg:width="2.827cm" svg:height="1.059cm" svg:x="3.42cm" svg:y="16.784cm" svg:viewBox="0 0 2828 1060" draw:points="0,1060 2828,1060 2828,0 0,0">
          <text:p/>
        </draw:polygon>
        <draw:polygon draw:style-name="gr4" draw:text-style-name="P4" draw:layer="layout" svg:width="2.827cm" svg:height="1.528cm" svg:x="6.247cm" svg:y="16.315cm" svg:viewBox="0 0 2828 1529" draw:points="0,1529 2828,1529 2828,0 0,0">
          <text:p/>
        </draw:polygon>
        <draw:polygon draw:style-name="gr5" draw:text-style-name="P5" draw:layer="layout" svg:width="2.827cm" svg:height="1.324cm" svg:x="9.074cm" svg:y="16.519cm" svg:viewBox="0 0 2828 1325" draw:points="0,1325 2828,1325 2828,0 0,0">
          <text:p/>
        </draw:polygon>
        <draw:polygon draw:style-name="gr3" draw:text-style-name="P3" draw:layer="layout" svg:width="2.828cm" svg:height="2.903cm" svg:x="12.843cm" svg:y="14.94cm" svg:viewBox="0 0 2829 2904" draw:points="0,2904 2829,2904 2829,0 0,0">
          <text:p/>
        </draw:polygon>
        <draw:polygon draw:style-name="gr4" draw:text-style-name="P4" draw:layer="layout" svg:width="2.827cm" svg:height="3.055cm" svg:x="15.671cm" svg:y="14.788cm" svg:viewBox="0 0 2828 3056" draw:points="0,3056 2828,3056 2828,0 0,0">
          <text:p/>
        </draw:polygon>
        <draw:polygon draw:style-name="gr5" draw:text-style-name="P5" draw:layer="layout" svg:width="2.827cm" svg:height="3.145cm" svg:x="18.498cm" svg:y="14.698cm" svg:viewBox="0 0 2828 3146" draw:points="0,3146 2828,3146 2828,0 0,0">
          <text:p/>
        </draw:polygon>
        <draw:polygon draw:style-name="gr3" draw:text-style-name="P3" draw:layer="layout" svg:width="2.827cm" svg:height="2.149cm" svg:x="22.267cm" svg:y="15.694cm" svg:viewBox="0 0 2828 2150" draw:points="0,2150 2828,2150 2828,0 0,0">
          <text:p/>
        </draw:polygon>
        <draw:polygon draw:style-name="gr4" draw:text-style-name="P4" draw:layer="layout" svg:width="2.828cm" svg:height="1.311cm" svg:x="25.094cm" svg:y="16.532cm" svg:viewBox="0 0 2829 1312" draw:points="0,1312 2829,1312 2829,0 0,0">
          <text:p/>
        </draw:polygon>
        <draw:polygon draw:style-name="gr5" draw:text-style-name="P5" draw:layer="layout" svg:width="2.827cm" svg:height="2.201cm" svg:x="27.921cm" svg:y="15.642cm" svg:viewBox="0 0 2828 2202" draw:points="0,2202 2828,2202 2828,0 0,0">
          <text:p/>
        </draw:polygon>
        <draw:line draw:style-name="gr6" draw:text-style-name="P6" draw:layer="layout" svg:x1="3.42cm" svg:y1="16.764cm" svg:x2="6.247cm" svg:y2="16.764cm">
          <text:p/>
        </draw:line>
        <draw:line draw:style-name="gr6" draw:text-style-name="P6" draw:layer="layout" svg:x1="4.834cm" svg:y1="16.764cm" svg:x2="4.834cm" svg:y2="16.804cm">
          <text:p/>
        </draw:line>
        <draw:line draw:style-name="gr6" draw:text-style-name="P6" draw:layer="layout" svg:x1="3.42cm" svg:y1="16.804cm" svg:x2="6.247cm" svg:y2="16.804cm">
          <text:p/>
        </draw:line>
        <draw:line draw:style-name="gr6" draw:text-style-name="P6" draw:layer="layout" svg:x1="6.247cm" svg:y1="16.218cm" svg:x2="9.074cm" svg:y2="16.218cm">
          <text:p/>
        </draw:line>
        <draw:line draw:style-name="gr6" draw:text-style-name="P6" draw:layer="layout" svg:x1="7.66cm" svg:y1="16.218cm" svg:x2="7.66cm" svg:y2="16.413cm">
          <text:p/>
        </draw:line>
        <draw:line draw:style-name="gr6" draw:text-style-name="P6" draw:layer="layout" svg:x1="6.247cm" svg:y1="16.413cm" svg:x2="9.074cm" svg:y2="16.413cm">
          <text:p/>
        </draw:line>
        <draw:line draw:style-name="gr6" draw:text-style-name="P6" draw:layer="layout" svg:x1="9.074cm" svg:y1="16.441cm" svg:x2="11.901cm" svg:y2="16.441cm">
          <text:p/>
        </draw:line>
        <draw:line draw:style-name="gr6" draw:text-style-name="P6" draw:layer="layout" svg:x1="10.488cm" svg:y1="16.441cm" svg:x2="10.488cm" svg:y2="16.598cm">
          <text:p/>
        </draw:line>
        <draw:line draw:style-name="gr6" draw:text-style-name="P6" draw:layer="layout" svg:x1="9.074cm" svg:y1="16.598cm" svg:x2="11.901cm" svg:y2="16.598cm">
          <text:p/>
        </draw:line>
        <draw:line draw:style-name="gr6" draw:text-style-name="P6" draw:layer="layout" svg:x1="12.843cm" svg:y1="14.898cm" svg:x2="15.671cm" svg:y2="14.898cm">
          <text:p/>
        </draw:line>
        <draw:line draw:style-name="gr6" draw:text-style-name="P6" draw:layer="layout" svg:x1="14.257cm" svg:y1="14.898cm" svg:x2="14.257cm" svg:y2="14.982cm">
          <text:p/>
        </draw:line>
        <draw:line draw:style-name="gr6" draw:text-style-name="P6" draw:layer="layout" svg:x1="12.843cm" svg:y1="14.982cm" svg:x2="15.671cm" svg:y2="14.982cm">
          <text:p/>
        </draw:line>
        <draw:line draw:style-name="gr6" draw:text-style-name="P6" draw:layer="layout" svg:x1="15.671cm" svg:y1="14.682cm" svg:x2="18.498cm" svg:y2="14.682cm">
          <text:p/>
        </draw:line>
        <draw:line draw:style-name="gr6" draw:text-style-name="P6" draw:layer="layout" svg:x1="17.084cm" svg:y1="14.682cm" svg:x2="17.084cm" svg:y2="14.893cm">
          <text:p/>
        </draw:line>
        <draw:line draw:style-name="gr6" draw:text-style-name="P6" draw:layer="layout" svg:x1="15.671cm" svg:y1="14.893cm" svg:x2="18.498cm" svg:y2="14.893cm">
          <text:p/>
        </draw:line>
        <draw:line draw:style-name="gr6" draw:text-style-name="P6" draw:layer="layout" svg:x1="18.498cm" svg:y1="14.622cm" svg:x2="21.325cm" svg:y2="14.622cm">
          <text:p/>
        </draw:line>
        <draw:line draw:style-name="gr6" draw:text-style-name="P6" draw:layer="layout" svg:x1="19.911cm" svg:y1="14.622cm" svg:x2="19.911cm" svg:y2="14.775cm">
          <text:p/>
        </draw:line>
        <draw:line draw:style-name="gr6" draw:text-style-name="P6" draw:layer="layout" svg:x1="18.498cm" svg:y1="14.775cm" svg:x2="21.325cm" svg:y2="14.775cm">
          <text:p/>
        </draw:line>
        <draw:line draw:style-name="gr6" draw:text-style-name="P6" draw:layer="layout" svg:x1="22.267cm" svg:y1="15.626cm" svg:x2="25.094cm" svg:y2="15.626cm">
          <text:p/>
        </draw:line>
        <draw:line draw:style-name="gr6" draw:text-style-name="P6" draw:layer="layout" svg:x1="23.681cm" svg:y1="15.626cm" svg:x2="23.681cm" svg:y2="15.761cm">
          <text:p/>
        </draw:line>
        <draw:line draw:style-name="gr6" draw:text-style-name="P6" draw:layer="layout" svg:x1="22.267cm" svg:y1="15.761cm" svg:x2="25.094cm" svg:y2="15.761cm">
          <text:p/>
        </draw:line>
        <draw:line draw:style-name="gr6" draw:text-style-name="P6" draw:layer="layout" svg:x1="25.094cm" svg:y1="16.494cm" svg:x2="27.921cm" svg:y2="16.494cm">
          <text:p/>
        </draw:line>
        <draw:line draw:style-name="gr6" draw:text-style-name="P6" draw:layer="layout" svg:x1="26.508cm" svg:y1="16.494cm" svg:x2="26.508cm" svg:y2="16.57cm">
          <text:p/>
        </draw:line>
        <draw:line draw:style-name="gr6" draw:text-style-name="P6" draw:layer="layout" svg:x1="25.094cm" svg:y1="16.57cm" svg:x2="27.921cm" svg:y2="16.57cm">
          <text:p/>
        </draw:line>
        <draw:line draw:style-name="gr6" draw:text-style-name="P6" draw:layer="layout" svg:x1="27.921cm" svg:y1="15.531cm" svg:x2="30.748cm" svg:y2="15.531cm">
          <text:p/>
        </draw:line>
        <draw:line draw:style-name="gr6" draw:text-style-name="P6" draw:layer="layout" svg:x1="29.335cm" svg:y1="15.531cm" svg:x2="29.335cm" svg:y2="15.753cm">
          <text:p/>
        </draw:line>
        <draw:line draw:style-name="gr6" draw:text-style-name="P6" draw:layer="layout" svg:x1="27.921cm" svg:y1="15.753cm" svg:x2="30.748cm" svg:y2="15.753cm">
          <text:p/>
        </draw:line>
        <draw:polygon draw:style-name="gr7" draw:text-style-name="P7" draw:layer="layout" svg:width="0.878cm" svg:height="8.367cm" svg:x="32.162cm" svg:y="1.296cm" svg:viewBox="0 0 879 8368" draw:points="0,8368 879,8368 879,0 0,0">
          <text:p/>
        </draw:polygon>
        <draw:path draw:style-name="gr8" draw:text-style-name="P8" draw:layer="layout" svg:width="0.45cm" svg:height="0.304cm" svg:x="32.376cm" svg:y="5.063cm" svg:viewBox="0 0 451 305" svg:d="M226 305h-12l-12-1h-12l-11-1-12-1-10-2-11-1-9-2-9-2-9-2-9-3-8-2-7-3-8-3-7-3-7-4-6-3-6-4-6-4-6-4-5-4-4-4-5-5-4-4-4-6-4-5-3-5-3-5-3-6-2-5-2-6-3-5-1-6-2-6-1-6-1-6-1-6v-6l-1-6v-7-6l1-6v-6l1-6 1-6 1-6 2-6 1-6 3-6 2-5 2-6 3-5 3-5 3-5 4-5 4-5 4-4 5-5 4-4 5-4 6-4 6-4 6-4 6-3 7-3 7-4 8-2 7-3 8-3 9-2 8-3 10-1 9-2 10-1 11-2 11-1 12-1h11l12-1h13 13l13 1h12l11 1 11 1 11 2 10 1 10 2 9 1 9 3 9 2 8 3 7 3 8 2 7 4 7 3 6 3 6 4 6 4 5 4 5 4 5 4 4 5 4 5 4 4 4 5 3 5 3 5 2 6 2 5 2 6 2 6 2 6 1 6 1 6 1 6 1 6v6l1 7v6 6l-1 6v7l-1 6-1 5-1 6-1 6-2 6-2 5-2 6-2 5-2 6-3 5-3 5-4 5-4 5-4 5-4 4-5 5-5 4-5 4-6 4-6 3-6 4-7 3-7 3-8 3-7 3-8 3-9 2-9 2-9 2-10 2-10 2-11 1-11 1-11 1h-12l-13 1zM226 248h10 10 10l9-1 9-1h8l8-1 8-1 7-1 8-1 6-3 7-1 6-1 6-2 6-2 5-2 5-2 5-2 4-2 5-2 4-3 3-2 4-3 3-3 3-3 3-3 3-3 2-3 2-4 2-3 2-4 1-3 1-4 1-4 1-4 1-4 1-4v-4-4l1-5-1-5v-4-4l-1-5-1-4-1-4-1-4-1-4-1-4-2-3-2-4-2-3-2-4-3-3-3-3-3-3-3-3-4-3-4-2-4-3-4-2-4-3-5-2-5-1-6-3-5-1-6-2-6-1-7-2-7-1-7-1-7-1-8-1-8-1-9-1h-8l-10-1h-9-10-10-10-9-10l-9 1h-8l-10 1-8 1-7 1-8 1-7 1-6 1-7 2-6 1-6 2-6 2-5 2-5 2-5 2-5 2-4 2-4 3-4 3-4 3-3 2-3 3-3 3-3 4-2 3-2 3-2 4-2 3-1 4-2 4-1 4-1 3-1 5v4l-1 4v4 5 4 4l1 5v4l1 4 1 4 1 4 2 3 1 4 2 3 2 4 2 4 2 3 3 3 3 3 3 3 3 3 4 2 4 3 4 2 4 3 5 2 5 2 5 2 5 2 6 2 6 2 6 1 7 2 6 2 7 2 8 1 7 1 8 1h10l8 1 9 1h10 9z">
          <text:p/>
        </draw:path>
        <draw:polygon draw:style-name="gr8" draw:text-style-name="P8" draw:layer="layout" svg:width="0.342cm" svg:height="0.445cm" svg:x="32.382cm" svg:y="5.434cm" svg:viewBox="0 0 343 446" draw:points="0,197 214,197 219,197 224,197 228,196 232,196 237,196 241,196 244,195 248,195 252,194 255,194 258,193 261,192 264,192 267,190 270,189 272,188 275,187 277,186 279,184 281,183 283,182 285,180 287,178 289,177 290,175 291,173 293,171 294,169 295,166 296,164 296,162 297,159 298,157 298,154 299,151 299,148 299,145 300,142 300,139 300,135 300,132 300,127 299,124 299,121 298,118 297,114 297,111 295,108 294,106 293,102 291,100 290,97 288,94 286,92 284,89 282,87 280,84 278,82 275,80 273,78 270,76 267,74 264,72 261,71 258,69 255,68 251,66 248,65 244,64 240,62 236,61 232,61 228,60 224,59 219,59 215,58 210,58 206,58 201,57 196,57 0,57 0,2 265,2 267,2 269,2 272,2 274,2 276,1 278,1 280,1 283,1 285,1 287,1 290,1 292,1 294,1 296,1 299,1 301,1 303,1 305,1 307,1 309,1 311,1 313,1 315,1 317,1 319,1 321,1 322,1 324,1 326,0 327,0 329,0 330,0 331,0 332,0 333,0 334,0 335,0 336,0 337,0 337,53 336,53 335,53 334,53 333,53 332,53 331,53 330,53 328,53 327,53 326,53 324,53 323,53 321,53 320,54 318,54 316,54 314,54 313,54 311,54 309,54 308,54 305,54 304,54 302,54 300,54 298,55 297,55 295,55 293,55 291,55 290,55 288,55 286,55 285,55 284,55 282,55 281,55 279,55 279,56 283,58 285,59 288,60 291,62 293,64 296,65 298,67 301,68 303,70 306,72 308,74 310,76 313,78 315,79 317,82 319,84 321,86 322,88 324,90 326,92 327,95 329,97 331,100 332,102 333,105 334,108 335,110 337,113 338,116 338,119 339,122 340,125 341,128 341,133 342,136 342,140 343,144 343,147 343,151 343,155 343,162 343,170 342,176 341,183 339,189 338,195 335,200 333,206 331,211 328,215 325,219 321,223 317,227 313,231 308,234 303,237 298,240 292,242 286,244 279,246 279,247 283,249 285,250 288,252 291,253 293,255 296,256 298,258 301,260 303,262 306,264 308,266 310,268 313,270 315,272 317,274 319,276 321,278 322,281 324,283 326,285 327,288 329,291 331,293 332,296 333,299 334,302 335,304 337,307 338,310 338,313 339,316 340,320 341,323 341,326 342,330 342,334 343,337 343,341 343,345 343,349 343,354 343,359 343,363 342,368 341,373 341,377 340,381 339,385 338,389 336,392 335,396 333,400 332,403 329,406 328,409 325,412 323,415 321,418 318,420 315,423 312,425 309,427 306,429 302,431 299,433 295,435 291,436 287,438 283,439 278,440 274,441 269,442 264,443 259,444 254,444 248,445 243,445 237,446 231,446 225,446 0,446 0,391 214,391 219,391 224,391 228,390 232,390 237,390 241,389 244,389 248,389 252,388 255,387 258,387 261,386 264,385 267,384 270,383 272,382 275,381 277,380 279,379 281,377 283,375 285,374 287,372 289,370 290,369 291,367 293,365 294,363 295,360 296,358 296,356 297,353 298,351 298,348 299,345 299,342 299,339 300,336 300,333 300,329 300,326 300,322 299,319 299,316 298,312 297,309 297,306 296,303 295,300 293,297 292,295 290,292 289,289 287,286 285,284 283,282 281,279 279,277 276,275 274,273 271,271 268,269 265,267 262,266 259,264 256,262 252,261 249,260 245,259 241,257 237,256 233,255 229,255 224,254 220,253 216,253 211,253 206,252 201,252 196,252 0,252">
          <text:p/>
        </draw:polygon>
        <draw:polygon draw:style-name="gr7" draw:text-style-name="P7" draw:layer="layout" svg:width="0.878cm" svg:height="8.368cm" svg:x="32.162cm" svg:y="9.856cm" svg:viewBox="0 0 879 8369" draw:points="0,8369 879,8369 879,0 0,0">
          <text:p/>
        </draw:polygon>
        <draw:polygon draw:style-name="gr8" draw:text-style-name="P8" draw:layer="layout" svg:width="0.443cm" svg:height="0.301cm" svg:x="32.376cm" svg:y="13.624cm" svg:viewBox="0 0 444 302" draw:points="149,302 142,302 136,302 130,302 123,301 117,300 111,299 106,298 100,296 94,295 89,293 83,290 78,288 73,286 68,283 63,280 59,277 54,274 50,271 46,267 41,263 38,259 34,255 30,251 27,246 24,241 21,236 18,231 16,226 13,220 11,215 9,209 7,203 6,196 4,190 3,183 2,176 1,169 1,162 0,155 0,148 0,141 0,134 1,128 1,121 2,115 3,109 4,103 5,98 7,93 8,87 10,82 12,78 14,73 16,68 18,64 20,60 22,55 25,52 28,48 30,44 33,41 36,37 39,34 42,31 46,28 49,24 53,22 56,20 60,17 64,15 67,13 71,11 75,9 79,8 83,6 87,5 91,4 96,3 100,2 104,0 110,58 108,59 106,59 103,60 101,61 98,62 96,63 94,64 91,65 89,66 86,67 84,69 82,70 80,72 78,73 76,75 73,77 71,78 70,80 67,82 66,84 64,87 62,89 60,91 59,94 58,96 56,99 55,102 53,104 52,108 51,110 50,114 49,117 48,121 48,124 47,128 47,132 46,136 46,140 46,144 46,149 46,153 46,157 46,161 47,166 47,169 48,173 49,177 50,181 51,185 52,188 54,192 55,195 57,198 59,202 61,204 63,208 65,210 67,213 70,216 72,218 75,221 78,223 80,225 84,228 86,229 90,231 93,233 97,235 100,236 104,238 108,239 112,240 116,241 120,242 124,243 129,243 133,244 138,244 143,245 147,245 151,245 155,244 159,244 163,243 167,243 170,242 174,241 177,240 181,239 186,238 189,237 192,235 195,234 198,232 201,230 204,228 207,226 210,224 212,222 214,220 217,217 219,215 222,212 224,209 225,206 228,203 229,200 231,197 232,193 234,190 235,186 236,182 237,179 238,175 239,171 240,167 240,163 240,159 241,155 241,150 241,147 241,144 240,142 240,139 240,137 240,134 240,132 239,129 238,127 238,124 237,122 237,120 236,117 236,115 235,113 235,111 234,108 233,106 232,104 231,102 230,100 230,98 229,96 228,95 226,93 225,91 224,89 223,87 222,86 221,84 220,82 219,81 218,79 217,78 215,76 214,75 213,73 212,72 211,70 209,69 209,13 444,29 444,277 397,277 397,79 258,71 260,74 263,77 265,81 267,84 269,88 271,92 273,96 274,100 276,104 278,108 279,113 281,118 282,122 283,128 284,133 285,138 285,144 286,150 286,155 286,162 286,168 286,174 285,180 285,186 284,192 283,198 281,204 280,209 278,215 276,220 274,225 272,230 269,235 267,240 264,244 261,248 258,253 255,257 252,261 248,264 244,268 241,271 237,275 232,278 228,281 224,283 219,286 215,288 210,290 205,293 200,295 195,296 189,298 183,299 177,300 172,301 166,302 161,302 155,302">
          <text:p/>
        </draw:polygon>
        <draw:polygon draw:style-name="gr8" draw:text-style-name="P8" draw:layer="layout" svg:width="0.342cm" svg:height="0.444cm" svg:x="32.382cm" svg:y="13.995cm" svg:viewBox="0 0 343 445" draw:points="0,195 214,195 219,195 224,195 228,195 232,195 237,195 241,194 244,194 248,193 252,193 255,192 258,191 261,191 264,190 267,189 270,188 272,187 275,186 277,184 279,183 281,182 283,180 285,179 287,177 289,175 290,173 291,171 293,170 294,167 295,165 296,163 296,160 297,158 298,155 298,153 299,150 299,147 299,144 300,141 300,137 300,134 300,130 300,127 299,124 299,120 298,117 297,114 297,111 295,108 294,105 293,102 291,99 290,97 288,94 286,91 284,89 282,86 280,84 278,82 275,80 273,78 270,76 267,74 264,72 261,70 258,69 255,67 251,66 248,64 244,63 240,62 236,61 232,60 228,59 224,59 219,58 215,58 210,57 206,57 201,57 196,57 0,57 0,1 265,1 267,1 269,1 272,1 274,1 276,1 278,1 280,1 283,1 285,1 287,1 290,1 292,1 294,1 296,1 299,1 301,1 303,1 305,1 307,1 309,1 311,1 313,1 315,1 317,0 319,0 321,0 322,0 324,0 326,0 327,0 329,0 330,0 331,0 332,0 333,0 334,0 335,0 336,0 337,0 337,52 336,52 335,52 334,52 333,52 332,52 331,52 330,53 328,53 327,53 326,53 324,53 323,53 321,53 320,53 318,53 316,53 314,53 313,53 311,54 309,54 308,54 305,54 304,54 302,54 300,54 298,54 297,54 295,54 293,54 291,54 290,55 288,55 286,55 285,55 284,55 282,55 281,55 279,55 279,56 283,57 285,58 288,60 291,62 293,63 296,65 298,67 301,68 303,70 306,72 308,73 310,75 313,77 315,79 317,81 319,83 321,85 322,87 324,90 326,92 327,94 329,97 331,99 332,102 333,104 334,107 335,110 337,113 338,116 338,118 339,122 340,125 341,128 341,131 342,135 342,138 343,142 343,146 343,149 343,153 343,161 343,168 342,175 341,182 339,188 338,194 335,199 333,204 331,209 328,214 325,218 321,222 317,226 313,229 308,232 303,236 298,238 292,240 286,243 279,245 283,247 285,249 288,250 291,252 293,254 296,255 298,257 301,259 303,261 306,262 308,264 310,266 313,268 315,270 317,272 319,275 321,277 322,279 324,281 326,284 327,286 329,289 331,292 332,294 333,297 334,300 335,303 337,306 338,309 338,312 339,315 340,318 341,322 341,325 342,328 342,332 343,336 343,340 343,344 343,347 343,352 343,357 343,362 342,366 341,371 341,375 340,379 339,383 338,387 336,391 335,395 333,398 332,401 329,405 328,408 325,411 323,414 321,417 318,419 315,421 312,424 309,426 306,428 302,430 299,432 295,433 291,436 287,437 283,439 278,440 274,441 269,442 264,443 259,443 254,444 248,444 243,445 237,445 231,445 225,445 0,445 0,389 214,389 219,389 224,389 228,389 232,389 237,388 241,388 244,388 248,387 252,387 255,386 258,385 261,385 264,384 267,383 270,382 272,381 275,379 277,378 279,377 281,376 283,374 285,372 287,371 289,369 290,367 291,365 293,363 294,361 295,359 296,357 296,354 297,352 298,349 298,346 299,344 299,341 299,338 300,334 300,331 300,328 300,324 300,321 299,317 299,314 298,311 297,308 297,305 296,302 295,299 293,296 292,293 290,290 289,288 287,285 285,282 283,280 281,278 279,275 276,273 274,271 271,269 268,268 265,266 262,264 259,262 256,261 252,260 249,258 245,257 241,256 237,255 233,254 229,253 224,252 220,252 216,251 211,251 206,251 201,251 196,250 0,250">
          <text:p/>
        </draw:polygon>
        <draw:path draw:style-name="gr9" draw:text-style-name="P9" draw:layer="layout" svg:width="0.534cm" svg:height="0.537cm" svg:x="5.555cm" svg:y="20.45cm" svg:viewBox="0 0 535 538" svg:d="M488 254l-140-61-156 157 61 139-49 49-204-485 54-53 481 207zM140 101l-2-2-3-1-3-1-3-1-2-1-3-2-3-1-2-1-3-1-3-2-3-1-2-1-3-2-2-1-2-1-3-1-2-1-3-1-2-2-2-1-2-1-2-1-2-1-2-1-2-1-2-1h-2l-1-1-2-1-1-1h-2l-1-1-1-1h-1l-1-1h-1l-1-1h-1v-1 1 1h1v1 1h1l1 1v2l1 1 1 1v2l1 1 1 2 1 2 1 2 1 2 1 2 1 2 1 2 1 2 1 2 1 3 1 2 1 2 2 3 1 2 1 3 1 2 1 3 2 3 1 2 1 3 2 2 1 3 1 3 2 3 1 2 1 3 1 3 2 2 68 158 129-129z">
          <text:p/>
        </draw:path>
        <draw:polygon draw:style-name="gr9" draw:text-style-name="P9" draw:layer="layout" svg:width="0.31cm" svg:height="0.389cm" svg:x="5.859cm" svg:y="20.231cm" svg:viewBox="0 0 311 390" draw:points="267,390 63,187 62,185 60,184 58,182 57,180 55,179 53,177 52,175 50,174 48,172 46,170 45,169 43,167 41,165 39,164 38,162 36,160 34,159 33,157 31,156 29,154 28,152 26,151 24,149 23,148 21,146 20,145 18,144 17,142 15,141 14,139 12,138 11,136 10,135 8,134 7,133 5,132 4,130 3,129 2,128 0,127 42,86 43,87 44,88 46,89 47,90 48,91 50,93 51,94 52,95 54,97 56,98 57,99 58,101 60,102 62,103 63,105 65,106 66,108 68,109 69,110 71,112 72,113 74,115 76,116 77,117 78,119 80,120 82,122 83,123 84,124 86,126 87,127 89,129 90,130 91,131 92,132 94,133 95,134 96,135 97,136 98,138 99,136 97,133 95,129 93,125 91,121 89,118 88,114 86,111 85,107 84,104 82,101 81,97 80,94 80,91 79,88 78,85 77,82 77,79 77,76 77,73 77,70 77,67 77,64 77,61 77,59 78,56 79,53 80,50 81,48 82,45 83,43 84,40 86,37 87,35 89,32 91,29 93,26 95,24 98,21 100,18 103,15 104,14 105,13 106,12 107,11 108,10 109,9 111,8 112,8 113,7 114,6 115,5 116,4 117,3 118,3 119,2 120,2 121,1 122,0 123,0 163,40 162,41 161,41 160,42 159,43 157,44 156,45 155,45 154,47 153,48 151,49 150,50 148,51 147,52 146,53 144,54 143,55 142,57 140,58 139,60 137,61 134,64 132,67 129,70 127,73 125,77 123,80 121,83 120,87 119,90 118,94 118,97 117,100 117,104 117,108 117,111 117,115 118,119 118,122 119,126 120,130 121,134 123,138 124,141 126,145 127,149 129,153 131,157 134,160 136,164 139,169 142,172 144,176 148,180 151,184 154,188 157,193 161,197 165,201 169,205 173,209 311,346">
          <text:p/>
        </draw:polygon>
        <draw:path draw:style-name="gr9" draw:text-style-name="P9" draw:layer="layout" svg:width="0.464cm" svg:height="0.401cm" svg:x="6.068cm" svg:y="20.03cm" svg:viewBox="0 0 465 402" svg:d="M295 364l-8 7-8 7-8 6-8 5-8 4-8 4-8 2-8 2-8 1h-9-8l-8-1-8-3-9-2-7-4-8-4-8-4-7-6-8-6-7-7-5-5-5-6-4-5-4-5-3-5-4-5-2-6-2-5-3-5-1-6-1-5-1-5-1-6-1-5v-5-5l1-5 1-6v-5l1-5 2-5 1-5 2-5 2-5 2-5 3-5 3-5 3-6 2-5 4-4 3-5 4-5 3-5 4-4 4-5 3-4 4-5 4-4 4-5 4-4 60-60-15-15-3-3-3-3-3-3-4-3-3-2-3-2-3-3-4-2-3-1-3-2-3-2-3-1-3-1-3-1-3-1-3-1h-2l-3-1h-3-3-3-3l-2 1h-3l-3 1h-3l-3 2-2 1-3 1-3 1-3 2-2 2-3 1-3 2-3 2-3 2-3 3-3 2-3 3-2 3-3 2-2 3-2 2-3 3-2 2-2 3-2 2-2 3-1 2-2 3-2 2-1 3-2 2-1 2-1 3-1 2-1 3-1 2-1 3v2l-1 2v3l-1 2v3 2 3l1 3v2l1 3v2l1 3 1 2 1 3 1 3 2 2 1 3 2 2 1 3 3 3 2 3-50 42-3-3-2-4-2-4-3-4-2-4-1-4-2-4-2-4-1-3-1-4-2-5-1-3-1-5v-4l-1-4v-4-4-4l1-5v-4l1-5 1-4 1-5 1-4 2-5 2-4 2-5 2-5 2-5 3-4 3-5 3-5 3-5 4-5 4-5 4-5 4-6 5-5 5-5 5-6 10-9 10-9 10-7 10-7 10-5 9-5 10-4 10-3 9-1 10-1h9l10 1 10 1 9 3 9 4 10 4 8 6 9 6 9 7 9 8 114 114 3 4 4 3 4 3 3 3 4 3 3 2 4 2 3 2 3 1 3 1 3 1h3 3 3l3-1 3-1 3-2 2-2 3-2 3-3h1l1-1v-1l1-1h1l1-1v-1l1-1v-1h1l1-1v-1l1-1 1-1 1-1v-1l1-1v-1l1-1 27 28-1 2-1 2-2 2-1 2-1 2-2 1-1 3-2 1-1 2-2 2-1 2-1 2-2 1-2 2-1 2-2 2-1 2-2 2-2 1-2 3-2 2-3 3-2 2-3 2-2 2-3 2-2 2-3 1-2 1-2 2-3 1-2 1h-3l-2 1h-2l-3 1h-2-3-2-3-2l-3-1h-2l-3-1-2-1h-3l-2-1-3-2-2-1-3-1-2-1-3-2-3-2-2-1-3-2-3-2-3-3-2-3-3-2-3-2-1 1 1 4 1 5 1 4 1 4 1 3v4l1 4v4l1 4v3l1 4v4 4 3 4l-1 4v4 3l-1 4-1 4v3l-2 4-1 3-1 4-1 4-2 3-2 4-1 4-2 3-2 4-2 4-3 3-2 4-3 4-3 3-3 4-3 4-3 3-4 4zM272 321l4-4 4-5 4-4 3-4 3-5 2-4 3-5 2-4 2-5 2-4 2-5 1-5 1-4 1-5v-5l1-4 1-5v-4-5l-1-4v-5l-1-4v-5l-1-5-1-4-1-4-1-4-2-4-1-4-2-4-2-4-2-3-2-4-2-3-2-3-2-4-2-3-3-3-2-2-3-3-22-22-47 49-3 3-3 4-3 3-3 3-3 4-3 3-2 3-4 4-2 3-3 3-2 4-3 4-2 3-2 4-2 3-1 3-2 4-1 3-1 3-1 4-1 3-1 4v3l-1 3v4 3 4l1 4v3l1 4 1 3 2 3 1 4 2 3 2 4 2 3 3 4 3 3 3 4 4 3 5 5 4 3 5 3 4 3 5 3 4 1 4 2 5 1 5 1h4 5l4-1 5-1 4-1 5-2 5-2 4-3 4-3 5-4z">
          <text:p/>
        </draw:path>
        <draw:polygon draw:style-name="gr9" draw:text-style-name="P9" draw:layer="layout" svg:width="0.37cm" svg:height="0.369cm" svg:x="6.35cm" svg:y="19.762cm" svg:viewBox="0 0 371 370" draw:points="118,249 122,253 128,258 132,262 137,266 141,270 145,274 150,277 155,281 159,284 163,288 168,290 172,294 177,296 181,299 186,301 190,303 195,305 199,306 203,308 208,309 212,310 216,311 220,312 225,312 229,312 233,312 237,312 241,312 245,311 249,310 253,309 257,307 261,306 265,304 269,301 273,299 277,296 281,293 284,289 288,286 293,281 297,276 301,271 304,266 307,261 309,256 311,251 313,245 314,240 315,234 315,228 315,223 314,217 313,211 311,205 309,199 306,194 303,188 300,182 295,176 342,135 345,138 348,142 350,146 353,150 355,154 357,158 359,162 361,167 363,171 365,175 366,180 367,184 368,189 369,193 370,198 371,203 371,208 371,212 371,217 371,222 371,227 370,232 370,236 369,241 367,246 366,251 365,256 363,261 361,266 359,271 357,276 354,281 351,286 348,290 345,295 341,300 337,305 333,310 329,314 324,319 318,325 312,331 306,336 299,341 293,345 287,350 280,354 274,357 268,360 261,362 255,364 248,366 242,368 235,369 229,370 223,370 216,370 210,370 203,370 197,369 191,368 184,366 178,365 172,363 165,361 159,358 153,355 147,352 141,348 134,344 128,340 121,336 115,332 109,327 103,323 97,318 91,313 85,307 79,302 73,296 68,290 63,286 58,280 53,275 49,270 45,265 41,260 37,255 34,250 31,245 27,240 24,235 22,230 19,225 16,220 14,216 12,211 10,206 9,202 7,197 5,192 4,188 3,183 2,179 2,174 1,170 1,166 0,161 0,157 0,153 0,148 1,144 1,140 1,136 2,132 3,128 3,124 4,120 5,117 7,113 8,109 9,106 11,102 13,98 14,95 16,91 18,88 20,84 22,81 24,77 27,74 29,71 31,67 34,64 36,61 39,58 41,55 44,52 47,49 50,46 54,42 58,38 63,34 67,30 72,27 76,24 81,21 86,18 90,15 95,13 100,11 104,9 109,7 114,6 118,4 123,3 129,2 133,1 138,0 143,0 147,0 152,0 156,0 161,0 165,0 170,1 174,2 179,2 183,3 188,5 192,6 197,8 201,9 205,11 209,13 214,15 218,17 222,20 226,22 230,24 188,73 183,70 178,66 173,64 168,61 162,59 157,58 152,57 147,56 141,55 136,55 131,56 124,57 119,58 114,60 109,63 103,65 98,69 93,73 88,77 82,82 79,86 76,89 73,93 70,97 67,101 64,105 62,108 61,112 59,116 57,120 56,124 55,127 55,131 54,135 54,139 54,143 54,147 55,151 55,155 56,159 57,163 58,167 60,171 62,175 63,179 65,184 68,188 70,192 73,197 76,201 80,206 83,210 87,215 91,220 94,224 99,229 103,234 108,239 113,244">
          <text:p/>
        </draw:polygon>
        <draw:polygon draw:style-name="gr9" draw:text-style-name="P9" draw:layer="layout" svg:width="0.572cm" svg:height="0.437cm" svg:x="6.456cm" svg:y="19.49cm" svg:viewBox="0 0 573 438" draw:points="187,176 186,172 184,168 184,164 183,160 182,156 181,152 181,148 181,145 180,141 180,137 180,134 180,130 180,127 180,123 180,120 181,117 181,113 182,110 182,106 183,103 184,100 185,97 186,93 187,90 189,87 190,84 192,81 193,78 195,75 197,72 199,69 201,66 203,63 205,60 207,57 210,54 213,51 215,48 218,45 221,42 226,37 231,32 236,28 241,24 246,20 251,17 255,14 260,11 265,9 270,7 274,5 279,4 283,3 287,2 292,1 297,0 301,0 305,0 310,0 314,1 319,2 323,2 327,3 331,5 335,6 340,8 344,10 348,12 352,15 356,17 361,20 365,23 369,26 373,29 377,32 381,36 385,39 389,43 393,47 398,51 573,227 529,271 362,103 359,100 355,97 352,94 349,91 346,88 343,86 339,83 336,81 333,78 330,76 327,74 325,72 322,71 319,69 316,68 313,66 310,65 307,64 304,64 302,63 299,63 296,63 293,62 290,63 287,63 284,63 281,64 278,65 275,66 272,67 269,69 266,70 263,72 260,74 257,76 254,78 250,81 247,84 243,87 240,90 237,94 234,97 231,100 229,103 227,107 224,110 223,114 221,117 219,121 218,124 216,128 215,132 214,135 213,139 213,143 212,146 212,150 212,154 212,158 212,162 212,165 213,169 213,173 214,177 216,181 217,185 218,189 219,192 221,196 223,200 225,204 227,208 230,212 232,215 235,219 238,223 241,227 244,230 248,234 251,238 406,393 363,438 0,76 44,32 139,126 141,127 142,129 144,131 145,132 147,134 149,136 150,137 152,139 153,141 155,142 157,144 158,145 159,147 161,149 162,150 164,152 165,153 166,155 168,156 169,158 170,159 171,160 173,162 174,163 175,164 176,166 177,167 178,168 179,169 180,170 181,171 182,172 183,173 184,174 184,175 185,175 186,176 186,177">
          <text:p/>
        </draw:polygon>
        <draw:polygon draw:style-name="gr9" draw:text-style-name="P9" draw:layer="layout" svg:width="0.476cm" svg:height="0.438cm" svg:x="6.83cm" svg:y="19.212cm" svg:viewBox="0 0 477 439" draw:points="432,272 266,104 262,100 258,97 254,93 251,90 247,87 244,84 240,82 237,79 233,77 230,75 227,73 224,71 221,70 218,68 215,67 212,66 209,65 206,64 203,64 201,63 198,63 195,63 192,63 189,63 187,64 184,64 181,65 178,66 175,68 173,69 170,70 167,72 164,74 161,76 159,78 156,80 153,83 150,85 147,88 144,91 141,94 138,97 135,101 133,104 130,107 128,111 126,114 124,118 122,121 121,125 120,129 118,132 117,136 117,139 116,143 116,147 115,150 115,154 115,158 115,162 116,166 116,170 117,174 118,178 119,181 120,185 122,189 123,193 125,197 127,201 129,205 132,209 134,213 137,217 140,221 143,225 146,229 150,233 153,238 157,242 310,395 266,439 59,230 56,229 55,227 53,225 51,223 49,222 48,220 46,219 44,217 42,215 40,213 38,211 37,210 35,208 33,206 31,204 30,203 28,201 26,199 24,198 23,196 21,195 19,193 18,192 16,190 15,189 13,187 12,186 11,185 10,184 8,183 7,181 6,180 5,180 4,179 3,178 2,177 1,176 0,175 42,134 42,135 43,135 43,136 44,136 45,137 47,138 48,139 49,140 50,141 51,142 52,143 53,144 55,146 56,147 57,148 60,149 61,151 62,152 64,153 66,155 67,156 68,157 70,159 71,160 73,161 74,163 76,164 78,166 79,167 80,168 81,169 83,171 84,172 85,173 86,174 87,175 88,176 90,177 89,173 88,169 87,166 87,162 86,159 85,155 85,152 84,149 84,145 84,142 83,138 83,135 83,132 83,129 83,125 83,122 84,119 84,115 85,112 85,109 86,105 87,102 88,99 89,95 90,92 92,89 93,86 95,82 97,79 98,76 100,72 102,69 105,66 107,63 110,59 112,56 115,52 118,49 121,46 124,42 129,38 133,34 138,30 142,27 146,23 151,20 155,17 159,15 164,12 168,10 172,8 176,6 181,5 185,3 189,2 193,2 197,1 202,0 206,0 211,0 215,0 219,1 223,2 228,3 232,4 236,6 241,8 245,10 250,12 254,15 259,17 263,20 268,23 273,27 277,30 282,34 286,38 291,42 296,47 301,52 477,227">
          <text:p/>
        </draw:polygon>
        <draw:path draw:style-name="gr9" draw:text-style-name="P9" draw:layer="layout" svg:width="0.405cm" svg:height="0.405cm" svg:x="7.01cm" svg:y="18.968cm" svg:viewBox="0 0 406 406" svg:d="M42 86l-42-42 44-44 43 42zM362 406l-263-264 44-44 263 265z">
          <text:p/>
        </draw:path>
        <draw:path draw:style-name="gr9" draw:text-style-name="P9" draw:layer="layout" svg:width="0.436cm" svg:height="0.534cm" svg:x="7.258cm" svg:y="18.69cm" svg:viewBox="0 0 437 535" svg:d="M348 364l3 8 2 7 1 8 2 7v6 7 7l-1 6-1 7-2 6-2 7-2 6-3 6-3 6-4 6-4 6-4 6-5 6-5 6-6 6-10 9-11 8-10 8-10 5-11 5-11 3-11 2-11 1h-11l-11-1-12-3-12-4-12-5-12-6-12-7-13-8-13-10-13-11-13-12-14-13-25-27-20-26-16-26-12-24-6-24-2-23 3-22 8-23 12-21 17-20 6-5 6-5 6-5 6-5 6-4 6-4 7-3 6-3 6-3 6-1 7-2 6-1 6-1h7 7 6l7 1 7 1 7 2 7 2h1l-1-1h-1v-1l-1-1-1-1-1-1-1-1-1-1-1-1-1-1-1-1-1-1-1-1-2-1-1-1-1-1-1-1-1-1-1-1-2-1-1-2-1-1-1-1-1-1-1-1-1-1-1-1-1-1-1-1-1-1-1-1-1-1-1-1-1-1-1-1v-1h-1l-1-1-101-102 43-44 309 309 1 2 2 2 2 1 2 2 2 2 1 2 2 2 2 1 2 2 2 2 1 2 2 1 2 2 2 2 1 1 2 2 2 1 1 2 2 1 1 2 2 1 1 1 2 2 1 1 1 1 2 1 1 2 1 1 1 1 2 1 1 1v1h1l1 1 1 1h1l1 1v1h1v1l-42 42v-1l-1-1h-1-1v-1l-1-1h-1l-1-1v-1h-1l-2-1-1-1-1-1-1-1-1-1-1-1-1-1-1-1-1-1-2-1-1-1-1-1-2-2-2-1-1-1-1-1-2-1-1-2-1-1-1-1-2-1-1-1-1-2-2-1-1-1-2-1-1-2-1-1-1-1-1-1zM126 408l5 5 5 5 6 5 5 5 5 4 5 5 5 4 5 3 4 4 5 3 5 3 4 3 4 3 5 2 4 3 4 2 5 1 4 2 4 1 4 1 4 1 4 1h4 4 3 4 4l4-1 3-1 4-1 3-1 4-1 3-2 3-2 4-2 4-3 3-2 3-3 4-3 3-3 3-4 4-3 2-4 3-3 3-4 2-3 2-4 2-4 2-3 2-4 1-4 1-4 2-4v-4l1-4v-4-4-4-4l-1-5-1-4-1-4-1-5-2-4-2-5-2-5-2-4-3-5-2-5-3-5-3-5-4-5-4-5-4-6-4-5-5-5-5-6-5-5-5-6-6-6-6-7-5-5-6-5-5-5-5-4-5-4-5-4-5-3-5-4-5-3-5-3-4-2-5-2-5-3-4-2-5-1-4-2-5-1-4-1h-4l-4-1h-4-4-4-4l-4 1-4 1-4 1-4 1-3 2-4 1-4 2-3 2-4 2-3 2-4 3-3 3-4 3-3 3-3 3-4 3-3 4-2 3-3 3-2 3-2 4-2 3-2 4-2 4-1 4-1 3-1 3v4l-1 4v4 3 4l1 4v4l1 4 1 4 1 4 1 5 2 4 2 4 2 5 3 4 2 5 3 4 3 5 4 5 3 5 4 5 4 5 4 5 5 5 5 5 5 6 5 5z">
          <text:p/>
        </draw:path>
        <draw:path draw:style-name="gr9" draw:text-style-name="P9" draw:layer="layout" svg:width="0.464cm" svg:height="0.402cm" svg:x="7.538cm" svg:y="18.559cm" svg:viewBox="0 0 465 403" svg:d="M295 365l-8 7-8 7-8 6-8 5-8 4-8 3-8 3-8 2-8 1h-9-8l-8-2-8-2-8-2-7-4-8-4-8-5-7-5-8-6-7-7-5-6-5-5-4-5-4-5-3-6-4-5-2-5-2-5-2-5-2-6-1-5-2-5-1-6v-5l-1-5v-5l1-6 1-5 2-5 1-5 1-5 1-5 3-5 1-5 3-5 2-5 3-5 3-5 3-5 3-5 3-4 4-5 4-5 3-4 4-5 3-4 4-5 4-5 4-4 4-4 59-60-15-15-3-4-3-3-3-3-4-3-3-2-3-2-3-3-3-2-3-1-3-2-3-2-3-1-3-1-3-2h-2l-3-1-3-1h-3-3-3-3-3-2l-3 1-3 1h-3l-3 2-2 1-3 1-3 1-3 2-2 1-3 2-3 2-3 2-3 2-4 3-2 2-3 3-3 3-2 3-3 3-2 2-2 3-3 2-2 3-2 2-2 3-1 2-2 3-2 2-1 2-2 3-1 2-1 3-1 2-1 3-1 2-1 2v3l-1 2v3 2 3 2 3 2 3l1 3 1 2v2l1 3 1 3 2 2 1 3 1 3 2 2 2 3 2 3 2 2-50 42-3-3-2-4-2-4-3-3-2-4-1-4-2-4-2-4-1-4-1-4-1-4-2-4v-4l-1-4v-4l-1-4v-5-4l1-4v-4l1-5 1-4 1-5 1-5 2-4 2-5 2-4 2-5 3-5 2-4 3-5 3-5 4-5 3-6 4-6 4-4 5-6 4-5 5-5 6-6 9-9 10-9 10-7 10-7 11-5 9-5 10-4 10-3 9-1 10-2h10l9 1 10 2 9 3 9 3 9 5 9 6 9 6 8 7 9 8 114 115 3 4 4 3 4 3 3 3 4 3 3 2 4 2 3 2 3 1 3 1 3 1h3 3 3l3-1 3-1 3-2 3-2 3-2 2-3 1-1h1l1-1v-1h1l1-1v-1l1-1v-1l1-1h1l1-1v-1l1-1v-1l1-1 1-1v-1l1-1 27 27-1 3-1 2-2 1-1 3-1 2-1 1-2 2-1 2-2 2-1 2-2 2-1 2-2 1-1 2-2 2-2 2-1 2-2 2-2 1-2 2-2 3-3 2-2 2-3 2-2 2-3 2-2 1-2 2-3 1-2 2-3 1h-2l-2 1-3 1h-2l-3 1h-2-3-2-3-2l-3-1h-2l-3-1-2-1h-3l-2-1-3-2-2-1-3-1-2-1-3-2-3-2-2-2-3-1-3-3-2-2-3-2-3-2-3-3-1 2 1 4 1 4 1 4 1 4 1 3v4l1 4 1 4v4 3l1 4v4 3 4 4 4l-1 3v4l-1 4-1 3v4l-1 4-2 3-1 4-1 3-2 4-2 4-1 4-2 3-2 4-2 3-3 4-2 4-3 3-3 4-2 4-4 3-3 4-3 4zM272 321l4-4 4-4 4-4 3-4 3-5 3-4 2-5 2-4 2-5 2-5 2-4 1-5 1-5 1-4 1-5v-5l1-4v-4-5-4l-1-5v-4l-1-5-1-4-1-4-1-4-1-4-2-4-1-4-2-4-2-4-2-4-2-3-2-3-2-4-2-3-2-3-3-3-2-2-3-3-22-22-47 49-3 3-3 4-3 3-3 3-2 4-3 3-3 3-3 3-2 4-3 3-2 4-2 3-3 3-2 4-1 3-2 3-2 3-1 4-1 3-1 4-1 3-1 3v4l-1 3v4 3l1 4v3 4l1 3 2 4 1 3 1 4 2 3 2 4 3 3 2 4 3 3 3 4 4 3 4 4 5 4 4 3 4 3 5 2 4 2 5 2 4 1 5 1h4 5l5-1 4-1 5-2 4-1 5-3 4-3 4-3 5-3z">
          <text:p/>
        </draw:path>
        <draw:polygon draw:style-name="gr9" draw:text-style-name="P9" draw:layer="layout" svg:width="0.39cm" svg:height="0.389cm" svg:x="15.522cm" svg:y="19.914cm" svg:viewBox="0 0 391 390" draw:points="344,390 0,46 46,0 391,344">
          <text:p/>
        </draw:polygon>
        <draw:polygon draw:style-name="gr9" draw:text-style-name="P9" draw:layer="layout" svg:width="0.476cm" svg:height="0.437cm" svg:x="15.727cm" svg:y="19.739cm" svg:viewBox="0 0 477 438" draw:points="432,272 265,104 261,100 258,96 254,93 250,90 247,87 243,84 240,81 237,79 234,77 230,75 227,73 224,71 221,69 218,68 215,67 212,65 209,64 206,64 204,63 200,63 198,63 195,63 192,63 189,63 185,63 182,64 180,65 177,66 174,67 171,69 169,70 166,71 163,73 160,75 157,77 155,80 152,82 149,85 146,88 143,90 139,94 137,97 134,100 131,104 129,107 127,110 125,114 123,117 121,121 120,124 119,128 118,132 116,135 116,139 115,143 114,148 114,151 114,155 114,159 114,163 115,167 115,171 116,174 117,178 118,182 119,186 121,190 122,194 124,198 126,202 128,206 131,210 133,214 136,218 139,222 142,226 145,230 149,234 152,238 156,242 310,395 266,438 58,231 56,229 54,228 53,226 51,224 49,223 47,221 46,219 44,217 42,216 40,214 38,212 36,210 35,209 33,207 31,205 29,203 28,202 26,200 24,198 23,197 21,195 19,194 18,192 16,191 15,190 13,188 12,187 11,186 9,184 8,183 7,182 6,181 5,180 4,179 3,179 2,178 1,178 1,177 0,177 0,176 41,134 42,134 43,135 44,136 45,136 46,137 46,138 47,139 48,140 50,141 51,142 52,143 53,144 54,147 56,148 57,149 59,150 60,151 61,153 63,154 64,155 66,157 67,158 69,159 70,161 72,162 73,163 75,165 76,166 78,167 79,169 80,170 82,171 83,173 84,174 85,175 86,176 88,177 89,178 89,177 88,174 87,170 86,167 86,163 85,160 84,156 84,153 83,149 83,146 82,142 82,138 82,135 82,131 82,128 82,125 82,122 83,118 83,115 84,112 84,108 85,105 86,102 87,99 88,95 89,92 91,89 92,85 94,82 95,79 97,76 99,72 101,69 103,65 106,62 108,59 111,56 114,52 117,49 120,45 124,42 128,38 132,34 137,30 141,26 145,23 150,20 154,17 158,14 162,12 167,9 171,8 175,6 179,4 183,3 189,2 193,1 198,1 202,0 206,0 210,0 214,0 219,1 223,2 228,3 232,4 236,5 241,7 245,9 250,11 254,14 259,17 263,20 268,23 272,26 277,30 282,34 286,38 291,42 296,46 301,51 477,228">
          <text:p/>
        </draw:polygon>
        <draw:polygon draw:style-name="gr9" draw:text-style-name="P9" draw:layer="layout" svg:width="0.389cm" svg:height="0.392cm" svg:x="16.035cm" svg:y="19.484cm" svg:viewBox="0 0 390 393" draw:points="359,145 363,149 366,153 370,156 372,161 375,165 378,169 380,173 382,177 384,181 385,186 387,190 388,194 389,199 389,203 390,208 390,212 390,217 390,221 390,226 389,230 388,235 387,240 386,245 384,250 382,254 381,259 378,264 376,269 373,274 370,280 368,284 364,289 361,294 357,299 353,304 349,310 345,315 340,321 335,326 330,331 326,335 321,340 317,344 312,348 308,352 303,355 299,359 294,362 290,366 285,369 281,372 277,374 272,377 268,379 263,381 259,383 255,385 250,387 246,388 242,390 237,391 233,392 229,392 224,393 220,393 216,393 211,393 207,393 202,393 198,392 194,392 189,391 185,389 180,388 176,386 171,384 166,382 162,380 158,377 153,375 184,329 189,331 195,334 200,336 206,337 211,338 217,339 222,339 227,338 233,338 238,336 244,334 249,332 255,330 261,326 267,323 273,319 279,314 285,308 291,302 297,296 300,294 302,291 305,288 308,285 310,282 312,280 315,277 317,274 319,271 321,269 323,266 325,263 326,260 328,258 329,255 331,252 332,250 333,247 334,244 335,242 335,239 336,236 336,234 337,231 337,228 337,226 337,223 336,221 336,218 335,216 334,213 334,211 333,208 331,206 330,203 328,201 327,198 325,196 322,193 320,191 318,189 315,187 313,185 310,183 308,182 305,180 303,179 301,179 298,178 295,177 292,177 290,177 287,177 284,177 281,177 279,177 275,178 273,178 270,179 267,180 264,181 261,182 257,184 254,185 251,186 248,188 244,190 241,192 237,193 233,196 230,198 226,200 223,202 219,204 215,206 211,209 207,211 202,213 198,216 194,218 190,221 186,223 182,225 178,227 174,230 170,232 165,234 162,236 157,238 153,240 149,242 145,244 141,246 136,248 132,249 128,251 124,252 120,253 116,254 111,255 106,256 102,257 98,257 94,257 90,257 86,257 82,257 78,256 73,255 70,254 65,253 61,252 58,251 53,248 49,246 46,244 42,241 38,238 34,235 30,231 24,224 18,216 13,209 8,201 5,193 2,185 1,177 0,168 0,160 1,151 3,142 6,133 9,124 13,114 19,105 25,95 31,86 39,76 48,66 57,57 66,48 74,41 83,34 92,27 100,21 110,16 118,12 126,8 134,5 143,3 151,1 159,0 168,0 176,0 184,2 192,4 200,6 208,10 217,14 225,20 190,64 188,62 185,61 182,60 180,58 177,58 175,57 172,56 170,56 168,55 165,55 162,54 160,54 157,54 154,55 152,55 150,55 147,56 145,56 142,57 140,58 137,59 134,59 132,60 129,62 127,63 124,64 122,65 120,67 117,69 115,70 112,72 110,74 107,76 104,77 102,79 99,81 97,83 95,85 92,88 90,90 85,96 79,101 75,107 71,113 67,118 64,123 61,128 59,133 57,138 55,143 55,147 54,152 54,156 55,160 56,165 58,169 60,173 62,177 65,180 69,184 71,186 73,188 75,190 77,191 80,193 82,194 84,195 87,196 89,196 91,197 94,197 96,197 99,197 102,197 104,197 107,196 110,196 113,195 116,195 119,194 122,193 124,192 128,191 130,189 134,188 137,186 140,185 143,183 146,181 150,179 153,178 157,175 160,173 164,171 167,169 171,167 175,165 178,162 182,160 186,158 189,156 192,155 194,153 197,151 200,150 202,148 205,147 208,145 211,144 213,142 216,141 219,139 222,138 225,136 227,135 230,133 233,132 236,131 239,130 242,128 245,127 248,126 251,125 254,124 256,123 260,122 262,121 265,120 268,119 271,119 274,118 277,118 280,117 283,117 286,117 289,116 292,116 295,116 298,116 301,117 304,117 307,117 310,118 313,118 316,119 319,120 322,121 325,122 328,123 331,124 333,126 337,127 339,129 342,131 345,133 348,135 351,137 354,140 357,142">
          <text:p/>
        </draw:polygon>
        <draw:path draw:style-name="gr9" draw:text-style-name="P9" draw:layer="layout" svg:width="0.386cm" svg:height="0.379cm" svg:x="16.302cm" svg:y="19.224cm" svg:viewBox="0 0 387 380" svg:d="M128 271l4 4 5 4 4 4 4 4 4 3 4 3 5 4 4 3 4 2 4 3 5 3 4 2 4 2 5 2 4 2 5 2 4 1 4 1 4 1 4 1 5 1h4 4 5 4 4l4-1 5-1 4-1 4-1 4-2 4-2 4-2 4-2 4-3 4-2 4-3 4-3 4-4 4-4 6-5 5-6 4-6 4-6 4-5 3-6 3-6 2-5 2-7 1-6 1-6 1-5v-6-5-5l-1-5-1-6-2-5-1-5-2-4 49-28 1 3 2 3 1 3 1 4 1 3 1 4 1 3 1 4 1 3 1 4v4l1 4v3 4l1 4-1 4v4 4 4l-1 5-1 4-1 4-1 5-2 5-1 5-2 4-2 5-2 5-2 5-3 5-3 4-2 5-4 5-3 5-4 5-4 5-4 5-5 6-5 5-5 5-12 11-11 10-12 9-13 7-12 6-13 5-12 3-13 3-13 1-13-1-13-1-13-3-14-4-13-5-13-7-13-8-14-9-14-11-13-12-14-13-7-7-8-8-6-7-6-7-6-7-5-7-5-8-4-7-4-8-3-7-4-7-2-6-3-8-2-6-2-7-1-7-1-6-1-7-1-6v-7-6l1-6v-7l2-6 1-6 1-6 2-6 2-6 3-6 3-5 2-6 4-6 3-5 4-6 3-5 4-6 4-4 5-6 4-5 5-5 7-6 7-6 7-6 6-5 7-4 7-4 6-4 7-4 7-3 6-2 7-2 6-2 7-2 6-1 7-1h6 7 7l6 1 7 1 6 1 7 1 6 2 6 2 7 3 6 2 6 3 7 4 6 3 6 4 6 4 7 4 6 5 6 4 6 5 6 5 6 5 6 6 6 5 6 6 6 6zM237 94l-9-7-9-7-8-6-8-5-9-4-8-3-8-4-8-2-7-1-8-1h-7l-7 1-7 2-7 2-7 2-7 4-7 4-7 5-7 5-6 6-2 3-2 2-3 3-2 2-1 3-3 2-1 3-2 3-2 3-2 3-1 3-2 4-1 3-2 3-1 4-1 3-1 4-1 3v4l-1 4v4 4 4l1 4 1 4 1 4 1 4 1 5 2 4 2 5 2 4 2 5 2 5 3 4 3 5 3 5 4 4 3 5 5 5 4 5z">
          <text:p/>
        </draw:path>
        <draw:polygon draw:style-name="gr9" draw:text-style-name="P9" draw:layer="layout" svg:width="0.37cm" svg:height="0.37cm" svg:x="16.578cm" svg:y="18.957cm" svg:viewBox="0 0 371 371" draw:points="118,250 122,255 127,259 132,264 136,267 140,271 145,275 149,279 154,282 158,286 163,289 167,292 172,295 176,297 181,300 185,302 189,304 194,306 198,308 202,309 207,311 211,312 215,313 219,313 224,314 228,314 232,314 236,314 240,313 244,312 248,312 253,310 256,309 262,307 266,305 269,303 273,300 277,297 281,294 285,291 288,287 293,283 297,278 301,273 304,268 307,263 309,258 311,252 313,247 314,241 315,236 315,230 315,224 315,218 314,213 312,207 309,201 307,195 304,189 300,183 296,177 343,136 346,139 348,143 351,147 353,151 355,155 357,159 359,164 361,168 363,172 365,177 366,181 367,186 369,190 370,195 370,199 371,204 371,209 371,213 371,218 371,223 371,228 370,233 370,238 369,242 368,247 366,252 365,257 363,262 361,267 359,272 357,277 354,282 352,287 348,292 345,297 341,302 337,306 333,311 329,316 324,321 318,327 312,332 306,337 299,342 293,347 287,351 281,354 274,357 268,360 261,363 254,365 248,367 241,368 235,369 228,370 222,370 215,371 209,370 203,370 196,369 190,368 183,367 177,365 171,363 165,361 158,358 152,356 146,352 140,349 133,345 127,342 121,338 115,333 109,329 103,324 97,319 91,314 85,309 79,303 73,297 68,292 63,287 58,282 54,276 49,271 45,266 41,261 37,256 34,251 31,246 27,241 25,236 22,231 19,226 17,222 14,217 12,212 11,207 9,203 7,198 6,194 5,189 3,185 3,180 2,176 1,171 1,167 1,163 0,158 0,154 1,150 1,146 1,141 2,138 2,133 3,129 4,126 5,122 6,118 7,114 8,110 10,107 11,103 13,99 14,96 17,92 18,89 20,85 23,82 25,79 27,76 29,72 31,69 34,66 36,62 39,60 42,56 44,54 47,51 50,48 54,42 59,39 63,35 68,31 72,27 76,24 81,21 86,18 91,16 95,13 100,11 104,9 109,7 114,6 118,5 123,3 128,3 133,1 137,1 142,0 146,0 151,0 156,0 160,0 165,0 169,1 174,2 178,3 183,4 187,5 191,6 196,8 200,10 204,11 208,13 213,15 217,17 221,20 225,22 229,25 187,74 182,71 177,68 172,65 167,63 162,61 156,59 151,58 146,57 140,57 135,57 130,57 124,58 119,60 114,61 109,64 103,67 98,70 93,74 88,78 83,83 79,87 76,91 73,95 70,98 67,102 65,106 63,110 61,114 59,117 58,121 56,125 56,129 55,132 54,136 54,140 54,144 54,148 55,152 55,156 56,160 57,164 59,168 60,173 62,177 63,181 66,185 68,189 70,194 73,198 76,203 80,207 83,212 87,216 91,221 95,226 99,231 103,235 108,240 113,246">
          <text:p/>
        </draw:polygon>
        <draw:polygon draw:style-name="gr9" draw:text-style-name="P9" draw:layer="layout" svg:width="0.403cm" svg:height="0.342cm" svg:x="16.741cm" svg:y="18.753cm" svg:viewBox="0 0 404 343" draw:points="404,268 403,271 401,273 400,276 398,278 397,281 395,283 393,286 391,288 390,290 388,293 386,295 384,298 382,300 381,302 378,305 376,308 373,310 371,313 369,315 366,318 355,328 345,335 333,340 322,342 310,343 299,341 288,337 276,331 265,322 253,311 76,134 46,165 14,133 46,101 0,29 30,0 88,59 137,10 169,42 121,90 287,258 291,262 294,265 298,268 301,270 305,272 308,275 311,276 314,277 317,278 320,278 323,279 326,278 328,278 331,277 334,276 337,274 340,272 343,270 347,268 350,264 351,263 352,262 354,260 355,259 356,258 357,257 358,256 359,254 360,253 361,251 362,250 363,248 364,247 365,245 366,244 367,242 369,241 370,239 371,238 372,236">
          <text:p/>
        </draw:polygon>
        <draw:path draw:style-name="gr9" draw:text-style-name="P9" draw:layer="layout" svg:width="0.464cm" svg:height="0.402cm" svg:x="16.962cm" svg:y="18.559cm" svg:viewBox="0 0 465 403" svg:d="M294 365l-8 7-8 7-8 6-8 5-8 4-8 3-8 3-9 2-8 1h-8-8l-8-2-8-2-8-2-8-4-7-4-8-5-8-5-7-6-7-7-5-6-5-5-5-5-3-5-4-6-3-5-3-5-2-5-2-5-1-6-2-5-1-5v-6l-1-5v-5-5l1-6v-5l1-5 1-5 1-5 2-5 2-5 2-5 2-5 3-5 3-5 2-5 3-5 4-5 3-4 3-5 4-5 3-4 4-5 4-4 4-5 4-5 4-4 4-4 58-60-14-15-3-4-4-3-3-3-3-3-3-2-3-2-3-3-3-2-3-1-3-2-3-2-3-1-3-1-3-2h-3l-3-1-3-1h-2-3-3-3-3-3l-2 1-3 1h-3l-3 2-3 1-3 1-2 1-3 2-3 1-3 2-2 2-3 2-3 2-3 3-3 2-3 3-3 3-2 3-3 3-2 2-2 3-2 2-2 3-2 2-2 3-2 2-1 3-2 2-2 2-1 3-1 2-1 3-2 2-1 3v2l-1 2-1 3v2l-1 3v2 3 2 3l1 2v3 3l1 2 1 2 1 3 1 3 1 2 1 3 2 3 1 2 2 3 2 3 2 2-50 42-2-3-3-4-2-4-2-3-2-4-2-4-1-4-2-4-2-4-1-4-1-4-1-4-1-4v-4l-1-4v-4-5-4-4l1-4 1-5 1-4 1-5 1-5 1-4 2-5 2-4 2-5 3-5 3-4 3-5 3-5 3-5 4-6 4-6 4-4 4-6 5-5 5-5 5-6 10-9 10-9 10-7 9-7 10-5 10-5 10-4 10-3 9-1 10-2h9l10 1 9 2 9 3 9 3 9 5 9 6 9 6 9 7 9 8 113 115 4 4 4 3 4 3 3 3 4 3 3 2 3 2 4 2 3 1 3 1 3 1h3 3 3l2-1 4-1 2-2 3-2 3-2 3-3 1-1h1v-1l1-1 1-1 1-1v-1l1-1 1-1h1v-1l1-1v-1l1-1v-1h1v-1l1-1 1-1 28 27-1 3-2 2-1 1-1 3-2 2-1 1-2 2-1 2-1 2-2 2-1 2-2 2-1 1-2 2-2 2-1 2-2 2-1 2-3 1-2 2-2 3-3 2-2 2-3 2-2 2-3 2-2 1-3 2-2 1-3 2-2 1h-3l-2 1-3 1h-2l-2 1h-3-2-3-2-2l-3-1h-2l-3-1-2-1h-3l-3-1-2-2-3-1-2-1-3-1-2-2-3-2-3-2-2-1-3-3-3-2-2-2-3-2-3-3-1 2 1 4 1 4 1 4 1 4v3l1 4 1 4v4 4l1 3v4 4 3 4 4 4 3l-1 4v4l-1 3-1 4-1 4-1 3-1 4-2 3-1 4-2 4-2 4-2 3-1 4-3 3-2 4-3 4-2 3-3 4-3 4-3 3-3 4-4 4zM271 321l4-4 3-4 4-4 4-4 2-5 3-4 3-5 2-4 2-5 2-5 1-4 1-5 2-5 1-4v-5l1-5v-4-4-5-4-5l-1-4v-5l-1-4-1-4-1-4-2-4-1-4-2-4-1-4-2-4-2-4-2-3-2-3-2-4-3-3-2-3-2-3-3-2-2-3-22-22-47 49-3 3-3 4-3 3-3 3-3 4-3 3-2 3-3 3-3 4-2 3-3 4-2 3-2 3-2 4-2 3-1 3-2 3-1 4-1 3-1 4-1 3-1 3-1 4v3 4 3 4 3l1 4 1 3 1 4 1 3 2 4 2 3 2 4 2 3 3 4 3 3 3 4 3 3 5 4 4 4 4 3 5 3 4 2 5 2 4 2 5 1 4 1h5 4l5-1 5-1 4-2 5-1 4-3 5-3 4-3 4-3z">
          <text:p/>
        </draw:path>
        <draw:polygon draw:style-name="gr9" draw:text-style-name="P9" draw:layer="layout" svg:width="0.677cm" svg:height="0.677cm" svg:x="23.582cm" svg:y="20.99cm" svg:viewBox="0 0 678 678" draw:points="636,386 406,156 403,154 401,151 398,149 396,146 393,143 391,141 388,138 386,136 383,133 381,131 378,128 376,125 373,123 371,120 369,118 367,115 364,113 362,111 360,108 358,106 356,103 353,101 351,99 349,96 346,93 344,91 341,88 339,86 337,83 335,81 337,84 339,87 340,90 342,94 344,97 346,100 347,103 349,106 351,109 352,112 354,115 356,118 357,121 358,124 360,127 362,130 363,133 365,136 366,139 368,142 369,145 371,148 373,151 374,154 375,157 377,160 378,162 379,165 381,168 382,171 528,494 495,527 170,382 169,382 167,381 166,381 165,380 164,380 163,379 162,379 160,378 159,377 158,376 156,376 155,375 154,375 152,374 151,373 150,373 148,372 147,371 145,370 144,370 142,369 141,368 139,367 138,367 137,366 135,365 133,364 132,364 131,363 129,362 127,361 126,361 125,360 123,359 121,358 120,357 119,356 117,356 115,355 112,353 109,351 105,350 102,348 98,346 95,344 91,342 88,340 84,338 81,336 84,339 86,342 89,344 92,347 95,349 97,352 100,355 103,357 106,360 108,362 111,364 113,367 116,369 118,372 121,374 123,376 126,379 128,381 131,383 133,386 136,388 138,391 141,393 143,395 145,397 147,399 150,402 152,404 153,405 156,408 385,636 343,678 0,335 61,272 390,420 392,421 393,422 394,422 396,423 398,424 399,425 401,426 403,427 405,428 407,429 409,430 411,431 413,432 415,433 418,434 420,435 422,436 424,437 426,439 428,440 430,441 432,442 434,443 436,444 438,445 440,447 442,448 444,449 446,450 448,451 449,452 451,453 453,454 454,455 455,456 457,457 458,457 459,458 460,459 461,459 461,458 460,457 459,456 458,455 457,454 457,452 456,451 455,449 454,447 453,446 451,444 450,442 449,440 448,438 447,436 446,434 445,432 444,430 443,428 442,426 441,424 439,422 438,420 437,417 436,415 435,413 434,411 433,409 432,407 431,405 430,403 429,401 428,399 427,398 427,396 426,394 425,393 424,391 424,390 423,388 274,60 333,0 678,344">
          <text:p/>
        </draw:polygon>
        <draw:path draw:style-name="gr9" draw:text-style-name="P9" draw:layer="layout" svg:width="0.464cm" svg:height="0.402cm" svg:x="24.112cm" svg:y="20.833cm" svg:viewBox="0 0 465 403" svg:d="M294 364l-7 8-9 7-8 5-7 6-8 4-10 3-8 3-8 2-8 1h-8l-9-1-7-1-8-2-8-2-8-4-8-4-7-5-8-5-7-7-8-6-5-6-4-5-4-5-4-6-4-5-3-5-3-5-2-5-2-6-1-5-2-5-1-6-1-5v-5-5-5-6l1-5 1-5 1-5 1-5 2-5 2-5 2-5 2-5 2-5 3-5 3-5 3-6 3-5 4-5 3-4 4-5 4-5 3-4 4-5 4-4 4-5 4-4 4-4 58-61-14-14-4-3-3-3-3-3-3-3-3-2-3-3-3-2-3-2-4-2-2-2-4-1-2-1-3-1-3-2-3-1h-3l-3-1h-3-3-2-3-3-3l-3 1h-2l-3 1-3 1-3 1-3 2-3 1-2 1-3 2-3 2-3 2-2 2-3 2-3 2-3 3-3 3-3 3-2 2-3 3-2 2-2 2-2 3-2 2-2 3-2 2-2 3-2 2-1 3-2 2-1 3-2 2-1 2-1 3-1 2-1 3v2l-1 3v2l-1 3v2 2 3 2 3l1 3v2l1 3v2l2 3 1 2 1 3 1 3 1 3 2 2 2 3 2 3 2 2-50 43-2-3-3-4-2-5-2-4-2-4-2-3-2-4-1-4-2-4-1-4-1-4-1-4-1-4v-4l-1-4v-4-5-4-4l1-5v-4l1-4 1-5 2-5 1-4 2-5 2-4 2-5 3-5 3-5 2-4 3-5 4-6 4-5 3-5 5-5 4-5 4-5 6-5 5-6 10-9 10-9 9-7 10-7 10-6 10-4 10-4 9-3 10-2 9-1h10l9 1 10 2 9 3 9 3 9 5 9 5 9 7 9 7 8 8 115 113 4 4 3 4 4 3 4 3 3 2 4 3 3 2 3 1 3 2 4 1 2 1h3 3l3-1h3l3-1 3-2 3-2 3-2 3-3 1-1 1-1 1-1v-1h1v-1l1-1 1-1 1-1v-1h1v-1l1-1 1-1v-1l1-1 1-1v-1l28 27-2 2-1 2-1 2-2 2-1 2-1 2-2 2-1 2-2 2-1 2-1 2-2 1-1 2-2 2-1 2-2 2-2 2-2 1-1 2-2 2-3 4-2 2-3 2-2 2-3 2-2 2-3 1-2 2-2 1-3 1-2 1-3 1-2 1-3 1h-2-2l-3 1h-2-3-2l-3-1h-2l-3-1h-2l-3-1-2-1-3-1-2-1-3-1-2-1-3-2-3-1-2-2-3-2-2-2-3-2-3-2-2-3-3-2-3-3-2 2 2 4 1 4v4l1 4 1 4 1 4v4l1 4v3l1 4v4 3 4 4 4 3 4l-1 4-1 4v3l-1 4-1 4-1 3-1 4-2 3-2 4-1 4-2 3-2 4-2 4-2 3-2 4-3 3-2 4-3 4-3 4-3 3-4 4-3 4zM271 321l5-4 3-4 4-4 3-5 3-4 3-5 2-4 3-4 2-5 1-5 2-5 1-4 2-5v-4l1-5 1-4v-5-5-4-4l-1-5v-4l-1-6v-4l-1-4-2-4-1-4-1-4-2-4-2-4-2-4-1-4-3-3-2-4-2-3-2-3-2-3-2-3-3-3-3-2-21-22-48 49-3 3-4 4-2 3-4 3-2 4-3 3-3 3-2 3-3 4-2 3-3 4-2 4-2 3-2 3-2 4-2 3-1 3-2 4-1 3-1 4-1 3v3l-1 4v3l-1 4v3l1 4v3l1 4 1 3 1 3 1 4 1 3 3 4 2 3 2 4 3 4 2 3 4 4 3 3 4 4 5 4 4 3 4 3 5 2 4 2 5 2 4 1 5 1h5 4l5-1 4-1 5-2 6-2 4-2 4-3 5-3 4-4z">
          <text:p/>
        </draw:path>
        <draw:polygon draw:style-name="gr9" draw:text-style-name="P9" draw:layer="layout" svg:width="0.406cm" svg:height="0.405cm" svg:x="24.249cm" svg:y="20.576cm" svg:viewBox="0 0 407 406" draw:points="363,406 0,44 44,0 407,362">
          <text:p/>
        </draw:polygon>
        <draw:path draw:style-name="gr9" draw:text-style-name="P9" draw:layer="layout" svg:width="0.464cm" svg:height="0.402cm" svg:x="24.5cm" svg:y="20.445cm" svg:viewBox="0 0 465 403" svg:d="M295 364l-8 8-8 6-9 6-8 5-8 4-8 4-8 3-8 1-9 2h-8l-8-1-8-1-8-2-8-3-8-3-7-4-8-5-7-6-8-6-7-7-6-5-4-5-4-5-4-6-4-5-3-5-2-6-3-5-2-5-1-5-1-6-2-5v-5l-1-6v-5-5l1-5v-5l1-5 1-5 2-6 1-4 2-5 2-6 2-5 3-5 2-5 3-4 3-5 4-5 3-6 4-5 3-4 4-5 3-5 4-4 4-4 4-5 4-5 4-4 58-60-14-14-3-3-3-4-4-2-3-3-3-3-3-2-3-2-3-2-3-2-3-2-3-1-3-1-3-2-3-1-3-1h-3l-3-1h-2l-4-1h-2-3l-3 1h-3-3l-2 1-3 1-3 1-3 1-2 1-3 2-3 1-3 2-3 2-2 2-3 2-3 2-3 2-3 3-3 2-2 3-3 3-2 2-3 3-2 2-2 3-2 2-2 3-2 2-2 3-1 2-2 2-1 3-2 2-1 3-2 2-1 3v2l-1 3-1 2-1 3v2l-1 2v3 2 3 2 3l1 2v3l1 3 1 2 1 3 1 2 1 3 1 2 2 3 2 3 1 2 3 3 2 3-50 43-3-4-2-4-3-3-2-4-2-4-2-5-1-3-2-4-1-4-2-4-1-4-1-4-1-4v-4l-1-5v-4-4-4-4l1-5 1-4 1-5 1-4 1-5 2-5 1-4 3-5 2-4 2-5 3-5 3-5 3-5 3-5 4-5 3-5 5-5 4-5 5-5 5-6 5-5 10-10 10-8 10-8 10-6 10-6 9-5 10-3 9-3 10-2 10-1h9l10 1 9 2 9 2 9 4 10 4 8 6 9 6 9 8 9 8 114 113 4 4 4 3 3 3 4 3 3 3 4 2 4 2 3 2 3 2 3 1h3l3 1h3l3-1 2-1 3-1 3-1 3-2 3-2 3-3 1-1v-1h1l1-1v-1l1-1 1-1h1v-1l1-1v-1l1-1 1-1 1-1 1-1v-1l1-1 1-1 27 27-1 2-2 2-1 2-1 2-2 2-1 2-1 2-2 2-1 2-2 1-1 2-1 2-2 2-2 3-1 2-2 1-2 2-1 2-2 2-2 2-2 2-3 2-3 2-2 3-2 2-3 1-2 2-3 1-2 2-3 1-2 1-2 1-3 1h-2l-3 1h-2-3l-2 1h-2l-3-1h-2-3l-2-1h-3l-3-1-2-1-2-1-3-1-2-1-3-2-3-1-2-2-3-1-2-2-3-2-3-2-3-2-2-2-3-3-3-2-1 1 1 4 1 4 1 4v4l1 4 1 4 1 3v4l1 4v4 4l1 3v4 3 4l-1 4v4l-1 3v4l-1 4-1 4-1 3-1 4-1 4-1 3-2 4-2 3-2 4-2 4-2 3-2 4-2 3-2 4-3 4-3 3-3 4-3 4-3 4-4 3zM272 321l4-4 4-4 3-5 4-4 2-4 3-5 3-4 2-5 2-4 2-5 1-5 2-5 1-4 1-5v-4l1-5v-4-5-4-5-4l-1-5v-4l-1-4-1-4-1-6-2-4-1-4-2-4-1-4-2-3-2-4-2-3-2-4-2-3-2-3-3-3-2-3-3-3-2-3-23-21-47 49-3 3-3 3-3 3-3 4-3 3-3 3-3 5-2 3-3 4-2 3-2 3-3 3-2 4-2 3-2 3-1 3-2 4-1 4-2 3-1 3v4l-1 3-1 3v4 3 4 3l1 4v3l1 4 1 3 1 4 2 3 2 4 2 3 2 4 3 3 3 4 3 3 3 4 5 4 4 3 4 4 5 2 4 3 5 2 4 1 5 2h4l5 1 5-1h4l5-2 4-1 5-2 4-2 5-3 4-3 5-4z">
          <text:p/>
        </draw:path>
        <draw:polygon draw:style-name="gr9" draw:text-style-name="P9" draw:layer="layout" svg:width="0.37cm" svg:height="0.37cm" svg:x="24.782cm" svg:y="20.177cm" svg:viewBox="0 0 371 371" draw:points="118,249 122,254 127,258 132,262 137,266 141,271 145,274 150,278 154,281 159,285 163,288 168,291 172,294 176,296 181,299 186,301 190,304 194,306 199,308 203,309 208,311 212,312 216,312 220,313 224,314 228,314 233,314 237,314 241,313 245,312 249,311 253,310 257,309 261,307 265,305 269,302 273,299 277,296 281,293 284,290 288,286 293,281 297,277 300,272 304,267 307,262 309,256 311,251 313,246 314,240 314,235 315,229 315,223 314,217 313,212 311,206 309,200 306,194 303,188 299,182 295,176 342,135 345,139 348,142 350,146 353,150 355,154 357,158 359,163 361,167 363,171 364,176 366,180 367,185 368,189 369,194 370,199 370,203 371,208 371,213 371,217 371,222 370,227 370,232 369,237 368,242 367,246 366,251 365,256 363,261 361,266 359,271 356,276 354,281 351,286 348,291 344,296 341,301 337,306 333,311 329,316 324,321 318,327 312,332 305,338 299,342 293,347 287,351 280,354 274,358 267,360 261,363 254,365 248,366 242,368 235,369 229,370 222,370 216,371 210,371 203,370 197,369 191,368 184,367 178,365 172,363 165,361 159,358 153,356 146,352 140,349 134,345 128,341 121,338 114,333 108,329 102,324 96,319 90,314 84,309 78,302 72,296 68,291 63,286 58,280 53,275 49,270 45,265 41,260 37,255 34,250 30,245 27,240 24,235 21,230 19,225 16,221 14,216 12,211 10,207 8,202 7,197 5,193 4,188 3,183 2,179 2,175 1,170 0,166 0,162 0,157 0,153 0,149 0,145 1,140 1,137 2,133 3,128 3,125 4,121 5,117 6,113 8,109 9,106 11,102 12,98 14,95 16,91 18,88 20,84 22,81 24,78 26,74 29,71 31,68 33,65 36,62 39,59 41,55 44,53 46,50 49,47 54,42 58,38 63,35 67,31 72,27 76,24 81,21 86,18 90,16 95,13 100,11 104,9 109,7 113,6 118,5 123,4 128,2 133,1 138,1 142,0 147,0 151,0 156,0 161,0 165,0 170,1 174,2 179,2 183,4 188,5 192,6 196,8 201,10 205,11 209,13 214,15 217,17 222,20 226,22 229,25 188,73 183,70 178,67 173,64 167,62 162,60 157,58 152,57 146,56 141,56 136,56 130,56 124,57 119,59 113,61 108,63 103,66 98,69 93,73 88,78 82,82 79,86 75,90 72,93 69,97 67,101 64,105 62,109 60,113 59,116 57,120 56,124 55,128 54,131 54,135 54,139 54,143 54,147 54,151 55,155 56,159 57,163 58,167 59,171 61,176 63,180 65,184 68,188 70,193 73,197 76,202 79,206 83,211 87,215 90,220 94,225 99,230 103,235 108,240 112,244">
          <text:p/>
        </draw:polygon>
        <draw:path draw:style-name="gr9" draw:text-style-name="P9" draw:layer="layout" svg:width="0.381cm" svg:height="0.383cm" svg:x="25.031cm" svg:y="19.914cm" svg:viewBox="0 0 382 384" svg:d="M310 75l13 13 12 14 10 14 9 13 8 13 7 14 5 13 4 13 3 14 1 13v13l-1 12-2 13-4 12-5 13-6 12-7 12-9 12-10 12-10 11-6 6-6 5-5 5-7 4-6 4-5 4-6 4-6 3-6 3-6 3-6 3-6 2-6 2-6 1-7 2-6 1-6 1h-6-7-6l-6-1-7-1-6-1-7-2-7-1-6-3-7-2-6-3-7-3-7-3-6-4-7-4-7-5-7-4-7-5-7-6-6-6-7-6-7-6-7-7-25-27-20-27-14-26-10-26-4-27 1-25 6-25 10-24 16-25 22-23 6-6 6-6 6-5 6-5 6-5 6-4 7-4 6-4 6-3 6-3 6-2 6-3 7-2 6-1 6-1 6-1 6-1h7 6 6l6 1 7 1 6 1 6 2 7 2 6 2 6 3 7 3 7 3 6 4 7 4 6 4 7 4 6 5 7 5 6 6 7 6 7 6 6 6zM262 120l-6-6-6-5-6-5-5-5-6-5-5-5-6-4-5-4-5-3-5-3-5-3-5-3-5-3-4-2-5-1-5-2-4-2-4-1-5-1h-4l-4-1h-4-4-4l-4 1h-4l-4 1-3 1-4 2-4 1-3 2-4 2-3 2-4 2-3 2-4 3-3 3-4 3-3 3-3 3-3 3-4 4-2 4-3 3-3 4-3 3-2 4-2 3-2 4-2 4-1 3-2 4-1 4-1 4v4l-1 4v4 4 4l1 5v4l1 4 1 5 2 4 1 5 2 5 2 6 2 4 3 5 3 5 3 5 3 5 4 6 4 5 5 5 4 6 5 5 5 6 6 6 6 6 6 6 6 6 6 5 6 5 5 5 6 4 5 4 6 4 5 3 5 4 5 2 5 3 5 2 5 2 5 2 4 2 5 1 4 1 5 1 4 1h4l4 1h4l4-1h4l4-1 4-1 3-1 4-1 4-1 3-2 4-2 3-2 3-2 4-2 3-3 3-2 3-3 4-3 2-3 4-3 3-3 3-4 4-4 3-3 2-3 2-4 3-4 1-3 2-4 2-4 1-3 2-4v-4l1-4 1-4v-4-4-4-5l-1-4-1-4-1-5-1-5-2-4-2-5-2-6-2-5-3-5-3-4-4-6-4-5-3-5-4-6-5-5-4-6-6-6-5-6-6-6z">
          <text:p/>
        </draw:path>
        <draw:polygon draw:style-name="gr9" draw:text-style-name="P9" draw:layer="layout" svg:width="0.389cm" svg:height="0.393cm" svg:x="25.293cm" svg:y="19.65cm" svg:viewBox="0 0 390 394" draw:points="359,145 363,150 366,154 369,158 372,162 375,166 377,170 379,174 381,178 383,182 385,187 386,191 387,195 388,200 389,204 389,209 390,213 390,218 389,222 389,227 388,232 388,237 387,241 385,246 384,251 382,256 380,261 378,266 375,270 373,275 370,280 367,286 364,291 360,295 357,300 353,305 348,311 344,316 340,321 335,326 330,331 325,335 321,340 316,344 311,348 307,352 303,355 298,359 293,363 289,366 285,369 280,372 276,374 272,377 267,379 263,381 258,383 254,385 250,387 246,388 241,390 237,391 233,392 228,393 224,393 219,394 215,394 211,394 206,394 202,393 197,393 193,392 189,391 183,389 178,388 174,386 170,384 165,382 160,380 156,377 151,375 183,329 189,331 194,334 200,336 205,337 211,338 216,339 221,339 227,339 232,338 238,336 243,335 249,333 255,330 260,327 266,323 272,319 278,314 284,309 290,304 296,298 299,295 302,292 304,289 307,286 309,284 312,281 314,278 316,275 318,273 320,270 322,267 324,264 326,262 327,259 329,256 330,254 331,251 332,248 333,245 334,243 335,240 335,237 336,235 336,232 336,230 336,227 336,225 336,222 335,219 335,217 334,214 333,212 332,209 331,207 329,204 328,202 326,200 324,197 322,195 320,192 317,190 315,188 312,186 310,184 308,183 305,182 303,180 300,179 297,179 295,178 292,178 289,178 286,178 284,178 281,178 278,178 275,179 272,179 269,180 266,181 263,182 260,183 257,185 254,186 250,188 247,189 244,191 240,192 237,195 233,197 229,199 226,201 222,203 218,205 214,208 210,210 206,212 202,214 197,217 193,219 189,222 184,224 180,226 176,228 172,231 168,233 164,235 160,237 156,239 152,242 147,244 143,245 139,247 135,249 131,250 127,252 122,253 118,254 114,255 110,256 106,257 102,258 97,258 93,258 89,258 85,258 81,258 77,257 73,256 69,256 65,255 61,253 57,252 53,250 49,248 45,245 41,242 37,239 33,236 30,232 23,225 17,218 12,210 8,202 5,194 2,186 0,178 0,169 0,161 1,152 2,142 5,133 8,124 13,114 18,105 24,96 31,86 39,76 47,67 57,57 65,49 74,41 83,34 91,27 99,21 108,17 116,12 125,8 133,5 141,3 150,1 158,0 166,0 174,1 182,2 191,4 200,7 208,10 216,14 224,20 189,64 186,62 183,61 181,60 178,58 176,58 174,57 171,56 168,56 166,55 163,55 161,55 158,55 156,55 153,55 151,55 148,55 146,56 143,56 140,57 138,58 135,58 133,60 130,61 128,62 126,63 123,64 121,66 118,67 116,69 113,70 111,72 108,74 106,76 104,78 101,80 99,81 97,84 94,86 92,88 90,90 84,96 79,102 74,107 70,113 66,118 63,123 60,128 58,133 56,138 55,143 54,148 54,153 54,157 55,161 56,166 57,170 59,174 62,178 65,182 68,185 70,187 72,189 75,191 77,192 79,194 81,195 84,196 86,197 89,197 91,198 93,198 96,198 98,198 101,198 104,198 106,197 109,197 112,196 115,196 117,195 120,194 123,193 126,192 129,190 132,189 135,188 138,186 141,184 145,183 148,180 152,179 155,177 158,174 162,172 165,170 169,168 173,166 177,164 181,161 184,159 188,157 191,156 194,154 196,153 199,151 202,149 205,148 207,147 210,144 213,142 215,141 218,139 221,138 224,136 227,135 230,134 233,132 236,131 238,130 241,128 244,127 247,126 250,125 253,124 256,123 259,122 262,121 265,120 268,120 271,119 274,118 277,118 280,117 283,117 286,117 288,116 292,116 294,116 298,116 300,117 303,117 306,117 309,118 312,118 315,119 318,120 321,121 324,122 327,123 330,124 333,126 336,128 339,129 342,131 345,133 347,135 351,138 353,140 356,142">
          <text:p/>
        </draw:polygon>
        <draw:polygon draw:style-name="gr9" draw:text-style-name="P9" draw:layer="layout" svg:width="0.403cm" svg:height="0.342cm" svg:x="25.472cm" svg:y="19.446cm" svg:viewBox="0 0 404 343" draw:points="404,268 402,271 401,273 399,276 398,278 396,281 395,283 393,286 391,288 389,290 387,293 386,295 384,298 382,300 380,303 378,305 375,308 373,310 371,313 368,316 365,319 355,328 344,335 333,340 322,343 311,343 300,341 288,337 277,331 265,322 253,311 77,134 46,165 14,133 46,101 0,29 29,0 89,59 138,10 170,42 121,91 287,258 291,262 295,265 298,268 302,271 305,273 308,274 312,276 314,277 318,278 320,279 323,279 326,278 329,278 332,277 335,276 337,274 341,272 343,270 347,267 349,265 351,263 352,262 353,261 354,259 355,258 356,257 358,255 359,254 360,253 361,251 362,250 363,248 364,247 365,245 366,244 367,242 368,241 369,239 370,237 372,236">
          <text:p/>
        </draw:polygon>
        <draw:polygon draw:style-name="gr9" draw:text-style-name="P9" draw:layer="layout" svg:width="0.309cm" svg:height="0.389cm" svg:x="25.65cm" svg:y="19.288cm" svg:viewBox="0 0 310 390" draw:points="266,390 63,187 61,185 60,183 58,182 56,180 54,178 53,177 51,175 49,174 48,172 46,170 44,168 42,166 41,165 39,163 37,162 36,160 34,158 32,157 30,155 29,153 27,152 25,151 24,149 22,147 21,146 19,145 18,143 16,142 14,140 13,139 12,138 10,136 9,135 7,134 6,133 5,131 4,130 2,129 1,128 0,127 41,85 43,86 44,87 45,89 46,90 48,91 49,92 50,94 52,95 53,96 55,98 56,99 58,101 59,102 61,103 62,104 64,106 66,107 67,109 69,110 70,112 72,113 73,115 75,116 77,117 78,119 79,120 81,122 83,123 84,125 85,126 87,127 88,128 89,129 91,131 92,132 93,133 94,134 95,135 96,136 97,137 98,136 96,132 94,128 92,125 91,121 89,117 87,114 86,110 84,107 83,104 82,101 81,97 80,94 79,91 78,87 78,85 77,81 77,78 76,75 76,73 76,70 76,67 76,64 77,61 77,59 77,56 78,53 79,50 80,48 81,45 82,42 83,39 85,37 86,34 88,31 90,29 92,26 95,23 97,20 99,18 102,15 103,14 104,13 105,12 107,11 108,10 109,9 110,8 111,7 112,6 113,6 114,5 115,4 116,4 117,3 118,2 119,1 120,1 121,0 122,0 164,40 162,41 161,41 160,42 159,43 158,43 157,44 155,45 154,46 153,47 151,48 149,49 148,50 146,51 145,53 144,54 142,55 141,56 140,58 138,59 136,61 134,64 131,67 129,70 126,73 125,77 122,80 121,83 120,86 119,90 118,93 117,97 116,101 116,104 116,108 116,111 116,115 117,119 117,122 119,126 119,130 121,133 122,137 123,141 125,145 127,148 129,152 131,156 133,160 136,164 138,168 141,172 144,176 147,180 150,184 154,188 158,192 161,196 165,200 169,204 172,208 310,345">
          <text:p/>
        </draw:polygon>
        <draw:path draw:style-name="gr9" draw:text-style-name="P9" draw:layer="layout" svg:width="0.465cm" svg:height="0.402cm" svg:x="25.858cm" svg:y="19.086cm" svg:viewBox="0 0 466 403" svg:d="M294 364l-8 8-8 7-8 6-8 5-8 4-8 3-8 3-8 2-8 1h-8-9l-8-2-7-2-8-2-8-4-8-4-7-5-8-5-7-6-8-7-5-7-5-5-4-5-4-5-3-5-3-6-3-5-2-5-2-6-2-5-1-5-1-6-1-5v-5-5-5-6l1-5 1-5 1-5 1-5 2-5 2-5 2-5 2-5 2-5 3-5 3-5 3-5 3-5 4-4 3-5 4-5 3-5 4-4 4-5 4-4 4-5 4-4 4-4 58-61-14-14-4-3-3-3-3-3-3-3-3-2-4-2-3-3-3-2-3-2-2-1-4-2-2-1-3-1-3-1-3-1-3-1-3-1h-3-3-2-3-3-3l-3 1h-3l-2 2h-3l-3 2-3 1-3 1-2 2-3 1-3 2-3 2-3 2-3 2-2 3-3 2-3 3-3 3-2 2-3 3-2 2-2 3-3 2-2 3-1 2-2 3-2 2-2 2-1 3-2 2-1 3-2 2-1 3-1 2-1 2-1 3v2l-1 3-1 2v3 2 3 2 3 2l1 3v2l1 3v3l1 2 2 2 1 3 1 3 1 3 2 2 2 3 2 3 2 3-50 41-2-3-3-4-2-4-2-4-2-3-2-4-2-4-1-4-2-4-1-4-1-3-1-5-1-4-1-4v-4l-1-4v-5l1-4v-4l1-5v-4l1-4 1-5 2-5 1-4 2-5 2-4 2-5 3-5 2-4 3-5 3-5 4-5 3-6 4-4 4-6 5-5 4-5 5-5 6-6 10-9 9-9 10-7 10-7 10-6 10-4 9-4 10-3 10-2h9l10-1 9 1 10 2 9 3 9 3 9 5 9 5 9 7 9 7 8 8 115 114 4 3 3 4 4 3 4 3 3 3 4 2 3 2 3 2 3 1 3 1 3 1h3 3 3l3-1 3-1 3-2 3-2 3-2 3-3v-1h1l1-1v-1l1-1h1v-1l1-1 1-1 1-1 1-1v-1l1-1v-1l1-1h1v-1l1-1v-1l28 27-2 3-1 1-1 2-2 3-1 1-1 2-2 2-1 2-2 2-1 2-1 2-2 1-2 2-1 2-2 2-1 2-2 2-2 1-2 2-1 2-3 3-2 2-3 2-2 2-3 2-2 2-3 1-2 2-2 1-3 2-2 1h-3l-2 1-3 1h-2-3l-2 1h-2-3-2l-3-1h-2-3l-2-1-3-1-2-1-3-1-2-1-3-1-2-1-3-2-4-1-2-2-3-2-3-2-2-2-3-2-3-2-2-2-3-3-2 2 1 4 2 3v5l1 4 1 3 1 4v4l1 4v4 3l1 4v4 3 4 4 3l-1 4v4l-1 4v3l-1 4-1 4-1 3-2 4-1 4-2 3-1 4-2 3-2 4-2 4-2 3-2 4-3 4-3 3-2 4-3 4-3 3-4 4-3 4zM271 321l5-5 3-4 4-4 3-5 3-4 3-5 2-4 3-4 2-5 1-5 2-4 1-5 1-5 1-4 1-5 1-4v-5-5-4-4l-1-5v-4l-1-4-1-5v-4l-2-4-1-4-1-4-2-4-2-4-2-4-1-3-3-4-2-4-2-3-2-3-2-3-3-3-2-3-3-2-21-22-47 49-3 3-4 4-2 3-4 3-2 4-3 3-3 3-3 3-2 4-3 3-2 3-2 4-2 3-2 3-2 4-2 3-1 3-2 4-1 3-1 4-1 3v3l-1 4v3l-1 4v3l1 4v3l1 4 1 3 1 4 1 3 1 3 3 4 1 4 3 3 3 4 2 3 4 4 3 3 4 4 5 4 4 3 4 3 5 2 4 3 5 1 4 1 5 1h5 4l5-1 4-1 5-1 5-3 4-2 4-3 5-3 4-4z">
          <text:p/>
        </draw:path>
        <draw:polygon draw:style-name="gr9" draw:text-style-name="P9" draw:layer="layout" svg:width="0.369cm" svg:height="0.37cm" svg:x="26.141cm" svg:y="18.818cm" svg:viewBox="0 0 370 371" draw:points="117,251 121,255 126,260 131,264 135,268 139,272 144,276 149,279 153,283 157,286 162,289 166,292 171,295 175,298 180,300 184,303 188,305 193,307 197,308 201,310 206,311 210,312 215,313 219,314 223,314 227,314 231,314 235,314 240,313 244,313 249,312 253,310 257,309 261,307 265,305 269,303 273,301 277,298 280,295 284,291 288,288 292,283 296,278 300,273 303,268 306,263 309,258 310,253 312,247 313,242 314,236 315,230 314,224 314,219 313,213 311,207 309,201 306,195 303,189 299,182 295,176 342,135 345,139 347,143 350,146 352,151 355,155 357,159 358,163 361,167 362,172 364,176 365,181 367,185 368,191 369,195 369,200 370,205 370,209 370,214 370,219 370,224 370,228 370,233 369,238 368,243 367,248 365,253 364,258 362,262 361,267 358,273 356,278 353,283 351,287 347,292 344,297 340,302 337,307 333,312 328,316 323,321 317,327 311,333 305,338 299,343 292,347 286,351 280,355 273,358 267,361 261,363 254,365 248,367 240,368 234,370 228,370 221,371 215,371 208,371 202,370 195,370 189,369 183,367 176,365 170,363 164,361 157,359 151,356 145,353 139,350 133,346 126,342 120,338 114,333 108,329 102,324 96,319 90,314 84,309 78,303 72,298 67,292 62,287 57,282 53,277 48,272 44,266 40,261 37,256 33,252 30,247 27,242 24,237 21,232 18,227 16,222 14,217 12,213 10,208 8,203 6,199 5,194 4,189 3,184 2,179 1,175 0,170 0,166 0,162 0,158 0,154 0,149 0,145 0,141 1,137 1,133 2,129 3,125 4,121 5,118 6,114 7,110 9,106 10,102 12,99 14,95 16,92 17,88 19,85 22,82 24,78 26,75 28,71 31,68 33,65 35,62 38,59 41,56 43,53 46,50 49,47 53,43 58,39 62,35 67,31 71,28 76,24 80,22 85,19 90,16 94,14 99,12 104,10 108,8 113,6 118,5 122,4 127,3 132,2 136,1 141,1 145,0 150,0 155,0 159,0 164,1 168,1 173,2 177,3 182,4 186,5 191,7 195,8 199,10 204,12 208,13 212,16 216,18 220,20 224,23 228,25 186,74 181,70 176,67 171,64 166,62 161,60 156,59 150,57 145,57 140,56 134,56 129,57 124,58 118,59 113,61 108,63 103,66 97,70 92,73 87,78 82,83 78,87 75,90 72,94 69,98 66,102 64,105 62,109 60,113 58,117 57,120 56,124 55,128 54,132 54,136 53,139 53,143 53,148 54,151 54,155 55,160 56,163 58,168 59,172 61,176 63,180 65,185 67,190 70,194 73,199 76,203 79,207 82,212 86,217 90,222 94,226 98,231 103,236 107,241 112,246">
          <text:p/>
        </draw:polygon>
        <draw:path draw:style-name="gr9" draw:text-style-name="P9" draw:layer="layout" svg:width="0.463cm" svg:height="0.402cm" svg:x="26.386cm" svg:y="18.559cm" svg:viewBox="0 0 464 403" svg:d="M294 365l-8 7-8 7-8 6-8 5-8 4-8 3-8 3-9 2-8 1h-8-9l-8-2-8-2-8-2-7-4-8-4-7-5-8-5-8-6-7-7-5-6-5-5-4-5-4-5-3-6-3-5-3-5-2-5-2-5-2-6-1-5-1-5-1-6v-5-5-5-6l1-5 1-5 1-5 1-5 2-5 2-5 2-5 2-5 2-5 3-5 3-5 3-5 3-5 4-4 3-5 4-5 3-4 4-5 4-4 4-5 3-5 5-4 3-4 59-60-14-15-4-4-3-3-3-3-3-3-4-2-2-2-4-3-3-2-3-1-3-2-3-2-2-1-4-1-2-2h-3l-3-1-3-1h-3-3-3-3-2-3l-3 1-3 1h-3l-2 2-3 1-3 1-3 1-2 2-3 1-3 2-3 2-3 2-3 2-2 3-3 2-3 3-3 3-2 3-3 3-2 2-2 3-2 2-3 3-2 2-1 3-2 2-2 3-1 2-2 2-2 3-1 2-1 3-1 2-1 3-1 2-1 2v3l-1 2v3 2 3 2 3 2 3l1 3 1 2v2l1 3 1 3 2 2 1 3 1 3 2 2 2 3 2 3 2 2-50 42-3-3-2-4-2-4-2-3-2-4-2-4-2-4-1-4-2-4-1-4-1-4-1-4-1-4-1-4v-4-4-5-4-4l1-4v-5l1-4 1-5 1-5 2-4 2-5 2-4 2-5 3-5 2-4 3-5 3-5 4-5 3-6 4-6 4-4 5-6 4-5 5-5 6-6 10-9 9-9 10-7 10-7 10-5 10-5 10-4 9-3 10-1 9-2h10l9 1 10 2 9 3 9 3 9 5 9 6 9 6 10 7 8 8 114 115 4 4 3 3 4 3 4 3 3 3 4 2 3 2 3 2 3 1 3 1 3 1h3 3 3l3-1 3-1 3-2 3-2 3-2 3-3v-1h1l1-1v-1h1l1-1v-1l1-1 1-1v-1h1l1-1v-1l1-1v-1l1-1 1-1 1-1v-1l27 27-1 3-1 2-1 1-2 3-1 2-1 1-2 2-1 2-2 2-1 2-2 2-1 2-2 1-1 2-2 2-2 2-1 2-2 2-2 1-2 2-2 3-3 2-2 2-2 2-3 2-2 2-3 1-2 2-3 1-2 2-2 1h-3l-2 1-3 1h-2l-3 1h-2-3-2-3-2l-3-1h-2l-2-1-3-1h-2l-3-1-2-2-3-1-3-1-2-1-3-2-2-2-3-2-3-1-3-3-2-2-3-2-3-2-2-3-2 2 1 4 1 4 1 4 1 4 1 3v4l1 4 1 4v4l1 3v4 4 3 4 4 4 3l-1 4-1 4-1 3v4l-1 4-1 3-2 4-1 3-2 4-1 4-2 4-2 3-2 4-2 3-3 4-2 4-3 3-2 4-3 4-3 3-4 4-3 4zM271 321l4-4 4-4 4-4 3-4 3-5 3-4 2-5 2-4 3-5 1-5 2-4 1-5 1-5 1-4 1-5v-5l1-4v-4-5-4l-1-5v-4l-1-5-1-4-1-4-1-4-1-4-2-4-1-4-2-4-2-4-2-4-2-3-2-3-2-4-2-3-2-3-3-3-2-2-3-3-22-22-48 49-3 3-3 4-3 3-3 3-2 4-3 3-3 3-2 3-3 4-3 3-2 4-2 3-2 3-3 4-1 3-2 3-2 3-1 4-1 3-1 4-1 3v3l-1 4v3 4 3 4 3l1 4 1 3 1 4 1 3 1 4 2 3 2 4 3 3 2 4 3 3 4 4 3 3 4 4 5 4 4 3 4 3 5 2 4 2 5 2 4 1 5 1h5 4l5-1 5-1 5-2 4-1 5-3 4-3 5-3 4-3z">
          <text:p/>
        </draw:path>
        <draw:path draw:style-name="gr9" draw:text-style-name="P9" draw:layer="layout" svg:width="0.337cm" svg:height="0.5cm" svg:x="1.468cm" svg:y="9.033cm" svg:viewBox="0 0 338 501" svg:d="M338 251v14l-1 13v13l-1 12-2 12-1 12-2 11-2 11-2 10-2 10-3 9-3 9-3 8-4 9-3 8-4 7-4 7-4 7-4 7-5 6-4 5-5 6-5 5-5 4-5 5-6 4-6 4-5 3-6 3-6 3-7 2-6 2-6 2-7 2-6 1-7 1-7 1-7 1h-7l-7 1-7-1h-7l-6-1-7-1-7-1-7-1-6-2-6-2-7-2-6-2-6-3-6-3-5-3-6-4-6-4-5-5-5-4-5-5-5-6-5-5-4-6-5-7-4-6-3-8-4-7-4-8-3-8-3-9-3-9-3-9-2-10-2-10-2-11-2-11-1-12-1-12-1-12-1-13v-13-14-15-14l1-13 1-14 1-12 1-12 2-11 2-11 2-11 2-10 3-9 3-9 3-9 3-8 4-8 4-7 3-7 5-7 4-6 4-6 6-6 5-5 5-5 5-5 5-4 5-4 6-3 6-3 6-3 6-2 6-3 6-2 7-1 6-2 7-1 7-1 7-1 7-1h7 7 8 6l7 1 7 1 6 1 7 1 6 2 6 1 6 2 7 3 6 2 5 3 6 3 6 3 5 4 6 4 5 5 4 5 5 5 5 6 5 6 4 6 4 7 4 7 3 7 4 8 3 8 3 9 3 9 3 9 2 10 3 11 1 11 2 11 1 12 2 12 1 14v13l1 14zM275 251v-12-11l-1-10v-11l-1-10-1-10-1-9-1-8-1-9-1-7-2-8-1-7-2-7-2-7-2-6-2-6-2-6-2-5-3-5-2-5-3-4-3-4-3-4-3-4-3-3-4-3-3-3-4-3-4-2-3-2-4-2-4-1-4-2-5-1-4-1-5-1-4-1h-5l-5-1h-5-5l-5 1h-5l-5 1-4 1-5 1-4 1-4 2-5 1-4 2-4 2-4 2-3 3-4 3-3 3-3 3-4 4-3 4-3 4-3 5-2 4-3 5-2 6-2 5-2 6-2 7-2 6-2 7-1 7-2 8-1 8-1 8-1 9-1 9-1 9-1 11v10 10l-1 11v12 11l1 10v11 9l1 10 1 9 1 9 1 9 1 8 1 8 2 7 1 8 2 6 2 7 2 6 2 6 2 6 3 6 2 4 3 5 3 5 3 4 3 4 3 4 3 3 3 3 4 4 4 2 3 2 4 3 4 2 4 1 5 2 4 1 4 1 5 1 5 1h4l5 1h5 5l5-1h4l5-1 4-1 5-1 4-1 4-2 4-1 4-2 4-3 4-2 3-2 4-4 3-3 4-3 2-4 4-4 2-4 3-5 3-5 3-4 2-6 2-6 2-6 2-6 2-7 2-6 2-8 1-7 2-8 1-8 1-9 1-9 1-9v-10l1-9 1-11v-10z">
          <text:p/>
        </draw:path>
        <draw:polygon draw:style-name="gr9" draw:text-style-name="P9" draw:layer="layout" svg:width="0.305cm" svg:height="0.485cm" svg:x="1.101cm" svg:y="7.139cm" svg:viewBox="0 0 306 486" draw:points="0,486 0,433 124,433 124,59 15,137 15,78 129,0 186,0 186,433 306,433 306,486">
          <text:p/>
        </draw:polygon>
        <draw:path draw:style-name="gr9" draw:text-style-name="P9" draw:layer="layout" svg:width="0.337cm" svg:height="0.5cm" svg:x="1.468cm" svg:y="7.131cm" svg:viewBox="0 0 338 501" svg:d="M338 251v14l-1 13v13l-1 13-2 12-1 11-2 11-2 11-2 10-2 10-3 9-3 9-3 9-4 8-3 8-4 7-4 8-4 6-4 7-5 6-4 6-5 5-5 5-5 5-5 4-6 4-6 4-5 3-6 3-6 3-7 3-6 2-6 1-7 2-6 2-7 1-7 1h-7l-7 1h-7-7l-7-1h-6l-7-1-7-1-7-2-6-2-6-1-7-2-6-3-6-3-6-3-5-3-6-4-6-4-5-4-5-5-5-5-5-5-5-6-4-6-5-6-4-7-3-7-4-8-4-8-3-8-3-8-3-10-3-9-2-10-2-10-2-10-2-12-1-11-1-12-1-13-1-13v-13-14-14-14l1-14 1-13 1-12 1-12 2-11 2-11 2-10 2-10 3-10 3-9 3-9 3-9 4-8 4-7 3-7 5-7 4-6 4-6 6-6 5-5 5-5 5-4 5-4 5-4 6-4 6-3 6-3 6-2 6-2 6-2 7-2 6-2 7-1 7-1 7-1h7l7-1h7 8l6 1h7l7 1 6 1 7 1 6 2 6 2 6 2 7 2 6 2 5 3 6 3 6 4 5 4 6 4 5 4 4 5 5 5 5 6 5 6 4 6 4 7 4 7 3 7 4 8 3 9 3 9 3 9 3 10 2 10 3 10 1 11 2 11 1 12 2 12 1 13v14l1 14zM275 251v-11-11l-1-11v-10l-1-10-1-9-1-9-1-9-1-8-1-8-2-8-1-7-2-7-2-7-2-6-2-6-2-5-2-7-3-5-2-4-3-5-3-4-3-4-3-4-3-3-4-3-3-3-4-3-4-2-3-2-4-2-4-1-4-2-5-1-4-1-5-1-4-1h-5-5-5-5-5-5l-5 1-4 1-5 1-4 1-4 2-5 1-4 2-4 2-4 2-3 3-4 3-3 3-3 3-4 4-3 4-3 4-3 5-2 5-3 5-2 6-2 5-2 6-2 7-2 7-2 7-1 7-2 7-1 8-1 8-1 9-1 9-1 9-1 10v10 11l-1 11v11 11l1 11v10 10l1 10 1 9 1 9 1 8 1 8 1 8 2 8 1 7 2 7 2 6 2 7 2 6 2 5 3 6 2 5 3 5 3 4 3 4 3 4 3 4 3 4 3 3 4 3 4 3 3 2 4 2 4 2 4 2 5 1 4 1 4 2 5 1h5l4 1h5 5 5 5l4-1h5l4-1 5-2 4-1 4-1 4-2 4-2 4-2 4-2 3-3 4-3 3-3 4-4 2-4 4-4 2-4 3-4 3-5 3-5 2-6 2-5 2-6 2-7 2-6 2-7 2-7 1-8 2-8 1-8 1-8 1-9 1-9v-10l1-10 1-10v-11z">
          <text:p/>
        </draw:path>
        <draw:polygon draw:style-name="gr9" draw:text-style-name="P9" draw:layer="layout" svg:width="0.322cm" svg:height="0.492cm" svg:x="1.083cm" svg:y="5.23cm" svg:viewBox="0 0 323 493" draw:points="0,493 0,450 4,441 8,434 12,425 15,418 20,411 24,404 28,397 33,390 38,384 44,378 49,371 54,365 59,360 65,354 70,348 75,343 81,337 86,332 92,327 97,322 103,317 108,312 114,307 119,302 125,298 130,293 136,288 141,284 147,280 152,275 158,271 163,267 168,262 173,258 179,254 184,250 188,245 193,241 197,237 202,233 206,228 210,224 214,220 218,215 222,211 225,206 229,202 232,197 235,192 238,188 240,183 243,178 245,173 246,168 248,163 249,157 250,152 251,146 251,141 251,135 251,131 251,127 251,123 250,119 250,115 249,112 248,108 247,105 246,102 245,99 244,95 242,92 241,89 239,87 238,84 235,81 234,79 232,76 229,74 227,72 225,70 222,68 220,66 217,64 214,63 211,61 208,60 205,58 202,57 199,56 196,55 192,54 189,53 185,53 182,52 178,52 174,51 171,51 167,51 163,51 159,51 155,51 152,51 148,51 144,52 141,52 138,53 134,54 131,55 128,56 124,57 121,58 118,59 115,61 112,62 110,64 107,65 104,68 101,69 99,71 96,74 94,76 92,78 89,80 87,83 85,86 83,88 81,91 79,94 78,97 76,100 75,104 73,107 72,110 71,114 70,117 69,121 69,125 68,129 67,133 3,127 4,121 4,117 6,111 7,106 8,101 10,96 11,92 13,87 15,82 18,77 20,73 22,69 25,64 28,60 31,56 34,52 38,48 42,44 46,41 50,37 54,34 58,30 62,27 67,24 72,22 76,19 82,16 87,14 92,12 98,10 103,8 109,6 115,4 122,3 128,2 135,1 141,0 148,0 155,0 163,0 170,0 177,0 184,0 190,1 197,2 203,3 209,4 215,5 221,6 227,8 233,10 238,12 243,14 248,16 253,19 258,22 262,24 267,27 271,30 275,34 279,37 282,41 286,45 289,48 292,53 295,57 298,61 300,66 303,71 305,75 307,81 309,86 310,91 311,96 312,102 313,108 314,114 315,120 315,126 315,133 315,137 315,142 314,147 313,152 313,156 312,161 311,166 309,170 308,175 306,179 304,184 303,188 300,192 298,196 296,201 293,205 291,209 288,213 286,217 283,221 280,225 277,229 274,233 270,237 267,241 263,245 260,248 256,252 253,256 249,260 245,263 241,267 237,271 233,275 229,278 225,282 221,286 217,289 213,293 209,296 204,300 200,303 196,307 192,310 188,314 183,317 179,321 175,324 171,328 166,331 162,335 158,338 154,342 149,345 146,349 141,352 137,356 134,359 130,363 126,366 122,370 119,373 115,377 112,380 108,384 105,387 102,391 99,395 95,398 93,402 89,405 87,409 84,413 82,417 79,420 77,424 75,429 73,433 71,437 69,441 323,441 323,493">
          <text:p/>
        </draw:polygon>
        <draw:path draw:style-name="gr9" draw:text-style-name="P9" draw:layer="layout" svg:width="0.337cm" svg:height="0.499cm" svg:x="1.468cm" svg:y="5.23cm" svg:viewBox="0 0 338 500" svg:d="M338 251v13l-1 13v13l-1 13-2 12-1 11-2 11-2 11-2 11-2 9-3 10-3 8-3 9-4 8-3 8-4 8-4 7-4 7-4 6-5 6-4 6-5 6-5 5-5 4-5 5-6 4-6 3-5 4-6 3-6 2-7 3-6 2-6 2-7 2-6 1-7 1-7 1-7 1h-7-7-7-7l-6-1-7-1-7-1-7-1-6-2-6-2-7-2-6-3-6-2-6-3-5-4-6-3-6-4-5-5-5-4-5-5-5-6-5-6-4-6-5-6-4-7-3-7-4-8-4-7-3-8-3-9-3-9-3-9-2-10-2-10-2-11-2-11-1-12-1-12-1-13-1-12v-14-13-15-14l1-13 1-13 1-12 1-12 2-12 2-11 2-10 2-10 3-9 3-10 3-8 3-8 4-8 4-8 3-7 5-6 4-7 4-6 6-5 5-5 5-5 5-5 5-4 5-4 6-3 6-3 6-3 6-3 6-3 6-2 7-2 6-1 7-1 7-1 7-1 7-1h7 7 8 6l7 1 7 1 6 1 7 1 6 1 6 2 6 2 7 3 6 3 5 3 6 3 6 3 5 4 6 4 5 5 4 5 5 5 5 5 5 6 4 7 4 6 4 7 3 8 4 8 3 8 3 8 3 10 3 9 2 10 3 10 1 11 2 12 1 12 2 12 1 13v13l1 14zM275 251v-12-11l-1-11v-10l-1-10-1-9-1-9-1-9-1-8-1-8-2-7-1-8-2-6-2-7-2-6-2-6-2-6-2-5-3-5-2-5-3-4-3-5-3-3-3-4-3-4-4-3-3-3-4-2-4-2-3-3-4-1-4-2-4-1-5-2-4-1h-5l-4-1-5-1h-5-5-5-5l-5 1-5 1h-4l-5 1-4 2-4 1-5 2-4 1-4 3-4 2-3 2-4 3-3 3-3 4-4 4-3 4-3 4-3 4-2 5-3 5-2 5-2 6-2 6-2 6-2 7-2 7-1 7-2 8-1 7-1 9-1 8-1 9-1 10-1 10v10 10l-1 11v12 10l1 11v10 10l1 10 1 9 1 9 1 9 1 8 1 7 2 8 1 7 2 7 2 7 2 6 2 6 2 6 3 5 2 5 3 5 3 5 3 4 3 4 3 4 3 3 3 3 4 3 4 3 3 2 4 3 4 1 4 2 5 2 4 1 4 1 5 1h5l4 1 5 1h5 5l5-1 4-1h5l4-1 5-1 4-1 4-2 4-2 4-1 4-3 4-2 3-3 4-3 3-3 4-3 2-4 4-4 2-4 3-5 3-5 3-5 2-5 2-6 2-6 2-6 2-7 2-7 2-7 1-8 2-7 1-8 1-9 1-9 1-9v-10l1-10 1-10v-11z">
          <text:p/>
        </draw:path>
        <draw:polygon draw:style-name="gr9" draw:text-style-name="P9" draw:layer="layout" svg:width="0.335cm" svg:height="0.499cm" svg:x="1.074cm" svg:y="3.328cm" svg:viewBox="0 0 336 500" draw:points="336,359 336,365 335,372 335,378 334,384 333,390 332,396 331,402 329,407 327,413 325,419 323,424 320,429 318,434 315,439 312,443 308,448 305,452 301,456 297,460 293,464 289,467 285,471 280,474 275,477 270,479 265,482 259,485 254,487 248,489 242,491 235,493 229,494 223,496 216,497 209,498 202,499 194,500 187,500 179,500 171,500 163,500 154,500 146,499 138,499 130,498 122,497 115,495 108,493 102,492 94,490 88,487 82,485 77,482 71,479 66,477 61,473 57,470 52,467 48,463 43,460 40,456 36,452 33,448 29,444 26,440 23,436 21,431 18,427 16,423 13,418 12,412 10,407 8,402 7,398 5,393 4,388 3,383 2,378 1,373 0,368 65,362 65,366 66,370 67,373 67,377 69,381 70,384 71,387 72,391 73,394 74,397 76,400 78,403 79,406 82,409 83,412 85,414 88,418 90,421 92,423 96,425 98,427 101,430 104,432 107,434 110,436 113,437 117,439 120,440 123,442 127,443 131,444 135,445 139,446 143,447 147,448 152,448 157,449 162,449 166,449 171,449 181,449 189,448 198,447 206,445 213,443 220,441 227,438 233,435 239,431 245,426 250,421 254,416 259,409 262,403 265,396 267,389 269,382 271,374 271,365 272,357 272,351 271,346 271,341 270,337 268,332 267,328 266,324 264,320 262,317 260,314 257,310 255,307 252,304 249,302 246,299 243,296 240,294 237,292 234,290 230,288 226,286 223,285 219,283 215,281 212,280 207,279 204,278 200,277 195,276 191,275 187,275 183,274 179,274 175,274 171,273 168,273 164,273 160,273 157,273 153,273 118,273 118,219 152,219 155,219 159,219 162,218 166,218 170,218 173,218 177,217 181,217 185,216 188,215 192,214 196,213 199,213 203,211 206,210 210,209 213,207 216,206 219,204 223,202 226,200 229,198 232,196 235,193 237,191 240,188 242,186 244,183 247,180 249,176 250,173 252,170 254,166 255,162 256,158 257,154 258,149 259,145 259,140 259,135 259,127 258,120 257,113 255,106 253,100 250,94 248,89 244,83 240,78 236,74 231,69 226,66 220,62 214,59 207,57 200,55 193,53 185,52 177,51 168,51 160,51 152,52 145,53 138,54 131,56 124,59 118,61 112,65 107,68 102,72 97,77 91,81 87,86 84,92 80,97 78,103 76,110 74,117 72,124 71,131 9,126 10,120 11,114 12,108 13,102 15,96 17,91 19,86 21,80 24,75 27,71 29,66 32,61 35,57 39,53 42,49 46,45 49,41 53,38 57,35 61,31 65,28 70,25 74,23 79,20 84,18 89,15 94,13 100,11 105,9 111,8 116,6 122,5 127,4 133,3 139,2 145,1 151,1 157,0 163,0 169,0 177,0 185,0 192,1 199,2 206,2 213,4 220,5 226,7 232,8 238,10 244,12 250,15 255,17 260,19 265,22 270,25 274,28 279,31 283,35 286,38 290,41 294,45 297,49 300,53 303,57 305,61 308,65 310,69 312,74 314,79 315,83 317,88 318,93 319,98 320,103 321,108 322,113 322,118 322,123 322,128 322,133 322,137 322,141 322,145 321,149 320,153 320,157 319,161 318,165 317,169 315,172 314,176 313,179 311,183 309,186 307,189 306,193 303,196 301,199 298,202 296,205 293,208 290,210 288,213 284,216 281,218 278,220 274,223 271,225 267,228 263,229 259,231 255,233 250,235 246,237 241,238 236,240 231,241 226,242 221,243 221,245 227,245 232,247 238,248 243,249 248,250 253,251 258,253 263,255 267,256 272,258 276,260 280,262 284,265 288,267 292,269 295,272 299,275 302,278 305,280 308,284 310,286 313,290 316,293 318,296 320,300 322,303 324,307 326,310 327,314 329,318 330,322 331,326 333,330 333,334 334,338 335,342 335,346 336,350 336,355">
          <text:p/>
        </draw:polygon>
        <draw:path draw:style-name="gr9" draw:text-style-name="P9" draw:layer="layout" svg:width="0.337cm" svg:height="0.499cm" svg:x="1.468cm" svg:y="3.328cm" svg:viewBox="0 0 338 500" svg:d="M338 250v13l-1 14v13l-1 12-2 12-1 12-2 11-2 10-2 11-2 10-3 9-3 9-3 8-4 9-3 8-4 8-4 7-4 7-4 6-5 7-4 5-5 6-5 5-5 5-5 4-6 4-6 4-5 3-6 3-6 3-7 2-6 2-6 2-7 2-6 1-7 1-7 1-7 1h-7-7-7-7l-6-1-7-1-7-1-7-1-6-2-6-2-7-2-6-2-6-3-6-3-5-3-6-4-6-4-5-4-5-5-5-5-5-6-5-5-4-6-5-7-4-7-3-7-4-8-4-8-3-8-3-9-3-9-3-9-2-10-2-10-2-11-2-11-1-12-1-12-1-12-1-13v-14-13-15-13l1-14 1-13 1-12 1-12 2-12 2-11 2-10 2-10 3-9 3-9 3-9 3-8 4-8 4-7 3-7 5-7 4-7 4-5 6-6 5-5 5-5 5-4 5-5 5-3 6-4 6-3 6-3 6-2 6-3 6-2 7-1 6-2 7-1 7-1 7-1 7-1h7 7 8 6l7 1 7 1 6 1 7 1 6 2 6 1 6 2 7 3 6 2 5 3 6 3 6 4 5 3 6 5 5 4 4 5 5 5 5 6 5 5 4 7 4 7 4 7 3 7 4 8 3 8 3 9 3 9 3 9 2 10 3 10 1 11 2 12 1 12 2 12 1 13v14l1 13zM275 250v-12-10l-1-11v-10l-1-10-1-10-1-9-1-8-1-8-1-8-2-8-1-7-2-7-2-7-2-6-2-6-2-6-2-5-3-5-2-5-3-4-3-4-3-4-3-4-3-3-4-4-3-2-4-3-4-2-3-2-4-2-4-2-4-1-5-1-4-1-5-1-4-1h-5l-5-1h-5-5l-5 1h-5l-5 1-4 1-5 1-4 1-4 1-5 2-4 2-4 2-4 2-3 3-4 3-3 3-3 3-4 4-3 4-3 4-3 5-2 4-3 5-2 6-2 5-2 6-2 7-2 6-2 7-1 7-2 8-1 8-1 8-1 9-1 9-1 9-1 10v10 11l-1 10v12 11l1 10v10 11l1 9 1 9 1 9 1 9 1 8 1 8 2 7 1 7 2 7 2 7 2 6 2 6 2 6 3 5 2 6 3 4 3 5 3 4 3 5 3 4 3 3 3 4 4 2 4 3 3 3 4 2 4 2 4 1 5 2 4 1 4 1 5 1 5 1h4l5 1h5 5l5-1h4l5-1 4-1 5-1 4-1 4-2 4-1 4-2 4-2 4-3 3-3 4-2 3-4 4-3 2-4 4-5 2-4 3-5 3-4 3-6 2-5 2-6 2-6 2-6 2-7 2-7 2-7 1-7 2-8 1-8 1-9 1-9 1-9v-9l1-11 1-10v-10z">
          <text:p/>
        </draw:path>
        <draw:path draw:style-name="gr9" draw:text-style-name="P9" draw:layer="layout" svg:width="0.355cm" svg:height="0.485cm" svg:x="1.064cm" svg:y="1.434cm" svg:viewBox="0 0 356 486" svg:d="M288 376v110h-59v-110h-229v-48l223-328h65v327h68v49zM229 69v1 1 1h-1v1 1h-1v1l-1 1v2h-1l-1 1v1l-1 1v2l-1 1-1 1v1l-1 1-1 2-1 1v1l-1 1-1 2v1l-1 1-1 2v1l-1 1-1 1-1 2v1l-1 1-1 1v1l-1 1v1l-1 1v1l-126 184-1 1v1l-1 1v1h-1l-1 1v1l-1 1-1 1v1l-1 1v1h-1l-1 1-1 2-1 1-1 1v1l-1 1-1 1v1l-1 1-1 1v1h-1l-1 1v1l-1 1-1 1v1l-1 1h-1v1h-1v1l-1 1h172z">
          <text:p/>
        </draw:path>
        <draw:path draw:style-name="gr9" draw:text-style-name="P9" draw:layer="layout" svg:width="0.337cm" svg:height="0.5cm" svg:x="1.468cm" svg:y="1.426cm" svg:viewBox="0 0 338 501" svg:d="M338 250v14l-1 13v13l-1 12-2 12-1 13-2 11-2 11-2 10-2 10-3 9-3 9-3 9-4 8-3 8-4 8-4 7-4 7-4 6-5 6-4 6-5 5-5 5-5 5-5 4-6 4-6 4-5 3-6 3-6 3-7 2-6 3-6 2-7 1-6 2-7 1-7 1h-7l-7 1h-7-7l-7-1h-6l-7-1-7-1-7-2-6-1-6-2-7-3-6-2-6-3-6-3-5-3-6-4-6-4-5-4-5-5-5-5-5-5-5-6-4-6-5-6-4-7-3-7-4-8-4-8-3-8-3-9-3-8-3-10-2-9-2-11-2-11-2-11-1-12-1-12-1-13-1-13v-13-14-14-14l1-14 1-12 1-13 1-12 2-11 2-11 2-10 2-10 3-10 3-9 3-8 3-9 4-7 4-8 3-7 5-7 4-6 4-6 6-6 5-5 5-5 5-4 5-4 5-4 6-4 6-3 6-2 6-3 6-2 6-2 7-2 6-1 7-2 7-1h7l7-1 7-1h7 8l6 1 7 1h7l6 1 7 2 6 1 6 2 6 2 7 2 6 3 5 2 6 3 6 4 5 4 6 4 5 4 4 5 5 5 5 6 5 6 4 6 4 7 4 7 3 8 4 7 3 9 3 8 3 9 3 10 2 10 3 10 1 11 2 11 1 12 2 13 1 12v14l1 14zM275 250v-11-11l-1-11v-10l-1-10-1-9-1-9-1-9-1-8-1-8-2-7-1-8-2-7-2-6-2-7-2-6-2-5-2-6-3-4-2-5-3-5-3-4-3-4-3-4-3-3-4-3-3-3-4-2-4-3-3-2-4-2-4-1-4-1-5-2-4-1-5-1h-4l-5-1h-5-5-5-5l-5 1h-5l-4 1-5 1-4 2-4 1-5 1-4 2-4 2-4 3-3 2-4 3-3 3-3 4-4 3-3 4-3 5-3 4-2 5-3 5-2 5-2 6-2 6-2 6-2 6-2 7-1 8-2 7-1 8-1 9-1 8-1 9-1 9-1 10v10 11l-1 11v11 11l1 11v10 10l1 9 1 10 1 9 1 9 1 8 1 8 2 8 1 7 2 7 2 6 2 7 2 6 2 5 3 6 2 5 3 5 3 4 3 5 3 4 3 3 3 4 3 3 4 3 4 3 3 2 4 2 4 2 4 2 5 1 4 2 4 1h5l5 1 4 1h5 5 5 5l4-1 5-1h4l5-1 4-2 4-1 4-2 4-2 4-2 4-2 3-3 4-3 3-3 4-4 2-3 4-4 2-5 3-4 3-5 3-5 2-6 2-5 2-6 2-7 2-6 2-7 2-7 1-8 2-8 1-8 1-9 1-9 1-10v-9l1-10 1-10v-11z">
          <text:p/>
        </draw:path>
        <draw:path draw:style-name="gr9" draw:text-style-name="P9" draw:layer="layout" svg:width="0.337cm" svg:height="0.499cm" svg:x="1.468cm" svg:y="17.594cm" svg:viewBox="0 0 338 500" svg:d="M338 250v14l-1 13v13l-1 13-2 12-1 11-2 11-2 11-2 10-2 10-3 9-3 10-3 8-4 8-3 8-4 8-4 7-4 7-4 6-5 6-4 6-5 5-5 5-5 5-5 4-6 4-6 4-5 3-6 4-6 2-7 3-6 2-6 2-7 2-6 1-7 1-7 1h-7l-7 1h-7-7l-7-1h-6l-7-1-7-1-7-1-6-2-6-2-7-2-6-3-6-2-6-4-5-3-6-4-6-4-5-4-5-5-5-5-5-5-5-6-4-6-5-6-4-7-3-7-4-8-4-8-3-8-3-8-3-9-3-9-2-10-2-11-2-11-2-10-1-12-1-12-1-13-1-12v-14-14-14-14l1-14 1-12 1-13 1-12 2-11 2-11 2-10 2-10 3-11 3-9 3-8 3-9 4-7 4-8 3-7 5-7 4-6 4-6 6-6 5-4 5-5 5-5 5-4 5-4 6-3 6-3 6-3 6-3 6-2 6-2 7-2 6-1 7-2 7-1h7l7-1h7 7 8 6l7 1h7l6 1 7 2 6 1 6 2 6 2 7 2 6 3 5 3 6 3 6 3 5 4 6 4 5 5 4 5 5 4 5 6 5 6 4 6 4 7 4 7 3 8 4 7 3 9 3 8 3 9 3 11 2 10 3 10 1 11 2 11 1 12 2 13 1 12v14l1 14zM275 250v-11-11l-1-11v-10l-1-10-1-9-1-9-1-9-1-8-1-8-2-7-1-8-2-6-2-7-2-8-2-6-2-5-2-5-3-5-2-5-3-5-3-4-3-4-3-4-3-3-4-3-3-3-4-2-4-3-3-1-4-3-4-1-4-1-5-2-4-1-5-1h-4l-5-1h-5-5-5-5l-5 1h-5l-4 1-5 1-4 2-4 1-5 1-4 3-4 1-4 3-3 2-4 3-3 3-3 4-4 4-3 4-3 4-3 4-2 5-3 5-2 5-2 6-2 6-2 7-2 7-2 7-1 7-2 7-1 8-1 9-1 8-1 9-1 9-1 10v11 10l-1 11v11 11l1 11v10 10l1 10 1 9 1 9 1 8 1 8 1 8 2 8 1 7 2 7 2 6 2 7 2 6 2 5 3 6 2 5 3 5 3 5 3 4 3 4 3 4 3 3 3 3 4 3 4 3 3 2 4 2 4 2 4 2 5 1 4 2 4 1 5 1 5 1h4 5 5 5 5 4l5-1 4-1 5-1 4-2 4-1 4-2 4-2 4-2 4-2 3-3 4-3 3-3 4-3 2-4 4-4 2-4 3-5 3-5 3-5 2-6 2-5 2-6 2-7 2-6 2-7 2-7 1-8 2-8 1-8 1-8 1-9 1-9v-10l1-10 1-10v-11z">
          <text:p/>
        </draw:path>
        <draw:polygon draw:style-name="gr9" draw:text-style-name="P9" draw:layer="layout" svg:width="0.305cm" svg:height="0.486cm" svg:x="1.101cm" svg:y="15.699cm" svg:viewBox="0 0 306 487" draw:points="0,487 0,434 124,434 124,59 15,138 15,80 129,0 186,0 186,434 306,434 306,487">
          <text:p/>
        </draw:polygon>
        <draw:path draw:style-name="gr9" draw:text-style-name="P9" draw:layer="layout" svg:width="0.337cm" svg:height="0.499cm" svg:x="1.468cm" svg:y="15.692cm" svg:viewBox="0 0 338 500" svg:d="M338 251v13l-1 14v12l-1 13-2 12-1 12-2 11-2 10-2 10-2 10-3 10-3 9-3 8-4 9-3 7-4 8-4 7-4 7-4 7-5 6-4 5-5 6-5 4-5 5-5 5-6 4-6 3-5 4-6 3-6 3-7 2-6 2-6 2-7 2-6 1-7 1-7 1-7 1h-7-7-7-7l-6-1-7-1-7-1-7-1-6-2-6-2-7-2-6-2-6-3-6-3-5-4-6-3-6-4-5-5-5-5-5-4-5-6-5-5-4-6-5-7-4-7-3-7-4-7-4-8-3-8-3-9-3-9-3-9-2-10-2-10-2-11-2-11-1-12-1-12-1-12-1-13v-14-13-15-14l1-13 1-13 1-12 1-12 2-12 2-10 2-11 2-10 3-9 3-9 3-9 3-8 4-8 4-8 3-7 5-6 4-7 4-5 6-6 5-5 5-5 5-4 5-5 5-5 6-3 6-3 6-3 6-3 6-2 6-2 7-2 6-1 7-1 7-1 7-1 7-1h7 7 8 6l7 1 7 1 6 1 7 1 6 1 6 2 6 2 7 2 6 3 5 3 6 3 6 3 5 5 6 5 5 4 4 5 5 5 5 6 5 5 4 7 4 6 4 7 3 8 4 8 3 8 3 9 3 9 3 9 2 10 3 11 1 10 2 12 1 12 2 12 1 13v13l1 14zM275 251v-12-11l-1-10v-11l-1-9-1-10-1-9-1-9-1-8-1-7-2-8-1-7-2-7-2-7-2-6-2-6-2-6-2-5-3-5-2-5-3-4-3-5-3-4-3-3-3-4-4-3-3-3-4-2-4-2-3-2-4-2-4-2-4-1-5-1-4-1-5-1-4-1h-5l-5-1h-5-5l-5 1h-5l-5 1-4 1-5 1-4 1-4 1-5 2-4 2-4 2-4 2-3 3-4 3-3 3-3 3-4 4-3 4-3 4-3 5-2 4-3 5-2 6-2 5-2 6-2 6-2 7-2 7-1 7-2 8-1 8-1 8-1 9-1 8-1 10-1 9v11 10l-1 11v12 10l1 11v11 10l1 9 1 9 1 9 1 8 1 9 1 8 2 7 1 7 2 7 2 7 2 6 2 6 2 6 3 5 2 6 3 4 3 5 3 4 3 4 3 4 3 3 3 3 4 3 4 3 3 3 4 2 4 2 4 1 5 2 4 1 4 1 5 1 5 1h4 5l5 1 5-1h5 4l5-1 4-1 5-1 4-1 4-2 4-1 4-2 4-2 4-3 3-3 4-3 3-3 4-3 2-4 4-4 2-4 3-5 3-4 3-6 2-5 2-6 2-6 2-6 2-7 2-7 2-7 1-7 2-8 1-9 1-8 1-9 1-9v-9l1-10 1-11v-11z">
          <text:p/>
        </draw:path>
        <draw:polygon draw:style-name="gr9" draw:text-style-name="P9" draw:layer="layout" svg:width="0.322cm" svg:height="0.493cm" svg:x="1.083cm" svg:y="13.79cm" svg:viewBox="0 0 323 494" draw:points="0,494 0,450 4,442 8,435 12,427 15,419 20,412 24,405 28,399 33,392 38,385 44,379 49,373 54,367 59,361 65,355 70,349 75,344 81,339 86,334 92,328 97,323 103,318 108,313 114,309 119,304 125,299 130,294 136,290 141,286 147,281 152,277 158,273 163,268 168,264 173,260 179,255 184,251 188,247 193,243 197,238 202,234 206,229 210,224 214,220 218,215 222,211 225,207 229,202 232,197 235,193 238,188 240,183 243,179 245,174 246,169 248,163 249,158 250,152 251,147 251,141 251,135 251,131 251,127 251,123 250,120 250,116 249,112 248,109 247,105 246,102 245,99 244,96 242,93 241,90 239,87 238,85 235,82 234,79 232,77 229,75 227,73 225,70 222,68 220,67 217,65 214,63 211,62 208,60 205,59 202,58 199,57 196,56 192,55 189,54 185,53 182,53 178,52 174,52 171,51 167,51 163,51 159,51 155,51 152,52 148,52 144,53 141,53 138,54 134,55 131,55 128,56 124,57 121,58 118,60 115,61 112,63 110,64 107,66 104,68 101,70 99,72 96,74 94,76 92,79 89,81 87,84 85,86 83,89 81,92 79,94 78,98 76,101 75,104 73,107 72,111 71,114 70,118 69,121 69,125 68,129 67,133 3,127 4,122 4,117 6,112 7,107 8,102 10,97 11,92 13,87 15,83 18,78 20,73 22,69 25,65 28,61 31,56 34,53 38,49 42,45 46,41 50,38 54,34 58,31 62,28 67,25 72,22 76,19 82,17 87,14 92,12 98,10 103,8 109,7 115,5 122,4 128,3 135,2 141,1 148,1 155,0 163,0 170,0 177,1 184,1 190,2 197,2 203,3 209,5 215,6 221,7 227,9 233,11 238,13 243,15 248,17 253,19 258,22 262,25 267,28 271,31 275,34 279,38 282,41 286,45 289,49 292,53 295,57 298,62 300,66 303,71 305,76 307,81 309,86 310,92 311,97 312,103 313,109 314,114 315,121 315,127 315,133 315,138 315,143 314,148 313,152 313,157 312,162 311,166 309,171 308,175 306,180 304,184 303,188 300,193 298,197 296,201 293,205 291,209 288,214 286,218 283,222 280,226 277,230 274,234 270,238 267,242 263,246 260,250 256,254 253,257 249,261 245,265 241,269 237,272 233,276 229,280 225,284 221,287 217,291 213,294 209,298 204,301 200,305 196,308 192,312 188,315 183,319 179,322 175,326 171,329 166,333 162,336 158,340 154,343 149,347 146,350 141,354 137,357 134,361 130,364 126,368 122,371 119,375 115,378 112,382 108,385 105,389 102,393 99,396 95,400 93,403 89,407 87,411 84,414 82,418 79,422 77,426 75,430 73,433 71,437 69,441 323,441 323,494">
          <text:p/>
        </draw:polygon>
        <draw:path draw:style-name="gr9" draw:text-style-name="P9" draw:layer="layout" svg:width="0.337cm" svg:height="0.5cm" svg:x="1.468cm" svg:y="13.79cm" svg:viewBox="0 0 338 501" svg:d="M338 250v14l-1 13v13l-1 12-2 12-1 12-2 11-2 11-2 10-2 10-3 9-3 9-3 9-4 8-3 8-4 7-4 7-4 8-4 7-5 6-4 6-5 5-5 5-5 5-5 4-6 4-6 4-5 3-6 3-6 3-7 2-6 3-6 1-7 2-6 2-7 1h-7l-7 1h-7l-7 1-7-1h-7l-6-1h-7l-7-1-7-2-6-2-6-1-7-3-6-2-6-3-6-3-5-3-6-4-6-4-5-4-5-5-5-5-5-5-5-6-4-6-5-7-4-7-3-7-4-8-4-8-3-8-3-9-3-9-3-9-2-10-2-10-2-11-2-11-1-11-1-12-1-13-1-13v-13-14-14-15l1-13 1-13 1-12 1-12 2-11 2-11 2-10 2-10 3-10 3-9 3-8 3-9 4-8 4-7 3-7 5-7 4-6 4-6 6-6 5-5 5-5 5-4 5-5 5-3 6-4 6-3 6-3 6-2 6-2 6-2 7-2 6-1 7-2 7-1 7-1h7l7-1h7 8l6 1h7l7 1 6 1 7 2 6 1 6 2 6 2 7 2 6 2 5 3 6 3 6 4 5 3 6 5 5 4 4 5 5 5 5 6 5 6 4 6 4 7 4 7 3 7 4 8 3 9 3 8 3 9 3 10 2 10 3 10 1 11 2 11 1 12 2 12 1 13v13l1 15zM275 250v-12-11l-1-10v-10l-1-10-1-9-1-10-1-8-1-8-1-8-2-8-1-7-2-7-2-6-2-7-2-6-2-5-2-6-3-5-2-5-3-4-3-4-3-4-3-4-3-3-4-3-3-3-4-3-4-2-3-2-4-2-4-1-4-2-5-1-4-1-5-1-4-1h-5-5l-5-1-5 1h-5-5l-5 1-4 1-5 1-4 1-4 2-5 1-4 2-4 2-4 2-3 3-4 3-3 3-3 3-4 4-3 4-3 4-3 5-2 5-3 5-2 5-2 6-2 6-2 6-2 7-2 6-1 8-2 7-1 8-1 8-1 9-1 9-1 9-1 10v10 11l-1 11v11 11l1 11v10 10l1 9 1 10 1 9 1 8 1 8 1 8 2 8 1 7 2 7 2 6 2 6 2 6 2 6 3 6 2 5 3 5 3 4 3 4 3 4 3 4 3 3 3 4 4 4 4 3 3 2 4 2 4 2 4 2 5 1 4 1 4 2 5 1h5l4 1h5 5 5 5l4-1h5l4-1 5-2 4-1 4-1 4-2 4-2 4-2 4-2 3-3 4-4 3-4 4-3 2-4 4-4 2-4 3-4 3-5 3-5 2-6 2-6 2-6 2-6 2-6 2-7 2-7 1-8 2-8 1-8 1-8 1-9 1-10v-9l1-10 1-10v-11z">
          <text:p/>
        </draw:path>
        <draw:polygon draw:style-name="gr9" draw:text-style-name="P9" draw:layer="layout" svg:width="0.335cm" svg:height="0.5cm" svg:x="1.074cm" svg:y="11.888cm" svg:viewBox="0 0 336 501" draw:points="336,360 336,367 335,373 335,380 334,386 333,392 332,398 331,403 329,409 327,415 325,420 323,425 320,430 318,435 315,440 312,444 308,448 305,453 301,457 297,460 293,464 289,468 285,471 280,474 275,477 270,480 265,483 259,485 254,488 248,490 242,492 235,494 229,495 223,496 216,498 209,499 202,500 194,500 187,501 179,501 171,501 163,501 154,501 146,500 138,499 130,498 122,497 115,496 108,494 102,492 94,490 88,488 82,485 77,483 71,480 66,477 61,474 57,471 52,467 48,464 43,460 40,457 36,453 33,449 29,445 26,441 23,436 21,432 18,428 16,423 13,418 12,414 10,409 8,404 7,399 5,394 4,390 3,385 2,380 1,374 0,369 65,364 65,367 66,371 67,375 67,379 69,382 70,386 71,389 72,392 73,396 74,399 76,402 78,405 79,408 82,411 83,414 85,416 88,419 90,421 92,424 96,426 98,428 101,430 104,432 107,434 110,436 113,438 117,439 120,441 123,442 127,443 131,445 135,446 139,447 143,447 147,448 152,449 157,449 162,449 166,450 171,450 181,449 189,449 198,448 206,446 213,444 220,441 227,439 233,435 239,431 245,427 250,422 254,417 259,411 262,405 265,398 267,391 269,384 271,375 271,367 272,358 272,353 271,348 271,343 270,337 268,333 267,329 266,325 264,321 262,317 260,314 257,311 255,308 252,305 249,302 246,299 243,297 240,295 237,293 234,290 230,289 226,287 223,285 219,283 215,282 212,281 207,280 204,278 200,278 195,277 191,276 187,276 183,275 179,275 175,274 171,274 168,274 164,273 160,273 157,273 153,273 118,273 118,219 152,219 155,219 159,219 162,219 166,219 170,218 173,218 177,218 181,217 185,216 188,216 192,215 196,214 199,213 203,212 206,211 210,209 213,208 216,206 219,205 223,203 226,201 229,199 232,196 235,194 237,191 240,189 242,186 244,183 247,180 249,177 250,174 252,170 254,166 255,162 256,159 257,154 258,150 259,145 259,141 259,136 259,128 258,121 257,114 255,107 253,101 250,95 248,89 244,84 240,79 236,74 231,70 226,66 220,63 214,60 207,57 200,55 193,54 185,52 177,52 168,52 160,52 152,52 145,53 138,55 131,57 124,59 118,62 112,65 107,69 102,72 97,77 91,82 87,87 84,92 80,98 78,104 76,111 74,117 72,124 71,132 9,127 10,121 11,114 12,108 13,103 15,97 17,91 19,86 21,81 24,76 27,71 29,66 32,62 35,58 39,53 42,50 46,46 49,42 53,39 57,35 61,32 65,29 70,26 74,23 79,21 84,18 89,16 94,14 100,12 105,10 111,9 116,7 122,6 127,4 133,3 139,3 145,2 151,1 157,1 163,0 169,0 177,0 185,1 192,2 199,2 206,3 213,4 220,6 226,7 232,9 238,11 244,13 250,15 255,17 260,20 265,23 270,26 274,29 279,32 283,35 286,39 290,42 294,46 297,49 300,53 303,57 305,61 308,66 310,70 312,75 314,79 315,84 317,89 318,93 319,98 320,103 321,108 322,113 322,119 322,124 322,129 322,133 322,137 322,142 322,146 321,150 320,154 320,157 319,161 318,165 317,169 315,173 314,176 313,180 311,183 309,187 307,190 306,193 303,196 301,199 298,202 296,205 293,208 290,211 288,214 284,216 281,219 278,221 274,223 271,226 267,228 263,230 259,232 255,234 250,236 246,237 241,239 236,240 231,242 226,243 221,244 221,246 227,246 232,247 238,248 243,249 248,250 253,252 258,253 263,255 267,257 272,259 276,261 280,263 284,265 288,268 292,270 295,273 299,275 302,278 305,281 308,284 310,287 313,290 316,294 318,297 320,300 322,304 324,307 326,311 327,315 329,319 330,323 331,326 333,330 333,334 334,339 335,343 335,348 336,352 336,356">
          <text:p/>
        </draw:polygon>
        <draw:path draw:style-name="gr9" draw:text-style-name="P9" draw:layer="layout" svg:width="0.337cm" svg:height="0.5cm" svg:x="1.468cm" svg:y="11.888cm" svg:viewBox="0 0 338 501" svg:d="M338 250v14l-1 13v13l-1 13-2 12-1 11-2 11-2 12-2 10-2 10-3 10-3 8-3 9-4 8-3 8-4 8-4 7-4 7-4 6-5 6-4 6-5 5-5 6-5 4-5 4-6 5-6 3-5 4-6 2-6 3-7 3-6 2-6 2-7 1-6 2-7 1-7 1-7 1h-7-7-7-7l-6-1-7-1-7-1-7-2-6-1-6-2-7-2-6-3-6-3-6-2-5-4-6-3-6-5-5-4-5-4-5-6-5-5-5-6-4-6-5-6-4-7-3-7-4-8-4-7-3-9-3-8-3-9-3-10-2-9-2-11-2-10-2-13-1-11-1-12-1-13-1-13v-13-14-14-14l1-13 1-13 1-13 1-11 2-12 2-11 2-10 2-10 3-9 3-9 3-9 3-8 4-8 4-8 3-7 5-7 4-6 4-6 6-5 5-6 5-5 5-4 5-4 5-4 6-3 6-4 6-2 6-3 6-2 6-2 7-2 6-1 7-2 7-1h7l7-1h7l7-1 8 1h6l7 1h7l6 1 7 2 6 1 6 2 6 2 7 2 6 3 5 2 6 4 6 3 5 4 6 4 5 4 4 5 5 6 5 5 5 6 4 6 4 7 4 7 3 8 4 8 3 8 3 9 3 9 3 9 2 10 3 10 1 11 2 12 1 11 2 13 1 13v13l1 14zM275 250v-11-11l-1-11v-10l-1-10-1-9-1-9-1-9-1-8-1-8-2-7-1-8-2-7-2-6-2-6-2-6-2-6-2-6-3-5-2-4-3-5-3-4-3-4-3-3-3-4-4-3-3-3-4-2-4-2-3-3-4-1-4-2-4-2-5-1-4-1-5-1h-4l-5-1h-5-5-5-5l-5 1h-5l-4 1-5 1-4 1-4 2-5 2-4 1-4 3-4 2-3 2-4 3-3 3-3 4-4 4-3 3-3 5-3 4-2 5-3 5-2 5-2 6-2 6-2 6-2 7-2 7-1 7-2 8-1 7-1 9-1 8-1 9-1 10-1 9v10 11l-1 11v11 11l1 11v10 10l1 10 1 9 1 9 1 8 1 9 1 8 2 8 1 7 2 7 2 7 2 6 2 6 2 6 3 5 2 5 3 5 3 4 3 5 3 4 3 3 3 4 3 3 4 3 4 3 3 2 4 2 4 2 4 2 5 2 4 1 4 1 5 1h5l4 1h5l5 1 5-1h5l4-1h5l4-1 5-1 4-1 4-2 4-2 4-2 4-2 4-2 3-3 4-3 3-3 4-4 2-3 4-4 2-5 3-4 3-5 3-5 2-5 2-6 2-6 2-6 2-7 2-7 2-7 1-8 2-8 1-9 1-8 1-9 1-9v-10l1-10 1-10v-11z">
          <text:p/>
        </draw:path>
        <draw:path draw:style-name="gr9" draw:text-style-name="P9" draw:layer="layout" svg:width="0.355cm" svg:height="0.485cm" svg:x="1.064cm" svg:y="9.994cm" svg:viewBox="0 0 356 486" svg:d="M288 376v110h-59v-110h-229v-49l223-327h65v327h68v49zM229 70v1 1l-1 1v1l-1 1v1l-1 1v1l-1 1-1 1v1l-1 1v1l-1 1-1 1v2l-1 1-1 1-1 1v2l-1 1-1 1v2l-1 1-1 1v2l-1 1-1 1-1 1v1l-1 1-1 1v1l-1 1v1l-1 1v1l-126 183v1h-1v1 1h-1v1l-1 1-1 1v1l-1 1h-1v1l-1 1v1l-1 1-1 1-1 1v1l-1 1-1 1v1l-1 1-1 1-1 1-1 1v1l-1 1-1 1v1l-1 1h-1v1l-1 1-1 1v1h-1v1h-1v1h172z">
          <text:p/>
        </draw:path>
        <draw:path draw:style-name="gr9" draw:text-style-name="P9" draw:layer="layout" svg:width="0.337cm" svg:height="0.5cm" svg:x="1.468cm" svg:y="9.987cm" svg:viewBox="0 0 338 501" svg:d="M338 251v14l-1 13v13l-1 12-2 12-1 12-2 11-2 10-2 11-2 10-3 9-3 9-3 8-4 9-3 8-4 7-4 7-4 7-4 6-5 6-4 6-5 6-5 5-5 4-5 5-6 4-6 4-5 3-6 3-6 3-7 2-6 2-6 2-7 2-6 1-7 1-7 1-7 1h-7l-7 1-7-1h-7l-6-1-7-1-7-1-7-1-6-2-6-2-7-2-6-2-6-3-6-3-5-3-6-4-6-4-5-5-5-4-5-5-5-6-5-6-4-6-5-6-4-7-3-7-4-7-4-8-3-8-3-9-3-9-3-9-2-10-2-10-2-11-2-11-1-12-1-12-1-12-1-13v-13-14-16-14l1-13 1-13 1-12 1-12 2-12 2-10 2-11 2-10 3-9 3-9 3-9 3-8 4-8 4-7 3-7 5-7 4-7 4-6 6-5 5-5 5-5 5-5 5-4 5-4 6-3 6-3 6-3 6-2 6-2 6-3 7-1 6-2 7-1 7-1 7-1 7-1h7 7 8 6l7 1 7 1 6 1 7 1 6 2 6 1 6 3 7 2 6 2 5 3 6 3 6 3 5 4 6 4 5 5 4 5 5 5 5 5 5 6 4 7 4 7 4 7 3 7 4 8 3 8 3 9 3 9 3 9 2 10 3 11 1 10 2 12 1 12 2 12 1 13v13l1 14zM275 251v-13-11l-1-10v-11l-1-9-1-10-1-9-1-8-1-9-1-8-2-7-1-7-2-7-2-7-2-6-2-6-2-6-2-5-3-5-2-5-3-4-3-4-3-4-3-4-3-3-4-4-3-2-4-3-4-2-3-2-4-2-4-2-4-1-5-1-4-1-5-1-4-1-5-1h-5-5-5-5l-5 1-5 1-4 1-5 1-4 1-4 1-5 2-4 2-4 2-4 2-3 3-4 3-3 3-3 3-4 4-3 4-3 4-3 4-2 5-3 5-2 6-2 5-2 6-2 7-2 6-2 7-1 7-2 8-1 8-1 8-1 8-1 10-1 9-1 10v10 11l-1 10v13 11l1 10v11 9l1 10 1 9 1 9 1 9 1 8 1 8 2 7 1 7 2 7 2 7 2 6 2 6 2 6 3 5 2 5 3 5 3 5 3 4 3 4 3 4 3 3 3 4 4 2 4 3 3 3 4 2 4 2 4 1 5 2 4 1 4 1 5 1 5 1h4l5 1h5 5l5-1h4l5-1 4-1 5-1 4-1 4-2 4-1 4-2 4-2 4-3 3-3 4-2 3-4 4-3 2-4 4-4 2-4 3-5 3-5 3-5 2-5 2-6 2-6 2-6 2-7 2-7 2-7 1-7 2-8 1-8 1-9 1-9 1-9v-10l1-9 1-11v-10z">
          <text:p/>
        </draw:path>
        <draw:polygon draw:style-name="gr3" draw:text-style-name="P3" draw:layer="layout" svg:width="0.554cm" svg:height="0.6cm" svg:x="15.989cm" svg:y="21.899cm" svg:viewBox="0 0 555 601" draw:points="294,504 301,504 307,503 314,503 320,502 327,502 333,500 338,499 344,498 349,496 354,494 359,492 364,490 369,488 373,485 378,483 382,480 386,478 390,475 394,472 398,469 401,466 405,462 408,459 411,455 415,452 418,448 421,445 423,441 426,437 428,433 431,429 433,425 435,421 438,417 440,413 441,409 444,405 445,401 447,397 448,393 555,433 552,439 549,446 547,452 543,458 540,464 537,470 533,476 529,482 525,489 521,495 517,501 513,506 508,512 503,518 498,523 493,528 487,534 482,539 476,544 470,548 463,553 457,557 450,561 443,566 436,570 428,574 420,577 412,581 404,584 396,587 387,589 378,592 369,594 359,596 349,597 339,598 329,600 317,600 306,601 294,601 279,601 265,600 251,599 237,597 223,595 211,593 198,590 186,586 174,583 163,578 152,574 142,569 132,562 122,557 112,550 104,544 95,537 87,530 79,522 71,515 64,506 58,498 51,489 45,480 40,470 35,461 30,451 26,440 21,430 17,419 14,407 11,396 9,384 7,373 4,361 3,348 2,336 1,323 1,311 0,298 1,284 1,271 2,258 3,245 4,233 7,220 9,208 11,197 14,185 17,175 21,164 26,153 30,143 35,133 40,123 45,114 51,105 57,97 64,89 71,81 78,73 86,66 94,59 102,53 111,46 120,41 130,36 140,30 150,26 161,21 172,18 183,14 195,11 207,8 220,6 233,4 246,2 260,1 274,1 289,0 300,1 311,1 322,1 333,2 343,3 353,4 362,6 372,8 381,10 390,12 398,15 406,18 414,20 422,24 429,27 437,30 444,34 451,38 457,42 463,46 470,51 476,55 481,60 487,65 492,70 497,75 502,80 507,86 511,92 515,98 519,103 523,110 527,116 530,122 533,128 537,135 539,142 542,148 545,155 547,163 440,192 439,188 437,184 436,181 434,177 433,173 431,170 429,166 427,163 424,160 422,156 420,153 417,149 414,146 411,143 408,140 405,137 402,134 399,131 395,128 391,125 388,123 384,121 380,118 376,116 372,114 367,112 363,110 358,108 353,106 349,105 343,103 338,101 333,100 327,99 321,98 315,98 310,97 304,97 298,96 291,96 282,97 274,97 266,98 258,99 250,100 243,101 235,103 228,105 222,108 215,111 209,113 203,117 197,120 191,124 186,128 181,132 176,136 171,141 167,146 163,151 159,157 155,162 151,168 148,174 145,181 142,187 140,194 137,200 135,208 132,215 131,222 129,230 128,238 126,246 125,254 125,262 124,271 123,280 123,288 123,298 123,306 123,316 124,324 125,333 125,341 126,349 128,358 129,366 131,373 132,381 135,389 137,396 140,403 142,409 145,416 148,423 151,429 155,435 159,441 163,446 167,451 172,456 177,461 181,466 187,470 192,474 198,478 204,482 210,485 216,488 223,491 229,494 237,496 244,498 252,500 260,502 268,503 276,503 285,504">
          <text:p/>
        </draw:polygon>
        <draw:polygon draw:style-name="gr3" draw:text-style-name="P3" draw:layer="layout" svg:width="0.116cm" svg:height="0.613cm" svg:x="16.625cm" svg:y="21.877cm" svg:viewBox="0 0 117 614" draw:points="0,614 0,0 117,0 117,614">
          <text:p/>
        </draw:polygon>
        <draw:path draw:style-name="gr3" draw:text-style-name="P3" draw:layer="layout" svg:width="0.451cm" svg:height="0.464cm" svg:x="16.826cm" svg:y="22.035cm" svg:viewBox="0 0 452 465" svg:d="M139 465h-7l-6-1h-6-6l-6-2h-6l-5-2-6-1-6-1-5-2-5-2-5-2-5-2-4-2-5-3-4-3-4-2-4-4-3-3-4-3-4-3-3-4-3-5-3-4-3-4-3-5-2-4-2-5-2-5-3-5-1-5-2-5-1-5-2-6-1-5-1-6v-6l-1-6v-7-6-8l1-7v-8l1-7 1-6 2-7 2-6 2-6 2-6 3-5 3-6 3-5 3-5 3-5 4-4 4-4 4-5 4-4 5-3 5-3 4-4 6-3 5-3 5-3 6-2 6-2 6-3 6-1 7-2 6-2 6-1 7-2 7-1 6-1 7-1 7-1h7l7-1h7 7l97-2v-22-5-5l-1-4v-5-4l-1-4v-4l-1-3-1-4-1-3-1-3-1-3v-3l-2-3-1-3-1-3-2-2-1-3-2-2-1-2-2-2-1-2-3-1-1-2-2-2-3-1-2-1-2-1-2-2h-3l-2-1-3-1-2-1h-3l-3-1h-3-2l-3-1h-3-4-2-3l-3 1h-3-2-3l-2 1h-3l-2 1h-2l-3 1h-2l-2 1-2 1-2 1-2 1-2 1-2 1-1 2-2 1-2 2-1 1-2 2-1 2-2 2-1 2-1 2-1 2-1 3-2 2-1 2-1 3v3l-1 3-1 2v4l-1 3-1 3v4l-1 3-122-5 1-6 2-6 1-6 1-5 2-6 2-5 2-5 2-5 3-5 2-5 3-5 3-4 3-5 4-4 3-4 4-5 4-4 4-3 4-4 5-4 5-3 5-4 6-3 5-3 6-2 6-3 6-3 6-2 7-2 6-2 7-2 7-2 8-1 8-1 8-1 8-2h8l9-1h8 9 9 8l8 1h7l8 2 7 1 7 1 7 1 7 2 7 2 6 2 6 3 6 2 6 3 6 3 5 4 6 3 5 4 5 3 4 4 5 5 4 4 4 4 4 5 3 5 4 5 3 5 3 6 3 5 2 6 2 6 2 6 2 7 2 6 1 8 1 7 1 7v7l1 7v8 163 3 3 3 3 3 3l1 3v2 3 2 3l1 2 1 2v3 2l1 2 1 2v2l1 1 1 2v2l2 1v2l1 2 1 1 2 1 1 1 1 1 1 1 2 1 1 1 2 1h2l1 1h2l2 1h2 2 3l2 1 3-1h2 3 2 3l2-1h3 3l2-1h2v64h-2l-2 1h-1l-3 1h-1l-2 1h-2-2l-1 1h-2l-2 1h-1-2l-2 1h-1l-2 1h-2-1-2l-2 1h-2-1-2-1l-2 1h-2-2-2-2l-1 1h-2-2-2-2-2-3-2-2-2-3-8-9l-7-1-7-2-7-2-6-2-6-3-6-3-5-4-4-4-4-5-4-5-3-5-3-7-2-6-3-6-2-7-1-7-2-8-1-8h-2l-5 8-5 8-5 7-6 7-6 7-6 6-6 7-7 5-7 6-7 5-7 4-8 4-8 3-8 3-8 3-10 2-9 2-9 1-10 1zM274 248l-60 1h-4-3l-4 1h-3l-4 1h-3-4l-4 1h-3l-3 1h-3l-4 1h-3l-3 1-3 1-3 1-2 1-3 1-3 2-3 1-2 2-2 1-3 2-2 2-2 2-2 2-2 2-1 2-2 3-1 3-2 2-1 4-1 3-1 3-1 4-1 4v4l-1 4v4 5 6l1 6v6l1 5 2 5 1 4 2 5 2 4 3 3 2 3 4 3 3 3 3 2 4 2 4 2 4 1 4 1 4 1h5l5 1 4-1h5 4l4-1 4-1 4-1 4-1 4-1 4-2 3-2 4-2 4-2 3-2 3-2 3-3 3-2 3-3 3-3 2-3 3-3 2-3 3-3 2-3 2-4 2-3 2-4 2-4 2-4 1-3 2-4 1-5 1-4 1-4 1-4 1-4 1-4v-4l1-5v-4-4z">
          <text:p/>
        </draw:path>
        <draw:polygon draw:style-name="gr3" draw:text-style-name="P3" draw:layer="layout" svg:width="0.406cm" svg:height="0.465cm" svg:x="17.302cm" svg:y="22.034cm" svg:viewBox="0 0 407 466" draw:points="407,327 407,333 407,340 406,346 405,352 404,357 402,363 401,369 398,374 396,380 393,385 391,390 388,395 385,399 381,404 377,408 373,413 369,417 365,421 360,425 354,429 348,432 343,435 337,438 331,442 325,444 319,447 312,450 305,452 298,454 291,456 283,458 276,460 268,461 259,462 251,463 243,464 234,465 225,465 215,466 206,466 198,466 189,466 181,465 173,465 166,464 158,463 150,463 143,462 136,461 129,460 122,458 116,457 109,455 103,453 97,451 91,449 85,447 80,444 74,442 69,439 64,436 59,433 54,430 50,426 45,423 41,419 37,415 33,411 29,407 26,402 22,398 19,393 16,388 13,382 11,377 8,371 6,365 4,359 2,352 0,346 102,330 103,334 104,338 105,341 106,344 108,347 109,350 111,353 112,356 114,358 116,361 117,363 119,365 121,367 123,369 125,371 128,373 130,374 132,376 135,377 137,378 140,380 142,381 145,382 148,383 151,384 154,384 157,385 160,386 164,386 167,387 170,387 174,388 178,388 182,388 185,388 189,389 194,389 197,389 202,389 206,389 210,389 214,389 218,389 221,389 225,388 229,388 232,388 236,388 239,387 243,387 246,386 250,386 253,385 256,384 259,384 262,383 265,382 268,381 270,380 273,379 275,378 277,376 280,375 282,374 284,372 286,370 288,369 289,367 291,365 293,363 294,361 295,359 296,357 297,354 298,352 298,349 299,346 299,344 299,341 300,338 299,334 299,331 299,328 298,325 297,322 296,320 294,317 293,315 291,313 289,310 287,308 285,307 282,304 280,303 277,301 274,299 271,298 268,296 265,295 262,294 258,292 254,291 250,290 246,289 243,288 238,287 234,286 229,285 225,284 220,283 215,281 210,281 206,280 201,278 196,277 191,276 185,275 180,274 175,273 170,272 164,270 159,269 153,267 147,266 142,265 136,263 131,262 125,260 120,258 114,256 109,255 104,253 99,251 93,249 88,246 84,244 79,241 74,239 70,236 65,233 61,230 57,227 53,223 50,220 46,216 43,212 39,208 37,204 34,200 31,195 28,191 26,186 24,181 22,175 21,169 20,163 19,157 18,151 18,144 17,137 18,131 18,125 19,118 20,113 21,107 22,102 24,96 26,91 28,86 30,80 33,75 35,71 38,66 42,62 45,57 49,53 53,49 57,45 62,42 67,38 71,35 76,31 82,28 87,25 93,22 99,20 105,17 112,15 119,13 125,11 133,9 140,8 148,5 155,4 164,3 172,2 180,1 189,1 198,1 207,0 214,1 221,1 228,1 235,2 242,2 249,3 255,4 262,5 268,7 275,8 281,10 287,12 293,13 299,15 305,17 310,19 316,22 321,24 326,27 331,30 336,33 341,36 345,39 349,43 354,47 358,50 363,54 366,59 370,63 373,67 377,72 380,77 383,82 385,87 387,92 390,98 392,104 394,110 396,116 397,122 293,133 292,130 292,127 291,124 290,121 289,118 288,116 287,113 285,111 284,109 282,106 281,104 280,102 278,100 276,99 274,97 272,95 270,94 268,92 266,91 264,90 262,88 259,87 257,86 255,85 252,84 250,84 247,83 244,82 241,82 239,81 236,81 233,80 230,80 227,80 224,79 220,79 217,79 214,79 210,79 207,79 199,79 191,79 184,80 177,80 171,81 165,83 159,84 154,86 149,87 145,90 141,92 137,94 134,97 132,100 129,104 128,107 126,111 125,115 124,120 124,125 124,128 125,130 125,133 125,136 126,139 127,141 128,143 130,145 131,147 132,149 134,151 136,153 138,154 141,156 143,158 145,159 148,160 150,162 154,163 156,164 160,165 163,167 166,168 170,169 173,170 177,171 181,172 185,173 189,174 193,175 198,176 202,176 207,177 211,178 216,180 220,181 225,182 230,183 235,184 240,185 246,187 252,188 258,189 265,191 271,192 277,194 283,195 289,197 295,199 301,201 307,202 312,205 318,207 324,209 329,211 335,214 340,216 345,219 349,222 354,225 360,228 364,232 368,235 372,239 376,243 380,247 384,251 387,255 390,260 393,265 396,270 398,275 400,281 402,286 404,292 405,299 406,305 407,313 407,320">
          <text:p/>
        </draw:polygon>
        <draw:polygon draw:style-name="gr3" draw:text-style-name="P3" draw:layer="layout" svg:width="0.406cm" svg:height="0.465cm" svg:x="17.773cm" svg:y="22.034cm" svg:viewBox="0 0 407 466" draw:points="407,327 407,333 406,340 406,346 405,352 404,357 402,363 400,369 398,374 396,380 393,385 391,390 388,395 384,399 381,404 377,408 373,413 369,417 364,421 360,425 355,429 349,432 344,435 338,438 332,442 326,444 320,447 313,450 306,452 299,454 291,456 283,458 275,460 268,461 259,462 251,463 243,464 234,465 225,465 215,466 206,466 198,466 189,466 181,465 173,465 166,464 158,463 150,463 143,462 136,461 129,460 122,458 116,457 109,455 103,453 97,451 91,449 85,447 80,444 74,442 69,439 64,436 59,433 54,430 50,426 45,423 41,419 37,415 33,411 29,407 26,402 22,398 19,393 16,388 13,382 10,377 8,371 6,365 3,359 2,352 0,346 102,330 103,334 104,338 105,341 106,344 108,347 109,350 111,353 112,356 114,358 116,361 117,363 119,365 121,367 123,369 125,371 128,373 130,374 132,376 135,377 137,378 139,380 142,381 145,382 148,383 151,384 154,384 157,385 160,386 163,386 167,387 170,387 174,388 178,388 181,388 185,388 189,389 193,389 197,389 202,389 206,389 210,389 214,389 217,389 221,389 225,388 229,388 232,388 236,388 239,387 243,387 246,386 250,386 253,385 256,384 259,384 262,383 265,382 267,381 270,380 272,379 275,378 277,376 280,375 282,374 284,372 286,370 288,369 289,367 291,365 292,363 295,361 296,359 297,357 298,354 299,352 299,349 300,346 300,344 300,341 300,338 300,334 300,331 300,328 299,325 298,322 297,320 295,317 293,315 291,313 289,310 287,308 285,307 282,304 280,303 277,301 274,299 271,298 268,296 265,295 261,294 258,292 254,291 250,290 246,289 243,288 238,287 234,286 229,285 225,284 220,283 215,281 210,281 205,280 201,278 196,277 191,276 185,275 180,274 175,273 169,272 164,270 159,269 153,267 147,266 142,265 136,263 131,262 125,260 120,258 114,256 109,255 104,253 98,251 93,249 88,246 83,244 79,241 74,239 70,236 65,233 61,230 57,227 53,223 50,220 46,216 42,212 39,208 36,204 33,200 31,195 28,191 26,186 24,181 22,175 21,169 20,163 18,157 18,151 17,144 17,137 17,131 18,125 18,118 20,113 21,107 22,102 23,96 26,91 28,86 30,80 33,75 35,71 38,66 42,62 45,57 49,53 53,49 57,45 62,42 66,38 71,35 76,31 82,28 87,25 93,22 99,20 105,17 112,15 118,13 125,11 132,9 140,8 148,5 155,4 163,3 172,2 180,1 189,1 198,1 207,0 214,1 221,1 228,1 235,2 242,2 249,3 255,4 262,5 268,7 275,8 281,10 287,12 293,13 300,15 305,17 311,19 316,22 321,24 327,27 332,30 337,33 342,36 346,39 350,43 355,47 359,50 362,54 366,59 370,63 373,67 377,72 380,77 383,82 385,87 387,92 390,98 392,104 394,110 395,116 397,122 293,133 292,130 292,127 290,124 290,121 289,118 288,116 287,113 285,111 284,109 282,106 281,104 279,102 278,100 276,99 274,97 272,95 270,94 268,92 266,91 264,90 262,88 259,87 257,86 255,85 252,84 250,84 247,83 244,82 241,82 239,81 236,81 233,80 230,80 227,80 223,79 220,79 217,79 214,79 210,79 207,79 199,79 191,79 184,80 177,80 171,81 165,83 159,84 154,86 149,87 145,90 141,92 137,94 134,97 131,100 129,104 128,107 126,111 125,115 124,120 124,125 124,128 124,130 125,133 125,136 126,139 127,141 128,143 129,145 131,147 132,149 134,151 136,153 138,154 141,156 143,158 145,159 148,160 150,162 153,163 156,164 160,165 163,167 166,168 170,169 173,170 177,171 181,172 185,173 189,174 193,175 197,176 202,176 207,177 211,178 216,180 220,181 225,182 230,183 235,184 240,185 246,187 252,188 258,189 264,191 271,192 277,194 283,195 289,197 296,199 302,201 308,202 313,205 319,207 325,209 330,211 335,214 341,216 345,219 350,222 355,225 360,228 364,232 368,235 372,239 376,243 380,247 383,251 387,255 390,260 393,265 395,270 398,275 400,281 402,286 403,292 405,299 406,305 406,313 407,320">
          <text:p/>
        </draw:polygon>
        <draw:path draw:style-name="gr3" draw:text-style-name="P3" draw:layer="layout" svg:width="0.582cm" svg:height="0.568cm" svg:x="0.193cm" svg:y="17.074cm" svg:viewBox="0 0 583 569" svg:d="M583 121l-149 52v223l149 52v121l-583-212v-145l583-212zM175 258l-3 2-3 1h-2l-3 1-3 1-3 1-3 2h-3l-3 1-3 1-3 1-2 1-3 1-3 1-3 1-2 1h-3l-3 1-2 1-3 1h-2l-2 1-3 1h-2l-2 1h-2l-2 1h-2l-1 1h-2l-2 1h-2l-1 1h-1-1-1l-1 1h-1 1 1l1 1h1 1l2 1h1 3l1 1h2l2 1h2l1 1 3 1h2l2 1h2l2 1 3 1h2l3 1 3 1 2 1 3 1 3 1h3l2 1 3 2h3l3 1 3 1 3 1 3 1 3 1 3 1 2 1 3 1 3 1 168 58v-169z">
          <text:p/>
        </draw:path>
        <draw:polygon draw:style-name="gr3" draw:text-style-name="P3" draw:layer="layout" svg:width="0.447cm" svg:height="0.464cm" svg:x="0.328cm" svg:y="16.585cm" svg:viewBox="0 0 448 465" draw:points="354,234 0,121 0,0 448,165 448,304 0,465 0,342">
          <text:p/>
        </draw:polygon>
        <draw:path draw:style-name="gr3" draw:text-style-name="P3" draw:layer="layout" svg:width="0.464cm" svg:height="0.409cm" svg:x="0.32cm" svg:y="16.139cm" svg:viewBox="0 0 465 410" svg:d="M465 200l-1 9v10l-1 9-1 9-1 9-2 8-1 9-2 8-3 8-2 8-4 8-3 7-4 7-3 7-5 7-4 6-5 7-5 6-5 5-6 6-6 5-6 5-7 5-7 5-8 4-7 4-8 5-8 3-8 4-9 2-9 3-9 3-10 2-10 2-10 1-10 2-11 1-11 1h-12-12-12l-12-1h-12l-11-2-11-1-11-2-10-2-10-3-9-3-9-3-9-4-8-3-8-5-8-5-7-4-7-5-6-5-7-5-5-6-6-5-5-6-5-6-5-7-4-6-4-7-4-7-4-7-3-7-3-7-2-8-3-7-2-8-2-8-1-8-1-8-1-8-1-8-1-8v-9-8-10l1-10v-10l2-10 1-9 3-9 2-8 2-8 4-8 3-8 4-7 4-7 5-7 4-7 5-6 6-6 5-6 6-5 6-5 7-5 6-5 7-5 7-4 8-4 8-3 8-4 8-3 9-3 9-2 9-3 9-2 10-2 9-1 10-2 10-1 11-1 10-1h11l11-1h11 3v287h5 6 5l6-1h5l5-1h6l5-1 4-1 5-1 5-1 5-1 4-1 5-2 4-1 4-2 4-2 4-2 3-2 4-2 4-2 3-3 3-2 3-3 3-3 2-3 3-3 3-3 2-3 3-4 2-3 1-4 2-4 1-4 1-5 1-4 1-4v-5l1-5v-5-6l-1-6v-5l-1-5-1-6-2-5-2-4-1-5-2-4-4-4-3-4-3-3-3-4-4-3-4-3-4-2-4-3-5-2-5-2-6-1 10-110 4 1 4 2 4 2 4 2 4 2 4 2 4 2 4 3 5 2 5 3 4 3 4 3 4 3 4 3 4 3 4 4 4 4 4 4 4 4 3 5 4 4 3 5 3 5 4 5 3 6 3 5 2 6 3 6 3 7 2 6 2 7 2 7 2 7 1 8 2 8 1 8 1 9v8 10zM73 200v3 4l1 3v4l1 3v4l1 3 1 3 1 3 1 3 1 3 2 3 1 3 2 3 2 3 2 2 2 3 2 2 2 3 3 2 3 3 3 2 2 1 4 3 3 1 3 2 4 2 4 2 4 1 4 1 4 2 4 1 5 1 4 1 5 1 5 1h6l5 1h6 5v-173h-10l-10 2-10 2-9 1-8 3-8 3-7 3-7 3-6 4-6 5-5 4-5 5-4 6-3 6-3 5-3 7-2 6-1 7-1 7z">
          <text:p/>
        </draw:path>
        <draw:polygon draw:style-name="gr3" draw:text-style-name="P3" draw:layer="layout" svg:width="0.456cm" svg:height="0.26cm" svg:x="0.319cm" svg:y="15.794cm" svg:viewBox="0 0 457 261" draw:points="457,258 114,258 111,258 108,258 105,258 102,258 99,258 96,258 93,258 90,258 87,259 83,259 80,259 77,259 74,259 71,259 68,259 65,259 62,259 59,259 56,259 53,259 50,259 47,260 44,260 41,260 39,260 36,260 34,260 31,260 29,260 26,260 24,260 22,260 20,260 18,261 16,261 14,261 13,261 11,261 10,261 9,261 9,150 10,150 11,149 12,149 14,149 16,149 18,149 20,149 22,148 24,148 26,148 29,148 31,148 34,148 36,147 39,147 42,147 44,147 47,147 50,146 53,146 56,146 59,146 62,146 64,146 67,146 70,145 73,145 76,145 79,145 82,145 84,145 87,145 90,145 92,145 94,144 97,144 99,144 101,144 103,144 105,144 105,143 100,141 95,139 90,137 86,136 82,134 77,132 73,131 69,129 65,127 61,125 57,124 53,122 50,120 47,118 43,116 40,114 37,112 34,109 31,107 28,105 26,103 23,100 21,97 18,95 16,92 15,89 12,86 11,83 9,80 8,77 6,73 5,70 4,66 3,62 2,58 2,54 1,49 0,45 0,40 0,36 0,34 0,31 0,29 0,27 1,25 1,23 1,21 2,19 2,17 2,15 3,13 3,11 3,10 4,8 4,6 5,5 5,3 5,2 6,1 6,0 104,0 103,2 103,4 102,6 102,9 101,11 101,13 101,15 100,18 100,20 100,22 99,25 99,27 99,29 98,32 98,35 98,37 97,40 97,43 97,46 97,49 98,58 99,66 101,73 103,81 106,88 110,94 115,101 120,107 126,112 133,117 140,121 148,126 157,129 166,132 176,135 187,137 198,139 210,140 223,141 237,141 457,141">
          <text:p/>
        </draw:polygon>
        <draw:path draw:style-name="gr3" draw:text-style-name="P3" draw:layer="layout" svg:width="0.464cm" svg:height="0.452cm" svg:x="0.32cm" svg:y="15.304cm" svg:viewBox="0 0 465 453" svg:d="M465 315l-1 7v6 6l-1 6-1 6v6l-2 5-1 6-1 5-2 5-2 5-2 5-2 5-3 4-2 5-3 4-3 4-3 4-3 3-3 4-4 4-3 3-4 3-4 3-5 3-4 3-4 2-5 2-5 2-5 2-5 2-5 2-6 1-6 1-6 1-6 2h-5l-7 1h-6-6-8l-8-1h-7l-7-1-7-2-6-1-6-2-6-2-6-2-6-3-5-3-5-3-5-3-5-3-4-4-5-4-4-4-3-4-4-5-3-5-4-4-3-6-3-5-2-5-3-6-2-6-3-5-2-6-1-7-2-6-2-6-1-7-1-7-1-6-1-7-1-7v-7l-1-7v-7-7l-2-98h-23-5-4l-4 1h-5-4l-4 1h-4l-3 1-4 1-3 1-3 1-4 1-2 1-4 1-2 1-3 1-2 2-3 1-2 1-2 2-2 2-2 1-2 2-1 2-2 2-1 2-2 3-1 2-1 2v3l-2 2v3l-1 2v3l-1 3v3l-1 2v3 3 4 2 3 3 2l1 4v3 2l1 3v2l1 3v2l1 2 1 2 1 2 1 2 1 2 1 2 2 2 1 1 1 2 2 1 1 2 2 2 2 1 1 1 3 2 2 1 2 1 2 1 3 1 2 2 3 1h3l2 1 3 1h3l4 1 3 1h4l3 1-6 121-6-1-5-2-6-1-5-1-6-2-5-2-5-2-5-3-5-2-5-2-5-3-4-3-5-3-4-4-5-3-4-4-4-4-4-4-4-4-3-5-4-5-3-5-3-5-3-5-3-6-2-6-3-6-2-6-3-7-1-6-2-7-2-7-2-8-1-8-1-7-1-9v-8l-1-9v-10-8-9-8l1-8v-8l1-7 1-7 2-7 1-7 2-7 2-7 2-7 3-6 2-6 3-6 3-5 3-5 3-6 4-5 4-5 4-4 4-5 5-4 4-4 5-4 5-3 5-4 5-3 6-3 5-3 6-2 6-2 7-2 6-2 7-2 6-1 7-1 7-1h8l7-1h8 163 3 3 3 3 3 3 2l3-1h3 2l3-1h2l2-1h2 2l3-1 2-1h1l3-1 1-1 2-1 3-1h1l1-1 1-1 2-2 1-1 1-1 1-1 1-2 1-1v-2l1-2 1-1v-2l1-2v-2-2-3-2-3-2-3-2-3l-1-2v-3-3l-1-2v-3h63v3 2l1 1v3l1 1v2l1 2v2 1l1 2 1 2v1 2l1 2v1 2l1 2v2 1 2l1 1v2 2 1 2l1 2v2 2 2 1 2l1 2v2 2 2 3 2 2 2 3 8l-1 8-1 8-1 7-2 7-3 6-2 6-4 6-3 5-4 4-5 4-4 4-6 3-6 3-6 2-6 3-7 2-8 1-7 2-8 1v2l8 5 7 5 8 5 7 6 7 6 6 6 6 6 6 7 5 6 4 8 5 7 4 8 3 7 3 10 3 8 2 10 2 9 1 9v10zM248 179l1 60v3 4l1 4v3 5l1 3v4 3l1 4v3l1 3v4l1 3 1 3 1 3 1 3 1 3 1 2 2 3 1 2 1 3 2 2 2 3 2 2 1 2 3 2 2 2 2 1 3 2 2 2 3 1 3 1 4 1 3 1 4 1 4 1h3l5 1h4 5 6l6-1h5l6-2 5-1 4-1 4-2 4-3 4-2 3-2 3-4 3-3 3-3 2-4 2-4 1-4 1-4 1-4v-5l1-5v-4l-1-5v-4l-1-4-1-4-1-5-1-4-1-4-2-4-3-4-2-3-2-4-2-3-2-3-3-3-2-3-3-3-3-3-3-2-3-3-3-2-3-3-4-2-3-2-4-3-3-1-4-2-4-2-4-1-4-2-4-1-4-1-4-2h-4l-4-1-4-1h-5l-4-1h-4-4z">
          <text:p/>
        </draw:path>
        <draw:path draw:style-name="gr3" draw:text-style-name="P3" draw:layer="layout" svg:width="0.636cm" svg:height="0.426cm" svg:x="0.319cm" svg:y="14.849cm" svg:viewBox="0 0 637 427" svg:d="M637 214l-1 9v9 9l-1 8-2 8-1 8-1 7-1 8-2 7-1 7-2 6-2 6-2 7-2 6-3 6-2 5-3 6-3 5-3 5-3 5-3 5-4 4-3 4-4 5-4 3-4 4-3 4-5 3-4 3-4 3-5 3-4 2-5 3-4 2-5 2-5 2-5 2-5 1-5 1-5 1-14-116 5-1 5-2 5-2 5-2 4-2 4-3 4-3 3-4 4-3 3-4 3-4 2-5 3-4 2-5 1-6 2-6 1-6 1-6v-6-7-4-4-4l-1-4v-3l-1-4-1-4-1-3v-4l-1-3-2-4-1-3-2-3-1-4-2-2-3-4-2-2-2-3-3-2-2-3-3-2-3-3-3-2-4-2-3-2-4-1-4-2-4-2-4-1-5-2-4-1-5-1-5-1-6-1-5-1-6-1h-6-6l-7-1h-6-2-2-3-2-3-2-2-3-2-3-2-2-3-2-2-2-2-3-1-2-3l-2-1h-2-3-2-2-2-2-3-2v1l8 4 9 5 7 5 7 5 7 5 6 6 5 6 5 7 5 7 4 7 4 8 3 7 3 8 2 9 3 8 1 9 2 9 1 10v10l1 10-1 9v8l-1 7-1 8-2 8-1 7-3 7-2 7-3 6-3 6-4 7-3 5-4 6-5 5-4 6-5 5-5 5-5 4-6 4-6 5-6 4-6 3-7 4-7 3-7 3-7 3-8 3-7 2-8 2-8 3-9 1-8 2-9 2-9 1-9 1-9 1h-10l-10 1h-9-10-10-10l-10-1-10-1h-9l-9-1-10-2-8-2-9-1-8-2-9-2-8-3-8-3-7-2-8-3-7-3-7-4-6-4-7-4-6-3-6-5-5-5-6-5-5-5-5-5-4-5-4-6-4-6-4-6-3-6-3-7-3-7-2-7-3-7-2-8-1-8-1-8-1-8-1-9v-9-9l1-9 1-8 1-9 2-8 2-8 3-8 2-7 4-7 3-7 4-8 5-6 5-6 5-6 6-6 7-5 7-5 7-5 8-5 8-4v-2h-2-2-1-3-1-2-3-2-2-2-2l-2-1h-3-2-2-2-2l-2-1h-3-2-2-2-2l-2-1h-2-2-2-2-1-2l-2-1h-1-1l-2-1h-1-1-1-1v-1h-1v-110l3 1h3 4 4 4 4 5l4 1h6 5 5 6 5 6l6 1h7 6 7 7 6 331 9l10 1h9l9 1 8 1 8 2 9 2 7 2 8 2 8 3 7 3 7 3 6 3 7 4 6 4 6 4 5 5 6 5 5 5 5 5 4 6 5 5 4 6 4 7 4 6 3 7 3 7 4 7 2 8 3 8 2 8 2 8 2 8 1 9 2 9 2 9 1 9v10 10zM227 117h-9l-8 1h-8l-7 1-7 1h-7l-7 1-6 2-6 1-6 2-5 1-6 2-5 2-4 2-5 2-5 2-4 3-4 2-3 3-4 2-3 3-3 3-3 3-3 2-2 4-3 2-2 4-2 3-1 3-2 4-1 3-2 3-1 4v3l-1 4-1 3v4 3l-1 3v4 5l1 4v4l1 4v4l1 4 1 5 1 3 2 4 2 4 2 3 2 3 2 3 2 4 3 2 3 3 3 3 3 2 3 3 3 3 4 2 4 2 4 2 5 2 4 2 5 2 5 2 5 1 5 1 6 2 6 1 6 1 6 1 6 1h7l6 1h7l8 1h7 8 14l14-1 12-1 12-2 11-2 11-2 10-3 9-4 8-4 8-4 7-5 6-5 6-6 5-6 4-7 3-7 3-9 1-8 1-8 1-9v-3-4l-1-4v-3l-1-4v-3l-1-3-1-4-2-3-1-4-1-3-2-3-2-3-2-4-2-3-3-3-2-3-3-3-3-3-4-3-3-2-4-3-4-2-4-2-5-3-5-2-5-2-4-2-6-2-6-1-5-2-7-1-6-2-7-1h-7l-7-1-8-1h-8l-8-1z">
          <text:p/>
        </draw:path>
        <draw:path draw:style-name="gr3" draw:text-style-name="P3" draw:layer="layout" svg:width="0.464cm" svg:height="0.409cm" svg:x="0.32cm" svg:y="14.351cm" svg:viewBox="0 0 465 410" svg:d="M465 201l-1 9v10l-1 9-1 9-1 8-2 9-1 9-2 8-3 8-2 8-4 7-3 7-4 8-3 7-5 6-4 7-5 6-5 6-5 6-6 5-6 6-6 5-7 5-7 4-8 5-7 4-8 3-8 4-8 3-9 3-9 3-9 3-10 2-10 1-10 2-10 1-11 1-11 1h-12l-12 1-12-1h-12l-12-1-11-1-11-2-11-2-10-2-10-2-9-3-9-3-9-4-8-4-8-4-8-4-7-5-7-4-6-5-7-5-5-6-6-6-5-5-5-7-5-6-4-6-4-7-4-7-4-7-3-7-3-7-2-8-3-8-2-7-2-8-1-8-1-8-1-8-1-8-1-9v-8-8-10l1-11v-10l2-9 1-9 3-9 2-10 2-8 4-8 3-7 4-8 4-7 5-7 4-6 5-6 6-6 5-6 6-6 6-5 7-5 6-5 7-4 7-4 8-4 8-4 8-3 8-3 9-3 9-3 9-2 9-2 10-2 9-2 10-1 10-1 11-1 10-1 11-1h11 11 3v288h5l6-1h5 6 5l5-1 6-1 5-1h4l5-1 5-1 5-1 4-2 5-1 4-2 4-1 4-2 4-2 3-2 4-3 4-2 3-2 3-3 3-2 3-3 2-3 3-3 3-3 2-4 3-3 2-4 1-4 2-4 1-4 1-4 1-4 1-5v-5l1-5v-4-6l-1-6v-6l-1-5-1-5-2-5-2-5-1-4-2-4-4-4-3-4-3-4-3-3-4-4-4-3-4-3-4-2-5-2-5-2-6-2 10-109 4 1 4 2 4 1 4 2 4 2 4 2 4 3 4 2 5 3 5 2 4 3 4 3 4 3 4 3 4 4 4 4 4 3 4 5 4 4 3 4 4 5 3 5 3 4 4 6 3 5 3 6 2 6 3 6 3 6 2 7 2 6 2 7 2 9 1 8 2 7 1 9 1 8v9 9zM73 201v3 4l1 3v3l1 4v3l1 3 1 4 1 3 1 3 1 3 2 3 1 3 2 3 2 2 2 3 2 2 2 3 2 2 3 3 3 2 3 2 2 2 4 2 3 2 3 2 4 1 4 2 4 1 4 2 4 1 4 2 5 1 4 1h5l5 1 6 1h5l6 1h5v-175l-10 1-10 1-10 2-9 2-8 3-8 2-7 4-7 3-6 5-6 4-5 5-5 5-4 5-3 6-3 6-3 6-2 7-1 7-1 7z">
          <text:p/>
        </draw:path>
        <draw:polygon draw:style-name="gr3" draw:text-style-name="P3" draw:layer="layout" svg:width="0.456cm" svg:height="0.409cm" svg:x="0.319cm" svg:y="13.622cm" svg:viewBox="0 0 457 410" draw:points="457,117 205,117 200,117 195,117 190,117 185,117 180,118 176,118 171,119 167,119 162,120 158,121 154,122 149,123 145,124 141,125 138,126 134,128 130,129 127,131 124,133 121,134 118,136 115,139 112,141 109,143 107,145 104,148 102,151 100,153 98,156 96,159 95,162 93,166 92,169 91,172 90,176 89,180 88,184 88,188 88,192 88,196 88,201 88,205 88,209 89,213 90,217 91,220 92,224 94,228 95,231 97,235 99,238 101,242 103,245 106,248 108,251 111,254 114,256 117,259 120,262 124,264 127,267 131,269 134,271 138,273 142,275 147,277 151,279 155,281 160,282 165,284 169,285 174,286 179,287 184,288 189,289 194,289 200,290 205,290 211,290 216,290 457,290 457,406 109,406 106,406 103,406 100,406 97,407 94,407 91,407 88,407 85,407 82,407 79,407 76,407 73,407 70,407 67,407 64,407 62,407 59,407 56,407 53,407 50,408 47,408 45,408 42,408 40,408 37,408 35,408 32,408 30,408 28,408 26,408 23,408 21,409 20,409 17,409 16,409 14,409 13,409 11,410 10,410 9,410 9,299 10,299 11,299 12,298 14,298 16,298 17,298 19,298 21,298 23,297 25,297 27,297 29,297 32,297 34,297 36,297 39,296 41,296 44,296 46,296 49,296 52,296 54,295 57,295 60,295 62,295 65,295 67,295 70,295 73,295 76,295 78,294 81,294 83,294 85,294 88,294 90,294 92,294 94,294 96,293 98,293 98,292 88,287 78,282 70,277 62,271 54,265 46,259 40,253 34,247 28,240 23,233 19,226 15,218 12,210 9,202 6,194 4,185 2,176 1,167 0,158 0,148 0,140 1,132 2,125 3,118 4,111 5,104 7,98 9,91 11,86 14,80 16,74 19,69 22,64 26,59 29,55 33,50 37,45 41,41 45,37 50,34 55,30 59,27 65,24 70,21 75,18 81,16 87,13 92,11 98,10 105,8 111,6 117,5 124,4 130,3 137,2 144,1 151,1 158,0 165,0 172,0 457,0">
          <text:p/>
        </draw:polygon>
        <draw:polygon draw:style-name="gr3" draw:text-style-name="P3" draw:layer="layout" svg:width="0.456cm" svg:height="0.409cm" svg:x="0.328cm" svg:y="13.108cm" svg:viewBox="0 0 457 410" draw:points="0,294 251,294 256,294 261,293 266,293 271,293 276,293 281,292 285,292 290,291 295,290 299,290 303,289 307,288 311,287 315,285 319,284 323,283 326,281 329,280 333,278 336,276 339,274 342,272 345,270 347,267 350,265 352,263 354,260 357,257 359,255 361,251 363,248 364,245 365,242 367,238 367,235 369,231 369,227 369,223 370,219 370,214 370,210 369,206 369,202 368,198 367,194 366,190 365,187 364,183 363,180 361,176 359,173 357,170 353,166 351,163 348,160 346,157 343,154 340,151 336,148 333,146 330,143 326,141 322,139 318,137 314,135 310,133 306,131 302,129 297,128 292,127 287,125 283,124 278,123 272,122 267,121 262,121 256,120 251,120 245,120 240,120 0,120 0,3 347,3 350,3 353,3 357,3 360,3 363,3 366,3 369,3 372,3 375,3 378,3 381,3 384,3 387,3 390,3 393,3 396,3 399,3 402,3 405,2 407,2 410,2 413,2 415,2 418,2 420,2 423,2 425,1 427,1 430,1 432,1 434,1 436,1 438,1 440,1 442,1 443,0 445,0 446,0 447,0 448,0 448,111 447,111 446,111 445,111 443,111 442,111 440,111 438,112 437,112 435,112 433,113 430,113 428,113 426,113 423,113 421,113 419,114 416,114 413,114 411,114 408,114 406,114 403,114 400,114 397,115 395,115 392,115 390,115 387,115 384,115 382,115 379,115 377,115 374,116 372,116 370,116 367,116 365,116 363,116 361,116 359,116 359,118 369,123 379,128 388,133 396,138 403,144 411,150 417,158 423,164 429,171 433,178 438,185 442,193 445,201 448,208 451,217 453,226 455,235 456,244 456,253 457,263 456,271 456,278 455,286 455,293 453,300 452,307 450,313 448,319 446,325 443,331 440,337 438,342 435,347 431,352 428,357 424,361 420,365 416,369 412,373 407,377 403,380 398,383 393,386 388,389 382,392 377,394 371,396 365,399 359,400 352,402 345,404 339,405 333,406 326,407 319,408 312,409 305,409 298,410 291,410 284,410 0,410">
          <text:p/>
        </draw:polygon>
        <draw:polygon draw:style-name="gr3" draw:text-style-name="P3" draw:layer="layout" svg:width="0.456cm" svg:height="0.645cm" svg:x="0.319cm" svg:y="12.352cm" svg:viewBox="0 0 457 646" draw:points="457,379 205,379 200,379 195,379 190,379 185,380 180,380 176,380 171,381 167,381 162,382 158,382 154,383 149,384 145,385 141,386 138,387 134,388 130,389 127,391 124,393 121,394 118,396 115,398 112,399 109,401 107,403 104,405 102,408 100,410 98,413 96,415 95,418 93,420 92,423 91,426 90,429 89,432 88,436 88,440 88,443 88,447 88,450 88,454 88,457 89,460 90,464 91,467 92,470 94,473 95,476 97,479 99,482 101,484 103,487 106,490 108,492 111,495 114,497 117,499 120,502 124,504 127,506 131,508 134,510 138,511 142,513 147,515 151,516 155,518 160,519 165,520 169,521 174,522 179,523 184,524 189,525 194,525 200,526 205,526 211,526 216,526 457,526 457,642 109,642 106,642 103,642 100,642 97,642 94,642 91,642 88,642 85,642 82,642 79,643 76,643 73,643 70,643 67,643 64,643 62,643 59,643 56,643 53,643 50,643 47,643 45,643 42,644 40,644 37,644 35,644 32,644 30,644 28,644 26,644 23,644 21,644 20,644 17,644 16,645 14,645 13,645 11,645 10,645 9,646 9,535 10,534 11,534 12,534 14,534 16,534 17,534 19,533 21,533 23,533 25,533 27,533 29,533 32,533 34,532 36,532 39,532 41,532 44,532 46,532 49,531 52,531 54,531 57,531 60,531 62,531 65,531 67,531 70,530 73,530 76,530 78,530 81,530 83,530 85,529 88,529 90,529 92,529 94,529 96,529 98,529 98,528 88,523 78,519 70,514 62,509 54,503 46,498 40,492 34,486 28,480 23,474 19,468 15,461 12,454 9,447 6,439 4,431 2,423 1,415 0,406 0,398 0,387 1,378 3,369 4,360 6,351 9,343 13,335 16,328 21,322 26,315 31,309 36,303 42,298 49,293 56,289 64,285 71,281 80,278 89,275 98,273 98,271 93,268 87,266 82,263 77,261 72,258 68,255 64,253 59,250 56,248 52,245 48,242 45,239 41,236 38,233 35,230 32,227 29,224 27,221 24,218 22,214 20,211 17,207 15,203 14,199 12,196 10,192 9,188 8,185 6,181 5,177 4,173 4,169 3,165 2,161 2,156 1,152 1,147 0,143 0,138 0,134 0,127 1,120 2,113 3,106 4,100 5,94 7,88 9,83 11,77 14,72 16,67 19,62 22,58 26,53 29,49 33,45 37,41 41,37 45,34 50,30 55,28 59,24 65,22 70,19 75,17 81,14 87,12 92,11 98,9 105,7 111,6 117,5 124,4 130,2 137,2 144,1 151,1 158,0 165,0 172,0 457,0 457,115 205,115 200,115 195,115 190,116 185,116 180,116 176,117 171,117 167,117 162,118 158,119 154,120 149,121 145,121 141,122 138,123 134,125 130,126 127,127 124,129 121,131 118,132 115,134 112,136 109,138 107,140 104,142 102,144 100,146 98,149 96,152 95,154 93,157 92,160 91,163 90,166 89,169 88,173 88,176 88,180 88,183 88,187 88,190 88,193 89,197 90,200 91,203 92,207 93,210 95,213 97,216 99,219 100,222 102,224 105,227 107,229 110,232 113,234 115,236 119,238 122,241 125,243 129,245 132,247 136,248 139,250 144,251 148,253 152,254 156,256 161,257 165,258 170,259 175,260 180,261 185,261 190,262 195,262 200,263 206,263 211,263 457,263">
          <text:p/>
        </draw:polygon>
        <draw:path draw:style-name="gr3" draw:text-style-name="P3" draw:layer="layout" svg:width="0.622cm" svg:height="0.427cm" svg:x="0.162cm" svg:y="11.817cm" svg:viewBox="0 0 623 428" svg:d="M389 0h10l10 1h10l9 1 10 1 9 1 9 1 9 2 9 1 9 2 8 3 8 2 8 2 8 3 8 3 7 3 7 4 7 3 6 4 7 4 6 5 6 4 5 5 5 5 5 5 5 6 4 5 5 6 4 7 3 6 4 7 2 7 3 7 2 7 2 7 2 8 1 8 1 8v9l1 9-1 4v3 4 5 3l-1 4v4l-1 4-1 4-1 4-1 4v4l-2 4-1 4-1 4-2 3-1 4-2 4-2 3-1 4-2 3-2 4-2 3-3 4-2 3-3 3-2 3-3 3-3 4-3 2-3 4-3 2-4 3-3 3-4 2-4 3-4 2-4 3-4 2-5 2v1h2 2 2 2 2 2l2 1h2 2 2 3 2 2 2 2l2 1h3 2 2 2 2 2l2 1h2 2 2 2l1 1h2 2 1 2l1 1h2 1 1 1 1 1v1 114l-3-1h-3-4-3-4l-4-1h-5-4-5-6l-5-1h-6-6-5-6-7-6l-6-1h-7-7-512v-117h172 3 2 3 2 3 3 2 3 3 2 2 3 2 3l2 1h2 3 2 2 2 3 2 2 3l2 1h3 2 2 2 3v-2l-9-4-9-5-8-5-7-5-7-6-6-6-6-6-6-7-4-7-4-7-4-7-3-8-4-8-2-8-2-9-2-8-1-9-1-9-1-9v-10-8l1-9v-7l2-8 1-8 2-7 2-7 3-7 3-6 3-7 4-6 4-6 3-5 5-6 5-5 5-5 5-5 5-5 6-4 6-4 6-4 7-3 6-4 7-3 8-3 7-3 7-3 9-2 8-3 8-2 8-1 9-2 9-1 9-2 9-1h9l10-1 9-1h10zM389 121h-15l-14 1-13 1-12 2-12 2-11 2-10 3-9 3-9 4-8 4-7 5-6 5-6 6-4 6-5 7-3 7-2 7-2 9-1 8-1 10v3l1 4v3 4l1 3 1 4 1 3 1 4 1 3 1 4 2 3 1 4 3 3 2 3 2 3 3 3 2 3 4 3 3 3 3 3 4 2 4 3 4 2 4 3 4 2 5 2 6 2 5 2 6 2 5 1 6 2 7 2 6 1 7 1 7 1h8l8 1 8 1h9 9 8 9l8-1 8-1h7l7-1 7-1 6-1 6-2 6-2 6-1 6-2 5-2 5-2 4-2 5-2 4-2 4-3 4-2 4-3 3-3 3-2 3-3 3-3 2-3 3-3 2-4 2-3 2-3 1-3 1-4 2-3 1-4 1-4 1-3v-4l1-3v-4-3-4-8l-1-9-2-7-3-8-3-7-4-7-5-6-5-6-6-5-7-5-8-4-9-5-9-3-11-3-11-3-12-2-13-2-14-1-15-1z">
          <text:p/>
        </draw:path>
        <draw:path draw:style-name="gr3" draw:text-style-name="P3" draw:layer="layout" svg:width="0.464cm" svg:height="0.409cm" svg:x="0.32cm" svg:y="11.34cm" svg:viewBox="0 0 465 410" svg:d="M465 200l-1 9v10l-1 9-1 9-1 9-2 9-1 8-2 8-3 8-2 8-4 9-3 7-4 7-3 7-5 7-4 6-5 7-5 6-5 5-6 6-6 5-6 5-7 5-7 5-8 4-7 4-8 4-8 3-8 4-9 3-9 2-9 3-10 2-10 2-10 2-10 1-11 1-11 1h-12-12-12l-12-1h-12l-11-2-11-1-11-2-10-2-10-3-9-3-9-3-9-3-8-4-8-4-8-5-7-4-7-5-6-5-7-5-5-5-6-6-5-6-5-6-5-6-4-7-4-6-4-7-4-8-3-7-3-8-2-7-3-8-2-8-2-8-1-7-1-9-1-8-1-8-1-8v-8-8-11l1-10v-10l2-9 1-10 3-8 2-9 2-8 4-8 3-8 4-7 4-7 5-7 4-7 5-6 6-6 5-6 6-5 6-6 7-5 6-4 7-4 7-5 8-3 8-4 8-4 8-3 9-3 9-2 9-2 9-3 10-2 9-1 10-2 10-1 11-1 10-1h11 11l11-1h3v287h5 6 5l6-1h5l5-1h6l5-1 4-1 5-1 5-1 5-1 4-1 5-2 4-1 4-2 4-2 4-2 3-2 4-2 4-2 3-3 3-2 3-3 3-3 2-3 3-3 3-3 2-3 3-4 2-4 1-3 2-4 1-4 1-4 1-5 1-4v-5l1-5v-5-6l-1-6v-5l-1-6-1-5-2-5-2-4-1-5-2-4-4-4-3-4-3-3-3-3-4-4-4-2-4-3-4-3-5-2-5-2-6-2 10-109 4 1 4 2 4 2 4 2 4 2 4 2 4 2 4 3 5 2 5 3 4 3 4 3 4 3 4 3 4 4 4 3 4 4 4 4 4 4 3 4 4 5 3 5 3 5 4 5 3 6 3 5 2 6 3 6 3 7 2 6 2 7 2 7 2 8 1 7 2 8 1 8 1 9v9 9zM73 200v3 4l1 4v3l1 3v4l1 3 1 3 1 3 1 3 1 4 2 2 1 3 2 3 2 3 2 2 2 3 2 3 2 2 3 2 3 3 3 1 2 3 4 2 3 1 3 2 4 2 4 1 4 2 4 2 4 1 4 1 5 1 4 1 5 1 5 1h6l5 1h6 5v-173h-10l-10 2-10 2-9 1-8 3-8 3-7 3-7 3-6 4-6 5-5 4-5 5-4 6-3 5-3 6-3 7-2 6-1 7-1 8z">
          <text:p/>
        </draw:path>
        <draw:polygon draw:style-name="gr3" draw:text-style-name="P3" draw:layer="layout" svg:width="0.456cm" svg:height="0.261cm" svg:x="0.319cm" svg:y="10.995cm" svg:viewBox="0 0 457 262" draw:points="457,258 114,258 111,258 108,258 105,258 102,258 99,258 96,258 93,258 90,258 87,259 83,259 80,259 77,259 74,259 71,259 68,259 65,259 62,259 59,259 56,259 53,259 50,259 47,260 44,260 41,260 39,260 36,260 34,260 31,260 29,260 26,260 24,261 22,261 20,261 18,261 16,261 14,261 13,261 11,261 10,261 9,262 9,151 10,150 11,150 12,150 14,150 16,150 18,150 20,150 22,149 24,149 26,149 29,149 31,149 34,149 36,148 39,148 42,148 44,148 47,148 50,148 53,148 56,147 59,147 62,147 64,147 67,147 70,147 73,147 76,147 79,146 82,146 84,146 87,146 90,146 92,146 94,146 97,146 99,146 101,146 103,146 105,146 105,144 100,142 95,140 90,138 86,137 82,135 77,133 73,132 69,130 65,128 61,126 57,125 53,123 50,121 47,119 43,117 40,115 37,113 34,111 31,108 28,106 26,104 23,101 21,99 18,95 16,92 15,89 12,86 11,83 9,80 8,76 6,73 5,70 4,66 3,62 2,58 2,54 1,50 0,45 0,40 0,36 0,34 0,32 0,30 0,27 1,25 1,24 1,21 2,19 2,18 2,15 3,13 3,12 3,10 4,8 4,6 5,5 5,3 5,2 6,1 6,0 104,0 103,2 103,4 102,7 102,9 101,11 101,13 101,15 100,18 100,20 100,22 99,25 99,27 99,30 98,32 98,35 98,38 97,40 97,43 97,46 97,49 98,58 99,66 101,74 103,81 106,88 110,94 115,102 120,107 126,113 133,118 140,123 148,127 157,130 166,134 176,136 187,138 198,140 210,141 223,142 237,142 457,142">
          <text:p/>
        </draw:polygon>
        <draw:path draw:style-name="gr3" draw:text-style-name="P3" draw:layer="layout" svg:width="0.464cm" svg:height="0.451cm" svg:x="0.32cm" svg:y="10.263cm" svg:viewBox="0 0 465 452" svg:d="M231 0h10 10l10 1 10 1 9 1 9 2 10 2 9 2 9 2 8 3 9 3 8 3 7 4 8 4 8 4 7 4 8 5 7 5 6 5 7 6 6 5 5 7 6 6 5 7 5 7 5 7 4 8 4 7 4 8 4 9 3 8 3 9 2 9 2 10 2 10 2 10 1 10 1 11v11l1 11-1 11v10l-1 10-1 11-2 9-2 10-2 9-2 9-3 9-3 8-4 8-4 10-4 7-4 7-5 8-5 7-5 6-5 7-6 6-6 6-6 5-7 5-6 5-8 5-7 4-8 4-8 4-8 4-8 3-8 3-9 3-8 2-10 3-9 1-9 2-10 1-9 1-10 1h-11l-10 1-10-1h-10l-9-1-10-1-9-1-9-1-9-2-9-2-8-3-9-2-8-3-8-3-9-4-7-3-8-5-7-4-7-5-7-4-6-6-7-5-6-6-6-6-5-6-5-7-5-7-5-7-4-8-4-7-4-9-4-9-3-9-3-9-3-9-2-9-2-10-1-10-2-11v-10l-1-11v-11-12l1-12v-11l2-11 1-11 2-10 2-9 3-10 3-9 3-8 4-9 4-8 4-8 4-7 5-7 5-7 5-6 5-7 6-5 6-6 7-5 6-5 7-5 7-4 7-5 7-3 8-4 8-3 8-3 8-3 9-2 9-2 9-2 9-2 9-1 9-1 10-1 9-1h10zM231 121h-15l-15 1-14 1-13 2-12 3-11 2-10 4-9 4-9 4-7 5-8 6-6 6-5 6-4 7-5 7-3 8-2 8-2 9-1 9v10 10l1 9 2 9 2 9 4 8 4 8 4 7 6 6 6 6 7 6 8 5 8 5 10 4 10 4 11 3 12 2 13 2 13 2h15l15 1h8l8-1h7 8l7-1 6-1 7-1 6-1 6-1 6-1 6-2 5-2 6-1 5-2 4-2 5-2 5-3 4-2 4-2 4-3 4-3 3-3 3-2 3-4 3-3 3-3 2-3 3-4 2-3 3-4 1-3 2-4 1-4 1-4 1-4 1-5v-4l1-4v-4-5-5-5l-1-5v-4l-1-5-1-4-1-5-1-4-2-4-1-4-3-4-2-4-3-4-2-4-3-3-3-3-3-3-3-4-3-2-4-3-4-3-4-3-4-2-5-2-5-2-4-2-5-2-6-2-5-1-6-2-6-1-6-2-6-1h-7l-6-1-7-1h-8l-7-1h-8z">
          <text:p/>
        </draw:path>
        <draw:polygon draw:style-name="gr3" draw:text-style-name="P3" draw:layer="layout" svg:width="0.613cm" svg:height="0.269cm" svg:x="0.162cm" svg:y="9.946cm" svg:viewBox="0 0 614 270" draw:points="246,88 614,88 614,205 246,205 246,270 167,270 167,205 119,205 114,205 109,204 104,204 99,204 95,203 90,203 86,202 81,201 76,200 72,199 68,197 64,196 59,194 56,192 52,190 48,188 44,186 41,183 38,180 34,177 31,174 28,171 25,168 22,164 20,160 17,156 15,151 13,147 11,141 9,136 7,131 6,126 4,120 3,114 2,108 1,102 0,95 0,88 0,81 0,73 0,70 0,66 0,62 0,58 0,54 0,50 1,46 1,42 2,39 2,35 2,31 3,27 3,23 4,20 4,16 4,13 5,10 5,6 6,3 6,0 81,0 81,1 81,3 80,5 80,6 80,8 80,10 79,11 79,13 79,15 79,17 78,19 78,21 78,22 78,24 78,25 78,27 78,29 78,30 77,32 77,34 77,37 78,40 78,43 78,46 78,48 79,51 79,54 80,56 80,58 81,61 82,63 82,65 83,66 84,68 85,70 86,72 87,73 88,75 89,76 91,77 92,78 94,79 95,81 97,81 98,82 100,83 102,84 104,84 106,85 108,85 110,86 112,87 114,87 116,87 118,87 121,88 123,88 126,88 128,88 131,88 167,88 167,0 246,0">
          <text:p/>
        </draw:polygon>
        <draw:path draw:style-name="gr3" draw:text-style-name="P3" draw:layer="layout" svg:width="0.464cm" svg:height="0.451cm" svg:x="0.32cm" svg:y="9.236cm" svg:viewBox="0 0 465 452" svg:d="M465 315l-1 6v7 6l-1 6-1 6v5l-2 6-1 5-1 5-2 6-2 5-2 5-2 4-3 5-2 4-3 4-3 5-3 3-3 4-3 4-4 3-3 3-4 4-4 2-5 3-4 3-4 3-5 2-5 2-5 2-5 2-5 1-6 2-6 1-6 1-6 1-5 1h-7-6-6-8-8l-7-1-7-1-7-1-6-1-6-2-6-2-6-2-6-3-5-3-5-3-5-3-5-4-4-4-5-4-4-4-3-4-4-4-3-5-4-5-3-5-3-5-2-6-3-5-2-6-3-6-2-6-1-6-2-6-2-7-1-7-1-6-1-7-1-7-1-7v-7l-1-7v-7-7l-2-96h-23-5-4-4-5l-4 1h-4l-4 1-3 1h-4l-3 1-3 1-4 1-2 1-4 1-2 1-3 2-2 1-3 2-2 1-2 2-2 1-2 2-2 2-1 2-2 2-1 2-2 2-1 3-1 2v2l-2 3v2l-1 3v2l-1 3v3l-1 3v3 3 3 3 3 3 2l1 3v2 3l1 2v3l1 2v2l1 2 1 3 1 2 1 1 1 3 1 1 2 2 1 2 1 2 2 1 1 2 2 1 2 2 1 1 3 1 2 1 2 2 2 1 3 1 2 1 3 1 3 1h2l3 1 3 1 4 1h3l4 1h3l-6 121-6-1-5-1-6-2-5-1-6-2-5-2-5-2-5-2-5-2-5-3-5-3-4-3-5-3-4-3-5-3-4-4-4-4-4-4-4-5-3-4-4-5-3-5-3-5-3-6-3-5-2-6-3-6-2-7-3-6-1-7-2-7-2-7-2-7-1-8-1-8-1-8v-8l-1-9v-9-9-8-8l1-8v-8l1-7 1-8 2-7 1-7 2-7 2-6 2-7 3-6 2-6 3-6 3-6 3-5 3-5 4-5 4-5 4-5 4-4 5-5 4-3 5-4 5-4 5-3 5-4 6-2 5-3 6-3 6-2 7-2 6-2 7-1 6-1 7-2 7-1h8 7l8-1h163 3 3 3 3 3 3 2 3l3-1h2 3 2l2-1h2l2-1 3-1h2l1-1h3l1-1 2-1 3-1 1-1 1-1 1-1 2-1 1-1 1-1 1-2 1-1 1-2v-1l1-2 1-2v-2l1-2v-2-2-2-2-3-3-2-3-2l-1-3v-3-3l-1-3v-2h63v2 2l1 2v2l1 3v2l1 1v2 2l1 2 1 1v2 2l1 1v2 2l1 1v2 1 2l1 2v1 2 2 2l1 1v2 2 2 2 2l1 2v2 2 2 2 2 3 2 2 9l-1 8-1 8-1 7-2 6-3 7-2 6-4 5-3 5-4 4-5 5-4 3-6 3-6 3-6 3-6 2-7 2-8 2-7 1-8 1v3l8 4 7 5 8 6 7 5 7 6 6 6 6 7 6 6 5 7 4 7 5 7 4 8 3 8 3 8 3 9 2 9 2 9 1 10v10zM248 180l1 59v4 3l1 4v4 3l1 4v3 4l1 3v4l1 3v3l1 3 1 3 1 3 1 3 1 3 1 3 2 2 1 3 1 2 2 3 2 2 2 2 1 2 3 2 2 2 2 2 3 1 2 2 3 1 3 2 4 1 3 1h4l4 1 3 1h5 4 5 6 6l5-1 6-1 5-1 4-2 4-2 4-2 4-3 3-2 3-3 3-3 3-4 2-3 2-4 1-5 1-4 1-4v-5l1-4v-5l-1-4v-5l-1-3-1-5-1-4-1-4-1-3-2-4-3-4-2-4-2-3-2-3-2-3-3-4-2-2-3-4-3-2-3-3-3-2-3-3-3-2-4-3-3-2-4-2-3-2-4-2-4-1-4-2-4-1-4-2-4-1-4-1-4-1h-4l-4-1-5-1h-4-4-4z">
          <text:p/>
        </draw:path>
        <draw:polygon draw:style-name="gr3" draw:text-style-name="P3" draw:layer="layout" svg:width="0.456cm" svg:height="0.26cm" svg:x="0.319cm" svg:y="8.925cm" svg:viewBox="0 0 457 261" draw:points="457,258 114,258 111,258 108,258 105,258 102,258 99,258 96,258 93,259 90,259 87,259 83,259 80,259 77,259 74,259 71,259 68,259 65,259 62,259 59,259 56,259 53,260 50,260 47,260 44,260 41,260 39,260 36,260 34,260 31,260 29,260 26,260 24,260 22,260 20,261 18,261 16,261 14,261 13,261 11,261 10,261 9,261 9,151 10,151 11,150 12,150 14,150 16,150 18,150 20,150 22,150 24,149 26,149 29,149 31,149 34,149 36,149 39,148 42,148 44,148 47,148 50,148 53,148 56,147 59,147 62,147 64,147 67,147 70,147 73,146 76,146 79,146 82,146 84,146 87,146 90,146 92,146 94,146 97,145 99,145 101,145 103,145 105,145 105,144 100,142 95,140 90,139 86,137 82,135 77,133 73,132 69,130 65,128 61,126 57,125 53,123 50,121 47,119 43,117 40,115 37,113 34,111 31,108 28,106 26,104 23,101 21,98 18,96 16,93 15,90 12,87 11,84 9,81 8,78 6,74 5,71 4,67 3,63 2,59 2,55 1,51 0,46 0,40 0,36 0,34 0,32 0,29 0,28 1,26 1,23 1,21 2,20 2,17 2,15 3,14 3,11 3,10 4,8 4,6 5,5 5,3 5,2 6,1 6,0 104,0 103,2 103,4 102,6 102,9 101,11 101,13 101,16 100,18 100,20 100,22 99,25 99,27 99,30 98,32 98,35 98,38 97,40 97,43 97,47 97,51 98,59 99,67 101,75 103,82 106,89 110,96 115,102 120,108 126,113 133,118 140,123 148,127 157,130 166,133 176,136 187,138 198,140 210,141 223,142 237,142 457,142">
          <text:p/>
        </draw:polygon>
        <draw:polygon draw:style-name="gr3" draw:text-style-name="P3" draw:layer="layout" svg:width="0.56cm" svg:height="0.261cm" svg:x="0.223cm" svg:y="8.64cm" svg:viewBox="0 0 561 262" draw:points="561,98 560,109 560,119 558,128 556,137 554,145 551,152 547,159 543,166 538,173 533,178 527,183 521,188 514,192 506,196 498,199 489,201 480,204 470,205 459,206 448,206 185,206 185,262 106,262 106,200 0,164 0,90 106,90 106,5 185,5 185,90 417,90 423,90 429,90 435,89 440,88 445,87 450,85 454,84 458,82 462,80 465,78 468,75 471,72 473,69 475,65 477,62 478,58 479,54 480,49 480,44 481,39 481,37 481,35 480,33 480,31 480,29 480,27 480,25 480,23 479,22 479,20 478,18 478,16 478,14 477,12 477,11 477,9 476,6 476,5 475,3 475,0 547,0 548,5 549,9 550,13 552,18 553,22 554,27 555,31 555,36 556,41 557,46 558,51 558,55 559,61 559,66 560,71 560,76 560,82 561,87 561,93">
          <text:p/>
        </draw:polygon>
        <draw:polygon draw:style-name="gr3" draw:text-style-name="P3" draw:layer="layout" svg:width="0.613cm" svg:height="0.406cm" svg:x="0.162cm" svg:y="8.165cm" svg:viewBox="0 0 614 407" draw:points="256,292 246,287 237,282 228,277 220,271 212,266 205,260 198,253 192,247 187,240 182,233 178,226 174,219 170,211 167,203 164,194 162,186 161,177 160,168 159,158 159,148 159,141 159,132 160,124 161,117 162,110 163,104 165,97 167,91 169,85 172,79 175,74 178,68 181,63 184,58 188,54 191,49 195,45 199,41 204,37 208,34 213,30 218,27 223,24 228,21 234,19 239,16 245,14 251,12 257,10 263,8 269,7 276,5 282,4 289,3 296,2 302,2 309,1 317,1 324,0 331,0 614,0 614,116 364,116 358,116 354,116 349,116 344,117 339,117 334,118 330,118 325,119 321,119 316,120 312,121 308,122 304,123 300,124 296,126 292,127 289,129 285,130 282,132 279,134 276,136 273,139 270,141 267,143 265,146 263,148 260,151 258,154 257,157 255,160 253,163 252,166 250,170 249,173 248,177 247,180 247,184 246,188 246,192 246,197 246,201 246,205 247,209 247,213 248,217 249,221 251,225 252,228 254,232 255,235 257,239 259,242 262,245 264,248 267,251 269,254 272,257 275,259 278,262 282,265 285,267 289,269 293,271 297,274 301,276 305,277 309,279 314,281 318,283 323,284 327,285 332,286 337,287 343,288 348,289 353,289 358,290 364,291 369,291 375,291 614,291 614,407 0,407 0,291 168,291 171,291 174,291 176,291 179,291 181,291 184,291 187,291 190,291 192,291 195,291 198,291 200,291 203,291 205,292 208,292 211,292 213,292 216,292 218,292 220,292 223,292 225,293 227,293 229,293 231,293 234,293 235,293 237,293 240,293 241,293 243,293 245,293 247,293 248,293 250,294 251,294 253,294 254,294 255,294 256,294">
          <text:p/>
        </draw:polygon>
        <draw:polygon draw:style-name="gr3" draw:text-style-name="P3" draw:layer="layout" svg:width="0.456cm" svg:height="0.261cm" svg:x="0.319cm" svg:y="7.796cm" svg:viewBox="0 0 457 262" draw:points="457,259 114,259 111,259 108,259 105,259 102,259 99,259 96,259 93,259 90,259 87,259 83,259 80,259 77,259 74,259 71,259 68,259 65,259 62,259 59,259 56,260 53,260 50,260 47,260 44,260 41,260 39,260 36,261 34,261 31,261 29,261 26,261 24,261 22,261 20,261 18,261 16,261 14,261 13,262 11,262 10,262 9,262 9,151 10,151 11,151 12,151 14,150 16,150 18,150 20,150 22,150 24,150 26,149 29,149 31,149 34,149 36,149 39,149 42,149 44,148 47,148 50,148 53,148 56,148 59,148 62,147 64,147 67,147 70,147 73,147 76,147 79,147 82,147 84,147 87,146 90,146 92,146 94,146 97,146 99,146 101,146 103,146 105,146 105,144 100,142 95,141 90,139 86,137 82,136 77,133 73,131 69,129 65,128 61,126 57,124 53,122 50,120 47,118 43,116 40,114 37,112 34,110 31,108 28,106 26,103 23,100 21,98 18,95 16,92 15,89 12,87 11,83 9,80 8,77 6,74 5,70 4,67 3,63 2,58 2,54 1,50 0,45 0,41 0,36 0,34 0,32 0,30 0,28 1,26 1,24 1,22 2,20 2,18 2,16 3,14 3,12 3,10 4,8 4,7 5,5 5,4 5,2 6,1 6,0 104,0 103,2 103,4 102,7 102,9 101,12 101,14 101,16 100,18 100,21 100,23 99,25 99,27 99,30 98,33 98,35 98,38 97,41 97,44 97,47 97,50 98,58 99,66 101,74 103,81 106,88 110,95 115,101 120,107 126,112 133,118 140,122 148,126 157,130 166,133 176,136 187,139 198,140 210,142 223,142 237,142 457,142">
          <text:p/>
        </draw:polygon>
        <draw:path draw:style-name="gr3" draw:text-style-name="P3" draw:layer="layout" svg:width="0.464cm" svg:height="0.451cm" svg:x="0.32cm" svg:y="7.299cm" svg:viewBox="0 0 465 452" svg:d="M231 0l10 1h10l10 1 10 1 9 1 9 1 10 2 9 2 9 3 8 3 9 3 8 3 7 4 8 3 8 4 7 5 8 4 7 5 6 6 7 5 6 6 5 6 6 7 5 6 5 7 5 7 4 8 4 8 4 8 4 8 3 9 3 10 2 9 2 10 2 9 2 11 1 10 1 10v11l1 12-1 10v11l-1 10-1 10-2 10-2 9-2 10-2 9-3 9-3 8-4 8-4 8-4 8-4 7-5 7-5 7-5 7-5 6-6 6-6 6-6 6-7 5-6 5-8 4-7 5-8 4-8 4-8 4-8 3-8 3-9 2-8 3-10 2-9 2-9 2-10 1-9 1-10 1h-11-10-10-10l-9-1-10-1-9-1-9-2-9-1-9-2-8-3-9-2-8-3-8-4-9-3-7-4-8-4-7-4-7-5-7-5-6-5-7-6-6-5-6-6-5-7-5-6-5-7-5-8-4-7-4-8-4-8-4-8-3-9-3-9-3-9-2-10-2-9-1-11-2-10v-11l-1-10v-12-12l1-11v-12l2-10 1-11 2-10 2-10 3-10 3-9 3-9 4-8 4-8 4-8 4-8 5-7 5-6 5-7 5-6 6-6 6-5 7-6 6-4 7-5 7-5 7-4 7-4 8-3 8-3 8-3 8-3 9-2 9-3 9-1 9-2 9-2 9-1 10-1h9l10-1zM231 122h-15l-15 1-14 1-13 2-12 2-11 3-10 4-9 3-9 6-7 5-8 5-6 6-5 7-4 6-5 8-3 8-2 8-2 8-1 10v9 10l1 10 2 9 2 9 4 8 4 7 4 7 6 7 6 6 7 6 8 5 8 5 10 4 10 3 11 4 12 2 13 2 13 1 15 1h15 8 8 7l8-1h7l6-1 7-1 6-1 6-1 6-2 6-1 5-2 6-2 5-2 4-2 5-2 5-2 4-2 4-3 4-3 4-2 3-3 3-3 3-3 3-3 3-3 2-4 3-3 2-3 3-4 1-4 2-4 1-4 1-4 1-4 1-4v-4l1-4v-5-4-5-5l-1-5v-5l-1-4-1-5-1-4-1-5-2-3-1-5-3-4-2-3-3-4-2-4-3-3-3-4-3-3-3-3-3-3-4-3-4-2-4-3-4-3-5-2-5-3-4-2-5-1-6-2-5-2-6-1-6-1-6-2-6-1-7-1h-6l-7-1-8-1h-7-8z">
          <text:p/>
        </draw:path>
        <draw:path draw:style-name="gr3" draw:text-style-name="P3" draw:layer="layout" svg:width="0.633cm" svg:height="0.426cm" svg:x="0.318cm" svg:y="6.784cm" svg:viewBox="0 0 634 427" svg:d="M231 0h11 10 9l10 1 10 1 9 1 9 2 9 1 9 2 8 2 9 2 8 3 8 2 8 3 8 3 7 3 7 3 7 4 6 4 6 4 6 4 6 5 6 5 5 5 5 5 5 5 4 6 5 6 4 6 3 7 4 6 2 7 3 7 2 8 2 7 2 8 1 8 1 8v8l1 9-1 4v4 4 4 4l-1 4v4l-1 4-1 4-1 4-1 4v3l-1 4-2 4-1 4-1 4-2 3-1 4-2 4-2 4-2 4-2 3-2 4-2 3-2 3-3 4-3 3-3 3-2 3-3 3-3 3-4 3-3 3-4 3-3 2-4 3-4 2-4 2-4 3-5 2v3l1-1h1 1 1 1 1 1l2-1h2 1 2 2 2 1 3 2 2 2 2 2l2-1h3 2 2 2 3 2 3 2 2 3 2 2 3 2 2 2 2 2 173v116h-521-7-6-7-6-7-6l-6 1h-5-6-5l-5 1h-6-4-5-4l-4 1h-4-4-3-3v-113h1 1 1 1l1-1h2 1 1 2 2l1-1h2 2 2 2 2l2-1h2 2 2 3 2 2 2l2-1h2 3 2 3 2 2 2 2l2-1h2 2 2 2 2v-1l-9-5-8-4-7-5-7-5-7-6-6-6-6-6-5-7-4-7-5-7-3-9-3-7-3-8-3-8-2-9-1-8-2-9-1-9v-10l-1-9 1-9v-8l1-8 1-7 2-8 2-7 2-7 3-7 3-7 3-6 4-6 3-6 4-5 5-6 5-5 4-5 6-5 5-4 6-4 6-5 6-4 6-3 7-4 7-3 8-3 7-3 7-3 8-2 9-2 8-2 9-2 8-2 9-1 9-2 9-1 10-1 9-1h10 10zM231 121h-14l-14 1-14 1-12 2-12 2-11 2-10 3-10 4-8 3-8 5-7 5-6 5-6 6-4 6-5 7-3 7-3 7-1 9-1 8-1 9v3l1 4v3 4l1 3 1 4 1 3 1 4 1 3 2 5 1 3 2 3 2 4 2 3 2 3 3 3 3 3 3 3 3 3 3 2 4 3 4 2 4 3 4 2 5 2 5 3 5 2 5 1 6 3 6 1 6 2 6 1 7 2 6 1h8l7 1 8 1h8 9 9 8 9 8l7-1 8-1h7l7-1 7-2 6-1 6-2 6-1 5-2 5-2 5-2 5-2 5-2 4-3 4-2 4-3 3-2 4-3 3-3 3-3 3-3 2-3 3-3 2-3 2-3 2-3 1-4 1-4 2-4 1-3 1-4 1-3v-3l1-4v-3-4-3-5-4l-1-4v-4l-1-4-1-4-1-4-1-4-2-3-1-4-2-3-2-4-3-3-2-3-3-3-3-3-3-2-3-3-3-2-4-3-4-2-4-2-5-3-4-1-5-2-5-2-5-2-5-1-6-2-6-1-6-1-6-1-6-1-7-1h-7l-7-1-7-1h-8-7z">
          <text:p/>
        </draw:path>
        <draw:path draw:style-name="gr3" draw:text-style-name="P3" draw:layer="layout" svg:width="0.464cm" svg:height="0.451cm" svg:x="0.32cm" svg:y="6.265cm" svg:viewBox="0 0 465 452" svg:d="M231 0h10l10 1h10l10 1 9 1 9 2 10 2 9 2 9 2 8 3 9 3 8 4 7 3 8 4 8 4 7 5 8 4 7 5 6 5 7 6 6 6 5 6 6 6 5 7 5 7 5 7 4 8 4 8 4 8 4 8 3 9 3 9 2 9 2 9 2 10 2 10 1 11 1 10v11l1 11-1 11v11l-1 10-1 10-2 11-2 9-2 9-2 9-3 9-3 9-4 8-4 8-4 7-4 8-5 7-5 7-5 7-5 6-6 6-6 6-6 5-7 5-6 5-8 5-7 5-8 4-8 3-8 4-8 3-8 4-9 2-8 3-10 2-9 2-9 1-10 2-9 1h-10l-11 1h-10-10l-10-1h-9l-10-1-9-1-9-2-9-2-9-2-8-2-9-3-8-3-8-3-9-4-7-3-8-4-7-5-7-4-7-5-6-5-7-6-6-6-6-6-5-6-5-7-5-7-5-7-4-7-4-8-4-8-4-9-3-8-3-9-3-9-2-10-2-10-1-11-2-10v-11l-1-11v-11-12l1-12v-11l2-11 1-10 2-10 2-10 3-9 3-10 3-8 4-9 4-8 4-7 4-8 5-7 5-7 5-6 5-6 6-6 6-6 7-5 6-5 7-5 7-4 7-4 7-4 8-4 8-3 8-3 8-2 9-3 9-2 9-2 9-2 9-1 9-1 10-1h9l10-1zM231 122h-15l-15 1-14 1-13 1-12 3-11 3-10 3-9 4-9 4-7 5-8 6-6 6-5 6-4 7-5 7-3 8-2 9-2 8-1 9v10 10l1 10 2 9 2 8 4 8 4 9 4 7 6 7 6 6 7 6 8 5 8 4 10 5 10 3 11 3 12 3 13 2 13 1 15 1h15 8 8l7-1h8l7-1h6l7-2 6-1 6-1 6-1 6-1 5-2 6-2 5-2 4-2 5-2 5-2 4-3 4-2 4-3 4-2 3-3 3-3 3-3 3-3 3-4 2-3 3-3 2-5 3-4 1-4 2-3 1-4 1-4 1-4 1-4v-5l1-4v-4-5-5-4l-1-5v-5l-1-5-1-4-1-5-1-4-2-4-1-4-3-4-2-4-3-4-2-3-3-4-3-3-3-3-3-3-3-3-4-3-4-2-4-3-4-2-5-3-5-2-4-2-5-2-6-2-5-1-6-1-6-2-6-1-6-1-7-1-6-1h-7l-8-1h-7-8z">
          <text:p/>
        </draw:path>
        <draw:path draw:style-name="gr3" draw:text-style-name="P3" draw:layer="layout" svg:width="0.622cm" svg:height="0.426cm" svg:x="0.162cm" svg:y="5.771cm" svg:viewBox="0 0 623 427" svg:d="M614 112h-1-1-1l-1 1h-1-2l-1 1h-2-1-2-2l-2 1h-1-3-1-2l-3 1h-2-2-2-2-2l-2 1h-3-2-2-2-3l-2 1h-2-2-2-2-2-2-2-2-2-1v2l8 4 8 4 7 5 7 6 7 5 6 6 5 6 5 7 5 6 4 7 4 8 3 7 3 8 2 8 2 9 2 9 1 9 1 9v10l1 10-1 8v8l-1 8-1 8-2 7-2 7-2 7-3 7-2 7-4 6-3 6-4 6-5 5-4 6-5 5-5 5-5 5-5 4-6 5-6 4-7 4-6 3-7 4-7 3-7 3-8 4-7 3-8 2-8 2-8 3-9 1-9 2-9 2-9 1-9 1-9 1h-10l-9 1h-10-10-10-10l-10-1-9-1h-10l-9-1-9-2-9-1-9-2-9-2-8-2-8-2-8-3-8-4-7-3-7-3-7-4-7-3-6-4-7-4-6-5-6-4-5-5-5-5-5-5-5-5-4-6-4-6-4-6-4-6-3-7-3-7-3-7-2-8-2-7-1-8-2-8v-8l-1-9v-9-4-5-4l1-4v-5-3l1-5 1-4v-4l1-4 1-4 1-4 2-4 1-4 1-4 1-3 2-4 2-4 1-3 2-4 2-3 2-3 3-4 2-3 2-3 3-3 2-3 3-4 3-2 3-3 3-3 3-2 3-3 4-3 3-2 4-2 3-3 4-2 5-2 4-2v-1h-1-1-1-1-1-2-1-1-2-1-2-2-1-2-2-2-2-2-2-2-2-2-2-2-2-3l-2 1h-2-2-2-2-3-2-2-2-2-3-2-2-2-164v-116h517 6 7 6l6-1h6 5 6 6 5l5-1h5 5 4 4l4-1h4 4 3 3 3zM388 117h-9-8l-8 1h-8l-7 1-7 1-7 1-7 1-6 2-6 2-6 1-5 2-5 2-5 2-5 2-5 3-4 2-4 2-4 3-3 2-4 3-3 3-3 3-2 3-3 3-2 3-3 3-1 3-2 4-1 3-2 3-1 4-1 3-1 4v3l-1 4-1 3v4 3 4 4 4l1 5v4l1 4 1 4 1 4 1 3 2 4 1 4 2 3 2 3 2 3 3 3 3 3 2 3 3 3 4 3 3 2 3 2 4 3 5 2 4 2 4 2 5 2 5 1 5 2 5 1 5 2 6 1 6 1 6 1 7 1 6 1h7l7 1h8l7 1h8 8l29-1 26-3 23-4 19-7 17-8 14-10 11-12 7-13 5-16 1-17v-4-3-4l-1-3-1-4v-3l-2-4-1-3-1-4-1-3-2-4-2-3-2-3-2-4-2-2-3-4-3-3-3-3-3-2-3-3-4-3-4-3-4-2-5-2-4-3-5-2-5-1-5-3-6-1-6-2-6-2-7-1-6-1-8-2h-7l-7-2h-8l-9-1h-8z">
          <text:p/>
        </draw:path>
        <draw:polygon draw:style-name="gr3" draw:text-style-name="P3" draw:layer="layout" svg:width="0.465cm" svg:height="0.407cm" svg:x="0.319cm" svg:y="5.278cm" svg:viewBox="0 0 466 408" draw:points="326,0 332,0 338,1 344,2 350,3 356,4 362,5 368,7 373,9 379,11 385,14 390,17 394,20 399,23 404,27 408,30 412,34 417,39 421,43 425,48 428,53 432,58 435,64 438,69 441,75 444,82 447,88 449,95 452,101 454,108 456,116 458,123 459,131 461,139 462,147 463,156 464,164 465,173 465,182 465,191 466,200 465,210 465,218 465,226 465,234 464,242 463,250 463,257 461,264 460,271 459,278 458,285 457,292 455,298 453,305 451,311 449,316 447,322 445,328 442,333 439,339 436,344 433,349 430,354 426,358 423,362 419,367 415,370 411,374 406,378 402,382 397,385 392,388 387,391 382,394 375,397 370,399 364,402 357,404 351,406 345,408 329,306 333,305 337,303 340,302 343,301 346,300 349,299 352,297 355,295 357,294 360,292 362,290 364,288 366,287 368,284 370,282 372,280 373,278 375,276 376,273 378,271 380,268 381,265 382,263 382,260 384,257 384,254 385,251 386,247 386,244 387,241 387,237 387,234 388,230 388,226 388,222 388,218 388,214 388,210 389,206 389,200 389,197 388,193 388,189 388,185 388,181 388,178 388,174 387,171 387,167 387,164 386,160 386,157 385,154 384,151 384,148 382,145 382,142 381,139 380,137 379,134 378,131 375,129 374,127 372,125 371,123 369,121 368,119 366,117 364,115 362,114 360,113 358,112 355,111 353,109 350,109 348,108 345,108 342,107 339,107 336,107 333,107 330,107 327,108 324,109 321,110 318,111 316,112 313,114 311,115 309,118 307,119 305,122 303,124 301,127 300,129 298,132 297,135 295,138 294,142 293,145 291,149 290,153 289,156 288,160 287,164 286,168 284,173 283,177 282,182 281,186 281,191 280,196 278,201 277,207 276,212 275,217 274,222 273,227 271,233 270,238 269,243 268,249 266,255 265,260 263,266 262,271 260,277 259,282 257,288 256,293 253,299 252,304 250,309 247,314 245,319 243,324 240,329 238,333 235,338 232,342 229,346 226,350 222,354 218,358 215,362 211,365 207,368 203,371 199,374 194,377 190,379 185,382 179,384 174,385 168,387 162,388 156,389 149,390 143,390 136,390 130,390 124,390 118,389 112,388 106,387 100,386 95,384 89,382 84,380 79,378 74,375 70,372 65,369 60,366 56,362 52,358 48,355 44,350 40,346 37,341 33,336 30,331 27,326 24,320 21,314 18,308 16,302 14,296 12,289 10,282 8,275 6,267 5,260 4,252 3,244 2,236 1,227 1,219 0,210 0,200 0,192 0,185 1,178 2,172 2,165 3,158 4,151 5,145 6,138 7,132 9,126 10,120 12,114 14,108 16,102 18,97 21,91 23,86 26,81 29,76 32,71 35,66 38,61 42,57 45,53 49,49 53,45 57,41 62,38 66,34 71,31 76,28 81,25 86,22 91,20 97,18 102,16 108,14 115,12 121,11 132,114 129,114 126,115 123,116 120,117 117,118 114,119 112,120 110,121 107,123 105,124 103,126 101,127 99,129 97,131 96,132 94,134 93,136 91,138 90,141 88,143 87,145 86,147 85,149 84,152 83,154 82,157 82,160 81,162 81,165 80,168 79,171 79,174 79,177 78,180 78,183 78,186 78,190 78,193 78,196 78,200 78,209 78,216 78,224 79,230 80,237 82,243 83,248 84,254 86,258 88,263 90,267 93,270 96,273 99,276 102,278 106,280 110,282 114,283 119,283 124,283 126,283 129,283 132,283 135,282 137,281 139,281 142,279 144,278 146,277 148,275 150,273 151,271 153,269 155,267 156,265 158,262 159,260 161,257 162,254 163,251 165,248 166,245 167,241 168,238 169,234 170,230 171,227 172,223 173,218 174,214 174,210 175,206 176,200 177,196 178,191 179,186 180,181 181,177 183,172 184,167 185,161 187,154 188,148 190,142 191,136 193,130 194,124 196,118 198,112 199,106 202,100 203,94 205,88 208,83 210,77 212,72 215,67 218,62 221,57 224,53 227,48 230,44 234,39 238,35 241,32 246,28 250,24 254,21 259,18 264,15 269,12 274,10 280,8 285,6 292,4 298,3 304,2 311,1 318,0">
          <text:p/>
        </draw:polygon>
        <draw:path draw:style-name="gr3" draw:text-style-name="P3" draw:layer="layout" svg:width="0.633cm" svg:height="0.427cm" svg:x="0.318cm" svg:y="4.526cm" svg:viewBox="0 0 634 428" svg:d="M231 0h11 10l9 1 10 1h10l9 2 9 1 9 2 9 1 8 2 9 2 8 3 8 2 8 3 8 3 7 3 7 4 7 4 6 3 6 4 6 5 6 4 6 5 5 5 5 5 5 6 4 6 5 6 4 6 3 6 4 7 2 7 3 7 2 7 2 8 2 7 1 8 1 9v8l1 8-1 5v4 3 4 5l-1 3v4l-1 4-1 4-1 4-1 4v4l-1 4-2 3-1 4-1 4-2 4-1 3-2 4-2 3-2 4-2 3-2 4-2 3-2 4-3 3-3 3-3 4-2 2-3 4-3 3-4 3-3 2-4 3-3 2-4 3-4 3-4 2-4 2-5 2v3h1v-1h1 1 1 1 1 1 2 2 1 2 2 2l1-1h3 2 2 2 2 2 2 3 2 2 2 3 2 3 2 2 3l2-1h2 3 2 2 2 2 2 173v117h-521-7-6-7l-6 1h-7-6-6-5-6l-5 1h-5-6-4-5-4l-4 1h-4-4l-3 1h-3v-114h1l1-1h1 1 1 2 1l1-1h2 2 1l2-1h2 2 2 2 2 2l2-1h2 3 2 2 2 2 2l3-1h2 3 2 2 2 2 2 2 2 2 2 2v-2l-9-4-8-5-7-5-7-5-7-6-6-6-6-6-5-6-4-8-5-7-3-7-3-8-3-8-3-8-2-8-1-9-2-9-1-9v-9l-1-10 1-8v-9l1-7 1-8 2-7 2-8 2-7 3-7 3-6 3-6 4-6 3-6 4-6 5-5 5-6 4-5 6-4 5-5 6-4 6-4 6-4 6-4 7-3 7-4 8-3 7-3 7-2 8-3 9-2 8-2 9-2 8-2 9-1 9-1 9-2h10l9-1 10-1h10zM231 121h-14l-14 1-14 1-12 2-12 2-11 2-10 4-10 3-8 4-8 4-7 5-6 6-6 5-4 7-5 6-3 7-3 8-1 8-1 8-1 9v4l1 3v4 3l1 4 1 3 1 4 1 3 1 3 2 4 1 4 2 3 2 3 2 3 2 3 3 3 3 3 3 3 3 3 3 3 4 2 4 3 4 2 4 3 5 2 5 2 5 2 5 2 6 2 6 2 6 1 6 2 7 1 6 1 8 1 7 1h8l8 1h9 9 8 9l8-1h7l8-1 7-1 7-1 7-1 6-2 6-1 6-2 5-2 5-2 5-2 5-2 5-2 4-3 4-2 4-2 3-3 4-3 3-3 3-2 3-3 2-3 3-4 2-3 2-3 2-3 1-4 1-3 2-3 1-4 1-3 1-4v-3l1-3v-4-3-4-4-5l-1-4v-4l-1-4-1-4-1-4-1-3-2-4-1-3-2-4-2-3-3-3-2-3-3-3-3-3-3-3-3-3-3-2-4-2-4-3-4-2-5-2-4-2-5-2-5-2-5-1-5-2-6-1-6-2-6-1-6-1-6-1-7-1h-7l-7-1h-7l-8-1h-7z">
          <text:p/>
        </draw:path>
        <draw:path draw:style-name="gr3" draw:text-style-name="P3" draw:layer="layout" svg:width="0.464cm" svg:height="0.409cm" svg:x="0.32cm" svg:y="4.049cm" svg:viewBox="0 0 465 410" svg:d="M465 200l-1 10v9l-1 9-1 10-1 9-2 9-1 8-2 8-3 8-2 8-4 8-3 7-4 7-3 7-5 7-4 7-5 6-5 6-5 6-6 5-6 5-6 5-7 5-7 5-8 4-7 4-8 4-8 3-8 4-9 3-9 3-9 2-10 2-10 2-10 2-10 1-11 1-11 1h-12-12-12-12l-12-1-11-2-11-1-11-2-10-2-10-3-9-2-9-4-9-3-8-4-8-4-8-5-7-4-7-5-6-5-7-5-5-5-6-6-5-6-5-6-5-6-4-7-4-7-4-6-4-7-3-7-3-8-2-7-3-8-2-8-2-8-1-7-1-8-1-10-1-8-1-8v-8-9-10l1-10v-10l2-10 1-9 3-9 2-8 2-8 4-8 3-8 4-7 4-7 5-7 4-7 5-6 6-6 5-6 6-5 6-5 7-5 6-5 7-4 7-4 8-4 8-4 8-3 8-4 9-2 9-3 9-2 9-2 10-3 9-1 10-2 10-1 11-1 10-1h11l11-1h11 3v288h5 6 5l6-1h5l5-1h6l5-1 4-1 5-1 5-1 5-1 4-1 5-2 4-1 4-2 4-2 4-2 3-1 4-3 4-2 3-3 3-2 3-3 3-3 2-2 3-4 3-3 2-3 3-4 2-4 1-4 2-4 1-4 1-4 1-5 1-4v-5l1-5v-5-6l-1-6v-5l-1-6-1-4-2-5-2-5-1-5-2-4-4-4-3-4-3-3-3-3-4-3-4-3-4-3-4-3-5-2-5-2-6-2 10-109 4 2 4 1 4 2 4 2 4 2 4 2 4 2 4 3 5 2 5 3 4 3 4 3 4 3 4 3 4 3 4 4 4 4 4 4 4 4 3 5 4 4 3 5 3 5 4 5 3 6 3 6 2 5 3 7 3 6 2 6 2 7 2 7 2 7 1 8 2 8 1 8 1 9v9 9zM73 200v4 3l1 4v3l1 3v4l1 3 1 3 1 3 1 4 1 4 2 3 1 2 2 3 2 3 2 3 2 2 2 3 2 2 3 2 3 3 3 2 2 2 4 2 3 2 3 1 4 2 4 2 4 1 4 2 4 1 4 1 5 1 4 1 5 1 5 1h6l5 1h6 5v-174l-10 1-10 1-10 1-9 3-8 2-8 3-7 3-7 4-6 3-6 5-5 5-5 5-4 5-3 5-3 6-3 7-2 7-1 6-1 8z">
          <text:p/>
        </draw:path>
        <draw:polygon draw:style-name="gr3" draw:text-style-name="P3" draw:layer="layout" svg:width="0.456cm" svg:height="0.261cm" svg:x="0.319cm" svg:y="3.704cm" svg:viewBox="0 0 457 262" draw:points="457,258 114,258 111,258 108,258 105,258 102,259 99,259 96,259 93,259 90,259 87,259 83,259 80,259 77,259 74,259 71,259 68,259 65,259 62,259 59,259 56,259 53,260 50,260 47,260 44,260 41,260 39,260 36,260 34,260 31,260 29,260 26,260 24,260 22,261 20,261 18,261 16,261 14,261 13,261 11,261 10,261 9,262 9,151 10,151 11,151 12,150 14,150 16,150 18,150 20,150 22,150 24,149 26,149 29,149 31,149 34,149 36,148 39,148 42,148 44,148 47,148 50,148 53,147 56,147 59,147 62,147 64,147 67,147 70,147 73,147 76,146 79,146 82,146 84,146 87,146 90,146 92,146 94,146 97,146 99,146 101,146 103,145 105,145 105,144 100,142 95,140 90,139 86,137 82,135 77,133 73,132 69,130 65,128 61,127 57,125 53,123 50,121 47,119 43,117 40,115 37,113 34,111 31,109 28,106 26,104 23,101 21,99 18,96 16,93 15,90 12,87 11,84 9,80 8,77 6,73 5,70 4,66 3,62 2,58 2,54 1,50 0,45 0,41 0,36 0,34 0,32 0,30 0,28 1,25 1,24 1,22 2,19 2,17 2,16 3,13 3,12 3,10 4,8 4,6 5,5 5,4 5,2 6,1 6,0 104,0 103,2 103,4 102,6 102,9 101,11 101,13 101,16 100,18 100,20 100,23 99,25 99,27 99,30 98,32 98,35 98,37 97,40 97,43 97,46 97,49 98,58 99,66 101,74 103,82 106,89 110,96 115,102 120,108 126,113 133,118 140,123 148,127 157,130 166,134 176,136 187,138 198,140 210,141 223,142 237,142 457,142">
          <text:p/>
        </draw:polygon>
        <draw:polygon draw:style-name="gr3" draw:text-style-name="P3" draw:layer="layout" svg:width="0.56cm" svg:height="0.261cm" svg:x="0.223cm" svg:y="3.184cm" svg:viewBox="0 0 561 262" draw:points="561,99 560,109 560,119 558,128 556,136 554,145 551,152 547,159 543,166 538,172 533,178 527,183 521,188 514,192 506,196 498,199 489,201 480,203 470,205 459,206 448,206 185,206 185,262 106,262 106,200 0,164 0,91 106,91 106,5 185,5 185,91 417,91 423,91 429,90 435,90 440,89 445,88 450,86 454,85 458,83 462,81 465,77 468,75 471,72 473,69 475,65 477,62 478,58 479,53 480,49 480,44 481,39 481,37 481,35 480,33 480,31 480,29 480,27 480,25 480,23 479,21 479,19 478,18 478,16 478,14 477,12 477,10 477,8 476,6 476,4 475,2 475,0 547,0 548,5 549,9 550,13 552,18 553,22 554,27 555,31 555,36 556,41 557,46 558,50 558,55 559,60 559,66 560,71 560,76 560,83 561,88 561,93">
          <text:p/>
        </draw:polygon>
        <draw:polygon draw:style-name="gr3" draw:text-style-name="P3" draw:layer="layout" svg:width="0.456cm" svg:height="0.261cm" svg:x="0.319cm" svg:y="2.857cm" svg:viewBox="0 0 457 262" draw:points="457,259 114,259 111,259 108,259 105,259 102,259 99,259 96,259 93,259 90,259 87,259 83,259 80,259 77,259 74,259 71,259 68,259 65,259 62,260 59,260 56,260 53,260 50,260 47,260 44,260 41,260 39,260 36,260 34,261 31,261 29,261 26,261 24,261 22,261 20,261 18,261 16,261 14,261 13,261 11,262 10,262 9,262 9,151 10,151 11,151 12,151 14,151 16,150 18,150 20,150 22,150 24,150 26,150 29,150 31,149 34,149 36,149 39,149 42,148 44,148 47,148 50,148 53,148 56,148 59,147 62,147 64,147 67,147 70,147 73,147 76,147 79,147 82,147 84,146 87,146 90,146 92,146 94,146 97,146 99,146 101,146 103,146 105,146 105,143 100,141 95,140 90,138 86,136 82,134 77,133 73,131 69,129 65,127 61,126 57,124 53,122 50,120 47,119 43,116 40,114 37,112 34,110 31,108 28,105 26,103 23,101 21,98 18,95 16,92 15,90 12,86 11,84 9,80 8,77 6,74 5,70 4,66 3,62 2,59 2,54 1,50 0,46 0,41 0,36 0,34 0,32 0,30 0,28 1,26 1,24 1,22 2,20 2,18 2,16 3,14 3,12 3,10 4,8 4,7 5,5 5,4 5,2 6,1 6,0 104,0 103,2 103,5 102,7 102,9 101,11 101,14 101,16 100,18 100,20 100,23 99,25 99,28 99,30 98,32 98,35 98,38 97,41 97,44 97,47 97,50 98,58 99,66 101,74 103,81 106,89 110,95 115,101 120,107 126,113 133,117 140,122 148,126 157,130 166,133 176,135 187,138 198,139 210,140 223,141 237,141 457,141">
          <text:p/>
        </draw:polygon>
        <draw:path draw:style-name="gr3" draw:text-style-name="P3" draw:layer="layout" svg:width="0.464cm" svg:height="0.452cm" svg:x="0.32cm" svg:y="2.368cm" svg:viewBox="0 0 465 453" svg:d="M465 315l-1 6v6 7l-1 6-1 5v6l-2 6-1 5-1 6-2 5-2 5-2 4-2 5-3 5-2 4-3 4-3 4-3 4-3 4-3 4-4 3-3 4-4 2-4 4-5 2-4 3-4 2-5 3-5 2-5 2-5 2-5 1-6 2-6 1-6 1-6 1-5 1h-7-6l-6 1-8-1h-8l-7-1-7-1-7-1-6-1-6-2-6-2-6-3-6-2-5-3-5-3-5-3-5-4-4-4-5-4-4-4-3-4-4-5-3-4-4-5-3-5-3-5-2-6-3-5-2-6-3-6-2-6-1-6-2-6-2-7-1-6-1-7-1-7-1-7-1-7v-7l-1-7v-7-7l-2-96h-23-5-4-4-5l-4 1h-4l-4 1h-3l-4 1-3 1-3 1-4 1-2 1-4 1-2 1-3 1-2 2-3 1-2 2-2 1-2 2-2 2-2 2-1 2-2 2-1 2-2 2-1 2-1 3v2l-2 3v2l-1 3v3l-1 2v3l-1 3v3 3 3 3 2 3 3l1 3v2 3l1 2v3l1 2v2l1 3 1 1 1 2 1 3 1 1 1 2 2 2 1 2 1 1 2 2 1 2 2 1 2 2 1 1 3 1 2 2 2 1 2 1 3 1 2 1 3 1 3 1 2 1h3l3 1 4 1h3l4 1h3l-6 121-6-1-5-1-6-1-5-2-6-2-5-2-5-2-5-2-5-2-5-3-5-3-4-2-5-4-4-3-5-4-4-3-4-4-4-4-4-5-3-4-4-5-3-5-3-5-3-6-3-6-2-5-3-6-2-7-3-6-1-7-2-7-2-7-2-8-1-7-1-8-1-8v-9l-1-8v-9-9-8-8l1-8v-8l1-8 1-7 2-7 1-7 2-7 2-7 2-6 3-6 2-6 3-6 3-6 3-5 3-5 4-5 4-5 4-6 4-4 5-4 4-5 5-3 5-4 5-3 5-3 6-3 5-3 6-3 6-2 7-2 6-2 7-1 6-2 7-1h7l8-1 7-1h8 163 3 3 3 3 3 3 2 3l3-1h2 3l2-1h2 2l2-1h3l2-1 1-1 3-1h1l2-1 3-1 1-1 1-1 1-1 2-1 1-1 1-2 1-1 1-1 1-2v-1l1-2 1-2v-2l1-2v-2-2-2-2-3-2-3-3-2l-1-3v-3-2l-1-2v-3h63v2 2l1 2v2l1 2v2l1 1v2 2l1 2 1 1v2 2l1 1v2 2l1 1v2 2 1l1 2v2 1 2 2l1 2v1 2 2 2 2l1 2v2 2 2 2 2 3 2 2 9l-1 8-1 8-1 7-2 8-3 6-2 6-4 5-3 5-4 4-5 4-4 4-6 3-6 3-6 3-6 2-7 2-8 2-7 1-8 1v3l8 5 7 4 8 6 7 5 7 6 6 6 6 6 6 7 5 7 4 7 5 8 4 7 3 8 3 9 3 8 2 9 2 9 1 10v10zM248 180l1 59v4 4l1 3v4 4l1 3v4 3l1 3v4l1 3v3l1 3 1 4 1 2 1 3 1 3 1 3 2 3 1 2 1 3 2 2 2 2 2 2 1 2 3 2 2 2 2 2 3 1 2 2 3 1 3 2 4 1 3 1h4l4 1 3 1h5 4 5 6 6l5-1 6-1 5-1 4-2 4-2 4-2 4-2 3-3 3-3 3-4 3-3 2-4 2-3 1-4 1-5 1-4v-4l1-5v-5l-1-4v-4l-1-5-1-4-1-4-1-4-1-4-2-3-3-4-2-3-2-4-2-3-2-4-3-3-2-3-3-3-3-2-3-3-3-3-3-2-3-2-4-3-3-2-4-2-3-2-4-1-4-2-4-2-4-1-4-2-4-1-4-1-4-1-4-1h-4l-5-1h-4-4-4z">
          <text:p/>
        </draw:path>
        <draw:path draw:style-name="gr3" draw:text-style-name="P3" draw:layer="layout" svg:width="0.633cm" svg:height="0.427cm" svg:x="0.318cm" svg:y="1.891cm" svg:viewBox="0 0 634 428" svg:d="M231 0h11 10l9 1 10 1 10 1 9 1 9 1 9 1 9 2 8 2 9 2 8 3 8 2 8 3 8 3 7 3 7 5 7 3 6 4 6 4 6 5 6 4 6 5 5 5 5 5 5 6 4 6 5 5 4 7 3 6 4 7 2 6 3 7 2 8 2 7 2 8 1 8 1 8v9l1 9-1 3v4 5 3 4l-1 4v4l-1 4-1 4-1 4-1 4v4l-1 4-2 4-1 3-1 4-2 4-1 3-2 4-2 3-2 4-2 4-2 3-2 3-2 4-3 3-3 3-3 3-2 3-3 4-3 2-4 3-3 3-4 3-3 2-4 3-4 2-4 3-4 2-5 2v2h1 1 1 1 1 1 1 2 2 1 2l2-1h2 1 3 2 2 2 2 2 2 3 2 2 2 3 2 3 2l2-1h3 2 2 3 2 2 2 2 2 173v116h-521-7-6-7-6l-7 1h-6-6-5-6-5l-5 1h-6-4-5l-4 1h-4-4-4-3l-3 1v-113h1v-1h1 1 1 1 2l1-1h1 2 2 1 2l2-1h2 2 2 2 2 2l2-1h3 2 2 2l2-1h2 3 2 3 2 2 2 2 2 2 2 2 2 2v-2l-9-4-8-5-7-5-7-5-7-6-6-6-6-6-5-7-4-6-5-8-3-7-3-8-3-8-3-8-2-8-1-9-2-9-1-9v-9l-1-10 1-8v-8l1-9 1-7 2-8 2-7 2-7 3-7 3-6 3-7 4-6 3-6 4-5 5-6 5-5 4-5 6-4 5-5 6-4 6-4 6-4 6-4 7-4 7-4 8-3 7-3 7-2 8-3 9-2 8-2 9-2 8-2 9-1 9-1 9-1 10-1 9-1 10-1h10zM231 122h-14l-14 1-14 1-12 2-12 2-11 3-10 2-10 4-8 4-8 4-7 5-6 5-6 6-4 6-5 7-3 7-3 8-1 8-1 8-1 9v4l1 3v4 3l1 4 1 3 1 4 1 3 1 4 2 3 1 3 2 4 2 3 2 3 2 3 3 3 3 3 3 3 3 3 3 2 4 3 4 3 4 2 4 2 5 3 5 2 5 2 5 2 6 2 6 2 6 1 6 1 7 2 6 1 8 1h7l8 1h8l9 1h9 8l9-1h8l7-1h8l7-1 7-1 7-2 6-1 6-1 6-2 5-2 5-2 5-2 5-2 5-2 4-2 4-3 4-2 3-3 4-3 3-3 3-2 3-3 2-3 3-3 2-4 2-3 2-3 1-4 1-3 2-3 1-4 1-3 1-3v-4l1-4v-3-3-4-4-5l-1-4v-4l-1-4-1-4-1-4-1-4-2-3-1-4-2-3-2-3-3-4-2-3-3-3-3-2-3-3-3-3-3-2-4-3-4-2-4-2-5-2-4-2-5-2-5-2-5-1-5-2-6-1-6-2-6-1-6-1-6-1-7-1h-7l-7-1h-7l-8-1h-7z">
          <text:p/>
        </draw:path>
        <draw:polygon draw:style-name="gr10" draw:text-style-name="P1" draw:layer="layout" svg:width="4.48cm" svg:height="3.166cm" svg:x="33.426cm" svg:y="8.177cm" svg:viewBox="0 0 4481 3167" draw:points="0,3167 4481,3167 4481,0 0,0">
          <text:p/>
        </draw:polygon>
        <draw:polygon draw:style-name="gr3" draw:text-style-name="P3" draw:layer="layout" svg:width="0.499cm" svg:height="0.582cm" svg:x="33.629cm" svg:y="8.458cm" svg:viewBox="0 0 500 583" draw:points="310,94 310,583 188,583 188,94 0,94 0,0 500,0 500,94">
          <text:p/>
        </draw:polygon>
        <draw:polygon draw:style-name="gr3" draw:text-style-name="P3" draw:layer="layout" svg:width="0.261cm" svg:height="0.456cm" svg:x="34.193cm" svg:y="8.584cm" svg:viewBox="0 0 262 457" draw:points="3,457 3,114 3,111 3,108 3,105 3,102 3,99 3,96 3,93 3,90 3,86 3,83 3,80 3,77 3,74 2,71 2,67 2,65 2,61 2,59 2,55 2,53 2,50 2,47 2,44 2,41 1,38 1,36 1,34 1,31 1,29 1,26 1,24 1,22 1,19 1,18 1,16 0,14 0,13 0,11 0,10 0,9 111,9 111,10 111,11 111,12 111,14 111,16 111,17 112,19 112,22 112,24 112,26 112,29 112,31 113,34 113,36 113,39 113,41 113,44 113,47 114,50 114,53 114,55 114,58 114,61 114,64 114,67 114,70 115,73 115,76 115,79 115,81 115,84 115,87 116,90 116,92 116,94 116,96 116,98 116,101 116,102 116,104 118,104 119,99 121,95 123,90 124,86 126,81 128,77 130,73 131,69 133,65 135,61 137,57 138,53 140,50 142,46 144,43 146,40 148,37 150,34 153,31 155,28 158,25 160,23 163,20 165,18 168,16 171,14 174,12 177,11 180,9 184,7 187,6 191,5 194,4 198,3 202,2 206,1 211,1 215,0 220,0 225,0 227,0 229,0 231,0 233,0 235,1 237,1 239,1 241,1 243,2 245,2 247,2 249,3 251,3 252,4 254,4 256,4 258,5 259,5 260,6 262,6 262,103 259,103 256,102 254,102 252,102 249,101 247,101 245,100 243,100 240,99 238,99 235,99 233,98 231,98 228,98 226,98 223,97 220,97 217,97 214,97 211,97 202,98 194,99 186,100 179,103 172,106 166,110 160,114 154,120 148,126 143,132 138,140 135,148 131,157 128,166 125,176 123,187 121,198 120,210 119,223 119,236 119,457">
          <text:p/>
        </draw:polygon>
        <draw:path draw:style-name="gr3" draw:text-style-name="P3" draw:layer="layout" svg:width="0.409cm" svg:height="0.464cm" svg:x="34.499cm" svg:y="8.584cm" svg:viewBox="0 0 410 465" svg:d="M210 465h-10-9l-10-1-8-1-9-1-9-2-9-1-8-3-8-2-8-3-7-3-7-4-8-4-6-4-7-4-7-4-6-5-6-5-6-6-5-5-6-6-5-7-5-6-4-7-4-7-4-7-4-8-4-8-3-9-3-8-3-9-2-10-3-9-1-10-2-10-1-11-1-10-1-12v-11l-1-12 1-12v-12l1-12 1-12 2-11 1-10 3-10 2-10 3-10 3-9 4-8 4-9 4-7 4-8 5-7 4-7 5-7 6-6 5-6 6-5 6-5 6-6 6-4 7-5 6-4 7-4 7-3 7-3 8-3 7-3 8-2 7-2 8-2 8-1 8-1 8-2 8-1h8 9l8-1 11 1h10l10 1 9 2 9 1 9 2 9 3 8 2 8 4 7 3 8 4 7 4 7 4 6 5 7 5 6 5 6 6 5 6 5 6 5 6 5 7 4 7 4 7 4 8 4 8 4 8 3 8 3 9 3 8 2 10 2 9 2 10 2 9 1 10 1 10 2 10v11l1 10v11 12 3h-288v5 6l1 5v6l1 5v5l1 5 1 5v5l1 5 1 5 2 4 1 5 1 4 2 4 2 5 1 4 2 3 2 4 3 4 2 3 2 4 3 3 3 3 2 2 3 3 3 3 4 2 3 3 4 2 3 2 4 1 4 2 4 1 4 1 5 1 4 1h5l4 1h6l6-1h5 6l5-1 5-2 5-1 5-2 4-1 4-3 4-2 4-3 4-3 3-4 3-3 3-4 3-4 2-5 2-4 2-5 2-6 111 10-2 3-2 4-1 5-2 3-2 4-2 5-3 4-2 4-4 4-2 4-3 5-3 4-3 4-4 4-3 4-4 4-4 4-3 4-5 3-4 4-4 4-5 3-5 3-6 3-5 3-6 3-6 4-6 3-6 2-7 3-7 2-7 2-7 2-8 1-7 1-9 1-8 1-9 1h-9zM210 74h-4-3-4l-3 1h-4l-3 1-3 1-4 1-3 1-3 1-3 1-3 2-3 1-3 2-2 1-3 3-2 2-3 2-2 2-3 3-2 3-2 2-2 3-2 3-2 4-2 3-1 4-2 4-1 3-2 4-1 5-2 4-1 4-1 5v5l-1 5-1 5v6 5l-1 6h174l-1-11-1-10-2-9-2-9-2-8-3-8-3-7-4-7-4-6-4-6-5-5-5-5-5-4-6-3-6-4-6-2-7-2-7-1-7-1z">
          <text:p/>
        </draw:path>
        <draw:path draw:style-name="gr3" draw:text-style-name="P3" draw:layer="layout" svg:width="0.451cm" svg:height="0.464cm" svg:x="34.962cm" svg:y="8.584cm" svg:viewBox="0 0 452 465" svg:d="M138 465h-7-6-6l-6-1-6-1-6-1-5-1-6-1-5-2-5-1-5-2-5-2-4-3-5-2-5-4-4-2-4-3-4-3-4-3-3-3-4-4-3-4-3-4-3-3-3-5-2-4-3-5-2-4-2-5-3-5-1-5-2-5-1-6-2-5-1-6v-6l-1-6v-6l-1-6v-7-7l1-8v-7l1-7 1-7 2-7 2-6 2-6 2-6 3-5 2-5 4-5 3-5 4-5 3-5 4-4 4-4 5-4 4-3 5-4 5-3 5-3 5-3 5-3 6-2 6-3 6-2 5-2 6-2 7-1 7-2 6-1 7-1 6-1 7-1 7-1 7-1h7 7 8l96-2v-23-5-4-5l-1-4v-4l-1-4v-4l-1-4-1-3-1-3v-4l-1-3-1-3-2-3-1-2-1-3-1-2-2-3-2-2-1-2-2-2-2-2-1-2-2-2-3-1-1-1-3-2-2-1-2-1-3-1-2-1h-3l-2-1-3-1h-3-2l-3-1h-3-3-3-3-3-3-3l-2 1h-3-2l-3 1h-2l-2 1h-3l-2 1-2 1h-2l-2 2-2 1-2 1-1 1-2 1-2 2-2 1-1 2-1 1-2 2-2 2-1 2-1 2-1 3-2 2-1 2-1 3v3l-1 2-1 3-1 3-1 3v3l-1 4v3l-1 4-121-6 1-6 1-5 2-6 2-6 1-5 2-5 2-5 2-5 3-5 2-5 3-5 3-5 3-4 4-5 3-4 4-4 4-4 4-4 4-4 5-3 5-4 5-3 5-3 5-3 6-3 6-3 6-2 6-3 7-2 6-2 7-2 8-1 7-2 8-1 8-1 8-1 8-1h9 8l10-1 8 1h8 8l7 1 8 1 8 1 7 2 7 1 6 2 7 2 6 2 7 3 6 2 5 3 6 3 6 3 5 3 5 4 5 4 4 4 5 4 4 4 4 5 4 5 4 5 3 4 3 6 3 5 3 6 2 6 2 6 2 6 2 6 2 7 1 7 1 7 1 7 1 8v7 8 163 3 3 3 3 3 2l1 3v3 2 3l1 2v3 2l1 2 1 2v2l1 2v2l1 2 1 2v2l1 1 2 1 1 2 1 1 1 2 1 1 1 1 2 1 1 1 1 1h2l2 1h1l2 1h2 2l2 1h3 2 3 2 3l2-1h3 4 2l3-1h2l2-1v64l-2 1h-1l-3 1h-1l-2 1h-3l-2 1h-2-1l-2 1h-2-1l-2 1h-2-1l-2 1h-2l-1 1h-2-1-2l-2 1h-2-2-1-2l-2 1h-2-2-1-2-2l-2 1h-2-2-2-3-2-3-2-8l-9-1-7-1-7-1-7-2-6-3-6-3-5-3-5-5-5-3-4-5-3-5-4-5-3-6-2-6-3-7-2-7-1-7-2-7-1-9h-2l-5 9-5 7-5 8-6 7-6 6-6 7-6 5-7 6-7 5-7 5-7 6-7 3-9 4-8 3-9 3-8 2-10 1-9 2h-10zM273 249l-60 1h-3-4-4l-3 1h-4-3l-4 1h-3l-4 1h-3l-3 1h-4l-3 1h-3l-3 1-3 2-2 1-3 1-3 1-3 1-2 2-2 2-3 1-2 2-2 2-2 2-1 3-2 2-2 2-1 3-2 3-1 3-1 3-1 4-1 4-1 3v4 4l-1 5v4 7l1 6 1 5v5l2 5 2 5 1 4 2 4 3 4 3 3 3 3 3 3 4 2 3 2 4 2 4 1 4 1 5 1h4 5 4 5l4-1h4l4-1 4-1 4-1 4-2 4-1 3-2 4-2 3-2 4-2 3-3 3-2 3-3 3-2 3-3 3-3 2-3 3-3 2-3 2-4 2-3 2-4 2-4 2-3 2-4 1-4 2-4 1-4 1-4 1-4 1-4 1-5 1-3v-5l1-4v-4-4z">
          <text:p/>
        </draw:path>
        <draw:polygon draw:style-name="gr3" draw:text-style-name="P3" draw:layer="layout" svg:width="0.262cm" svg:height="0.56cm" svg:x="35.418cm" svg:y="8.488cm" svg:viewBox="0 0 263 561" draw:points="164,561 154,560 144,559 135,558 127,556 118,553 111,551 103,547 97,543 91,538 85,533 79,527 75,520 71,513 67,506 64,497 61,489 60,479 58,470 58,459 57,448 57,184 0,184 0,105 63,105 99,0 172,0 172,105 258,105 258,184 172,184 172,417 172,423 173,429 173,435 174,440 175,445 176,450 178,454 180,458 182,462 185,465 187,468 190,471 193,473 197,475 200,477 204,478 210,479 214,480 219,480 224,480 226,480 228,480 230,480 232,480 234,480 236,480 238,479 240,479 242,479 243,479 245,478 247,478 249,478 250,477 253,477 254,476 256,476 259,476 261,475 263,474 263,546 259,548 254,549 250,550 245,551 241,552 236,553 231,555 227,555 222,556 217,557 212,557 206,558 201,559 196,559 191,559 186,560 180,560 175,560 169,561">
          <text:p/>
        </draw:polygon>
        <draw:polygon draw:style-name="gr3" draw:text-style-name="P3" draw:layer="layout" svg:width="0.644cm" svg:height="0.456cm" svg:x="35.746cm" svg:y="8.584cm" svg:viewBox="0 0 645 457" draw:points="266,457 266,205 266,200 266,195 266,190 266,185 266,180 265,175 265,171 264,167 264,162 263,158 262,153 261,149 260,145 259,141 258,137 257,134 256,130 254,127 253,123 251,120 250,117 248,114 246,111 244,109 242,107 240,104 238,102 235,100 233,98 230,96 228,94 225,93 222,91 219,90 216,90 213,89 209,88 206,87 202,87 199,87 195,87 192,87 189,88 185,89 182,90 179,91 175,92 172,93 169,95 167,97 163,99 161,101 158,103 155,105 153,108 150,111 148,114 146,117 143,120 141,123 139,127 137,130 136,134 134,138 132,142 131,146 129,150 127,155 126,159 125,164 124,169 123,174 122,179 121,184 121,189 120,194 120,200 120,205 119,211 119,216 119,457 3,457 3,109 3,106 3,103 3,100 3,97 3,94 3,91 3,88 3,85 3,82 3,79 3,76 3,73 3,70 3,67 3,64 3,61 2,59 2,56 2,53 2,50 2,47 2,44 2,42 2,40 2,37 2,35 2,32 1,30 1,28 1,25 1,23 1,21 1,19 1,17 0,16 0,14 0,12 0,11 0,10 0,9 111,9 111,10 111,11 111,12 111,14 112,15 112,17 112,19 112,21 112,23 112,25 113,27 113,29 113,31 113,34 113,36 113,39 113,41 114,44 114,46 114,49 114,52 114,54 114,57 114,59 115,62 115,65 115,67 115,70 115,73 115,75 115,78 115,80 115,83 116,85 116,87 116,90 116,92 116,94 116,96 116,98 118,98 122,87 127,78 132,69 137,61 142,53 147,46 153,40 159,34 165,28 171,23 178,19 184,15 191,11 199,8 206,6 214,4 222,2 230,1 239,0 248,0 258,0 268,1 277,2 286,4 294,6 302,9 310,12 317,16 324,20 330,25 336,30 342,36 347,42 352,49 356,56 360,63 364,71 367,79 370,88 372,98 375,98 377,92 380,87 382,82 385,77 387,72 390,68 392,63 395,59 398,55 401,51 403,48 406,44 409,41 412,38 415,35 418,32 421,29 425,26 428,24 431,22 434,19 438,17 441,15 445,13 449,12 452,10 456,8 460,7 464,6 468,5 471,4 476,3 480,2 484,2 488,1 493,1 497,0 501,0 506,0 511,0 518,0 525,1 531,1 538,2 544,4 550,5 556,7 562,8 567,11 572,13 578,16 582,19 587,22 591,25 596,29 599,33 603,37 607,41 610,45 614,50 617,54 620,59 623,64 625,69 628,75 630,80 632,86 634,92 635,98 637,104 638,110 641,117 642,123 643,130 644,137 644,144 645,151 645,158 645,165 645,172 645,457 529,457 529,205 529,200 529,195 529,190 529,185 528,180 528,175 527,171 527,167 526,162 525,158 525,153 524,149 523,145 522,141 521,137 519,134 518,130 517,127 516,123 514,120 512,117 510,114 508,111 507,109 505,107 502,104 500,102 498,100 495,98 493,96 490,94 487,93 484,91 482,90 478,90 475,89 472,88 469,87 465,87 461,87 458,87 454,87 451,88 448,89 445,90 441,91 438,92 435,93 432,95 429,96 427,98 424,100 421,102 419,104 416,107 414,110 411,113 409,115 407,119 405,122 403,125 401,128 399,132 397,135 396,139 394,143 392,147 391,152 390,156 389,161 387,165 386,170 385,175 385,180 384,184 383,189 383,195 383,200 382,205 382,211 382,457">
          <text:p/>
        </draw:polygon>
        <draw:path draw:style-name="gr3" draw:text-style-name="P3" draw:layer="layout" svg:width="0.409cm" svg:height="0.464cm" svg:x="36.476cm" svg:y="8.584cm" svg:viewBox="0 0 410 465" svg:d="M210 465h-9-10l-9-1-9-1-9-1-8-2-9-1-8-3-8-2-8-3-8-3-7-4-7-4-7-4-7-4-6-4-7-5-6-5-5-6-6-5-5-6-5-7-5-6-6-7-4-7-4-7-4-8-3-8-4-9-3-8-2-9-3-10-2-9-2-10-1-10-2-11-1-10v-12l-1-11v-12-12l1-12v-12l2-12 1-11 2-10 2-10 3-10 3-10 3-9 3-8 4-9 4-7 5-8 4-7 6-7 5-7 5-6 6-6 5-5 6-5 6-6 7-4 6-5 7-4 7-4 7-3 7-3 7-3 8-3 7-2 8-2 8-2 8-1 8-1 8-2 8-1h8 9l8-1 10 1h10l10 1 9 2 10 1 8 2 9 3 8 2 8 4 8 3 7 4 7 4 7 4 7 5 6 5 6 5 6 6 5 6 6 6 5 6 4 7 4 7 5 7 4 8 3 8 4 8 3 8 3 9 2 8 3 10 2 9 2 10 1 9 2 10 1 10 1 10 1 11 1 10v11 12 3h-287v5 6 5l1 6v5l1 5v5l1 5 1 5 1 5 1 5 1 4 2 5 1 4 1 4 2 5 2 4 2 3 2 4 2 4 2 3 3 4 2 3 3 3 3 2 3 3 3 3 3 2 3 3 4 2 4 2 3 1 4 2 4 1 5 1 4 1 4 1h5l5 1h5l6-1h6 5l6-1 5-2 5-1 4-2 5-1 4-3 4-2 4-3 3-3 4-4 3-3 3-4 2-4 3-5 2-4 2-5 2-6 109 10-1 3-2 4-2 5-2 3-2 4-2 5-2 4-3 4-2 4-3 4-2 5-4 4-2 4-4 4-4 4-3 4-4 4-4 4-4 3-4 4-5 4-5 3-5 3-5 3-6 3-5 3-6 4-6 3-7 2-6 3-7 2-7 2-8 2-7 1-8 1-8 1-9 1-8 1h-10zM210 74h-3-4-3l-4 1h-3l-4 1-3 1-3 1-3 1-3 1-3 1-3 2-3 1-3 2-3 1-2 3-3 2-3 2-2 2-2 3-2 3-2 2-2 3-3 3-1 4-2 3-2 4-1 4-2 3-1 4-2 5-1 4-1 4-1 5-1 5v5l-1 5-1 6v5 6h173v-11l-2-10-1-9-2-9-3-8-3-8-3-7-3-7-4-6-5-6-4-5-5-5-6-4-5-3-6-4-7-2-6-2-7-1-7-1z">
          <text:p/>
        </draw:path>
        <draw:polygon draw:style-name="gr3" draw:text-style-name="P3" draw:layer="layout" svg:width="0.408cm" svg:height="0.456cm" svg:x="36.97cm" svg:y="8.584cm" svg:viewBox="0 0 409 457" draw:points="293,457 293,205 293,200 292,195 292,190 292,185 292,180 291,175 291,171 290,167 289,162 288,158 288,153 287,149 286,145 284,141 283,137 282,134 280,130 279,127 277,123 275,120 273,117 271,114 269,111 266,109 264,107 261,104 259,102 256,100 253,98 250,96 247,94 244,93 241,91 237,90 233,90 229,89 225,88 221,87 217,87 213,87 209,87 205,87 201,88 197,89 193,90 189,91 185,92 182,93 178,95 175,97 171,99 168,101 165,103 161,105 159,108 156,111 153,114 150,117 148,120 145,123 143,127 140,130 138,134 136,138 134,142 132,146 130,150 129,155 127,159 126,164 124,169 123,174 122,179 122,184 121,189 120,194 119,200 119,205 119,211 119,216 119,457 3,457 3,109 3,106 3,103 3,100 3,97 3,94 3,91 3,88 3,85 3,82 2,79 2,76 2,73 2,70 2,67 2,64 2,61 2,59 2,56 2,53 2,50 2,47 1,44 1,42 1,40 1,37 1,35 1,32 1,30 1,28 1,25 1,23 1,21 1,19 0,17 0,16 0,14 0,12 0,11 0,10 0,9 110,9 111,10 111,11 111,12 111,14 111,15 111,17 111,19 112,21 112,23 112,25 112,27 112,29 112,31 113,34 113,36 113,39 113,41 114,44 114,46 114,49 114,52 114,54 114,57 114,59 115,62 115,65 115,67 115,70 115,73 115,75 115,78 115,80 115,83 116,85 116,87 116,90 116,92 116,94 116,96 116,98 117,98 122,87 127,78 133,69 138,61 144,53 150,46 156,40 163,34 170,28 177,23 184,19 191,15 199,11 207,8 215,6 224,4 233,2 242,1 251,0 261,0 269,0 277,1 285,1 292,2 299,4 305,5 312,7 318,8 324,11 329,13 335,16 340,19 345,22 350,25 355,29 359,33 365,37 369,41 372,45 376,50 379,54 383,59 386,64 389,69 391,75 394,80 396,86 398,92 400,98 402,104 403,110 404,117 406,123 407,130 407,137 408,144 409,151 409,158 409,165 409,172 409,457">
          <text:p/>
        </draw:polygon>
        <draw:polygon draw:style-name="gr3" draw:text-style-name="P3" draw:layer="layout" svg:width="0.262cm" svg:height="0.56cm" svg:x="37.441cm" svg:y="8.488cm" svg:viewBox="0 0 263 561" draw:points="165,561 155,560 145,559 136,558 128,556 119,553 112,551 104,547 98,543 92,538 86,533 80,527 76,520 71,513 68,506 65,497 62,489 60,479 59,470 58,459 58,448 58,184 0,184 0,105 64,105 100,0 173,0 173,105 258,105 258,184 173,184 173,417 173,423 173,429 174,435 175,440 176,445 177,450 179,454 181,458 183,462 185,465 188,468 191,471 194,473 197,475 201,477 205,478 209,479 214,480 219,480 224,480 226,480 228,480 230,480 232,480 234,480 236,480 238,479 240,479 241,479 243,479 245,478 247,478 249,478 250,477 252,477 254,476 256,476 258,476 261,475 263,474 263,546 258,548 254,549 250,550 245,551 240,552 236,553 231,555 227,555 222,556 217,557 212,557 207,558 202,559 197,559 192,559 187,560 181,560 176,560 170,561">
          <text:p/>
        </draw:polygon>
        <draw:polygon draw:style-name="gr2" draw:text-style-name="P2" draw:layer="layout" svg:width="0.609cm" svg:height="0.61cm" svg:x="33.62cm" svg:y="9.321cm" svg:viewBox="0 0 610 611" draw:points="0,611 610,611 610,0 0,0">
          <text:p/>
        </draw:polygon>
        <draw:polygon draw:style-name="gr3" draw:text-style-name="P3" draw:layer="layout" svg:width="0.559cm" svg:height="0.56cm" svg:x="33.645cm" svg:y="9.346cm" svg:viewBox="0 0 560 561" draw:points="0,561 560,561 560,0 0,0">
          <text:p/>
        </draw:polygon>
        <draw:polygon draw:style-name="gr2" draw:text-style-name="P2" draw:layer="layout" svg:width="0.609cm" svg:height="0.61cm" svg:x="33.62cm" svg:y="9.931cm" svg:viewBox="0 0 610 611" draw:points="0,611 610,611 610,0 0,0">
          <text:p/>
        </draw:polygon>
        <draw:polygon draw:style-name="gr4" draw:text-style-name="P4" draw:layer="layout" svg:width="0.559cm" svg:height="0.559cm" svg:x="33.645cm" svg:y="9.956cm" svg:viewBox="0 0 560 560" draw:points="0,560 560,560 560,0 0,0">
          <text:p/>
        </draw:polygon>
        <draw:polygon draw:style-name="gr2" draw:text-style-name="P2" draw:layer="layout" svg:width="0.609cm" svg:height="0.609cm" svg:x="33.62cm" svg:y="10.541cm" svg:viewBox="0 0 610 610" draw:points="0,610 610,610 610,0 0,0">
          <text:p/>
        </draw:polygon>
        <draw:polygon draw:style-name="gr5" draw:text-style-name="P5" draw:layer="layout" svg:width="0.559cm" svg:height="0.559cm" svg:x="33.645cm" svg:y="10.566cm" svg:viewBox="0 0 560 560" draw:points="0,560 560,560 560,0 0,0">
          <text:p/>
        </draw:polygon>
        <draw:polygon draw:style-name="gr3" draw:text-style-name="P3" draw:layer="layout" svg:width="0.354cm" svg:height="0.437cm" svg:x="34.475cm" svg:y="9.407cm" svg:viewBox="0 0 355 438" draw:points="284,438 50,65 50,68 50,71 51,74 51,78 51,80 51,84 51,86 52,90 52,92 52,95 52,98 52,101 52,103 52,106 53,109 53,111 53,114 53,117 53,120 53,122 53,125 53,128 53,131 53,133 53,135 53,138 53,140 53,143 53,145 53,147 53,438 0,438 0,0 70,0 306,375 306,372 306,369 305,366 305,363 305,360 305,357 304,354 304,351 304,348 304,345 304,342 304,339 303,337 303,334 303,331 303,328 303,325 303,322 303,320 303,316 303,313 302,310 302,307 302,304 302,301 302,298 302,296 302,293 302,290 302,287 302,0 355,0 355,438">
          <text:p/>
        </draw:polygon>
        <draw:path draw:style-name="gr3" draw:text-style-name="P3" draw:layer="layout" svg:width="0.3cm" svg:height="0.347cm" svg:x="34.908cm" svg:y="9.503cm" svg:viewBox="0 0 301 348" svg:d="M301 175l-1 16-1 17-2 15-3 15-3 13-4 13-5 12-6 10-7 11-7 8-8 9-9 7-9 7-12 5-11 5-11 4-13 3-12 2-14 1h-15-7-6-7l-6-1-7-1-6-1-6-1-6-2-6-2-5-2-6-2-5-3-5-2-5-3-5-3-4-4-5-3-4-4-4-4-4-4-4-4-3-5-4-5-3-5-3-6-3-5-2-6-3-6-2-6-2-7-2-6-2-7-1-7-2-7-1-8-1-8v-8l-1-9v-8-8l1-34 5-29 7-26 11-23 13-19 17-17 20-11 22-9 26-6 28-1h8 7l8 1h7l7 1 6 2 7 1 6 2 6 1 6 3 5 2 7 3 5 2 5 3 4 3 5 3 4 4 4 4 4 4 4 5 4 5 3 4 3 5 3 5 3 6 2 5 3 6 2 6 2 6 2 6 2 7 1 7 2 7 1 7 1 8v7l1 8v9 8zM242 175v-8-8-7l-1-7-1-6v-6l-1-7-1-5-1-6-1-5-1-5-2-5-1-4-2-5-2-4-1-4-3-4-2-3-3-4-2-3-2-3-3-3-2-2-3-3-2-2-3-2-3-2-4-1-3-2-3-1-4-1-3-1-4-1-3-1h-4l-4-1h-4l-4-1h-4-4-4-4l-4 1h-4l-4 1h-4l-4 1-3 1-4 1-4 2-3 1-3 1-3 2-4 2-2 2-3 2-3 3-3 2-2 3-3 3-2 3-2 4-3 3-2 4-1 4-2 4-2 5-1 4-2 5-1 5-2 5-1 6v5l-1 6-1 6v7l-1 7v7l-1 7v8 7l1 7v8l1 6v7l1 7 1 6 1 6 1 5 1 5 2 5 1 5 2 5 2 4 1 4 2 4 2 4 2 3 2 4 3 3 2 3 3 3 3 2 2 3 3 2 3 2 3 2 3 1 3 2 3 1 3 1 4 1 3 1 4 1 3 1h4l3 1h4 4l4 1 4-1h4 4l4-1h4l4-1 4-1h3l4-1 4-1 3-2 3-1 3-2 4-2 2-2 4-2 2-3 3-2 2-3 3-3 2-3 2-3 3-4 3-4 2-4 2-4 1-4 2-5 1-5 2-5 1-5 1-5 1-6 1-6v-7l1-7 1-6v-8-7z">
          <text:p/>
        </draw:path>
        <draw:polygon draw:style-name="gr3" draw:text-style-name="P3" draw:layer="layout" svg:width="0.055cm" svg:height="0.46cm" svg:x="35.454cm" svg:y="9.384cm" svg:viewBox="0 0 56 461" draw:points="0,461 0,0 56,0 56,461">
          <text:p/>
        </draw:polygon>
        <draw:path draw:style-name="gr3" draw:text-style-name="P3" draw:layer="layout" svg:width="0.056cm" svg:height="0.46cm" svg:x="35.594cm" svg:y="9.384cm" svg:viewBox="0 0 57 461" svg:d="M0 55v-55h57v55zM0 461v-335h57v335z">
          <text:p/>
        </draw:path>
        <draw:path draw:style-name="gr3" draw:text-style-name="P3" draw:layer="layout" svg:width="0.285cm" svg:height="0.472cm" svg:x="35.72cm" svg:y="9.504cm" svg:viewBox="0 0 286 473" svg:d="M144 473h-6-5-6l-5-1h-5l-6-1-5-1h-4l-5-2-4-1-5-1-4-1-4-2-4-1-4-2-4-2-3-2-4-2-3-1-3-3-4-2-4-2-3-3-2-2-3-3-2-2-3-3-2-3-2-3-2-3-2-3-2-3-2-3-1-3-2-4-1-3-1-4-1-3-2-4-1-3 58-9 1 5 1 4 2 4 2 4 3 4 2 3 3 4 3 3 4 3 3 2 4 2 4 3 5 1 4 2 5 2 5 1 6 1h5l6 1h6 4l4-1h4 3l3-1h4l3-1 4-1 3-1 3-1 3-1 3-1 3-1 3-2 2-1 3-2 2-2 3-2 2-2 2-3 2-2 2-2 2-3 2-3 2-3 1-3 2-3 1-3 2-4 1-4 1-3 1-5 1-3 1-5v-4l1-5v-5l1-5v-5-5-54h-1l-1 2-1 3-2 3-1 2-2 3-1 2-2 2-2 3-2 2-1 3-2 2-2 2-2 2-2 3-3 1-2 2-2 3-3 1-2 2-3 2-2 2-3 1-3 2-3 2-3 1-3 2-3 1-3 1-4 2-3 1-3 1h-4l-4 1-4 1-4 1h-4l-4 1h-4-4-5-6-6l-6-1-6-1-5-1-6-1-5-1-5-2-5-2-5-2-4-2-4-2-4-3-4-3-5-3-4-4-3-3-4-4-3-4-3-4-3-4-2-5-3-5-2-5-2-5-2-5-2-6-2-6-2-6-1-6-1-6-1-7-1-7-1-7-1-7v-8l-1-7v-9-7-9-9-8-7l1-8v-7l1-7 1-7 1-7 1-7 1-6 1-7 2-6 2-6 2-5 2-6 2-5 3-6 2-5 3-4 3-5 3-4 3-5 4-3 3-4 4-4 5-3 4-3 5-3 4-3 5-2 5-2 5-3 5-1 6-2 6-1 5-2h7l6-1h7 7 7 6l7 1 6 1 7 2 6 2 6 2 5 2 6 3 5 3 5 3 5 4 5 4 4 4 5 5 4 5 3 5 4 5 3 5 3 6v-1-2-1l1-2v-2-2-2-1-2-2-2-2-2-2-1-2-2l1-2v-1-2-2-1-2-1-2-2-1l1-1v-2-1-1-1-1-1-1l1-1v-1h53v1 1 1 1 1 1 1 1 2l-1 1v1 2 1 2 1 2 2 2 1 2 2 2 2 2 2 2l-1 3v2 2 2 3 2 2 2 3 2 3 2 2 258 14l-1 12-2 13-2 11-4 11-3 11-5 9-5 9-6 8-6 7-8 7-8 6-8 6-10 4-10 4-11 3-12 3-12 2-13 1zM229 174v-8-7l-1-7-1-6v-6l-1-6-1-5-1-6-1-5-2-5-2-5-1-5-2-5-2-4-2-4-2-4-2-4-2-3-2-4-3-3-2-3-3-3-3-3-2-2-3-3-3-2-3-2-3-2-3-2-3-1-3-2-4-1-3-1-3-1-3-1-4-1h-3-3l-3-1h-4-4l-4 1h-4-4l-4 1-3 1-4 1-3 1-4 1-3 2-3 1-3 2-2 2-3 2-3 2-2 3-3 2-2 3-2 3-2 3-2 4-2 3-2 4-1 3-2 4-1 5-2 4-1 4-1 5-1 5-1 5-1 6v5l-1 5v6l-1 6v7 6l-1 7v8 7l1 7v6 7l1 6v6l1 6v5l1 6 1 5 1 5 1 4 1 5 2 4 1 4 2 4 1 4 2 3 2 3 2 3 2 3 2 3 2 3 3 2 2 2 3 3 2 1 3 2 3 2 3 1 3 1 3 1 3 1 4 1 4 1 3 1h4 4l4 1h4 3l4-1h3 3l4-1 3-1 3-1 3-1 4-1 3-1 3-2 3-2 3-1 3-2 3-3 3-2 3-3 2-2 3-3 3-3 2-3 3-4 2-3 2-4 2-4 2-4 2-4 2-5 1-4 2-5 2-5 1-5 1-6 1-5 1-6v-6l1-6 1-7v-6z">
          <text:p/>
        </draw:path>
        <draw:polygon draw:style-name="gr3" draw:text-style-name="P3" draw:layer="layout" svg:width="0.268cm" svg:height="0.46cm" svg:x="36.09cm" svg:y="9.384cm" svg:viewBox="0 0 269 461" draw:points="54,183 56,180 58,177 60,174 62,170 64,168 66,165 68,162 70,159 72,157 75,155 77,152 79,150 81,147 84,145 86,144 88,142 92,140 94,138 97,136 100,135 102,133 105,132 107,130 110,129 113,128 116,127 119,126 122,125 125,124 128,124 131,123 134,122 138,121 141,121 144,121 148,120 151,120 155,120 159,120 163,120 169,120 175,120 181,121 187,121 192,122 197,123 202,124 207,125 211,127 215,128 219,130 223,132 227,134 230,137 234,139 237,142 240,144 243,147 246,150 248,153 250,156 253,159 254,163 256,166 258,170 260,174 261,178 262,182 264,186 264,190 265,194 266,199 267,204 267,208 268,213 268,218 268,223 269,228 269,233 269,238 269,461 213,461 213,249 213,245 213,240 213,236 212,233 212,229 212,225 211,221 211,218 211,215 210,211 210,208 209,205 208,202 207,199 206,197 205,194 204,191 203,189 201,187 200,185 199,182 197,180 195,179 193,177 191,175 189,174 187,172 184,171 182,169 179,168 176,167 173,167 170,165 167,165 163,164 160,164 156,163 152,163 148,163 144,163 140,163 136,163 132,163 128,164 125,165 121,165 118,166 114,167 111,169 108,170 105,171 102,173 99,175 96,177 93,179 90,181 87,183 84,185 82,188 79,190 77,193 75,195 73,198 71,201 70,205 68,208 66,211 65,215 64,218 62,222 61,225 60,229 59,233 58,237 58,242 57,246 57,250 56,254 56,259 56,264 56,461 0,461 0,0 56,0 56,121 56,123 56,125 56,127 56,129 56,131 56,133 56,135 56,137 56,139 55,142 55,144 55,145 55,147 55,149 55,151 55,153 55,155 55,157 55,158 55,160 55,162 54,164 54,165 54,167 54,168 54,170 54,171 54,173 54,174 54,175 54,176 54,177 54,179 54,180 54,181 54,182 53,183">
          <text:p/>
        </draw:polygon>
        <draw:polygon draw:style-name="gr3" draw:text-style-name="P3" draw:layer="layout" svg:width="0.162cm" svg:height="0.415cm" svg:x="36.409cm" svg:y="9.434cm" svg:viewBox="0 0 163 416" draw:points="163,409 160,410 158,410 155,411 153,411 150,412 147,413 145,413 142,414 140,414 137,414 134,415 132,415 129,415 126,416 123,416 120,416 117,416 113,416 110,416 106,416 94,416 82,413 72,410 64,404 55,397 49,389 45,379 41,368 39,355 38,341 38,116 0,116 0,75 41,75 57,0 96,0 96,75 157,75 157,116 96,116 96,328 96,333 96,337 96,342 97,346 97,349 98,352 99,355 100,358 102,360 103,362 105,364 107,366 109,367 111,368 114,369 117,371 120,371 123,372 127,372 131,372 132,372 134,372 135,372 137,372 139,372 140,372 142,372 143,371 145,371 146,371 148,371 150,370 151,370 153,370 154,369 156,369 158,369 159,368 161,368 163,368">
          <text:p/>
        </draw:polygon>
        <draw:polygon draw:style-name="gr3" draw:text-style-name="P3" draw:layer="layout" svg:width="0.595cm" svg:height="0.437cm" svg:x="34.425cm" svg:y="10.017cm" svg:viewBox="0 0 596 438" draw:points="467,438 396,438 320,159 319,157 319,154 318,152 317,150 316,147 315,144 315,141 314,138 313,135 312,132 311,128 311,125 310,122 309,119 309,116 308,113 308,110 307,107 306,104 305,101 305,97 304,94 303,91 303,87 302,84 301,80 300,77 299,73 299,70 298,66 297,70 296,73 296,77 295,80 294,84 293,87 292,91 292,95 291,98 290,101 290,104 289,107 288,110 287,113 287,116 286,120 285,122 285,126 284,129 283,132 283,135 282,138 281,141 280,144 279,147 279,150 278,152 277,154 277,157 276,159 200,438 129,438 0,0 62,0 140,279 141,282 142,286 144,290 145,294 146,298 147,302 148,306 148,310 150,314 151,317 151,321 152,325 153,329 154,332 155,336 156,339 157,342 157,346 158,349 159,352 160,356 160,359 161,363 162,366 163,369 163,373 164,376 165,380 165,383 166,386 167,382 168,377 169,373 170,369 171,365 172,360 173,356 174,352 175,348 176,344 176,342 177,340 177,339 178,337 178,335 178,333 179,331 180,329 180,327 180,326 181,323 181,322 182,320 182,318 182,316 183,314 183,312 184,310 184,309 184,306 185,305 186,303 186,301 187,299 187,298 187,296 188,294 188,292 189,291 189,289 190,287 190,285 191,284 191,282 192,281 192,279 192,278 193,276 193,274 194,273 269,0 327,0 403,273 403,274 404,276 405,278 405,279 405,281 406,282 406,284 406,285 407,287 407,289 408,291 408,292 409,294 409,296 410,298 410,299 411,301 411,303 412,305 412,306 412,308 413,310 413,312 414,314 414,316 415,317 415,320 416,321 416,323 417,325 417,327 418,329 418,331 418,333 419,335 419,336 420,338 420,340 420,342 421,344 422,348 423,352 424,356 425,360 426,364 427,369 428,373 429,377 430,382 431,386 431,385 431,384 431,383 432,382 432,381 432,379 433,377 433,375 434,373 435,371 435,369 436,366 436,363 437,360 437,358 438,355 439,352 439,348 440,345 441,342 442,339 443,335 443,332 444,328 445,324 446,321 447,317 448,314 449,310 449,306 450,303 451,299 452,296 453,292 454,288 455,285 456,282 457,279 534,0 596,0">
          <text:p/>
        </draw:polygon>
        <draw:polygon draw:style-name="gr3" draw:text-style-name="P3" draw:layer="layout" svg:width="0.268cm" svg:height="0.46cm" svg:x="35.066cm" svg:y="9.994cm" svg:viewBox="0 0 269 461" draw:points="55,182 57,179 59,175 61,172 63,169 65,166 67,163 69,161 71,158 73,156 75,153 78,151 80,149 82,146 85,144 87,142 89,140 92,138 94,137 97,135 99,133 102,132 105,130 107,129 110,128 113,127 116,126 119,125 122,124 125,123 128,122 131,121 134,121 137,120 141,120 144,119 148,119 151,119 155,119 159,118 163,118 169,119 175,119 181,119 187,120 192,120 197,121 202,122 207,124 211,125 215,127 219,129 223,131 227,133 230,135 234,138 237,140 240,143 243,145 245,149 248,151 250,155 252,158 254,161 256,165 258,169 260,172 261,176 262,180 263,185 264,189 265,193 266,198 267,202 267,207 268,211 268,216 268,221 269,226 269,231 269,236 269,461 213,461 213,247 213,243 213,239 213,235 212,231 212,227 212,224 211,220 211,216 211,213 210,210 209,207 209,204 208,201 207,198 206,195 205,192 204,190 203,188 201,185 200,183 199,181 197,179 195,177 193,175 191,174 189,172 187,171 184,169 182,168 179,167 176,166 173,165 170,164 167,163 163,163 160,162 156,162 152,162 148,162 143,161 140,162 136,162 132,162 128,163 125,163 121,164 118,165 114,166 111,167 108,169 105,170 102,171 99,173 96,175 93,177 90,179 88,181 85,184 83,186 80,189 78,191 76,194 74,197 72,200 70,203 69,206 67,210 66,213 64,217 63,220 62,224 61,228 60,232 59,236 58,240 58,245 57,249 57,253 57,258 57,262 57,461 0,461 0,0 57,0 57,120 57,122 57,124 57,126 57,128 57,130 57,132 57,134 57,136 57,138 56,140 56,142 56,144 56,146 56,148 56,150 56,152 56,154 56,155 56,157 56,159 56,161 55,162 55,164 55,166 55,167 55,168 55,170 55,171 55,173 55,174 55,175 55,176 55,177 55,178 55,179 55,180 55,181 54,181 54,182">
          <text:p/>
        </draw:polygon>
        <draw:path draw:style-name="gr3" draw:text-style-name="P3" draw:layer="layout" svg:width="0.055cm" svg:height="0.46cm" svg:x="35.418cm" svg:y="9.994cm" svg:viewBox="0 0 56 461" svg:d="M0 53v-53h56v53zM0 461v-336h56v336z">
          <text:p/>
        </draw:path>
        <draw:polygon draw:style-name="gr3" draw:text-style-name="P3" draw:layer="layout" svg:width="0.162cm" svg:height="0.416cm" svg:x="35.526cm" svg:y="10.043cm" svg:viewBox="0 0 163 417" draw:points="163,410 160,410 158,411 155,411 153,412 150,412 147,413 145,413 142,414 140,415 137,415 134,415 132,416 129,416 126,416 123,416 120,417 117,417 113,417 110,417 106,417 94,416 82,414 72,410 64,405 56,398 50,389 45,380 42,368 40,356 39,341 39,116 0,116 0,76 42,76 58,0 96,0 96,76 157,76 157,116 96,116 96,329 96,334 96,338 96,342 97,346 97,350 98,353 99,356 100,358 102,361 103,363 105,365 107,367 109,368 111,369 114,370 117,371 120,372 123,372 127,373 131,373 132,373 134,373 135,373 137,373 139,372 140,372 142,372 143,372 145,372 146,372 148,371 150,371 151,370 153,370 154,370 156,370 158,369 159,369 161,369 163,368">
          <text:p/>
        </draw:polygon>
        <draw:path draw:style-name="gr3" draw:text-style-name="P3" draw:layer="layout" svg:width="0.297cm" svg:height="0.348cm" svg:x="35.72cm" svg:y="10.112cm" svg:viewBox="0 0 298 349" svg:d="M58 187v5 5l1 6v5l1 5v4l1 5v5l1 4 2 5 1 4 1 4 1 5 3 3 2 4 1 4 2 4 2 3 2 4 2 3 3 3 2 3 3 3 2 3 3 2 3 3 3 2 4 2 3 2 3 2 4 1 4 2 4 1 4 1 4 1 4 1 5 1h4 5 5 7 7l6-1 7-1 6-1 5-2 5-2 5-2 5-3 5-2 4-3 4-3 4-4 3-3 3-4 3-3 3-4 2-5 2-4 2-4 49 14-1 3-2 2-1 3-1 3-2 3-1 3-2 2-2 3-1 3-2 3-2 3-2 3-3 2-2 3-2 2-3 3-2 2-3 3-3 2-3 3-4 2-3 2-4 2-3 2-4 2-4 2-4 1-5 2-5 2-4 1-5 1-5 2-5 1-6 1h-5l-6 1-6 1h-6-7-6-15l-14-2-13-2-12-3-12-4-11-5-11-5-10-7-8-8-9-8-7-10-7-9-5-12-6-11-4-13-3-14-3-14-2-16-1-16v-17-9-9l1-9v-8l1-8 2-9 1-8 2-7 2-7 2-7 3-6 3-6 2-6 3-6 3-5 4-6 3-5 4-4 4-5 4-4 4-4 4-4 4-3 5-3 5-4 6-2 5-3 5-2 5-2 5-2 6-2 5-2 6-1 6-1 6-1 6-1 5-1h6 7l6-1 8 1h8l8 1 7 1 7 1 7 1 7 2 6 2 6 3 6 2 6 3 5 3 5 3 5 4 5 3 4 4 4 4 4 5 4 4 4 5 3 5 3 5 3 5 3 5 2 6 3 5 2 6 2 6 2 7 1 6 1 7 2 7 1 7 1 7 1 7v7l1 8v7 7 8 7zM241 144l-1-10-2-11-1-9-3-9-2-7-3-8-3-7-4-6-4-6-4-5-5-5-5-4-5-4-6-3-6-2-7-3-7-1-7-1-8-1h-8-3-3-3-3l-3 1h-3l-3 1-3 1h-3l-3 1-3 1-3 1-3 2-2 1-3 1-3 2-3 2-3 2-2 2-3 2-2 2-3 3-2 3-3 3-2 3-2 3-2 3-2 4-2 3-2 4-3 4-1 4-2 5-1 5-1 5-1 5-1 6v5l-1 6v6z">
          <text:p/>
        </draw:path>
        <draw:path draw:style-name="gr3" draw:text-style-name="P3" draw:layer="layout" svg:width="0.421cm" svg:height="0.437cm" svg:x="34.424cm" svg:y="10.627cm" svg:viewBox="0 0 422 438" svg:d="M361 438l-49-128h-201l-50 128h-61l178-438h68l176 438zM238 119l-1-2-1-2-1-3-1-2-1-3-1-2-1-3-1-3-1-2-1-3-1-2-2-3v-2l-1-2-1-3-1-3-1-2v-2l-1-2-1-3v-2l-1-2v-2l-1-1-1-2-1-2v-2l-1-1v-1l-1-2v-1-2l-1-1v-1-1-1h-1v-1-1 1 1h-1v1 1l-1 1v1 2l-1 1v2l-1 1v2l-1 1v2l-1 2v2l-1 2-1 2-1 2v2l-1 2-1 2-1 4v2l-1 2-1 3-1 2-1 3-1 2-1 3v2l-2 3v2l-1 3-1 2-1 3-1 2-1 3-1 2-56 144h165z">
          <text:p/>
        </draw:path>
        <draw:polygon draw:style-name="gr3" draw:text-style-name="P3" draw:layer="layout" svg:width="0.445cm" svg:height="0.342cm" svg:x="34.888cm" svg:y="10.722cm" svg:viewBox="0 0 446 343" draw:points="197,343 197,130 197,125 197,120 197,116 197,112 197,107 196,103 196,100 195,96 195,92 194,89 193,86 193,83 192,80 191,77 190,74 189,72 188,69 186,67 185,65 184,63 182,61 181,59 179,57 177,56 175,54 173,53 171,51 169,50 167,49 165,48 162,47 160,47 157,46 155,46 151,45 149,45 146,45 143,44 139,44 136,44 132,44 129,44 126,45 122,45 119,46 116,47 113,47 110,48 107,50 104,51 101,53 99,54 96,56 93,58 91,60 88,62 86,64 84,66 82,69 79,71 77,74 76,77 74,80 72,83 71,86 69,89 68,93 66,96 65,100 64,104 63,108 62,112 61,116 60,120 60,125 59,129 59,134 59,138 59,143 59,148 59,343 2,343 2,79 2,77 2,75 2,72 2,70 2,68 2,66 2,64 2,61 2,59 2,57 2,54 2,52 2,50 2,48 2,45 2,43 2,41 2,39 2,37 2,35 2,33 2,31 1,29 1,27 1,25 1,23 1,22 1,19 1,17 1,16 1,14 1,13 1,12 1,11 1,10 1,9 1,8 1,7 0,6 54,6 54,7 54,8 54,9 54,10 54,11 54,12 54,13 55,15 55,16 55,17 55,19 55,21 55,23 55,24 55,26 55,28 55,29 55,31 55,33 55,35 55,36 56,38 56,40 56,42 56,44 56,46 56,47 56,49 56,51 56,53 56,54 57,56 57,58 57,59 57,60 57,62 57,63 57,64 58,64 59,62 60,59 62,56 64,53 65,51 67,48 69,46 70,43 72,41 73,38 75,36 77,34 79,32 81,29 83,27 85,26 87,23 89,22 91,19 94,17 96,16 99,14 101,13 103,11 106,10 109,9 112,8 114,7 118,5 120,5 124,4 127,3 130,2 133,2 137,1 140,1 144,1 148,0 151,0 155,0 163,0 170,1 177,1 183,2 190,4 196,5 201,7 206,10 211,12 216,15 220,19 224,23 228,27 231,31 234,36 238,41 240,46 242,52 245,58 247,64 249,62 251,59 252,56 254,53 256,51 257,48 259,46 260,43 263,41 264,38 266,36 268,34 270,32 272,29 274,27 277,26 279,23 281,22 283,19 286,17 288,16 291,14 294,13 296,11 299,10 302,9 305,8 308,7 311,5 314,5 317,4 320,3 324,2 327,2 330,1 334,1 338,1 342,0 345,0 349,0 354,0 359,0 364,1 368,1 373,2 377,2 381,3 385,4 389,5 393,7 397,8 400,10 403,11 407,14 410,15 413,17 416,21 418,23 421,26 423,29 426,32 428,35 430,38 432,42 434,45 435,49 437,53 438,57 440,61 441,66 442,70 443,75 444,80 444,85 445,90 445,96 446,101 446,107 446,113 446,119 446,343 391,343 391,130 391,125 391,120 391,116 391,112 390,107 390,103 390,100 389,96 389,92 388,89 387,86 386,83 386,80 385,77 384,74 383,72 381,69 380,67 379,65 378,63 376,61 374,59 373,57 371,56 369,54 367,53 365,51 363,50 361,49 359,48 356,47 354,47 351,46 348,46 345,45 342,45 339,45 336,44 333,44 330,44 326,44 323,44 319,45 316,45 313,46 310,46 307,47 303,48 301,50 298,51 295,52 292,54 289,56 287,57 284,59 282,61 280,63 277,65 275,68 273,70 271,73 269,76 268,79 266,82 264,85 263,88 262,92 260,95 259,99 258,103 257,107 256,111 255,115 254,120 254,124 253,129 253,133 253,138 253,143 252,148 252,343">
          <text:p/>
        </draw:polygon>
        <draw:path draw:style-name="gr3" draw:text-style-name="P3" draw:layer="layout" svg:width="0.286cm" svg:height="0.466cm" svg:x="35.416cm" svg:y="10.604cm" svg:viewBox="0 0 287 467" svg:d="M287 290l-2 34-3 30-7 27-8 23-11 19-14 16-16 12-18 9-22 5-23 2h-7l-8-1h-7l-6-1-7-2-6-1-6-2-6-2-5-2-5-3-5-3-5-3-5-4-4-3-4-5-4-5-4-5-5-5-3-6-3-6h-1v2 2 1 2 2 1 2 2 2l-1 1v2 2 1 2 2 1 2 1 2 1l-1 2v1 2 1 1 1 2 1 1 1 1 1l-1 1v1 1 1 1h-54v-1-1-1-1-1l1-1v-1-1-2-1-2-1-1-2-2-1-2-2-2-2-2-1-2l1-3v-2-2-2-2-2-3-2-2-2-2-3-2-3-2-2-392h56v131 2 1 2 2 2l-1 1v2 2 2 2 1 2 1 2 2 1 1 2 1 2 1 2 1 2 1 2 1 1l-1 2v1h2l3-6 3-6 5-5 4-6 4-5 4-4 4-4 5-4 5-3 5-3 5-3 5-2 6-2 6-2 6-2 7-1 7-1h6l8-1h7l13 1 11 1 11 2 11 3 9 4 9 4 9 6 7 6 7 8 7 8 5 9 5 10 5 11 4 11 3 12 3 14 2 14 1 16 1 15zM228 292v-7-6-7l-1-6v-6l-1-6v-6l-1-5v-5l-1-5-1-5-1-5-1-4-2-5-1-4-2-4-1-4-2-3-1-4-2-3-2-3-2-3-3-3-2-2-2-3-3-2-2-2-3-2-3-2-3-1-3-2-3-1-3-1-4-1-3-1-4-1h-4l-4-1h-4-4-4-5l-4 1h-4l-4 1-4 1h-3l-4 1-4 2-3 1-4 2-3 1-3 2-3 2-3 2-2 3-3 2-3 3-2 3-2 3-2 3-3 4-2 3-1 4-2 5-2 4-1 4-3 5-1 5-1 5-2 5v5l-1 6-1 6-1 6-1 7v6 7 7 8 7 6 7 6l1 7 1 6 1 5 1 6v6l2 5 1 5 1 4 3 5 1 4 2 4 2 4 1 4 2 3 3 4 2 3 2 3 2 3 3 2 3 3 2 2 3 2 3 2 3 2 3 2 4 1 3 1 4 2 4 1h3l4 1 4 1h4 4 4l4 1 4-1h4 4l4-1h3l4-1 3-1 4-1 2-1 4-2 2-1 3-2 3-2 3-2 2-2 3-2 2-3 2-3 3-2 1-4 2-3 2-3 2-4 1-4 2-4 2-4 1-4 1-5 1-5 1-5 1-4 1-7 1-6v-5l1-6v-7-6l1-7v-7z">
          <text:p/>
        </draw:path>
        <draw:path draw:style-name="gr3" draw:text-style-name="P3" draw:layer="layout" svg:width="0.298cm" svg:height="0.348cm" svg:x="35.755cm" svg:y="10.722cm" svg:viewBox="0 0 299 349" svg:d="M60 186v5 5 5l1 5v6l1 5v5l1 4 1 5 1 4 1 5 2 4 1 4 1 4 2 4 2 4 2 3 1 4 3 3 2 4 2 3 3 3 2 2 3 3 3 3 3 2 3 2 3 2 3 2 4 2 4 2 3 1 4 2 4 1 4 1 5 1h4l5 1h5 4 8l6-1h7l6-1 6-2 6-1 5-2 5-2 5-3 5-3 4-3 4-3 4-3 3-3 3-4 3-4 2-4 3-4 1-4 2-4 49 13-1 3-1 3-1 3-2 3-1 2-2 3-1 3-2 3-2 3-2 3-2 2-1 3-3 3-2 2-3 3-2 2-3 3-3 2-3 3-3 2-3 2-3 3-4 2-4 1-4 2-4 2-4 2-4 1-5 2-5 2-4 1-5 1-5 1-6 1-6 1-5 1h-6l-7 1h-6-7l-14-1-14-1-13-2-12-3-12-4-11-5-10-6-10-7-9-7-8-8-8-10-7-10-6-11-5-12-4-12-4-14-2-15-2-16-1-16-1-17v-10l1-9v-8l1-9 1-8 2-8 1-7 2-7 2-7 2-7 2-6 3-7 3-5 3-6 3-6 3-5 4-5 4-5 4-4 4-4 4-4 5-4 4-4 5-3 5-3 4-3 5-2 5-3 6-2 5-2 6-1 5-2 6-2 6-1 5-1h6l6-1 6-1h6 6 9l7 1h8l8 1 7 1 7 2 6 2 7 2 6 2 6 3 5 2 6 4 5 3 5 3 4 4 5 4 4 4 4 4 4 5 3 4 4 5 3 5 3 6 3 5 2 5 3 6 2 6 1 6 2 6 2 7 1 6 1 7 2 7 1 7v7l1 7 1 7v7 8 7 8zM242 143l-2-11-1-9-2-9-2-9-3-8-2-7-4-7-3-7-4-5-4-5-5-5-5-4-5-4-6-3-7-3-6-2-7-2-8-1-7-1h-8-3-3-3l-3 1-3 1h-3l-3 1h-3l-3 1-3 1-3 1-3 1-3 1-3 1-3 2-2 1-3 3-3 1-3 2-2 3-3 2-2 3-3 2-2 3-2 3-2 3-3 4-2 3-1 4-2 4-2 4-2 4-1 5-1 4-1 5-1 5-1 6-1 5v6 6z">
          <text:p/>
        </draw:path>
        <draw:polygon draw:style-name="gr3" draw:text-style-name="P3" draw:layer="layout" svg:width="0.158cm" svg:height="0.342cm" svg:x="36.124cm" svg:y="10.722cm" svg:viewBox="0 0 159 343" draw:points="1,343 1,85 1,83 1,81 1,79 1,77 1,75 1,72 1,70 1,68 1,66 1,64 1,62 1,59 1,57 1,55 1,53 1,51 1,49 1,47 1,45 1,42 1,40 1,39 1,36 1,34 1,33 0,31 0,29 0,27 0,25 0,23 0,22 0,19 0,17 0,15 0,14 0,12 0,11 0,9 0,8 0,6 52,6 53,8 53,9 53,11 53,12 53,14 53,15 53,17 53,19 53,22 53,23 53,26 53,27 53,29 53,31 54,33 54,35 54,36 54,38 54,40 54,42 54,44 54,46 54,48 54,50 54,52 54,53 54,56 54,57 55,59 55,61 55,63 55,64 55,66 55,68 55,69 55,70 55,72 55,73 55,75 55,76 56,76 57,72 59,68 60,65 61,61 62,58 63,54 65,51 66,48 67,45 68,42 70,40 71,37 73,34 74,32 76,29 78,27 79,25 81,23 82,21 84,18 86,16 88,15 90,13 92,11 94,10 96,9 98,8 101,7 103,5 106,5 108,4 111,3 114,2 116,2 119,1 122,1 126,1 129,0 132,0 136,0 138,0 140,0 141,0 142,0 143,0 145,1 146,1 147,1 148,1 150,1 151,1 152,2 153,2 154,2 155,2 156,2 157,3 158,3 159,3 159,55 158,55 157,54 156,54 155,54 153,54 152,54 151,53 149,53 148,53 146,53 145,53 143,53 142,53 140,52 139,52 136,52 134,52 132,52 130,52 129,52 125,52 121,52 117,53 114,53 111,54 108,55 104,56 102,58 98,59 96,61 93,63 91,65 88,66 86,69 84,71 81,74 79,76 77,79 75,82 74,85 72,88 71,91 69,95 68,98 66,102 65,106 64,109 63,113 62,117 61,121 61,126 60,130 59,135 59,139 58,144 58,148 58,153 57,158 57,163 57,168 57,343">
          <text:p/>
        </draw:polygon>
        <draw:polygon draw:style-name="gr3" draw:text-style-name="P3" draw:layer="layout" svg:width="0.597cm" svg:height="0.699cm" svg:x="5.747cm" svg:y="0.193cm" svg:viewBox="0 0 598 700" draw:points="425,700 121,162 121,166 122,170 122,175 123,179 123,183 123,188 124,192 124,197 125,201 125,205 126,209 126,213 126,217 127,221 127,225 127,229 127,233 128,237 128,241 128,246 128,250 129,254 129,259 129,263 129,267 129,271 129,276 129,280 130,283 130,288 130,700 0,700 0,0 167,0 476,543 476,540 475,535 474,531 474,526 473,522 473,518 473,513 472,509 472,505 472,500 471,496 471,492 470,488 470,484 470,479 469,475 469,470 468,466 468,461 468,456 468,451 468,446 467,441 467,437 467,432 467,427 467,422 467,417 467,412 467,407 467,0 598,0 598,700">
          <text:p/>
        </draw:polygon>
        <draw:polygon draw:style-name="gr3" draw:text-style-name="P3" draw:layer="layout" svg:width="0.491cm" svg:height="0.547cm" svg:x="6.475cm" svg:y="0.355cm" svg:viewBox="0 0 492 548" draw:points="141,0 141,301 141,307 141,313 141,319 141,325 142,331 143,337 143,343 144,348 145,353 146,359 147,364 148,369 149,374 151,378 152,383 154,387 156,391 158,396 160,399 162,403 164,407 167,410 170,414 172,417 175,420 178,422 181,425 185,428 188,430 192,432 195,434 199,436 203,438 207,439 212,440 216,441 221,442 226,442 231,442 236,442 241,442 246,442 251,441 255,441 260,440 265,439 269,437 273,435 278,434 282,432 286,429 290,427 294,424 297,421 301,418 304,415 308,411 311,408 314,404 318,400 320,396 323,391 326,387 328,382 331,377 333,372 335,367 337,362 339,356 340,351 342,345 343,339 345,333 346,327 346,321 348,314 348,308 348,301 349,295 349,288 349,0 488,0 488,417 488,420 488,423 488,427 488,430 488,434 488,438 488,441 488,445 488,449 488,452 488,456 488,460 488,463 489,468 489,471 489,475 489,478 489,482 489,485 489,489 489,492 489,495 490,498 490,501 490,504 490,507 490,510 490,513 490,516 491,519 491,521 491,523 491,526 491,528 491,530 491,532 492,533 492,535 492,537 492,538 359,538 359,537 359,535 359,533 358,532 358,530 358,528 358,526 358,524 357,521 357,519 357,516 357,513 357,511 356,508 356,505 356,502 356,499 356,496 355,493 355,490 355,487 355,483 355,480 355,477 355,474 354,471 354,467 354,463 354,460 354,457 354,454 354,451 354,448 353,445 353,442 353,440 353,437 353,435 353,432 353,430 351,430 345,442 339,453 333,465 326,475 319,484 312,493 304,500 296,507 288,514 280,520 271,525 262,530 253,534 243,538 233,541 223,543 212,545 201,546 190,548 178,548 169,548 159,547 150,546 142,545 132,544 125,542 117,540 109,538 102,535 95,532 89,529 82,525 76,521 70,517 65,513 59,509 54,504 49,499 45,494 40,489 36,483 32,477 29,471 25,465 22,457 19,451 17,444 14,437 12,430 10,422 8,415 6,407 5,399 4,391 3,383 2,375 1,367 1,358 0,349 0,341 0,0">
          <text:p/>
        </draw:polygon>
        <draw:polygon draw:style-name="gr3" draw:text-style-name="P3" draw:layer="layout" svg:width="0.774cm" svg:height="0.547cm" svg:x="7.1cm" svg:y="0.345cm" svg:viewBox="0 0 775 548" draw:points="321,548 321,246 321,239 321,233 320,227 320,221 320,216 319,210 319,204 318,199 317,194 317,189 316,183 315,178 314,173 312,169 311,164 310,160 308,156 306,152 305,148 302,144 301,140 299,137 296,134 294,130 292,127 289,124 286,122 283,119 281,117 277,115 274,113 271,111 268,109 264,108 260,107 256,106 252,105 248,105 243,104 239,104 234,104 230,105 226,105 222,106 218,107 214,109 211,110 207,112 203,113 200,116 196,118 193,121 190,123 187,126 184,129 181,133 178,136 175,140 172,143 170,147 167,152 165,156 163,160 161,165 159,170 157,175 155,180 153,185 152,191 150,197 149,202 148,208 147,214 146,220 145,226 144,233 144,239 144,246 143,252 143,259 143,548 4,548 4,130 4,127 4,123 4,119 4,116 4,112 4,109 4,105 4,102 4,98 3,94 3,91 3,87 3,83 3,80 3,76 3,73 3,70 3,66 3,63 2,59 2,56 2,53 2,50 2,47 2,44 2,41 2,38 2,35 2,32 2,30 1,27 1,25 1,22 1,20 1,18 1,16 1,15 0,13 0,12 0,10 133,10 133,11 133,13 134,14 134,16 134,18 134,20 134,22 135,24 135,27 135,30 135,32 135,35 136,37 136,40 136,43 136,46 136,49 136,52 137,55 137,58 137,61 137,64 137,68 138,71 138,74 138,77 138,80 138,83 138,87 139,90 139,93 139,96 139,99 139,102 139,105 139,107 139,110 139,112 140,115 140,117 141,117 147,105 152,93 158,83 164,73 170,64 177,55 184,47 191,40 198,33 206,27 213,22 221,18 230,13 239,10 249,7 258,4 268,2 278,1 288,0 299,0 311,0 322,1 334,2 344,4 354,7 364,10 373,14 382,19 390,24 397,30 405,36 411,43 418,50 423,58 429,67 434,75 438,85 442,95 445,106 448,117 451,117 454,110 457,104 460,98 463,92 466,86 469,81 472,75 475,70 479,66 482,61 485,57 489,52 492,49 496,45 499,41 503,38 507,34 511,31 515,28 518,25 523,23 527,20 531,18 535,15 540,14 544,12 548,10 553,8 558,7 562,6 567,4 572,3 577,3 582,2 587,1 592,1 597,0 603,0 608,0 614,0 622,0 631,0 639,1 647,2 654,4 662,5 669,7 675,10 682,13 688,15 694,19 700,22 705,26 711,30 716,34 721,39 725,44 730,49 734,54 738,59 741,65 745,71 748,77 752,83 754,89 757,96 759,103 762,110 764,117 765,125 767,132 769,140 770,148 771,156 772,164 773,172 773,180 774,189 775,197 775,206 775,548 636,548 636,246 636,239 636,233 636,227 635,221 635,216 634,210 634,204 633,199 632,194 632,189 631,183 630,178 628,173 627,169 626,164 625,160 623,156 621,152 620,148 618,144 616,140 614,137 612,134 609,130 607,127 604,124 601,122 598,119 595,117 592,115 589,113 586,111 583,109 579,108 575,107 571,106 567,105 563,105 559,104 555,104 550,104 547,105 542,105 538,106 535,107 531,108 527,110 524,111 520,113 517,115 513,117 510,120 507,122 504,125 501,128 498,131 495,134 492,138 489,142 487,146 484,149 482,154 480,158 477,162 476,167 474,172 472,177 470,182 469,187 467,192 466,198 465,203 464,209 463,215 462,221 461,227 461,233 460,239 460,246 459,252 459,548">
          <text:p/>
        </draw:polygon>
        <draw:path draw:style-name="gr3" draw:text-style-name="P3" draw:layer="layout" svg:width="0.512cm" svg:height="0.747cm" svg:x="8.003cm" svg:y="0.155cm" svg:viewBox="0 0 513 748" svg:d="M513 467v12 12l-1 12-1 12-1 11-1 11-2 11-2 11-2 11-2 10-3 10-2 10-3 10-4 9-3 9-4 8-4 9-5 8-4 8-5 8-5 7-6 7-6 7-6 6-6 6-7 6-8 5-7 5-7 5-8 4-8 4-8 4-8 3-9 2-9 3-9 1-10 2-10 1-10 1h-10-5-5l-5-1h-5l-4-1h-5l-5-1-5-1h-5l-4-1-5-1-5-2-4-1-5-1-4-2-5-1-4-2-5-2-4-2-4-3-4-2-5-3-4-2-4-3-4-3-4-3-3-3-4-3-4-4-3-3-4-4-3-4-4-4-3-4-3-5-3-4-3-5-3-5-3-5-2-5h-1v2 2 2l-1 2v3 2 2 3 3 2 3l-1 3v2 3 3 2 3 2l-1 3v3 2 2 3l-1 2v2 2 3l-1 2v2 2 2 2l-1 1v2 1l-1 2v1 1 1 1h-136l1-4v-4-4-5l1-4v-5-6-5l1-6v-6-7-6-7l1-8v-7-7-8-8-8-8-615h140v206 3 3 4 2 5 3 3 3l-1 3v3 3 3 3 3 3 2 3 3 3 2 3l-1 3v3 3 2 3 3 3 3 2h2l5-10 5-11 6-9 7-9 7-8 7-8 7-7 8-6 9-6 8-6 9-5 9-4 10-3 10-3 10-3 10-2 11-2 11-1 11-1h11 11l9 1 10 1 10 1 8 2 9 3 9 2 8 3 7 4 8 4 8 4 7 6 6 5 8 5 6 5 6 6 6 7 5 6 5 7 5 8 5 7 4 8 5 8 4 8 3 9 4 9 3 9 3 9 2 10 3 10 2 10 2 10 2 11 1 11 1 11 1 11 1 11 1 12v11zM367 467v-17l-1-17-1-16-2-15-3-14-3-13-3-12-4-12-5-10-5-9-6-8-6-8-7-7-7-5-8-5-9-4-8-3-10-2-11-2h-11-4-4l-5 1h-4l-4 1-4 1-4 1-4 1-5 2-4 1-4 2-4 2-4 2-4 3-4 3-3 3-4 3-3 4-4 4-3 4-3 4-3 5-3 5-3 5-3 6-2 5-3 7-2 6-2 7-2 6-2 8-2 8-1 7-2 9-1 9-1 9v9l-1 10v10 11 10 10l1 10v9l1 9 1 8 2 9 1 8 2 7 2 7 2 7 2 7 2 6 2 6 3 6 3 5 3 5 2 5 3 4 3 5 4 4 3 4 3 3 4 3 4 4 3 2 4 3 4 2 4 2 4 2 4 2 5 1 4 1 4 1 4 1 5 1 4 1h4 4 4 11l10-1 9-3 9-2 8-4 8-5 8-6 7-7 6-7 6-8 6-10 5-10 4-11 4-13 3-14 2-14 2-16 2-17 1-18z">
          <text:p/>
        </draw:path>
        <draw:path draw:style-name="gr3" draw:text-style-name="P3" draw:layer="layout" svg:width="0.49cm" svg:height="0.557cm" svg:x="8.597cm" svg:y="0.345cm" svg:viewBox="0 0 491 558" svg:d="M251 558h-12l-11-1-11-1-11-1-11-1-10-2-10-3-10-2-9-3-10-3-9-4-9-4-8-4-9-5-8-5-7-5-8-6-7-6-7-7-7-7-6-7-6-8-6-8-6-8-5-9-4-9-5-9-4-10-4-10-4-10-3-11-3-11-3-12-2-11-2-13-1-12-2-13-1-13v-14-14-15-15l1-14 2-14 2-13 2-13 3-12 3-12 3-11 4-10 4-11 5-10 5-9 5-10 5-8 6-8 6-8 6-8 7-7 7-6 7-7 7-6 8-5 8-6 7-5 9-4 8-4 9-4 9-3 8-4 10-2 9-3 9-2 10-2 9-1 10-2 10-1h10l10-1h10 12l12 1 12 1 12 2 11 2 10 2 10 3 10 3 10 4 9 4 9 5 8 5 8 5 8 6 8 6 7 6 7 7 7 7 6 7 6 8 5 8 6 8 5 9 4 9 5 10 4 9 3 10 5 11 3 10 3 11 2 11 3 12 2 11 1 12 2 12 1 13 1 12 1 13v13 13 4h-345v7 6 7l1 6 1 7v6l1 6 1 6 1 6 1 6 1 6 2 5 1 6 2 5 2 5 2 5 2 5 2 4 3 5 2 4 3 4 3 4 3 4 3 4 4 3 3 3 4 3 4 3 4 3 4 2 4 3 5 2 5 2 5 1 5 2 5 1h5l6 1h6 6 7 7l6-1 7-1 6-1 6-2 5-2 6-2 5-3 5-3 4-3 4-4 5-4 3-4 4-5 3-5 3-5 2-6 3-6 2-6 132 11-1 4-3 5-2 5-2 5-2 4-3 5-4 5-3 5-3 5-3 6-3 4-4 6-3 5-4 5-4 4-5 6-5 5-4 4-5 5-5 4-6 4-6 4-6 4-6 4-7 4-6 3-8 4-7 3-8 3-7 3-9 3-8 2-9 2-9 2-10 1-9 1-11 1-10 1-11 1zM251 88h-4-5-4l-4 1-4 1-4 1-4 1-4 1-4 1-3 1-4 2-4 2-3 1-3 2-4 3-3 2-3 3-3 2-3 3-3 3-2 3-3 4-2 3-3 4-2 4-2 4-2 4-2 5-2 4-2 5-1 6-1 5-2 5-1 6-1 6-1 6-1 6v6 7l-1 7h208l-1-13-1-12-2-11-2-11-3-10-4-9-4-9-4-8-4-7-6-7-5-6-6-6-7-5-7-4-7-4-7-3-8-2-8-2-9-1z">
          <text:p/>
        </draw:path>
        <draw:polygon draw:style-name="gr3" draw:text-style-name="P3" draw:layer="layout" svg:width="0.313cm" svg:height="0.547cm" svg:x="9.189cm" svg:y="0.345cm" svg:viewBox="0 0 314 548" draw:points="4,548 4,136 4,133 4,129 4,125 4,122 4,118 4,115 4,111 4,107 4,103 4,99 4,95 4,92 4,88 4,84 3,80 3,77 3,73 3,70 3,66 2,63 2,59 2,56 2,52 2,49 2,46 2,43 2,39 2,37 2,34 1,31 1,28 1,25 1,23 1,21 1,19 1,16 1,15 0,13 0,12 0,10 134,10 134,11 134,13 135,14 135,16 135,18 135,20 135,23 136,25 136,28 136,31 136,34 136,37 136,40 137,43 137,46 137,49 138,52 138,56 138,59 138,63 138,66 138,70 139,73 139,76 139,80 139,83 139,87 139,91 139,94 139,97 140,101 140,104 140,107 140,110 140,113 140,115 140,118 140,120 140,123 140,125 142,125 145,119 147,113 149,107 151,102 153,97 155,92 157,87 159,82 161,77 163,73 165,68 168,63 170,59 172,55 175,51 177,47 180,44 182,40 185,37 188,33 190,30 194,27 197,24 200,21 204,19 207,16 211,14 214,12 218,10 222,9 226,7 230,5 235,4 239,3 244,2 249,1 254,1 260,0 265,0 271,0 273,0 276,0 278,0 281,0 283,0 286,1 288,1 290,1 293,2 295,2 298,2 300,3 302,3 304,4 306,4 308,5 310,6 311,6 313,7 314,7 314,124 311,123 309,123 306,122 303,122 301,121 298,121 295,120 292,119 290,119 287,119 284,118 281,118 278,117 275,117 272,117 269,117 265,116 262,116 258,116 255,116 244,117 235,118 225,120 217,123 208,127 200,131 193,137 186,143 179,151 173,158 168,167 163,177 159,187 155,198 152,211 149,224 147,237 146,252 145,267 145,284 145,548">
          <text:p/>
        </draw:polygon>
        <draw:path draw:style-name="gr3" draw:text-style-name="P3" draw:layer="layout" svg:width="0.541cm" svg:height="0.557cm" svg:x="9.84cm" svg:y="0.345cm" svg:viewBox="0 0 542 558" svg:d="M542 278l-1 12v12l-1 12-1 11-2 12-2 11-2 11-3 11-2 10-4 10-3 11-4 10-4 9-5 9-5 9-5 9-6 8-6 8-6 8-7 8-7 7-7 8-8 6-8 7-8 6-9 5-9 5-9 5-10 5-10 4-10 4-11 4-11 3-12 2-12 3-11 1-13 2-13 1-13 1h-13-13l-13-1-12-1-12-2-12-1-11-3-11-2-11-3-11-4-11-4-10-4-9-4-9-5-9-6-9-5-8-6-8-6-8-7-7-8-7-7-7-7-6-8-6-8-5-8-6-9-5-9-4-9-5-9-4-10-3-11-3-10-4-10-2-11-2-12-2-11-2-11-1-12-1-12v-12-12-12-12l1-11 1-12 1-11 2-11 2-11 3-10 3-10 3-11 3-10 4-10 4-9 5-9 5-9 5-9 6-8 6-9 6-7 7-8 6-7 8-7 7-7 8-6 9-6 8-6 9-5 9-5 10-5 10-4 11-4 11-4 11-3 12-2 12-3 12-2 12-1 13-1 13-1h14 14l14 1 13 1 13 1 13 2 12 3 12 2 11 3 11 4 10 4 11 4 9 5 9 5 9 5 9 6 8 6 8 6 7 7 7 7 7 7 6 7 6 8 6 8 5 9 5 8 5 9 4 9 3 10 4 10 3 10 3 10 3 11 2 10 2 11 2 11 1 11 1 12 1 11 1 12zM396 278v-19l-1-17-2-17-2-15-3-15-3-13-5-12-4-12-5-10-6-9-7-8-7-8-8-6-8-6-9-4-9-4-10-3-10-2-11-2h-12-12l-12 2-11 2-10 3-9 4-10 5-8 5-8 7-8 7-7 9-6 9-6 10-5 11-4 13-4 13-3 14-2 16-2 16-1 18v18 9 10l1 9v8l1 9 1 8 1 8 1 7 2 8 1 7 2 6 2 7 2 7 3 6 2 6 2 5 4 5 3 5 3 5 3 5 3 4 4 4 3 4 4 4 3 3 4 3 4 3 4 3 5 3 4 2 5 2 4 2 5 1 5 2 5 1 5 1 5 1h5 5 5 7 5 6l6-1 6-1 5-1 5-2 5-1 5-2 5-2 5-2 4-3 5-3 4-3 4-3 4-3 4-4 4-4 3-4 3-4 4-5 3-5 3-5 2-5 3-5 2-6 3-6 2-7 2-7 2-6 1-7 1-8 2-7 1-8 1-8 1-9v-8l1-9v-10z">
          <text:p/>
        </draw:path>
        <draw:polygon draw:style-name="gr3" draw:text-style-name="P3" draw:layer="layout" svg:width="0.323cm" svg:height="0.737cm" svg:x="10.438cm" svg:y="0.155cm" svg:viewBox="0 0 324 738" draw:points="218,295 218,738 79,738 79,295 0,295 0,200 79,200 79,144 79,138 80,132 80,126 80,120 81,114 82,109 83,103 84,98 85,93 87,88 88,82 90,77 92,72 94,67 96,63 99,58 102,54 105,50 108,46 112,42 115,38 119,34 124,31 128,28 133,24 138,22 143,19 148,16 154,14 160,11 166,10 173,7 179,6 186,5 194,3 202,2 210,1 218,1 227,1 235,0 240,1 245,1 250,1 254,1 259,1 264,1 268,2 273,2 277,3 282,3 287,4 291,4 295,5 300,5 304,6 308,6 312,7 316,7 320,8 324,9 324,99 322,98 320,97 318,97 316,97 314,97 312,96 310,96 308,96 306,96 303,95 301,95 299,95 297,95 295,94 293,94 291,94 289,94 287,94 285,94 283,94 279,94 276,94 272,94 269,95 265,95 262,95 259,96 256,96 253,97 251,98 248,99 246,100 244,101 242,102 240,103 238,104 236,105 234,107 233,108 231,110 229,111 228,113 227,115 226,117 225,119 224,121 223,123 222,125 222,128 221,130 220,132 220,135 220,138 219,140 219,143 219,146 218,149 218,152 218,155 218,158 218,200 324,200 324,295">
          <text:p/>
        </draw:polygon>
        <draw:path draw:style-name="gr3" draw:text-style-name="P3" draw:layer="layout" svg:width="0.542cm" svg:height="0.557cm" svg:x="11.071cm" svg:y="0.345cm" svg:viewBox="0 0 543 558" svg:d="M166 558h-8l-7-1h-7l-8-1-7-1-7-1-6-1-7-2-6-2-7-2-5-2-6-2-6-3-5-3-6-3-4-3-5-3-5-4-5-4-4-4-4-4-4-5-4-4-4-5-3-5-3-6-4-6-3-5-3-6-2-6-2-6-2-7-2-6-1-7-1-6-2-7v-7l-1-8v-7-8-10-8l1-9 1-9 2-8 2-8 2-7 2-7 3-7 3-7 3-6 5-6 4-6 4-6 5-5 5-6 5-4 5-5 5-4 6-4 5-5 7-3 6-4 7-3 6-3 7-3 7-2 7-3 7-2 8-2 8-1 8-2 8-2 8-1 8-1 9-1h8l8-1h9l9-1 115-2v-27-6-5-6l-1-5v-5l-1-4v-5l-1-4-1-5-1-3-1-4-1-4-2-4-1-3-2-3-1-4-2-3-1-3-2-2-2-3-2-2-2-2-3-3-2-1-2-2-3-2-3-2-2-1-3-1-3-1-3-1-3-1-3-1-3-1h-4l-3-1h-3-4-3-4-4-3-3-4-3l-3 1h-3l-3 1h-3l-3 1-2 1h-3l-2 2-2 1-3 1-2 1-3 1-2 2-2 2-2 1-2 2-2 2-2 2-1 2-2 2-1 3-2 2-1 3-2 3-1 3-1 3-1 3-1 3-1 3-1 4-1 4-1 4-1 4v4l-1 4-145-7 1-7 2-6 2-7 1-7 3-6 2-7 2-6 3-6 3-6 3-6 3-6 4-5 4-5 3-6 5-5 4-5 5-5 5-5 5-4 6-4 5-5 6-3 7-4 6-4 7-3 7-3 7-3 8-3 7-3 8-2 9-2 8-2 10-2 9-2 9-1 10-1 10-1h10l11-1h11 10l9 1h10l9 1 9 1 9 1 9 2 8 2 8 2 8 3 8 2 7 3 8 3 6 4 7 3 7 4 6 4 6 4 6 5 5 5 6 5 5 5 5 5 4 6 5 6 4 6 3 6 4 7 3 7 3 7 3 7 2 7 2 8 3 8 1 8 1 9 1 8 1 9v9 9 196 4 3l1 4v3 4 3 4l1 3v3 3l1 3v2l1 3v3l1 3v2l1 2 1 3 1 2 1 2 1 2 1 2 1 1 1 2 1 2 2 1 1 2 2 1 1 1 2 1 2 1 1 1 3 1 2 1h2l2 1h3 2 3 3 3 3 3 3 3l3-1h3 4l2-1 4-1v77h-3l-2 1-3 1h-2l-2 1h-3l-2 1h-2l-2 1h-2l-2 1h-2l-2 1h-2-2l-2 1h-2l-2 1h-2-2-2l-2 1h-2l-2 1h-2-2-2-3l-2 1h-2-2-2-3-2l-3 1h-3-2-3-3-3l-10-1h-10l-9-1-8-2-9-3-7-2-7-4-6-4-6-4-6-5-5-5-4-6-4-7-3-6-3-8-3-9-3-8-2-9-1-9-2-10h-2l-6 10-6 9-6 9-7 8-7 10-8 7-7 7-8 7-8 6-9 6-9 5-9 5-10 4-9 4-11 3-11 2-11 2-11 1-12 2zM328 298l-71 1h-5l-4 1h-5-4l-4 1h-4-4l-5 1-4 1h-4l-4 1h-4l-3 1-4 1-4 1-3 2-4 1-3 1-3 2-3 2-3 1-3 2-3 3-2 2-3 2-2 3-2 2-2 3-2 3-2 4-2 3-1 3-2 4-1 4-1 5-1 4v5l-1 5v5 6 7l1 8 1 6 1 7 1 6 2 5 3 5 2 5 3 4 3 4 4 4 4 3 4 2 5 3 4 2 5 2 5 1 5 1h6l6 1h5l5-1 5-1h5l5-1 5-2 5-1 4-2 5-2 4-2 5-2 4-3 4-3 4-2 3-3 4-3 3-3 4-4 3-3 3-4 3-4 3-3 2-4 3-5 2-4 3-4 2-5 2-4 2-5 2-5 1-5 2-5 1-5 1-5 1-4 1-5v-5l1-5v-6-5z">
          <text:p/>
        </draw:path>
        <draw:polygon draw:style-name="gr3" draw:text-style-name="P3" draw:layer="layout" svg:width="0.313cm" svg:height="0.547cm" svg:x="11.673cm" svg:y="0.345cm" svg:viewBox="0 0 314 548" draw:points="4,548 4,136 4,133 4,129 4,125 4,122 4,118 4,115 4,111 4,107 3,103 3,99 3,95 3,92 3,88 3,84 3,80 3,77 3,73 3,70 3,66 2,63 2,59 2,56 2,52 2,49 2,46 2,43 2,39 2,37 2,34 1,31 1,28 1,25 1,23 1,21 1,19 1,16 1,15 0,13 0,12 0,10 134,10 134,11 134,13 135,14 135,16 135,18 135,20 135,23 136,25 136,28 136,31 136,34 136,37 136,40 137,43 137,46 137,49 137,52 137,56 138,59 138,63 138,66 138,70 139,73 139,76 139,80 139,83 139,87 139,91 139,94 140,97 140,101 140,104 140,107 140,110 140,113 140,115 140,118 140,120 140,123 140,125 142,125 144,119 147,113 149,107 151,102 153,97 155,92 157,87 159,82 161,77 163,73 165,68 167,63 170,59 172,55 174,51 177,47 179,44 182,40 185,37 188,33 190,30 194,27 197,24 200,21 203,19 207,16 210,14 214,12 218,10 222,9 226,7 230,5 234,4 239,3 244,2 249,1 254,1 260,0 265,0 271,0 273,0 276,0 278,0 281,0 283,0 286,1 288,1 291,1 293,2 295,2 298,2 300,3 302,3 304,4 306,4 308,5 310,6 311,6 313,7 314,7 314,124 311,123 309,123 306,122 303,122 300,121 298,121 295,120 292,119 289,119 287,119 284,118 281,118 278,117 275,117 272,117 269,117 265,116 262,116 258,116 255,116 244,117 234,118 225,120 216,123 208,127 200,131 193,137 186,143 179,151 173,158 168,167 163,177 159,187 155,198 152,211 149,224 147,237 146,252 144,267 144,284 144,548">
          <text:p/>
        </draw:polygon>
        <draw:polygon draw:style-name="gr3" draw:text-style-name="P3" draw:layer="layout" svg:width="0.313cm" svg:height="0.672cm" svg:x="12.014cm" svg:y="0.229cm" svg:viewBox="0 0 314 673" draw:points="197,673 185,672 173,671 162,670 152,668 142,664 133,661 125,656 116,651 109,646 102,639 96,632 90,625 85,616 81,607 77,597 74,587 72,575 70,563 69,551 69,538 69,221 0,221 0,127 76,127 119,0 207,0 207,127 308,127 308,221 207,221 207,500 207,508 207,515 208,522 209,528 210,534 212,540 214,545 216,550 219,554 222,558 225,562 228,565 232,567 236,570 241,572 245,574 250,575 256,576 262,576 268,577 270,577 273,577 275,576 278,576 280,576 282,576 285,575 287,575 289,575 291,574 293,574 295,574 297,573 300,573 302,572 304,572 307,571 309,571 312,570 314,569 314,656 309,658 304,659 298,661 293,662 288,663 282,664 277,665 271,666 266,668 260,668 254,669 248,670 242,670 236,671 230,671 223,672 217,672 210,672 204,673">
          <text:p/>
        </draw:polygon>
        <draw:polygon draw:style-name="gr3" draw:text-style-name="P3" draw:layer="layout" svg:width="0.486cm" svg:height="0.737cm" svg:x="12.411cm" svg:y="0.155cm" svg:viewBox="0 0 487 738" draw:points="137,308 143,296 149,285 156,274 162,264 169,255 176,247 184,238 191,231 200,225 208,219 217,212 226,208 235,204 245,200 255,197 265,194 276,193 287,191 298,190 310,190 319,190 329,191 338,192 346,193 354,194 363,196 370,198 378,200 385,203 392,206 398,209 405,214 411,218 417,222 422,226 427,230 432,235 437,240 442,245 446,250 450,256 454,262 458,268 461,274 465,281 467,288 471,294 474,301 476,309 478,316 480,324 481,331 483,339 484,347 485,355 486,363 486,372 487,380 487,389 487,398 487,738 347,738 347,437 347,431 347,425 347,419 347,413 346,407 346,401 345,396 344,391 344,385 342,380 341,375 340,370 339,365 338,360 336,356 334,351 332,347 330,343 328,339 326,336 324,332 321,328 318,325 316,322 313,319 310,316 307,313 303,311 300,308 296,306 293,304 289,302 285,301 280,300 276,298 272,297 267,297 262,296 257,296 252,296 247,296 242,296 237,297 232,298 227,298 223,300 218,301 214,303 210,305 206,307 202,309 197,312 194,315 190,318 187,321 183,324 180,327 177,331 173,335 170,339 167,343 165,348 162,352 159,357 157,361 155,367 153,371 151,377 149,382 147,388 146,394 144,400 143,406 142,412 141,418 140,424 140,430 139,437 139,444 139,451 139,738 0,738 0,0 139,0 139,202 139,205 139,208 139,211 139,215 139,218 139,222 139,225 139,228 139,231 139,235 139,238 138,241 138,244 138,247 138,250 138,253 138,256 138,259 137,262 137,265 137,268 137,271 137,273 137,276 136,278 136,281 136,283 136,286 136,288 136,290 136,292 136,295 136,297 136,299 136,301 135,302 135,304 135,306 135,307 135,308">
          <text:p/>
        </draw:polygon>
        <draw:polygon draw:style-name="gr3" draw:text-style-name="P3" draw:layer="layout" svg:width="0.313cm" svg:height="0.547cm" svg:x="13.027cm" svg:y="0.345cm" svg:viewBox="0 0 314 548" draw:points="4,548 4,136 4,133 4,129 4,125 4,122 4,118 4,115 4,111 4,107 4,103 4,99 4,95 4,92 4,88 4,84 3,80 3,77 3,73 3,70 3,66 3,63 3,59 3,56 2,52 2,49 2,46 2,43 2,39 2,37 2,34 2,31 2,28 2,25 2,23 1,21 1,19 1,16 1,15 1,13 1,12 0,10 133,10 134,11 134,13 134,14 134,16 134,18 135,20 135,23 135,25 135,28 135,31 135,34 136,37 136,40 136,43 136,46 136,49 137,52 137,56 137,59 137,63 137,66 137,70 138,73 138,76 138,80 138,83 139,87 139,91 139,94 139,97 139,101 139,104 139,107 139,110 140,113 140,115 140,118 140,120 140,123 140,125 142,125 144,119 146,113 148,107 150,102 152,97 154,92 156,87 158,82 160,77 163,73 165,68 167,63 169,59 171,55 174,51 176,47 179,44 182,40 184,37 187,33 190,30 193,27 196,24 199,21 203,19 206,16 210,14 213,12 217,10 221,9 225,7 230,5 234,4 238,3 243,2 248,1 254,1 259,0 264,0 270,0 273,0 275,0 279,0 281,0 283,0 286,1 288,1 291,1 293,2 295,2 298,2 300,3 303,3 305,4 306,4 308,5 310,6 312,6 313,7 314,7 314,124 312,123 309,123 306,122 304,122 301,121 298,121 295,120 293,119 290,119 287,119 285,118 281,118 279,117 274,117 271,117 268,117 265,116 261,116 257,116 254,116 244,117 234,118 225,120 216,123 207,127 200,131 192,137 185,143 179,151 172,158 167,167 162,177 158,187 154,198 151,211 148,224 146,237 145,252 144,267 144,284 144,548">
          <text:p/>
        </draw:polygon>
        <draw:path draw:style-name="gr3" draw:text-style-name="P3" draw:layer="layout" svg:width="0.541cm" svg:height="0.557cm" svg:x="13.396cm" svg:y="0.345cm" svg:viewBox="0 0 542 558" svg:d="M542 278l-1 12v12l-1 12-1 11-2 12-2 11-2 11-3 11-2 10-4 10-3 11-4 10-4 9-5 9-5 9-5 9-6 8-6 8-6 8-7 8-7 7-7 8-8 6-8 7-8 6-9 5-9 5-9 5-11 5-10 4-10 4-11 4-11 3-12 2-12 3-11 1-13 2-13 1-13 1h-13-13l-13-1-12-1-12-2-12-1-11-3-11-2-11-3-10-4-11-4-10-4-9-4-9-5-9-6-9-5-8-6-8-6-8-7-7-8-7-7-7-7-6-8-6-8-5-8-6-9-5-9-4-9-5-9-4-10-3-11-3-10-4-10-2-11-2-12-2-11-2-11-1-12-1-12v-12-12-12-12l1-11 1-12 1-11 2-11 2-11 3-10 3-10 3-11 3-10 4-10 4-9 5-9 5-9 5-9 6-8 6-9 6-7 7-8 6-7 8-7 7-7 8-6 9-6 8-6 9-5 9-5 10-5 10-4 11-4 10-4 11-3 12-2 12-3 12-2 12-1 13-1 13-1h14 14l14 1 13 1 13 1 13 2 12 3 12 2 11 3 11 4 10 4 12 4 9 5 9 5 9 5 9 6 8 6 8 6 7 7 7 7 7 7 6 7 6 8 6 8 5 9 5 8 5 9 4 9 3 10 4 10 3 10 3 10 3 11 2 10 2 11 2 11 1 11 1 12 1 11 1 12zM395 278v-19l-1-17-2-17-2-15-3-15-3-13-5-12-4-12-5-10-6-9-7-8-7-8-8-6-8-6-9-4-9-4-10-3-10-2-11-2h-12-12l-12 2-11 2-10 3-9 4-10 5-8 5-8 7-8 7-7 9-6 9-5 10-5 11-4 13-4 13-3 14-2 16-2 16-1 18v18 9 10l1 9v8l1 9 1 8 1 8 1 7 2 8 1 7 2 6 2 7 2 7 3 6 2 6 2 5 3 5 3 5 3 5 3 5 3 4 4 4 3 4 4 4 3 3 4 3 4 3 4 3 5 3 4 2 5 2 4 2 5 1 5 2 5 1 5 1 5 1h5 5 5 7 5 6l6-1 6-1 5-1 5-2 5-1 5-2 5-2 5-2 4-3 5-3 4-3 4-3 4-3 4-4 4-4 3-4 3-4 4-5 3-5 3-5 2-5 3-5 2-6 3-6 2-7 2-7 2-6 1-7 1-8 2-7 1-8 1-8 1-9v-8l1-9v-10z">
          <text:p/>
        </draw:path>
        <draw:path draw:style-name="gr3" draw:text-style-name="P3" draw:layer="layout" svg:width="0.512cm" svg:height="0.76cm" svg:x="14.043cm" svg:y="0.343cm" svg:viewBox="0 0 513 761" svg:d="M513 279v12 12l-1 12-1 11-1 12-1 11-2 11-2 10-2 11-2 11-3 10-3 10-2 9-4 9-3 10-4 8-4 9-5 8-4 8-5 7-6 8-5 7-6 6-6 7-6 6-7 5-7 6-7 5-7 5-8 4-8 4-8 4-8 3-9 2-9 3-9 1-10 2-10 1-10 1h-11-4-5l-5-1h-5l-5-1h-4l-5-1-5-1h-5l-4-1-5-1-4-2-5-1-5-1-4-2-4-1-5-2-4-2-4-2-5-2-4-2-4-3-4-3-5-2-3-3-4-3-4-3-4-3-4-4-3-4-4-3-4-4-3-4-3-4-3-5-3-5-3-4-3-5-3-5-2-6h-3v1 1 1 2 1 2l1 1v2 2 2 2 2 2 3 2 3 2l1 2v3 3 3 2 3 3 3 2 3 3 3 3 3 2 3 3 2l1 3v3 2 3 206h-141v-624-9-8-7-8-7-8l-1-7v-7-6-7-6l-1-6v-6-5-6l-1-5v-5-4-4l-1-4h137v1 1 1 1l1 1v1 2 2 1l1 3v1 2l1 3v2 2 4 2l1 2v3 2 3 2 3 3l1 2v3 3 3 2 3 3 3 2l1 2v3 2 3 2 2 2h2l5-10 6-10 6-9 6-8 7-8 7-7 7-7 8-7 8-6 9-5 9-4 9-4 10-3 10-3 10-3 10-2 11-1 11-1 11-1 11-1 10 1 10 1 10 1 9 1 9 2 9 2 8 3 8 3 8 3 8 5 7 4 7 4 7 5 6 7 7 5 5 6 6 6 6 7 5 7 5 7 4 8 5 7 4 8 4 9 4 8 3 9 3 9 3 10 3 10 2 10 3 10 2 10 1 11 2 11 1 11 1 11 1 11 1 12v12zM368 279v-18l-1-17-2-16-1-15-3-14-3-13-4-12-4-11-4-11-6-9-6-9-6-7-7-7-8-6-7-5-9-3-9-4-10-2-10-1-11-1h-4l-4 1h-4l-4 1-4 1-5 1-4 1-4 1-4 2-4 1-5 2-3 2-4 3-4 2-4 3-3 3-4 3-3 4-4 4-3 4-3 5-3 4-3 5-3 5-2 6-3 5-3 7-2 6-2 7-2 7-2 7-2 8-1 7-2 9-1 9-1 9v9l-1 10v10 11 10 10l1 10v9l1 9 1 9 2 8 1 8 2 7 2 8 2 7 2 6 2 6 2 6 3 6 3 6 3 4 2 5 3 5 3 4 4 4 3 4 4 4 3 3 4 3 3 3 4 2 4 3 4 2 4 2 4 2 4 1 4 1 5 1 3 1 5 1 4 1h4 4 4 6 5 5l5-1 5-1 4-1 5-2 4-1 5-2 4-2 4-2 4-3 4-3 3-3 4-3 3-3 4-4 3-4 3-4 3-4 3-5 2-5 3-5 2-6 2-5 2-6 2-6 2-7 2-6 1-7 2-7 1-8 1-8 1-8 1-8 1-8v-9l1-9v-9z">
          <text:p/>
        </draw:path>
        <draw:path draw:style-name="gr3" draw:text-style-name="P3" draw:layer="layout" svg:width="0.541cm" svg:height="0.557cm" svg:x="14.637cm" svg:y="0.345cm" svg:viewBox="0 0 542 558" svg:d="M542 278v12l-1 12-1 12-1 11-1 12-2 11-3 11-2 11-3 10-4 10-3 11-4 10-4 9-5 9-5 9-5 9-6 8-6 8-6 8-7 8-7 7-7 8-8 6-8 7-8 6-9 5-9 5-9 5-10 5-10 4-10 4-11 4-11 3-11 2-12 3-12 1-13 2-12 1-14 1h-13-13l-13-1-13-1-12-2-12-1-11-3-11-2-11-3-10-4-11-4-10-4-9-4-9-5-9-6-9-5-8-6-8-6-7-7-8-8-7-7-6-7-7-8-6-8-5-8-6-9-5-9-4-9-4-9-4-10-4-11-3-10-3-10-3-11-2-12-2-11-2-11-1-12-1-12v-12-12-12-12l1-11 1-12 2-11 2-11 2-11 2-10 3-10 3-11 4-10 4-10 4-9 4-9 5-9 5-9 6-8 6-9 6-7 7-8 7-7 7-7 8-7 7-6 9-6 8-6 9-5 10-5 9-5 10-4 11-4 10-4 12-3 11-2 12-3 12-2 12-1 14-1 13-1h14 14l14 1 14 1 13 1 12 2 12 3 12 2 11 3 11 4 11 4 10 4 9 5 10 5 8 5 9 6 8 6 8 6 7 7 7 7 7 7 6 7 6 8 6 8 5 9 5 8 5 9 4 9 4 10 3 10 4 10 2 10 3 11 2 10 2 11 2 11 1 11 1 12 1 11 1 12zM396 278v-19l-1-17-2-17-2-15-3-15-3-13-4-12-5-12-5-10-6-9-7-8-7-8-7-6-9-6-8-4-10-4-10-3-10-2-11-2h-12-12l-11 2-12 2-10 3-10 4-9 5-9 5-8 7-7 7-7 9-7 9-5 10-5 11-4 13-4 13-3 14-2 16-2 16-1 18v18 9 10l1 9v8l1 9 1 8 1 8 1 7 2 8 1 7 2 6 2 7 2 7 3 6 2 6 3 5 2 5 3 5 3 5 3 5 3 4 4 4 3 4 4 4 4 3 4 3 4 3 4 3 4 3 5 2 4 2 4 2 5 1 5 2 6 1 5 1 5 1h5 5 6 6 6 5l6-1 6-1 5-1 5-2 5-1 5-2 5-2 5-2 5-3 4-3 4-3 5-3 3-3 4-4 4-4 3-4 4-4 3-5 3-5 3-5 3-5 2-5 2-6 3-6 2-7 2-7 2-6 1-7 2-8 1-7 1-8 1-8 1-9v-8l1-9v-10z">
          <text:p/>
        </draw:path>
        <draw:path draw:style-name="gr3" draw:text-style-name="P3" draw:layer="layout" svg:width="0.512cm" svg:height="0.747cm" svg:x="15.259cm" svg:y="0.155cm" svg:viewBox="0 0 513 748" svg:d="M378 738v-1-1-1l-1-1v-2-1-2l-1-1v-2-2-2-2l-1-2v-3-2l-1-2v-3-2-3l-1-2v-3-3-2l-1-3v-2-3-3-3-2l-1-3v-2-3-3-2-3-2-2-2-2-2h-2l-5 10-6 9-5 9-7 9-6 7-7 7-9 7-7 6-8 5-9 5-9 5-9 3-9 4-10 3-11 2-10 2-11 2-11 1-12 1h-12-10l-9-1-10-1-9-2-9-1-9-3-8-2-8-3-8-4-7-4-8-4-7-5-7-5-6-5-6-6-6-6-6-6-5-7-6-7-4-7-5-8-5-8-4-8-4-8-3-9-4-9-3-9-3-9-3-10-2-10-3-10-1-11-2-10-2-11-1-11-1-12-1-11v-11l-1-12v-12-12l1-12v-12l1-11 1-12 1-11 2-11 2-10 2-11 2-10 3-10 3-10 3-10 3-9 4-9 4-8 4-9 4-8 5-8 5-7 5-7 6-7 5-7 6-6 7-6 6-6 7-5 7-5 7-6 8-4 8-4 8-4 9-3 8-2 10-3 9-2 10-1 10-1 10-1h11 5 5l5 1h5l5 1h5l6 1 5 1h4l5 2 5 1 5 1 5 1 4 2 5 2 4 1 5 2 4 2 4 2 4 2 4 3 5 2 4 4 3 3 4 2 4 3 5 3 3 4 4 3 3 4 4 3 3 4 3 4 3 4 3 4 3 5 2 4 3 5 2 5 3 5h1v-1-1-1-2-1-2-1-2-2l-1-2v-1-3-2-2-2-2-3-2-2-3-2-3-2-3-3-2-3-2-3-3-2-4-2-3-3-2-3-2-3-2-197h139v621 7 8 7l1 8v7 7 6 7 6l1 7v6 5l1 6v5 5 4 4l1 5v3 4zM372 466v-10l-1-10v-10l-1-9-1-9-1-9-1-8-2-8-1-7-2-7-2-7-2-7-3-6-2-6-2-6-3-5-3-5-3-5-3-5-3-4-3-4-4-4-4-3-4-4-4-2-3-3-4-3-4-2-4-2-4-2-4-1-4-2-4-1-5-1-4-1-4-1-4-1h-4-4-5-5-5l-5 1-5 1-5 1-5 1-4 1-5 1-4 2-4 2-4 2-4 3-4 3-4 3-3 3-3 3-4 4-3 4-3 4-3 4-3 5-2 4-3 6-2 5-3 6-1 5-2 6-2 7-2 6-1 7-2 7-1 7-1 8-1 8-1 8v9l-1 9v9 9 10l1 34 3 32 5 27 8 24 10 20 12 16 14 13 17 9 19 6 20 1h5 3 5l4-1 4-1 4-1 5-1 3-1 5-2 4-2 4-1 4-2 4-3 4-3 4-3 3-3 4-3 4-4 4-4 3-4 4-4 2-5 4-5 2-5 3-6 3-6 2-6 2-6 2-7 2-7 3-7 1-8 2-8 1-8 1-9 1-9 1-10v-10l1-10z">
          <text:p/>
        </draw:path>
        <draw:polygon draw:style-name="gr3" draw:text-style-name="P3" draw:layer="layout" svg:width="0.488cm" svg:height="0.557cm" svg:x="15.874cm" svg:y="0.345cm" svg:viewBox="0 0 489 558" draw:points="489,390 488,398 488,405 487,413 486,420 484,427 483,434 481,440 478,447 475,453 472,460 469,466 465,472 461,477 457,483 453,488 448,494 443,499 436,504 431,509 425,513 418,517 412,521 405,525 398,529 390,532 383,535 375,538 366,541 358,544 349,546 340,548 331,550 321,552 311,554 301,555 291,556 281,557 270,557 259,558 247,558 237,558 227,558 218,557 208,556 199,556 190,555 181,554 172,553 163,552 155,550 147,549 139,547 131,545 124,543 117,541 110,538 102,535 96,533 89,529 83,526 77,522 71,519 65,515 60,511 54,506 50,501 45,497 40,492 35,486 31,480 27,475 23,469 20,463 16,456 13,450 10,443 7,436 4,428 2,421 0,413 123,395 124,399 125,403 126,407 128,411 130,415 131,418 133,422 135,425 137,428 139,431 141,433 143,436 145,438 148,441 150,443 153,445 156,447 159,449 162,450 165,452 168,454 171,455 174,456 178,457 181,458 185,459 189,460 192,461 196,461 200,462 204,462 209,463 213,463 218,463 222,464 227,464 232,464 237,464 242,464 247,464 252,464 257,464 262,464 266,464 270,464 275,463 279,463 283,463 288,462 292,462 296,461 300,461 304,460 307,459 311,458 314,457 318,456 321,455 324,454 327,452 330,451 333,450 336,448 338,446 341,444 343,442 346,440 348,438 349,436 351,434 353,431 354,428 355,426 356,423 358,420 358,417 359,413 359,410 360,407 360,403 360,399 359,395 359,391 358,388 356,384 355,381 354,378 352,375 349,373 347,370 345,368 342,365 339,363 336,361 333,359 330,357 326,355 322,353 318,352 314,350 310,349 305,347 301,346 296,345 291,343 286,342 281,340 276,339 270,338 264,337 259,336 253,335 247,333 241,332 235,331 229,329 223,328 216,327 210,325 204,324 197,322 190,321 184,319 177,317 170,315 164,313 157,312 150,310 144,308 137,306 131,304 125,301 118,299 112,296 106,293 101,291 95,287 89,284 84,281 79,278 74,274 69,270 64,266 60,262 56,257 51,252 47,248 44,243 40,238 37,232 34,227 32,221 29,214 27,208 25,201 24,194 23,186 22,179 21,171 21,163 21,155 22,147 23,140 24,133 25,126 27,119 28,113 31,107 33,100 36,94 39,88 42,83 46,77 50,72 54,67 59,62 64,57 69,52 74,47 80,43 86,39 92,35 98,31 105,28 112,25 119,21 127,19 135,16 142,13 151,11 159,9 168,7 178,5 187,4 197,2 207,1 216,1 227,0 238,0 249,0 257,0 266,0 274,0 282,1 290,2 299,3 307,4 314,5 322,7 330,8 337,10 344,12 352,14 359,16 366,19 372,21 379,24 385,27 391,30 397,34 403,37 409,41 414,45 420,49 425,54 429,58 434,63 439,68 444,73 448,79 452,84 456,90 459,96 462,102 465,109 468,115 470,122 472,129 475,137 476,145 352,157 351,154 350,150 349,146 348,143 347,140 346,137 344,134 343,131 341,128 339,125 337,123 336,121 334,118 331,116 329,114 327,112 325,110 322,109 319,107 317,105 314,104 312,103 309,101 306,100 303,99 300,98 297,97 293,97 290,96 287,95 283,95 280,94 276,94 272,93 268,93 265,93 260,93 257,93 253,92 249,92 239,93 229,93 221,94 213,94 205,95 198,97 191,99 185,101 179,103 174,105 169,108 165,111 161,114 158,118 155,122 153,127 151,131 150,136 149,142 149,147 149,151 150,154 150,158 151,161 152,164 153,167 154,170 156,172 157,174 159,177 161,179 163,181 166,183 169,185 172,187 174,189 178,190 181,192 184,194 188,195 192,196 196,198 200,199 204,200 208,202 213,203 217,204 222,205 227,206 232,207 237,208 243,209 248,211 253,212 259,213 265,214 270,216 276,217 282,218 288,220 295,221 303,223 310,225 318,227 325,228 332,231 340,232 347,234 354,237 361,239 368,241 375,243 382,246 389,249 395,251 402,254 408,257 414,261 420,264 425,268 431,272 436,276 442,280 447,285 452,289 456,294 460,299 464,304 468,310 471,316 475,322 477,328 480,335 482,342 484,349 486,357 487,364 488,373 488,381">
          <text:p/>
        </draw:polygon>
        <draw:polygon draw:style-name="gr3" draw:text-style-name="P3" draw:layer="layout" svg:width="0.496cm" svg:height="0.557cm" svg:x="16.725cm" svg:y="0.345cm" svg:viewBox="0 0 497 558" draw:points="255,558 242,558 230,557 218,556 206,554 195,553 184,550 173,548 163,545 153,542 143,538 134,534 125,529 116,524 108,519 100,514 92,508 84,502 77,496 70,488 64,481 58,473 52,466 46,458 41,450 36,441 31,432 27,423 23,414 19,404 16,394 13,384 10,373 8,363 6,352 4,340 3,329 2,317 1,306 0,294 0,281 0,268 1,255 2,243 3,230 5,218 6,206 9,195 11,184 14,173 18,163 21,152 25,142 29,132 34,123 39,114 44,105 49,97 55,89 61,81 68,74 74,67 82,60 89,54 96,48 104,42 112,37 121,32 130,27 139,23 148,19 158,15 168,12 178,9 189,7 199,5 210,3 222,2 233,1 245,0 257,0 267,0 278,1 287,1 297,2 306,4 315,5 324,7 333,9 341,12 349,14 358,17 366,20 374,23 381,27 388,31 395,34 402,39 408,43 415,47 421,52 426,57 432,62 437,67 442,73 447,78 452,84 456,90 460,96 464,102 467,109 471,115 474,122 478,129 480,136 483,143 485,150 488,157 490,164 491,172 493,179 351,186 350,178 348,170 346,163 344,156 341,149 338,143 334,137 331,131 326,126 322,121 317,116 311,112 306,108 300,105 293,102 286,100 279,98 271,97 263,96 254,96 243,96 233,98 223,100 214,103 206,107 198,112 191,118 184,125 178,133 172,142 168,152 163,162 159,173 156,185 153,198 151,212 149,227 148,243 147,259 146,276 148,311 151,343 156,371 164,395 174,415 186,432 200,445 217,454 235,460 256,461 264,461 272,461 279,459 286,457 293,455 299,452 306,449 312,445 317,442 323,437 328,431 333,426 337,419 341,413 344,405 348,397 350,389 352,381 356,371 357,362 497,368 496,376 494,383 493,390 491,397 489,405 486,412 484,419 480,426 477,433 474,440 470,446 466,453 462,459 458,466 453,472 448,478 443,483 438,490 432,495 426,501 420,506 414,511 407,515 400,520 393,524 386,528 379,532 370,536 362,539 354,542 344,545 336,548 326,550 317,552 307,554 297,555 287,556 277,557 266,558">
          <text:p/>
        </draw:polygon>
        <draw:path draw:style-name="gr3" draw:text-style-name="P3" draw:layer="layout" svg:width="0.542cm" svg:height="0.557cm" svg:x="17.28cm" svg:y="0.345cm" svg:viewBox="0 0 543 558" svg:d="M165 558h-7l-8-1h-7l-7-1-7-1-7-1-7-1-6-2-7-2-6-2-6-2-6-2-5-3-6-3-5-3-5-3-5-3-5-4-4-4-5-4-4-4-4-5-4-4-3-5-3-5-3-6-4-6-2-5-3-6-2-6-3-6-1-7-2-6-1-7-2-6-1-7-1-7v-8l-1-7v-8l1-10v-8l1-9 1-9 2-8 1-8 2-7 3-7 3-7 3-7 3-6 4-6 4-6 4-6 5-5 4-6 5-4 5-5 6-4 5-4 6-5 6-3 6-4 7-3 6-3 8-3 7-2 7-3 7-2 8-2 8-1 8-2 7-2 9-1 8-1 8-1h9l8-1h9l8-1 117-2v-27-6-5l-1-6v-5l-1-5v-4l-1-5-1-4-1-5-1-3-1-4-1-4-1-4-2-3-1-3-1-4-2-3-2-3-2-2-1-3-3-2-2-2-3-3-2-1-3-2-2-2-3-2-2-1-3-1-3-1-3-1-3-1-3-1-3-1h-4l-3-1h-4-3-4-4-3-3-4-3-3l-3 1h-3l-3 1h-3l-3 1-2 1h-3l-2 2-3 1-2 1-3 1-2 1-2 2-2 2-2 1-2 2-2 2-2 2-2 2-1 2-2 3-1 2-2 3-1 3-2 3-1 3-1 3-1 3-1 3v4l-2 4v4l-1 4v4l-1 4-145-7 1-7 1-6 2-7 2-7 2-6 2-7 3-6 3-6 2-6 4-6 3-6 3-5 4-5 4-6 4-5 5-5 4-5 5-5 6-4 5-4 6-5 6-3 6-4 7-4 7-3 6-3 8-3 7-3 8-3 8-2 9-2 8-2 9-2 9-2 10-1 9-1 11-1h10l10-1h11 10l10 1h9l10 1 10 1 8 1 9 2 8 2 9 2 8 3 7 2 8 3 7 3 7 4 7 3 6 4 7 4 6 4 6 5 5 5 6 5 5 5 4 5 5 6 4 6 4 6 4 6 4 7 3 7 3 7 2 7 3 7 2 8 2 8 2 8 1 9 1 8 1 9v9 9 196 4 3 4 3 4l1 3v4 3 3l1 3v3l1 2v3l1 3v3l1 2 1 2v3l1 2 1 2 1 2 1 2 1 1 2 2 1 2 1 1 2 2 1 1 2 1 2 1 1 1 2 1 2 1 2 1h3l2 1h2 3 3 2 3 3 4 3 3l3-1h3 3l3-1 3-1v77h-2l-3 1-2 1h-2l-3 1h-2l-2 1h-2l-2 1h-2l-2 1h-2l-2 1h-2-2l-2 1h-2l-2 1h-2-2-2l-2 1h-2l-2 1h-2-2-3-2l-2 1h-2-3-2-2-3l-2 1h-3-3-2-3-3l-10-1h-10l-9-1-9-2-8-3-7-2-7-4-7-4-6-4-5-5-5-5-4-6-4-7-4-6-3-8-3-9-2-8-2-9-2-9-1-10h-3l-5 10-6 9-7 9-7 8-7 10-7 7-8 7-9 7-8 6-8 6-9 5-9 5-10 4-10 4-10 3-11 2-11 2-11 1-12 2zM329 298l-73 1h-4l-4 1h-5-4l-4 1h-5-4l-4 1-4 1h-4l-4 1h-4l-4 1-3 1-4 1-3 2-4 1-3 1-3 2-4 2-2 1-3 2-3 3-2 2-3 2-2 3-3 2-2 3-1 3-3 4-1 3-2 3-1 4-1 4-1 5-1 4-1 5v5 5 6 7 8l1 6 1 7 2 6 2 5 2 5 3 5 3 4 3 4 4 4 4 3 4 2 4 3 5 2 5 2 5 1 5 1h6l5 1h6l5-1 5-1h5l5-1 5-2 4-1 5-2 4-2 5-2 4-2 4-3 4-3 4-2 4-3 4-3 3-3 3-4 3-3 4-4 2-4 3-3 4-4 3-5 2-4 2-4 3-5 2-4 1-5 2-5 2-5 1-5 1-5 2-5 1-4v-5l1-5v-5l1-6v-5z">
          <text:p/>
        </draw:path>
        <draw:path draw:style-name="gr3" draw:text-style-name="P3" draw:layer="layout" svg:width="0.512cm" svg:height="0.76cm" svg:x="17.883cm" svg:y="0.343cm" svg:viewBox="0 0 513 761" svg:d="M513 279l-1 12v12l-1 12v11l-1 12-2 11-2 11-1 10-2 11-3 11-2 10-3 10-3 9-4 9-3 10-4 8-4 9-4 8-5 8-5 7-5 8-6 7-6 6-6 7-6 6-6 5-7 6-7 5-8 5-8 4-7 4-8 4-9 3-9 2-9 3-9 1-10 2-10 1-10 1h-10-5-5l-6-1h-4l-5-1h-5l-5-1-4-1h-5l-5-1-4-1-5-2-5-1-4-1-5-2-4-1-5-2-4-2-4-2-5-2-4-2-4-3-4-3-4-2-4-3-4-3-4-3-4-3-4-4-3-4-4-3-3-4-3-4-4-4-3-5-3-5-3-4-3-5-2-5-3-6h-3v1 1 1l1 2v1 2 1 2 2 2 2 2 2 3l1 2v3 2 2 3 3 3 2 3 3 3 2 3 3 3l1 3v3 2 3 3 2 3 3 2 3 206h-139v-624l-1-9v-8-7-8-7-8-7-7l-1-6v-7-6-6l-1-6v-5-6-5-5l-1-4v-4-4h135v1 1l1 1v1 1 1 2l1 2v1 3 1 2l1 3v2 2l1 4v2 2 3 2 3 2l1 3v3 2 3 3 3 2l1 3v3 3 2 2 3 2 3 2 2 2h2l5-10 6-10 6-9 6-8 7-8 7-7 8-7 8-7 8-6 9-5 8-4 10-4 9-3 10-3 10-3 10-2 11-1 11-1 12-1 12-1 10 1 10 1 9 1 9 1 9 2 9 2 8 3 9 3 7 3 8 5 7 4 7 4 7 5 7 7 6 5 6 6 6 6 5 7 5 7 5 7 5 8 4 7 5 8 3 9 4 8 3 9 4 9 2 10 3 10 3 10 2 10 2 10 2 11 1 11 2 11 1 11v11l1 12v12zM367 279v-18l-1-17-1-16-2-15-3-14-3-13-3-12-5-11-4-11-5-9-6-9-7-7-7-7-7-6-8-5-9-3-10-4-10-2-10-1-10-1h-5l-4 1h-4l-4 1-4 1-4 1-5 1-4 1-4 2-4 1-4 2-4 2-4 3-4 2-3 3-4 3-3 3-4 4-4 4-3 4-3 5-3 4-3 5-3 5-2 6-3 5-2 7-3 6-2 7-2 7-2 7-2 8-1 7-1 9-2 9v9l-1 9-1 10v10 11 10 10l1 10 1 9v9l2 9 1 8 1 8 2 7 2 8 2 7 2 6 3 6 2 6 2 6 3 6 3 4 3 5 2 5 4 4 3 4 3 4 4 4 3 3 4 3 4 3 4 2 4 3 3 2 4 2 5 2 3 1 5 1 4 1 4 1 4 1 4 1h4 4 5 5 5 5l5-1 5-1 5-1 4-2 6-1 4-2 4-2 4-2 4-3 4-3 4-3 3-3 4-3 3-4 3-4 3-4 3-4 3-5 2-5 3-5 2-6 2-5 3-6 2-6 1-7 2-6 2-7 1-7 1-8 2-8 1-8v-8l1-8 1-9v-9-9z">
          <text:p/>
        </draw:path>
        <draw:polygon draw:style-name="gr3" draw:text-style-name="P3" draw:layer="layout" svg:width="0.313cm" svg:height="0.672cm" svg:x="18.449cm" svg:y="0.229cm" svg:viewBox="0 0 314 673" draw:points="197,673 185,672 172,671 161,670 151,668 141,664 132,661 123,656 115,651 108,646 101,639 95,632 89,625 84,616 79,607 76,597 73,587 71,575 69,563 68,551 67,538 67,221 0,221 0,127 75,127 118,0 206,0 206,127 308,127 308,221 206,221 206,500 207,508 207,515 208,522 209,528 210,534 212,540 214,545 216,550 219,554 222,558 224,562 228,565 232,567 236,570 240,572 245,574 250,575 256,576 261,576 267,577 270,577 273,577 275,576 277,576 280,576 282,576 284,575 286,575 289,575 291,574 293,574 295,574 297,573 300,573 302,572 304,572 307,571 309,571 312,570 314,569 314,656 309,658 304,659 298,661 293,662 288,663 282,664 277,665 271,666 265,668 260,668 254,669 248,670 242,670 236,671 229,671 223,672 217,672 210,672 204,673">
          <text:p/>
        </draw:polygon>
        <draw:polygon draw:style-name="gr3" draw:text-style-name="P3" draw:layer="layout" svg:width="0.491cm" svg:height="0.547cm" svg:x="18.837cm" svg:y="0.355cm" svg:viewBox="0 0 492 548" draw:points="141,0 141,301 141,307 141,313 142,319 142,325 142,331 143,337 143,343 144,348 145,353 146,359 147,364 148,369 150,374 151,378 152,383 154,387 156,391 158,396 160,399 162,403 165,407 167,410 170,414 173,417 175,420 178,422 181,425 185,428 188,430 192,432 196,434 199,436 203,438 208,439 212,440 216,441 221,442 226,442 231,442 236,442 241,442 246,442 251,441 256,441 260,440 265,439 269,437 273,435 278,434 282,432 286,429 290,427 294,424 297,421 301,418 305,415 308,411 312,408 314,404 318,400 320,396 323,391 326,387 329,382 331,377 333,372 335,367 337,362 339,356 341,351 342,345 343,339 345,333 346,327 347,321 348,314 348,308 349,301 349,295 349,288 349,0 488,0 488,417 488,420 488,423 488,427 488,430 488,434 488,438 488,441 488,445 488,449 488,452 488,456 488,460 489,463 489,468 489,471 489,475 489,478 489,482 489,485 489,489 489,492 490,495 490,498 490,501 490,504 490,507 490,510 490,513 491,516 491,519 491,521 491,523 491,526 491,528 491,530 492,532 492,533 492,535 492,537 492,538 359,538 359,537 359,535 359,533 359,532 358,530 358,528 358,526 358,524 357,521 357,519 357,516 357,513 357,511 356,508 356,505 356,502 356,499 356,496 356,493 355,490 355,487 355,483 355,480 355,477 355,474 355,471 354,467 354,463 354,460 354,457 354,454 354,451 354,448 354,445 354,442 354,440 353,437 353,435 353,432 353,430 351,430 345,442 339,453 333,465 326,475 319,484 312,493 305,500 296,507 288,514 280,520 271,525 262,530 253,534 243,538 233,541 223,543 212,545 201,546 190,548 178,548 169,548 160,547 151,546 142,545 134,544 126,542 118,540 110,538 103,535 96,532 90,529 83,525 77,521 71,517 66,513 60,509 55,504 50,499 46,494 41,489 37,483 33,477 30,471 26,465 22,457 20,451 17,444 14,437 12,430 10,422 8,415 6,407 5,399 4,391 3,383 2,375 2,367 1,358 1,349 0,341 0,0">
          <text:p/>
        </draw:polygon>
        <draw:polygon draw:style-name="gr3" draw:text-style-name="P3" draw:layer="layout" svg:width="0.313cm" svg:height="0.547cm" svg:x="19.462cm" svg:y="0.345cm" svg:viewBox="0 0 314 548" draw:points="4,548 4,136 4,133 4,129 4,125 4,122 4,118 4,115 4,111 4,107 4,103 4,99 4,95 3,92 3,88 3,84 3,80 3,77 3,73 3,70 3,66 3,63 3,59 2,56 2,52 2,49 2,46 2,43 2,39 2,37 2,34 2,31 2,28 1,25 1,23 1,21 1,19 1,16 1,15 1,13 0,12 0,10 134,10 134,11 135,13 135,14 135,16 135,18 135,20 136,23 136,25 136,28 136,31 136,34 136,37 137,40 137,43 137,46 137,49 137,52 138,56 138,59 138,63 138,66 138,70 138,73 139,76 139,80 139,83 139,87 139,91 140,94 140,97 140,101 140,104 140,107 140,110 140,113 140,115 141,118 141,120 141,123 141,125 143,125 144,119 147,113 149,107 151,102 153,97 155,92 157,87 159,82 161,77 164,73 166,68 168,63 170,59 172,55 175,51 177,47 180,44 182,40 185,37 188,33 191,30 194,27 197,24 200,21 203,19 207,16 210,14 214,12 218,10 222,9 226,7 230,5 235,4 239,3 244,2 249,1 254,1 260,0 265,0 271,0 274,0 276,0 279,0 281,0 283,0 286,1 288,1 291,1 293,2 295,2 298,2 300,3 302,3 304,4 306,4 308,5 310,6 311,6 313,7 314,7 314,124 312,123 309,123 306,122 304,122 301,121 298,121 295,120 292,119 290,119 287,119 284,118 281,118 279,117 275,117 272,117 269,117 265,116 262,116 258,116 255,116 244,117 235,118 226,120 217,123 208,127 200,131 193,137 186,143 179,151 173,158 168,167 163,177 159,187 155,198 152,211 149,224 147,237 146,252 145,267 144,284 144,548">
          <text:p/>
        </draw:polygon>
        <draw:path draw:style-name="gr3" draw:text-style-name="P3" draw:layer="layout" svg:width="0.491cm" svg:height="0.557cm" svg:x="19.83cm" svg:y="0.345cm" svg:viewBox="0 0 492 558" svg:d="M252 558h-11l-12-1-10-1-11-1-11-1-10-2-10-3-10-2-10-3-9-3-10-4-8-4-9-4-8-5-8-5-8-5-7-6-8-6-7-7-6-7-7-7-6-8-5-8-6-8-5-9-5-9-5-9-4-10-4-10-4-10-4-11-3-11-2-12-2-11-2-13-2-12-1-13-1-13v-14l-1-14 1-15v-15l1-14 1-14 2-13 3-13 2-12 3-12 5-11 4-10 4-11 4-10 5-9 5-10 6-8 6-8 6-8 6-8 6-7 7-6 7-7 8-6 7-5 8-6 8-5 8-4 9-4 8-4 9-3 9-4 9-2 10-3 9-2 9-2 10-1 10-2 10-1h9l10-1h10 13l12 1 12 1 11 2 11 2 11 2 10 3 10 3 9 4 9 4 9 5 9 5 8 5 8 6 7 6 8 6 6 7 7 7 7 7 5 8 6 8 5 8 5 9 5 9 4 10 4 9 4 10 4 11 3 10 3 11 2 11 2 12 2 11 2 12 1 12 2 13 1 12v13l1 13v13 4h-344v7 6 7l1 6v7l1 6v6l1 6 2 6 1 6 1 6 1 5 2 6 2 5 1 5 2 5 3 5 2 4 2 5 3 4 3 4 3 4 3 4 3 4 3 3 4 3 4 3 3 3 4 3 5 2 4 3 4 2 5 2 5 1 5 2 6 1h5l5 1h6 6 7 8l6-1 7-1 6-1 6-2 5-2 6-2 4-3 5-3 5-3 4-4 4-4 4-4 3-5 3-5 4-5 2-6 2-6 3-6 131 11-2 4-2 5-2 5-2 5-3 4-2 5-3 5-3 5-3 5-3 6-4 4-3 6-4 5-4 5-4 4-4 6-5 5-5 4-5 5-5 4-6 4-5 4-6 4-7 4-6 4-7 3-7 4-7 3-8 3-8 3-8 3-9 2-8 2-10 2-9 1-10 1-10 1-11 1-10 1zM252 88h-4-4-4l-4 1-4 1-4 1-4 1-4 1-4 1-4 1-3 2-4 2-3 1-4 2-3 3-3 2-3 3-3 2-3 3-3 3-3 3-2 4-3 3-2 4-2 4-2 4-3 4-1 5-2 4-2 5-2 6-1 5-1 5-1 6-2 6-1 6v6l-1 6v7 7h208l-1-13-2-12-1-11-3-11-3-10-3-9-4-9-4-8-5-7-5-7-6-6-6-6-6-5-7-4-7-4-8-3-8-2-8-2-9-1z">
          <text:p/>
        </draw:path>
        <draw:path draw:style-name="gr3" draw:text-style-name="P3" draw:layer="layout" svg:width="0.512cm" svg:height="0.747cm" svg:x="20.397cm" svg:y="0.155cm" svg:viewBox="0 0 513 748" svg:d="M378 738v-1-1-1-1l-1-2v-1-2l-1-1v-2-2-2l-1-2v-2-3-2l-1-2v-3-2-3l-1-2v-3-3-2-3l-1-2v-3-3-3-2-3l-1-2v-3-3-2-3-2-2-2-2-2h-2l-5 10-6 9-6 9-6 9-6 7-7 7-8 7-7 6-9 5-8 5-10 5-9 3-10 4-9 3-11 2-10 2-11 2-11 1-12 1h-12-10l-9-1-10-1-9-2-9-1-8-3-9-2-8-3-8-4-8-4-7-4-7-5-6-5-7-5-6-6-6-6-6-6-5-7-6-7-5-7-4-8-5-8-4-8-4-8-3-9-4-9-3-9-3-9-3-10-2-10-2-10-2-11-2-10-2-11-1-11-1-12-1-11v-11l-1-12v-12-12l1-12 1-12v-11l1-12 2-11 1-11 2-10 2-11 2-10 3-10 3-10 3-10 3-9 4-9 4-8 4-9 4-8 5-8 5-7 5-7 5-7 6-7 6-6 6-6 7-6 7-5 7-5 7-6 8-4 8-4 8-4 9-3 9-2 9-3 9-2 10-1 10-1 10-1h11 5 5l5 1h5l6 1h5l4 1 5 1h5l5 2 5 1 5 1 4 1 5 2 5 2 4 1 5 2 4 2 4 2 5 2 5 3 4 2 3 4 4 3 4 2 4 3 4 3 3 4 4 3 3 4 3 3 4 4 3 4 3 4 3 4 3 5 2 4 3 5 2 5 3 5h1v-1-1-1-2-1-2-1l-1-2v-2-2-1-3-2-2-2-2-3-2-2-3-2-3-2-3-3-2-3-2-3-3-2-4-2-3-3-2-3-2-3-2-197h139v621 7 8 7 8l1 7v7 6 7l1 6v7 6 5l1 6v5 5 4l1 4v5 3 4zM372 466v-10-10l-1-10-1-9-1-9-1-9-1-8-1-8-2-7-2-7-2-7-2-7-3-6-2-6-3-6-2-5-3-5-3-5-3-5-3-4-4-4-3-4-3-3-4-4-3-2-4-3-4-3-4-2-4-2-5-2-4-1-4-2-4-1-4-1-5-1-4-1-4-1h-4-5-4-5-5l-5 1-5 1-5 1-5 1-4 1-5 1-4 2-4 2-4 2-4 3-4 3-4 3-3 3-4 3-3 4-3 4-3 4-3 4-3 5-2 4-3 6-2 5-2 6-2 5-2 6-2 7-2 6-1 7-2 7-1 7-1 8-1 8-1 8v9l-1 9v9 9 10l1 34 3 32 6 27 7 24 10 20 12 16 14 13 17 9 18 6 21 1h4 5 4l4-1 4-1 4-1 4-1 5-1 4-2 4-2 5-1 4-2 4-3 4-3 4-3 3-3 4-3 3-4 4-4 3-4 3-4 4-5 2-5 3-5 3-6 2-6 3-6 2-6 3-7 1-7 2-7 2-8 2-8 1-8 1-9 1-9 1-10 1-10v-10z">
          <text:p/>
        </draw:path>
        <draw:path draw:style-name="gr3" draw:text-style-name="P3" draw:layer="layout" svg:width="0.542cm" svg:height="0.557cm" svg:x="21.288cm" svg:y="0.345cm" svg:viewBox="0 0 543 558" svg:d="M166 558h-7l-8-1h-7l-7-1-7-1-7-1-7-1-6-2-7-2-6-2-6-2-6-2-6-3-6-3-5-3-5-3-5-3-5-4-4-4-5-4-4-4-4-5-3-4-4-5-3-5-4-6-3-6-2-5-3-6-2-6-3-6-1-7-2-6-2-7-1-6-1-7-1-7v-8l-1-7v-8l1-10v-8l1-9 1-9 1-8 2-8 2-7 3-7 3-7 3-7 3-6 4-6 4-6 4-6 5-5 4-6 5-4 5-5 6-4 5-4 6-5 6-3 6-4 8-3 7-3 6-3 7-2 8-3 7-2 8-2 7-1 9-2 7-2 8-1 9-1 8-1h8l9-1h8l9-1 116-2v-27-6-5l-1-6v-5l-1-5v-4l-1-5-1-4-1-5-1-3-1-4-1-4-1-4-2-3-1-3-1-4-2-3-2-3-2-2-2-3-2-2-2-2-2-3-2-1-3-2-2-2-3-2-3-1-2-1-4-1-2-1-3-1-3-1-4-1h-3l-3-1h-4-3-4-4-3-3-4-3-3l-3 1h-3l-3 1h-3l-3 1-3 1h-2l-3 2-2 1-2 1-3 1-2 1-2 2-2 2-2 1-2 2-2 2-2 2-2 2-1 2-2 3-1 2-2 3-1 3-2 3-1 3-1 3-1 3-1 3-1 4-1 4v4l-1 4v4l-1 4-146-7 1-7 1-6 2-7 2-7 2-6 2-7 3-6 2-6 3-6 3-6 4-6 3-5 4-5 4-6 4-5 5-5 4-5 6-5 6-4 5-4 6-5 6-3 6-4 7-4 7-3 7-3 7-3 7-3 8-3 8-2 8-2 9-2 9-2 9-2 10-1 9-1 11-1h10l10-1h11 10l10 1h9l10 1 9 1 8 1 9 2 8 2 9 2 8 3 7 2 8 3 7 3 7 4 7 3 6 4 7 4 6 4 6 5 5 5 6 5 4 5 5 5 5 6 4 6 4 6 4 6 3 7 4 7 3 7 2 7 3 7 2 8 2 8 1 8 2 9 1 8 1 9v9 9 196 4 3 4 3l1 4v3 4 3 3l1 3v3 2l1 3v3l1 3 1 2 1 2v3l1 2 1 2 1 2 1 2 1 1 2 2 1 2 1 1 2 2 1 1 2 1 1 1 2 1 2 1 2 1 2 1h3l2 1h2 3 3 2 4 2 4 3 3l3-1h3 3l3-1 3-1v77h-2l-3 1-2 1h-2l-3 1h-2l-2 1h-2l-2 1h-2l-2 1h-2l-2 1h-2-2l-2 1h-2l-2 1h-2-2-2l-2 1h-2l-2 1h-2-3-2-2l-2 1h-2-3-2-2-3l-2 1h-3-3-3-2-3l-10-1h-10l-9-1-9-2-8-3-7-2-7-4-7-4-6-4-5-5-5-5-4-6-4-7-4-6-3-8-3-9-2-8-2-9-2-9-1-10h-3l-6 10-6 9-6 9-7 8-7 10-7 7-7 7-9 7-8 6-8 6-9 5-9 5-10 4-10 4-10 3-11 2-11 2-11 1-12 2zM329 298l-72 1h-4l-4 1h-5-4l-5 1h-4-4l-4 1-4 1h-4l-4 1h-4l-4 1-4 1-3 1-4 2-3 1-3 1-3 2-4 2-2 1-3 2-3 3-3 2-2 2-2 3-3 2-2 3-1 3-2 4-2 3-2 3-1 4-1 4-1 5-1 4-1 5v5 5 6 7 8l1 6 1 7 2 6 2 5 2 5 3 5 3 4 3 4 4 4 4 3 4 2 4 3 5 2 5 2 5 1 5 1h5l6 1h5l6-1 5-1h5l5-1 4-2 5-1 5-2 4-2 5-2 4-2 4-3 4-3 4-2 4-3 3-3 4-3 3-4 3-3 4-4 2-4 4-3 2-4 3-5 2-4 2-4 2-5 3-4 1-5 2-5 2-5 1-5 2-5 1-5v-4l1-5 1-5v-5l1-6v-5z">
          <text:p/>
        </draw:path>
        <draw:polygon draw:style-name="gr3" draw:text-style-name="P3" draw:layer="layout" svg:width="0.496cm" svg:height="0.557cm" svg:x="21.863cm" svg:y="0.345cm" svg:viewBox="0 0 497 558" draw:points="256,558 244,558 231,557 219,556 208,554 196,553 185,550 174,548 163,545 153,542 143,538 134,534 125,529 116,524 108,519 99,514 92,508 84,502 77,496 70,488 64,481 57,473 52,466 46,458 41,450 36,441 31,432 27,423 23,414 19,404 16,394 13,384 10,373 8,363 6,352 4,340 3,329 2,317 1,306 0,294 0,281 1,268 1,255 2,243 3,230 4,218 7,206 9,195 12,184 14,173 18,163 21,152 25,142 30,132 34,123 39,114 44,105 50,97 55,89 61,81 68,74 74,67 81,60 89,54 96,48 104,42 112,37 121,32 130,27 139,23 148,19 158,15 169,12 179,9 190,7 201,5 212,3 223,2 234,1 246,0 258,0 269,0 279,1 288,1 298,2 307,4 316,5 325,7 334,9 342,12 351,14 359,17 366,20 374,23 381,27 388,31 395,34 402,39 408,43 414,47 420,52 426,57 432,62 437,67 442,73 447,78 451,84 456,90 460,96 464,102 468,109 471,115 474,122 478,129 480,136 483,143 486,150 488,157 490,164 491,172 493,179 353,186 351,178 349,170 347,163 345,156 342,149 339,143 335,137 331,131 327,126 323,121 318,116 312,112 307,108 300,105 294,102 287,100 280,98 272,97 264,96 255,96 244,96 234,98 224,100 215,103 207,107 199,112 192,118 185,125 179,133 173,142 168,152 163,162 159,173 156,185 153,198 151,212 149,227 148,243 147,259 147,276 148,311 151,343 157,371 164,395 175,415 187,432 201,445 218,454 237,460 257,461 265,461 273,461 280,459 287,457 294,455 300,452 306,449 312,445 318,442 324,437 329,431 334,426 338,419 342,413 346,405 348,397 351,389 354,381 355,371 357,362 497,368 496,376 494,383 493,390 491,397 489,405 486,412 484,419 481,426 478,433 474,440 470,446 467,453 462,459 458,466 454,472 449,478 443,483 438,490 432,495 426,501 420,506 414,511 407,515 401,520 394,524 386,528 378,532 371,536 363,539 354,542 345,545 336,548 327,550 318,552 308,554 298,555 288,556 278,557 267,558">
          <text:p/>
        </draw:polygon>
        <draw:polygon draw:style-name="gr3" draw:text-style-name="P3" draw:layer="layout" svg:width="0.312cm" svg:height="0.547cm" svg:x="22.456cm" svg:y="0.345cm" svg:viewBox="0 0 313 548" draw:points="3,548 3,136 3,133 3,129 3,125 3,122 3,118 3,115 3,111 3,107 3,103 3,99 3,95 3,92 3,88 3,84 3,80 3,77 3,73 2,70 2,66 2,63 2,59 2,56 2,52 2,49 2,46 1,43 1,39 1,37 1,34 1,31 1,28 1,25 1,23 1,21 1,19 0,16 0,15 0,13 0,12 0,10 133,10 133,11 133,13 133,14 133,16 134,18 134,20 134,23 134,25 134,28 135,31 135,34 135,37 135,40 135,43 135,46 136,49 136,52 136,56 136,59 136,63 137,66 137,70 137,73 137,76 138,80 138,83 138,87 138,91 138,94 138,97 138,101 138,104 139,107 139,110 139,113 139,115 139,118 139,120 139,123 139,125 141,125 143,119 145,113 147,107 149,102 151,97 153,92 155,87 158,82 160,77 162,73 165,68 167,63 170,59 172,55 174,51 177,47 179,44 182,40 184,37 187,33 190,30 193,27 196,24 200,21 203,19 206,16 210,14 214,12 218,10 221,9 225,7 230,5 234,4 239,3 244,2 249,1 254,1 259,0 265,0 270,0 273,0 275,0 278,0 280,0 283,0 285,1 288,1 290,1 292,2 295,2 297,2 299,3 302,3 304,4 306,4 307,5 309,6 311,6 312,7 313,7 313,124 311,123 308,123 306,122 303,122 300,121 297,121 295,120 292,119 289,119 286,119 283,118 281,118 278,117 275,117 272,117 268,117 265,116 261,116 258,116 254,116 244,117 234,118 225,120 216,123 208,127 200,131 192,137 185,143 179,151 173,158 167,167 161,177 157,187 153,198 150,211 148,224 146,237 144,252 143,267 143,284 143,548">
          <text:p/>
        </draw:polygon>
        <draw:path draw:style-name="gr3" draw:text-style-name="P3" draw:layer="layout" svg:width="0.541cm" svg:height="0.557cm" svg:x="22.824cm" svg:y="0.345cm" svg:viewBox="0 0 542 558" svg:d="M542 278v12l-1 12-1 12-1 11-2 12-1 11-2 11-3 11-3 10-3 10-4 11-4 10-4 9-5 9-5 9-5 9-6 8-5 8-7 8-6 8-7 7-8 8-8 6-8 7-8 6-9 5-9 5-9 5-10 5-10 4-10 4-11 4-11 3-12 2-11 3-12 1-13 2-13 1-13 1h-13-13l-12-1-13-1-12-2-11-1-12-3-11-2-11-3-11-4-10-4-10-4-10-4-9-5-9-6-9-5-8-6-8-6-8-7-7-8-7-7-6-7-7-8-6-8-5-8-5-9-5-9-5-9-4-9-4-10-4-11-3-10-3-10-3-11-2-12-2-11-2-11-1-12-1-12v-12-12-12-12l1-11 1-12 2-11 2-11 2-11 2-10 3-10 3-11 4-10 4-10 4-9 4-9 5-9 6-9 5-8 6-9 6-7 7-8 7-7 7-7 7-7 9-6 8-6 8-6 9-5 10-5 9-5 11-4 10-4 12-4 11-3 11-2 12-3 12-2 13-1 12-1 13-1h14 14l14 1 13 1 13 1 13 2 12 3 12 2 11 3 11 4 11 4 10 4 9 5 10 5 8 5 9 6 8 6 8 6 7 7 7 7 7 7 6 7 6 8 6 8 5 9 5 8 5 9 4 9 4 10 3 10 4 10 2 10 3 11 2 10 2 11 2 11 2 11 1 12v11l1 12zM396 278v-19l-1-17-2-17-2-15-3-15-3-13-4-12-5-12-5-10-6-9-7-8-7-8-8-6-8-6-9-4-9-4-10-3-10-2-11-2h-12-12l-11 2-11 2-11 3-9 4-10 5-8 5-8 7-7 7-7 9-6 9-7 10-5 11-4 13-4 13-3 14-2 16-2 16-1 18v18 9 10l1 9v8l1 9 1 8 1 8 2 7 1 8 1 7 3 6 1 7 2 7 3 6 2 6 3 5 3 5 3 5 3 5 3 5 4 4 3 4 3 4 4 4 4 3 4 3 4 3 4 3 4 3 5 2 4 2 5 2 4 1 5 2 5 1 5 1 5 1h5 5 6 6 6 6l5-1 5-1 6-1 5-2 5-1 5-2 5-2 5-2 4-3 5-3 4-3 4-3 4-3 4-4 4-4 4-4 3-4 3-5 3-5 3-5 3-5 2-5 3-6 2-6 2-7 2-7 2-6 1-7 2-8 1-7 1-8 1-8 1-9v-8l1-9v-10z">
          <text:p/>
        </draw:path>
        <draw:polygon draw:style-name="gr3" draw:text-style-name="P3" draw:layer="layout" svg:width="0.488cm" svg:height="0.557cm" svg:x="23.44cm" svg:y="0.345cm" svg:viewBox="0 0 489 558" draw:points="489,390 489,398 488,405 488,413 486,420 485,427 483,434 481,440 478,447 476,453 472,460 469,466 466,472 462,477 458,483 453,488 448,494 443,499 438,504 432,509 426,513 420,517 413,521 406,525 399,529 392,532 384,535 376,538 368,541 359,544 350,546 342,548 332,550 323,552 313,554 303,555 293,556 282,557 271,557 260,558 249,558 239,558 229,558 219,557 210,556 200,556 191,555 182,554 172,553 164,552 156,550 148,549 140,547 132,545 124,543 117,541 110,538 103,535 96,533 89,529 83,526 77,522 71,519 66,515 60,511 55,506 50,501 45,497 40,492 36,486 32,480 28,475 24,469 20,463 17,456 13,450 10,443 8,436 5,428 3,421 0,413 123,395 124,399 125,403 127,407 128,411 130,415 132,418 134,422 135,425 137,428 139,431 141,433 144,436 146,438 148,441 151,443 154,445 156,447 159,449 162,450 165,452 168,454 171,455 175,456 178,457 183,458 186,459 190,460 194,461 198,461 202,462 206,462 210,463 215,463 219,463 224,464 229,464 234,464 239,464 244,464 249,464 254,464 258,464 263,464 268,464 272,464 276,463 281,463 285,463 289,462 293,462 297,461 301,461 305,460 309,459 312,458 316,457 319,456 323,455 326,454 329,452 332,451 335,450 337,448 340,446 342,444 345,442 347,440 349,438 351,436 353,434 354,431 356,428 357,426 358,423 359,420 360,417 360,413 361,410 361,407 361,403 361,399 361,395 360,391 359,388 358,384 356,381 355,378 353,375 351,373 349,370 346,368 343,365 341,363 338,361 334,359 331,357 327,355 324,353 319,352 315,350 311,349 307,347 302,346 298,345 293,343 288,342 282,340 277,339 271,338 266,337 260,336 254,335 248,333 242,332 236,331 230,329 224,328 218,327 212,325 205,324 198,322 192,321 185,319 177,317 171,315 164,313 158,312 151,310 144,308 138,306 131,304 125,301 119,299 113,296 107,293 101,291 95,287 90,284 84,281 79,278 74,274 69,270 65,266 60,262 56,257 52,252 48,248 44,243 41,238 38,232 34,227 32,221 29,214 27,208 26,201 24,194 23,186 22,179 22,171 22,163 22,155 22,147 23,140 24,133 25,126 27,119 29,113 31,107 34,100 37,94 40,88 43,83 47,77 51,72 55,67 59,62 64,57 69,52 75,47 80,43 86,39 92,35 99,31 105,28 112,25 119,21 127,19 135,16 143,13 151,11 160,9 169,7 178,5 188,4 198,2 208,1 218,1 228,0 239,0 250,0 259,0 267,0 276,0 284,1 292,2 300,3 308,4 316,5 324,7 331,8 339,10 346,12 353,14 360,16 367,19 374,21 380,24 386,27 393,30 399,34 404,37 410,41 416,45 421,49 426,54 431,58 435,63 440,68 444,73 448,79 452,84 456,90 459,96 463,102 465,109 468,115 471,122 473,129 475,137 477,145 353,157 352,154 351,150 350,146 349,143 348,140 347,137 345,134 344,131 342,128 341,125 339,123 337,121 335,118 333,116 331,114 328,112 326,110 324,109 321,107 318,105 316,104 313,103 310,101 307,100 304,99 301,98 298,97 295,97 292,96 288,95 284,95 281,94 277,94 274,93 270,93 266,93 262,93 258,93 254,92 250,92 240,93 231,93 222,94 214,94 206,95 199,97 193,99 186,101 181,103 174,105 170,108 166,111 162,114 159,118 156,122 154,127 152,131 151,136 150,142 150,147 150,151 150,154 150,158 151,161 152,164 153,167 155,170 156,172 158,174 160,177 162,179 164,181 167,183 169,185 172,187 175,189 178,190 183,192 186,194 189,195 193,196 197,198 201,199 205,200 210,202 214,203 219,204 224,205 228,206 234,207 239,208 244,209 250,211 255,212 260,213 266,214 272,216 278,217 283,218 290,220 297,221 305,223 312,225 319,227 326,228 334,231 341,232 348,234 355,237 362,239 370,241 377,243 384,246 390,249 397,251 403,254 409,257 415,261 421,264 427,268 432,272 437,276 442,280 447,285 452,289 456,294 460,299 464,304 468,310 472,316 475,322 478,328 481,335 483,342 485,349 486,357 487,364 488,373 489,381">
          <text:p/>
        </draw:polygon>
        <draw:polygon draw:style-name="gr3" draw:text-style-name="P3" draw:layer="layout" svg:width="0.488cm" svg:height="0.557cm" svg:x="24.005cm" svg:y="0.345cm" svg:viewBox="0 0 489 558" draw:points="489,390 489,398 489,405 487,413 486,420 485,427 483,434 481,440 479,447 476,453 473,460 469,466 466,472 462,477 457,483 453,488 448,494 443,499 438,504 432,509 426,513 420,517 413,521 406,525 399,529 392,532 384,535 376,538 368,541 359,544 351,546 342,548 332,550 323,552 313,554 303,555 293,556 282,557 271,557 260,558 249,558 239,558 229,558 219,557 210,556 200,556 191,555 182,554 173,553 165,552 157,550 148,549 141,547 133,545 125,543 118,541 111,538 104,535 96,533 90,529 83,526 77,522 71,519 66,515 60,511 55,506 50,501 45,497 41,492 36,486 32,480 27,475 24,469 20,463 17,456 13,450 11,443 8,436 5,428 2,421 0,413 124,395 125,399 127,403 128,407 129,411 131,415 133,418 134,422 136,425 138,428 140,431 142,433 145,436 147,438 149,441 152,443 154,445 157,447 160,449 163,450 166,452 169,454 172,455 176,456 179,457 183,458 186,459 190,460 194,461 198,461 202,462 206,462 211,463 215,463 219,463 224,464 229,464 234,464 239,464 244,464 249,464 254,464 258,464 263,464 267,464 272,464 276,463 281,463 285,463 289,462 293,462 297,461 301,461 305,460 309,459 312,458 316,457 319,456 323,455 326,454 329,452 332,451 335,450 338,448 340,446 342,444 345,442 347,440 349,438 351,436 353,434 354,431 356,428 357,426 358,423 359,420 360,417 360,413 361,410 361,407 361,403 361,399 360,395 360,391 359,388 358,384 357,381 355,378 353,375 351,373 349,370 346,368 344,365 341,363 338,361 334,359 331,357 327,355 323,353 320,352 315,350 311,349 307,347 302,346 298,345 293,343 287,342 282,340 277,339 272,338 266,337 260,336 254,335 249,333 243,332 237,331 230,329 224,328 218,327 212,325 205,324 199,322 192,321 185,319 178,317 172,315 165,313 159,312 152,310 145,308 139,306 132,304 126,301 120,299 114,296 108,293 101,291 95,287 90,284 85,281 79,278 74,274 69,270 65,266 60,262 56,257 52,252 48,248 44,243 41,238 38,232 35,227 32,221 30,214 27,208 26,201 24,194 23,186 22,179 22,171 22,163 22,155 22,147 23,140 24,133 25,126 27,119 29,113 31,107 34,100 37,94 40,88 43,83 47,77 51,72 55,67 60,62 64,57 69,52 75,47 80,43 86,39 92,35 99,31 106,28 114,25 121,21 128,19 136,16 144,13 152,11 161,9 170,7 179,5 188,4 198,2 208,1 218,1 229,0 239,0 250,0 258,0 267,0 275,0 284,1 292,2 300,3 308,4 316,5 324,7 331,8 339,10 346,12 353,14 360,16 367,19 374,21 380,24 387,27 393,30 399,34 405,37 410,41 416,45 421,49 426,54 431,58 436,63 440,68 444,73 448,79 452,84 456,90 460,96 463,102 466,109 468,115 471,122 473,129 475,137 477,145 353,157 352,154 352,150 351,146 350,143 348,140 347,137 346,134 344,131 342,128 341,125 339,123 337,121 335,118 333,116 331,114 328,112 326,110 323,109 321,107 318,105 316,104 313,103 310,101 308,100 304,99 301,98 298,97 295,97 292,96 288,95 285,95 281,94 278,94 274,93 270,93 266,93 262,93 258,93 254,92 250,92 240,93 231,93 223,94 214,94 207,95 199,97 193,99 187,101 181,103 176,105 171,108 166,111 163,114 160,118 157,122 155,127 153,131 152,136 151,142 151,147 151,151 151,154 152,158 152,161 153,164 154,167 155,170 157,172 159,174 161,177 163,179 165,181 167,183 170,185 173,187 176,189 179,190 182,192 186,194 189,195 193,196 197,198 201,199 206,200 210,202 214,203 219,204 224,205 229,206 233,207 239,208 244,209 249,211 255,212 261,213 266,214 272,216 278,217 284,218 290,220 297,221 304,223 312,225 319,227 327,228 334,231 341,232 348,234 356,237 363,239 370,241 377,243 383,246 390,249 397,251 403,254 409,257 415,261 421,264 426,268 432,272 437,276 443,280 447,285 452,289 456,294 461,299 465,304 468,310 472,316 475,322 478,328 480,335 483,342 485,349 486,357 487,364 489,373 489,381">
          <text:p/>
        </draw:polygon>
        <draw:polygon draw:style-name="gr3" draw:text-style-name="P3" draw:layer="layout" svg:width="0.495cm" svg:height="0.557cm" svg:x="24.857cm" svg:y="0.345cm" svg:viewBox="0 0 496 558" draw:points="256,558 243,558 231,557 219,556 207,554 196,553 185,550 174,548 164,545 153,542 143,538 133,534 124,529 115,524 107,519 99,514 91,508 84,502 76,496 70,488 63,481 57,473 51,466 45,458 40,450 36,441 31,432 26,423 23,414 19,404 15,394 13,384 10,373 7,363 6,352 4,340 2,329 1,317 0,306 0,294 0,281 0,268 0,255 1,243 2,230 4,218 6,206 8,195 11,184 14,173 17,163 21,152 25,142 29,132 33,123 38,114 43,105 49,97 55,89 61,81 67,74 74,67 81,60 88,54 96,48 104,42 112,37 120,32 129,27 138,23 148,19 158,15 168,12 179,9 189,7 200,5 211,3 222,2 234,1 246,0 258,0 268,0 278,1 288,1 297,2 307,4 316,5 325,7 333,9 342,12 350,14 358,17 366,20 373,23 381,27 388,31 395,34 401,39 408,43 414,47 420,52 426,57 431,62 436,67 442,73 446,78 451,84 455,90 460,96 463,102 467,109 470,115 474,122 477,129 480,136 482,143 485,150 487,157 489,164 491,172 492,179 352,186 351,178 349,170 347,163 344,156 341,149 338,143 335,137 331,131 327,126 322,121 317,116 312,112 306,108 300,105 293,102 286,100 279,98 272,97 263,96 255,96 244,96 233,98 224,100 215,103 206,107 198,112 191,118 184,125 178,133 173,142 168,152 164,162 160,173 156,185 153,198 151,212 149,227 148,243 147,259 147,276 148,311 152,343 157,371 165,395 174,415 186,432 201,445 217,454 236,460 257,461 264,461 272,461 279,459 286,457 293,455 300,452 306,449 312,445 318,442 323,437 328,431 333,426 337,419 341,413 345,405 348,397 351,389 353,381 355,371 357,362 496,368 495,376 494,383 492,390 490,397 488,405 486,412 483,419 480,426 477,433 473,440 470,446 466,453 462,459 457,466 453,472 448,478 443,483 437,490 432,495 426,501 420,506 413,511 407,515 400,520 393,524 385,528 378,532 370,536 362,539 353,542 345,545 336,548 327,550 317,552 307,554 298,555 288,556 277,557 267,558">
          <text:p/>
        </draw:polygon>
        <draw:polygon draw:style-name="gr3" draw:text-style-name="P3" draw:layer="layout" svg:width="0.139cm" svg:height="0.737cm" svg:x="25.453cm" svg:y="0.155cm" svg:viewBox="0 0 140 738" draw:points="0,738 0,0 140,0 140,738">
          <text:p/>
        </draw:polygon>
        <draw:path draw:style-name="gr3" draw:text-style-name="P3" draw:layer="layout" svg:width="0.542cm" svg:height="0.557cm" svg:x="25.694cm" svg:y="0.345cm" svg:viewBox="0 0 543 558" svg:d="M166 558h-7l-8-1h-7l-7-1-8-1-6-1-7-1-7-2-6-2-6-2-6-2-6-2-6-3-5-3-5-3-5-3-5-3-5-4-4-4-5-4-4-4-4-5-4-4-3-5-4-5-3-6-3-6-3-5-2-6-3-6-2-6-2-7-1-6-2-7-2-6-1-7-1-7-1-8v-7-8-10l1-8v-9l2-9 2-8 2-8 2-7 3-7 2-7 3-7 4-6 4-6 4-6 4-6 4-5 5-6 5-4 5-5 6-4 5-4 6-5 6-3 6-4 7-3 6-3 7-3 7-2 7-3 8-2 8-2 7-1 8-2 8-2 8-1 8-1 9-1h8l9-1h8l9-1 115-2v-27-6-5-6-5l-1-5v-4l-1-5-1-4-1-5-1-3-1-4-1-4-1-4-2-3-1-3-2-4-1-3-2-3-2-2-2-3-2-2-2-2-2-3-2-1-3-2-2-2-3-2-3-1-3-1-3-1-3-1-3-1-3-1-3-1h-3l-3-1h-4-3-4-4-3-4-3-3-3l-4 1h-2l-3 1h-3l-3 1-3 1h-2l-3 2-2 1-3 1-2 1-2 1-2 2-2 2-3 1-1 2-2 2-2 2-2 2-1 2-2 3-2 2-1 3-1 3-2 3-1 3-1 3-1 3-1 3-1 4-1 4v4l-1 4-1 4v4l-146-7 2-7 1-6 2-7 2-7 2-6 2-7 2-6 3-6 3-6 3-6 3-6 4-5 4-5 4-6 4-5 5-5 4-5 5-5 5-4 6-4 6-5 6-3 6-4 6-4 7-3 7-3 8-3 7-3 8-3 8-2 8-2 9-2 9-2 9-2 10-1 9-1 10-1h11l10-1h11 10l10 1h9l10 1 8 1 9 1 9 2 8 2 8 2 8 3 8 2 8 3 7 3 7 4 7 3 6 4 6 4 6 4 6 5 6 5 5 5 5 5 5 5 4 6 5 6 4 6 4 6 3 7 4 7 3 7 2 7 3 7 2 8 2 8 1 8 2 9 1 8v9l1 9v9 196 4 3 4 3 4l1 3v4 3 3l1 3v3 2l1 3v3l1 3 1 2v2l1 3 1 2 1 2 1 2 1 2 1 1 1 2 2 2 1 1 1 2 2 1 2 1 1 1 2 1 2 1 2 1 2 1h3l2 1h2 3 2 3 3 3 3 4 3l3-1h3 3l3-1 3-1v77h-3l-2 1-2 1h-3l-2 1h-2l-2 1h-2l-3 1h-2l-1 1h-3l-1 1h-2-3l-1 1h-2l-3 1h-1-2-2l-2 1h-2l-3 1h-2-2-2-2l-2 1h-3-2-2-3-2l-3 1h-2-3-3-2-3l-11-1h-9l-10-1-8-2-8-3-8-2-7-4-6-4-6-4-5-5-5-5-4-6-4-7-4-6-3-8-3-9-2-8-2-9-2-9-1-10h-3l-6 10-6 9-6 9-7 8-7 10-7 7-8 7-8 7-8 6-9 6-9 5-9 5-9 4-10 4-10 3-11 2-11 2-11 1-12 2zM328 298l-71 1h-4l-5 1h-4-4l-5 1h-4-4l-4 1-5 1h-3l-4 1h-4l-4 1-4 1-3 1-4 2-3 1-3 1-4 2-3 2-3 1-2 2-3 3-3 2-2 2-3 3-2 2-2 3-2 3-2 4-1 3-2 3-1 4-1 4-1 5-1 4-1 5v5l-1 5v6l1 7v8l1 6 1 7 2 6 2 5 2 5 3 5 3 4 3 4 4 4 3 3 5 2 4 3 5 2 4 2 5 1 6 1h5l6 1h5l6-1 4-1h5l5-1 5-2 5-1 4-2 5-2 5-2 4-2 4-3 4-3 4-2 4-3 3-3 4-3 3-4 3-3 3-4 3-4 3-3 3-4 3-5 2-4 2-4 2-5 2-4 2-5 2-5 2-5 1-5 1-5 2-5v-4l1-5 1-5v-5-6-5z">
          <text:p/>
        </draw:path>
        <draw:polygon draw:style-name="gr3" draw:text-style-name="P3" draw:layer="layout" svg:width="0.488cm" svg:height="0.557cm" svg:x="26.265cm" svg:y="0.345cm" svg:viewBox="0 0 489 558" draw:points="489,390 489,398 488,405 487,413 486,420 485,427 483,434 481,440 478,447 475,453 473,460 469,466 465,472 462,477 457,483 453,488 448,494 443,499 438,504 432,509 426,513 420,517 413,521 406,525 399,529 391,532 384,535 376,538 368,541 359,544 350,546 341,548 332,550 323,552 313,554 302,555 292,556 282,557 270,557 259,558 248,558 238,558 228,558 218,557 208,556 199,556 190,555 181,554 172,553 164,552 155,550 147,549 139,547 131,545 124,543 117,541 110,538 103,535 96,533 89,529 83,526 77,522 71,519 65,515 60,511 55,506 50,501 45,497 40,492 35,486 31,480 27,475 24,469 20,463 16,456 13,450 10,443 7,436 5,428 2,421 0,413 123,395 124,399 125,403 127,407 128,411 130,415 131,418 133,422 135,425 137,428 139,431 141,433 143,436 146,438 148,441 151,443 153,445 156,447 159,449 162,450 165,452 168,454 171,455 174,456 178,457 182,458 185,459 189,460 192,461 196,461 201,462 205,462 209,463 214,463 218,463 223,464 227,464 232,464 237,464 243,464 248,464 252,464 257,464 262,464 266,464 270,464 275,463 280,463 284,463 289,462 293,462 297,461 301,461 305,460 308,459 312,458 316,457 319,456 322,455 325,454 329,452 331,451 334,450 337,448 340,446 342,444 344,442 347,440 349,438 350,436 352,434 354,431 355,428 356,426 358,423 359,420 359,417 360,413 360,410 361,407 361,403 361,399 360,395 360,391 359,388 358,384 356,381 355,378 353,375 351,373 348,370 346,368 343,365 340,363 337,361 334,359 331,357 327,355 323,353 319,352 315,350 311,349 306,347 302,346 297,345 292,343 287,342 282,340 276,339 270,338 264,337 259,336 253,335 247,333 241,332 235,331 229,329 223,328 217,327 210,325 204,324 197,322 191,321 184,319 177,317 171,315 164,313 157,312 151,310 144,308 137,306 131,304 125,301 118,299 112,296 106,293 101,291 95,287 89,284 84,281 79,278 74,274 69,270 64,266 60,262 56,257 52,252 48,248 44,243 40,238 37,232 34,227 32,221 29,214 27,208 25,201 24,194 23,186 22,179 22,171 21,163 22,155 22,147 23,140 24,133 25,126 27,119 29,113 31,107 33,100 36,94 39,88 43,83 46,77 50,72 55,67 59,62 64,57 69,52 74,47 80,43 86,39 92,35 98,31 105,28 112,25 119,21 127,19 135,16 143,13 151,11 160,9 168,7 178,5 187,4 197,2 207,1 217,1 227,0 238,0 249,0 257,0 266,0 274,0 284,1 292,2 300,3 308,4 316,5 323,7 331,8 338,10 346,12 353,14 360,16 367,19 373,21 380,24 386,27 392,30 398,34 404,37 410,41 415,45 421,49 426,54 431,58 435,63 440,68 444,73 448,79 452,84 456,90 459,96 462,102 465,109 468,115 470,122 473,129 475,137 476,145 353,157 352,154 351,150 350,146 349,143 348,140 347,137 345,134 344,131 342,128 341,125 338,123 337,121 335,118 332,116 330,114 328,112 326,110 323,109 321,107 318,105 316,104 313,103 310,101 307,100 304,99 301,98 298,97 295,97 291,96 288,95 284,95 281,94 276,94 273,93 269,93 265,93 261,93 257,93 253,92 249,92 239,93 230,93 221,94 213,94 205,95 198,97 191,99 185,101 179,103 174,105 170,108 165,111 161,114 158,118 156,122 153,127 152,131 151,136 150,142 149,147 149,151 150,154 150,158 151,161 152,164 153,167 154,170 156,172 158,174 159,177 161,179 164,181 166,183 169,185 172,187 175,189 178,190 181,192 184,194 188,195 192,196 196,198 200,199 204,200 209,202 213,203 218,204 222,205 227,206 232,207 238,208 243,209 248,211 254,212 259,213 265,214 270,216 276,217 283,218 289,220 297,221 304,223 312,225 319,227 326,228 334,231 341,232 348,234 355,237 362,239 370,241 377,243 383,246 390,249 396,251 403,254 409,257 415,261 421,264 426,268 432,272 437,276 442,280 447,285 452,289 456,294 460,299 464,304 468,310 471,316 475,322 478,328 480,335 482,342 485,349 486,357 487,364 488,373 489,381">
          <text:p/>
        </draw:polygon>
        <draw:polygon draw:style-name="gr3" draw:text-style-name="P3" draw:layer="layout" svg:width="0.488cm" svg:height="0.557cm" svg:x="26.83cm" svg:y="0.345cm" svg:viewBox="0 0 489 558" draw:points="489,390 489,398 488,405 487,413 486,420 485,427 483,434 481,440 478,447 476,453 472,460 469,466 466,472 462,477 458,483 453,488 448,494 443,499 437,504 432,509 426,513 419,517 413,521 406,525 399,529 392,532 384,535 376,538 368,541 359,544 350,546 341,548 332,550 322,552 313,554 303,555 292,556 282,557 271,557 260,558 249,558 238,558 229,558 219,557 210,556 200,556 190,555 181,554 172,553 164,552 156,550 147,549 139,547 132,545 124,543 117,541 110,538 103,535 96,533 89,529 83,526 77,522 71,519 65,515 60,511 55,506 50,501 45,497 40,492 36,486 31,480 27,475 24,469 20,463 16,456 13,450 10,443 7,436 5,428 2,421 0,413 123,395 124,399 125,403 127,407 128,411 130,415 132,418 133,422 135,425 137,428 139,431 141,433 144,436 146,438 148,441 151,443 153,445 156,447 159,449 162,450 165,452 168,454 171,455 175,456 178,457 181,458 185,459 189,460 193,461 197,461 202,462 206,462 210,463 214,463 219,463 224,464 229,464 233,464 238,464 243,464 249,464 254,464 258,464 263,464 267,464 272,464 276,463 280,463 285,463 289,462 293,462 297,461 301,461 305,460 309,459 312,458 316,457 319,456 322,455 326,454 329,452 332,451 334,450 337,448 340,446 342,444 345,442 347,440 349,438 351,436 352,434 354,431 356,428 357,426 358,423 359,420 359,417 360,413 360,410 361,407 361,403 361,399 360,395 360,391 359,388 358,384 356,381 355,378 353,375 351,373 349,370 346,368 343,365 340,363 337,361 334,359 331,357 327,355 323,353 319,352 315,350 311,349 307,347 302,346 297,345 292,343 287,342 282,340 277,339 271,338 266,337 260,336 254,335 248,333 242,332 236,331 230,329 224,328 218,327 212,325 205,324 197,322 191,321 184,319 177,317 170,315 164,313 157,312 151,310 144,308 138,306 131,304 125,301 119,299 113,296 107,293 101,291 95,287 90,284 84,281 79,278 74,274 69,270 65,266 60,262 56,257 52,252 48,248 44,243 41,238 37,232 34,227 32,221 29,214 27,208 25,201 24,194 23,186 22,179 22,171 22,163 22,155 22,147 23,140 24,133 25,126 27,119 29,113 31,107 34,100 36,94 40,88 43,83 47,77 50,72 55,67 59,62 64,57 69,52 74,47 80,43 86,39 92,35 98,31 105,28 112,25 119,21 127,19 135,16 143,13 151,11 159,9 169,7 178,5 187,4 197,2 208,1 218,1 228,0 239,0 250,0 259,0 267,0 275,0 284,1 292,2 300,3 308,4 316,5 323,7 331,8 339,10 346,12 353,14 360,16 367,19 374,21 380,24 386,27 393,30 399,34 404,37 410,41 416,45 421,49 426,54 431,58 435,63 440,68 444,73 448,79 452,84 456,90 459,96 462,102 465,109 468,115 471,122 473,129 475,137 477,145 353,157 352,154 351,150 350,146 349,143 348,140 347,137 345,134 344,131 342,128 340,125 339,123 337,121 335,118 333,116 331,114 328,112 326,110 323,109 321,107 318,105 316,104 313,103 310,101 307,100 304,99 301,98 298,97 295,97 291,96 288,95 284,95 281,94 277,94 273,93 270,93 266,93 262,93 258,93 254,92 250,92 240,93 231,93 222,94 214,94 206,95 198,97 191,99 185,101 180,103 174,105 170,108 165,111 162,114 158,118 156,122 153,127 152,131 150,136 150,142 150,147 150,151 150,154 150,158 151,161 152,164 153,167 154,170 156,172 157,174 159,177 162,179 164,181 167,183 169,185 172,187 175,189 178,190 181,192 185,194 188,195 192,196 196,198 201,199 205,200 210,202 214,203 219,204 224,205 228,206 233,207 238,208 244,209 249,211 255,212 260,213 266,214 272,216 278,217 283,218 289,220 297,221 304,223 311,225 319,227 326,228 333,231 341,232 348,234 355,237 362,239 369,241 376,243 383,246 390,249 396,251 403,254 409,257 415,261 421,264 426,268 432,272 437,276 442,280 447,285 452,289 456,294 460,299 464,304 468,310 472,316 475,322 478,328 480,335 483,342 484,349 486,357 487,364 488,373 489,381">
          <text:p/>
        </draw:polygon>
        <draw:path draw:style-name="gr3" draw:text-style-name="P3" draw:layer="layout" svg:width="0.491cm" svg:height="0.557cm" svg:x="27.399cm" svg:y="0.345cm" svg:viewBox="0 0 492 558" svg:d="M251 558h-11l-12-1-11-1-11-1-10-1-10-2-11-3-10-2-9-3-10-3-9-4-9-4-8-4-8-5-8-5-8-5-7-6-8-6-7-7-6-7-7-7-6-8-6-8-5-8-5-9-5-9-5-9-4-10-4-10-3-10-4-11-3-11-2-12-3-11-1-13-2-12-1-13-1-13-1-14v-14-15l1-15 1-14 2-14 1-13 2-13 3-12 3-12 4-11 4-10 4-11 4-10 5-9 6-10 5-8 5-8 6-8 7-8 6-7 7-6 7-7 8-6 7-5 8-6 8-5 8-4 9-4 8-4 9-3 9-4 9-2 9-3 10-2 9-2 10-1 9-2 10-1h10l10-1h10 13l12 1 13 1 11 2 11 2 10 2 11 3 10 3 9 4 9 4 9 5 9 5 8 5 8 6 7 6 8 6 7 7 6 7 6 7 6 8 6 8 5 8 5 9 5 9 4 10 4 9 4 10 3 11 4 10 2 11 3 11 2 12 2 11 2 12 2 12 1 13 1 12v13l1 13v13 4h-346v7l1 6v7l1 6v7l1 6v6l1 6 1 6 1 6 2 6 1 5 2 6 1 5 2 5 2 5 2 5 3 4 2 5 3 4 3 4 2 4 4 4 3 4 3 3 4 3 3 3 4 3 4 3 4 2 5 3 5 2 4 2 5 1 5 2 5 1h6l5 1h6 6 7 7l7-1 6-1 7-1 6-2 6-2 5-2 5-3 5-3 5-3 4-4 4-4 4-4 3-5 3-5 3-5 3-6 2-6 2-6 132 11-2 4-2 5-2 5-2 5-3 4-2 5-3 5-3 5-3 5-3 6-4 4-3 6-4 5-4 5-4 4-4 6-5 5-5 4-5 5-5 4-6 4-5 4-6 4-7 4-6 4-7 3-7 4-8 3-7 3-8 3-8 3-9 2-9 2-9 2-9 1-10 1-11 1-11 1-10 1zM251 88h-4-4-4l-4 1-5 1-3 1-4 1-4 1-4 1-4 1-4 2-3 2-4 1-3 2-3 3-3 2-4 3-2 2-3 3-3 3-3 3-2 4-3 3-2 4-2 4-3 4-2 4-1 5-2 4-2 5-2 6-1 5-2 5-1 6-1 6v6l-1 6-1 6v7 7h209l-1-13-2-12-2-11-2-11-3-10-3-9-4-9-5-8-4-7-5-7-6-6-6-6-6-5-7-4-8-4-8-3-8-2-8-2-9-1z">
          <text:p/>
        </draw:path>
        <draw:polygon draw:style-name="gr3" draw:text-style-name="P3" draw:layer="layout" svg:width="0.488cm" svg:height="0.557cm" svg:x="27.96cm" svg:y="0.345cm" svg:viewBox="0 0 489 558" draw:points="489,390 489,398 488,405 487,413 486,420 485,427 483,434 481,440 478,447 476,453 473,460 469,466 466,472 462,477 457,483 453,488 448,494 443,499 438,504 432,509 426,513 420,517 413,521 406,525 399,529 392,532 384,535 376,538 368,541 359,544 351,546 341,548 332,550 323,552 313,554 303,555 292,556 282,557 271,557 260,558 249,558 239,558 229,558 219,557 209,556 200,556 191,555 182,554 173,553 165,552 157,550 148,549 140,547 133,545 125,543 118,541 111,538 104,535 97,533 91,529 84,526 78,522 72,519 67,515 61,511 56,506 51,501 46,497 40,492 36,486 31,480 27,475 24,469 20,463 17,456 13,450 10,443 7,436 5,428 2,421 0,413 124,395 125,399 126,403 128,407 129,411 131,415 133,418 134,422 136,425 138,428 140,431 142,433 145,436 147,438 149,441 152,443 154,445 157,447 160,449 163,450 166,452 169,454 172,455 176,456 179,457 183,458 186,459 190,460 194,461 198,461 202,462 206,462 210,463 215,463 219,463 224,464 229,464 233,464 238,464 244,464 249,464 254,464 258,464 263,464 267,464 272,464 276,463 280,463 285,463 289,462 293,462 297,461 301,461 305,460 309,459 312,458 316,457 319,456 322,455 326,454 329,452 332,451 335,450 337,448 340,446 342,444 345,442 347,440 349,438 351,436 352,434 354,431 356,428 357,426 358,423 359,420 360,417 360,413 360,410 361,407 361,403 361,399 360,395 360,391 359,388 358,384 357,381 355,378 353,375 351,373 348,370 346,368 344,365 341,363 338,361 334,359 331,357 327,355 323,353 320,352 315,350 311,349 306,347 302,346 297,345 292,343 287,342 282,340 277,339 271,338 266,337 260,336 254,335 248,333 242,332 236,331 230,329 224,328 218,327 212,325 205,324 199,322 192,321 185,319 178,317 172,315 165,313 158,312 152,310 145,308 139,306 132,304 126,301 119,299 113,296 108,293 102,291 96,287 91,284 85,281 80,278 75,274 70,270 66,266 61,262 57,257 53,252 49,248 45,243 41,238 37,232 35,227 32,221 29,214 27,208 26,201 24,194 23,186 22,179 22,171 21,163 22,155 22,147 23,140 24,133 25,126 27,119 29,113 31,107 33,100 36,94 39,88 44,83 48,77 52,72 56,67 60,62 65,57 70,52 75,47 81,43 87,39 93,35 100,31 106,28 113,25 121,21 128,19 136,16 144,13 152,11 161,9 170,7 179,5 188,4 198,2 208,1 218,1 228,0 239,0 250,0 258,0 267,0 275,0 284,1 292,2 300,3 308,4 316,5 323,7 331,8 339,10 346,12 353,14 360,16 367,19 373,21 380,24 387,27 393,30 399,34 405,37 410,41 415,45 421,49 426,54 431,58 436,63 440,68 444,73 448,79 452,84 456,90 459,96 462,102 466,109 468,115 471,122 473,129 475,137 477,145 353,157 352,154 351,150 351,146 350,143 348,140 347,137 345,134 344,131 342,128 341,125 339,123 337,121 335,118 333,116 330,114 328,112 326,110 323,109 321,107 318,105 316,104 313,103 310,101 307,100 304,99 301,98 298,97 295,97 291,96 288,95 285,95 281,94 277,94 274,93 270,93 266,93 262,93 258,93 254,92 250,92 240,93 231,93 222,94 214,94 206,95 199,97 193,99 186,101 181,103 175,105 171,108 166,111 163,114 159,118 157,122 154,127 153,131 152,136 151,142 151,147 151,151 151,154 152,158 152,161 153,164 154,167 155,170 157,172 159,174 160,177 163,179 165,181 167,183 170,185 173,187 176,189 179,190 182,192 186,194 189,195 193,196 197,198 201,199 205,200 210,202 214,203 219,204 224,205 229,206 233,207 239,208 244,209 249,211 255,212 260,213 266,214 272,216 278,217 284,218 290,220 297,221 304,223 312,225 319,227 326,228 334,231 341,232 348,234 355,237 363,239 370,241 377,243 383,246 390,249 396,251 403,254 409,257 415,261 421,264 426,268 432,272 437,276 442,280 447,285 452,289 456,294 460,299 465,304 468,310 472,316 475,322 478,328 480,335 483,342 485,349 486,357 487,364 488,373 489,381">
          <text:p/>
        </draw:polygon>
        <draw:line draw:style-name="gr6" draw:text-style-name="P6" draw:layer="layout" svg:x1="23.5cm" svg:y1="2.633cm" svg:x2="26.5cm" svg:y2="2.633cm">
          <text:p/>
        </draw:line>
        <draw:polygon draw:style-name="gr11" draw:text-style-name="P11" draw:layer="layout" svg:width="0.492cm" svg:height="0.749cm" svg:x="24.757cm" svg:y="2.26cm" svg:viewBox="0 0 493 750" draw:points="0,750 493,750 493,0 0,0">
          <text:p text:style-name="P10"><text:span text:style-name="T1">*</text:span></text:p>
        </draw:polygon>
        <draw:line draw:style-name="gr6" draw:text-style-name="P6" draw:layer="layout" svg:x1="23.518cm" svg:y1="2.616cm" svg:x2="23.518cm" svg:y2="3.162cm">
          <text:p/>
        </draw:line>
        <draw:line draw:style-name="gr6" draw:text-style-name="P6" draw:layer="layout" svg:x1="26.482cm" svg:y1="2.616cm" svg:x2="26.482cm" svg:y2="3.162cm">
          <text:p/>
        </draw:line>
        <draw:line draw:style-name="gr6" draw:text-style-name="P6" draw:layer="layout" svg:x1="23.5cm" svg:y1="1.743cm" svg:x2="29.344cm" svg:y2="1.743cm">
          <text:p/>
        </draw:line>
        <draw:polygon draw:style-name="gr11" draw:text-style-name="P11" draw:layer="layout" svg:width="0.492cm" svg:height="0.749cm" svg:x="26.357cm" svg:y="1.37cm" svg:viewBox="0 0 493 750" draw:points="0,750 493,750 493,0 0,0">
          <text:p text:style-name="P10"><text:span text:style-name="T1">*</text:span></text:p>
        </draw:polygon>
        <draw:line draw:style-name="gr6" draw:text-style-name="P6" draw:layer="layout" svg:x1="23.518cm" svg:y1="1.726cm" svg:x2="23.518cm" svg:y2="2.272cm">
          <text:p/>
        </draw:line>
        <draw:line draw:style-name="gr6" draw:text-style-name="P6" draw:layer="layout" svg:x1="29.326cm" svg:y1="1.726cm" svg:x2="29.326cm" svg:y2="2.272cm">
          <text:p/>
        </draw:lin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Helvetica Neue" svg:font-family="'Helvetica Neu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38.1cm" fo:page-height="22.8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date>2024-11-28T13:50:38.763013989</dc:date>
    <meta:editing-duration>PT55S</meta:editing-duration>
    <meta:editing-cycles>1</meta:editing-cycles>
    <meta:document-statistic meta:object-count="244"/>
    <meta:generator>LibreOffice/7.3.7.2$Linux_X86_64 LibreOffice_project/30$Build-2</meta:generator>
  </office:meta>
</office:document-meta>
</file>